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100">
      <style:text-properties fo:color="#d0d0d0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4" style:family="table-cell" style:parent-style-name="Default" style:data-style-name="N36"/>
    <style:style style:name="ce5" style:family="table-cell" style:parent-style-name="Default" style:data-style-name="N121"/>
  </office:automatic-styles>
  <office:body>
    <office:spreadsheet>
      <table:table table:name="10.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troid Bull Oil GP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ORSA NOSTRA </text:p>
          </table:table-cell>
          <table:table-cell/>
          <table:table-cell office:value-type="string" calcext:value-type="string">
            <text:p><text:s/>1986/Alfa Romeo/GTV6 </text:p>
          </table:table-cell>
          <table:table-cell office:value-type="float" office:value="406" calcext:value-type="float">
            <text:p>406</text:p>
          </table:table-cell>
          <table:table-cell office:value-type="time" office:time-value="PT00H01M45.179S" calcext:value-type="time">
            <text:p>01:45.17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am Reynolds Style </text:p>
          </table:table-cell>
          <table:table-cell/>
          <table:table-cell office:value-type="string" calcext:value-type="string">
            <text:p><text:s/>1994/Toyota/Celica ST </text:p>
          </table:table-cell>
          <table:table-cell office:value-type="float" office:value="406" calcext:value-type="float">
            <text:p>406</text:p>
          </table:table-cell>
          <table:table-cell office:value-type="time" office:time-value="PT00H01M46.589S" calcext:value-type="time">
            <text:p>01:46.589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am Topless </text:p>
          </table:table-cell>
          <table:table-cell/>
          <table:table-cell office:value-type="string" calcext:value-type="string">
            <text:p><text:s/>1986/Toyota/Poopra </text:p>
          </table:table-cell>
          <table:table-cell office:value-type="float" office:value="396" calcext:value-type="float">
            <text:p>396</text:p>
          </table:table-cell>
          <table:table-cell office:value-type="time" office:time-value="PT00H01M45.296S" calcext:value-type="time">
            <text:p>01:45.29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m Fiery Death! </text:p>
          </table:table-cell>
          <table:table-cell/>
          <table:table-cell office:value-type="string" calcext:value-type="string">
            <text:p><text:s/>1994/toyota/celica <text:s/></text:p>
          </table:table-cell>
          <table:table-cell office:value-type="float" office:value="390" calcext:value-type="float">
            <text:p>390</text:p>
          </table:table-cell>
          <table:table-cell office:value-type="time" office:time-value="PT00H01M47.561S" calcext:value-type="time">
            <text:p>01:47.561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AMIKAZE PILOTS OF FURY </text:p>
          </table:table-cell>
          <table:table-cell/>
          <table:table-cell office:value-type="string" calcext:value-type="string">
            <text:p><text:s/>1989/honda/civic </text:p>
          </table:table-cell>
          <table:table-cell office:value-type="float" office:value="383" calcext:value-type="float">
            <text:p>383</text:p>
          </table:table-cell>
          <table:table-cell office:value-type="time" office:time-value="PT00H01M50.8S" calcext:value-type="time">
            <text:p>01:50.800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Joe Dirt Mullet Rockers Sponsored by Aquanet and Cosponsored by DAMM (Drunks Against Madd Mothers) </text:p>
          </table:table-cell>
          <table:table-cell/>
          <table:table-cell office:value-type="string" calcext:value-type="string">
            <text:p><text:s/>1996/chevy/caprice </text:p>
          </table:table-cell>
          <table:table-cell office:value-type="float" office:value="382" calcext:value-type="float">
            <text:p>382</text:p>
          </table:table-cell>
          <table:table-cell office:value-type="time" office:time-value="PT00H01M50.224S" calcext:value-type="time">
            <text:p>01:50.224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uderia Arugginito (Rusty Race Team) </text:p>
          </table:table-cell>
          <table:table-cell/>
          <table:table-cell office:value-type="string" calcext:value-type="string">
            <text:p><text:s/>1969/Alfa Romeo/Berlina </text:p>
          </table:table-cell>
          <table:table-cell office:value-type="float" office:value="377" calcext:value-type="float">
            <text:p>377</text:p>
          </table:table-cell>
          <table:table-cell office:value-type="time" office:time-value="PT00H01M47.862S" calcext:value-type="time">
            <text:p>01:47.862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Detroit Escort Service</text:p>
          </table:table-cell>
          <table:table-cell/>
          <table:table-cell office:value-type="string" calcext:value-type="string">
            <text:p><text:s/>1996/Dodge/Neon </text:p>
          </table:table-cell>
          <table:table-cell office:value-type="float" office:value="366" calcext:value-type="float">
            <text:p>366</text:p>
          </table:table-cell>
          <table:table-cell office:value-type="time" office:time-value="PT00H01M50.534S" calcext:value-type="time">
            <text:p>01:50.534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Theta Tau Racing</text:p>
          </table:table-cell>
          <table:table-cell/>
          <table:table-cell office:value-type="string" calcext:value-type="string">
            <text:p><text:s/>1995/Ford/Probe GT </text:p>
          </table:table-cell>
          <table:table-cell office:value-type="float" office:value="364" calcext:value-type="float">
            <text:p>364</text:p>
          </table:table-cell>
          <table:table-cell office:value-type="time" office:time-value="PT00H01M47.291S" calcext:value-type="time">
            <text:p>01:47.2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Lucky Monkey Racing</text:p>
          </table:table-cell>
          <table:table-cell/>
          <table:table-cell office:value-type="string" calcext:value-type="string">
            <text:p><text:s/>1993/Acura/Integra </text:p>
          </table:table-cell>
          <table:table-cell office:value-type="float" office:value="362" calcext:value-type="float">
            <text:p>362</text:p>
          </table:table-cell>
          <table:table-cell office:value-type="time" office:time-value="PT00H01M52.684S" calcext:value-type="time">
            <text:p>01:52.68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No Wha///Mies</text:p>
          </table:table-cell>
          <table:table-cell/>
          <table:table-cell office:value-type="string" calcext:value-type="string">
            <text:p><text:s/>1990/HONDA/CRX </text:p>
          </table:table-cell>
          <table:table-cell office:value-type="float" office:value="358" calcext:value-type="float">
            <text:p>358</text:p>
          </table:table-cell>
          <table:table-cell office:value-type="time" office:time-value="PT00H01M48.571S" calcext:value-type="time">
            <text:p>01:48.57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oodbye Kitty Racing</text:p>
          </table:table-cell>
          <table:table-cell/>
          <table:table-cell office:value-type="string" calcext:value-type="string">
            <text:p><text:s/>1988/Honda/Prelude Si </text:p>
          </table:table-cell>
          <table:table-cell office:value-type="float" office:value="354" calcext:value-type="float">
            <text:p>354</text:p>
          </table:table-cell>
          <table:table-cell office:value-type="time" office:time-value="PT00H01M52.489S" calcext:value-type="time">
            <text:p>01:52.489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Chicken and Waffles</text:p>
          </table:table-cell>
          <table:table-cell/>
          <table:table-cell office:value-type="string" calcext:value-type="string">
            <text:p><text:s/>1987/Volkswagen/Quantum Syncro Wagon 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1M53.777S" calcext:value-type="time">
            <text:p>01:53.777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Booby Prize Racing</text:p>
          </table:table-cell>
          <table:table-cell/>
          <table:table-cell office:value-type="string" calcext:value-type="string">
            <text:p><text:s/>1996/nissan/200sx 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1M46.46S" calcext:value-type="time">
            <text:p>01:46.4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ack Pillagerz!</text:p>
          </table:table-cell>
          <table:table-cell/>
          <table:table-cell office:value-type="string" calcext:value-type="string">
            <text:p><text:s/>1999/Buick/LeSabre Dragonboat 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1M52.186S" calcext:value-type="time">
            <text:p>01:52.186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RaceToFailure</text:p>
          </table:table-cell>
          <table:table-cell/>
          <table:table-cell office:value-type="string" calcext:value-type="string">
            <text:p><text:s/>1991/Saab/Piece of crap </text:p>
          </table:table-cell>
          <table:table-cell office:value-type="float" office:value="347" calcext:value-type="float">
            <text:p>347</text:p>
          </table:table-cell>
          <table:table-cell office:value-type="time" office:time-value="PT00H01M45.857S" calcext:value-type="time">
            <text:p>01:45.857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icky Bobby/ Laughing Clown Malt Liquor</text:p>
          </table:table-cell>
          <table:table-cell/>
          <table:table-cell office:value-type="string" calcext:value-type="string">
            <text:p><text:s/>1988/ford/thunderbird turbo coupe' 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1M48.102S" calcext:value-type="time">
            <text:p>01:48.102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B-5rx7</text:p>
          </table:table-cell>
          <table:table-cell/>
          <table:table-cell office:value-type="string" calcext:value-type="string">
            <text:p><text:s/>1990/mazda/chevy/rx7/47 coupe </text:p>
          </table:table-cell>
          <table:table-cell office:value-type="float" office:value="342" calcext:value-type="float">
            <text:p>342</text:p>
          </table:table-cell>
          <table:table-cell office:value-type="time" office:time-value="PT00H01M50.868S" calcext:value-type="time">
            <text:p>01:50.868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ARP ***TOPLESS ASSET RACING PROGRAM***</text:p>
          </table:table-cell>
          <table:table-cell/>
          <table:table-cell office:value-type="string" calcext:value-type="string">
            <text:p><text:s/>1987/Toyota/MR2 </text:p>
          </table:table-cell>
          <table:table-cell office:value-type="float" office:value="333" calcext:value-type="float">
            <text:p>333</text:p>
          </table:table-cell>
          <table:table-cell office:value-type="time" office:time-value="PT00H01M50.754S" calcext:value-type="time">
            <text:p>01:50.754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Team: Sleigher</text:p>
          </table:table-cell>
          <table:table-cell/>
          <table:table-cell office:value-type="string" calcext:value-type="string">
            <text:p><text:s/>1993/Mazda/MX-6 </text:p>
          </table:table-cell>
          <table:table-cell office:value-type="float" office:value="323" calcext:value-type="float">
            <text:p>323</text:p>
          </table:table-cell>
          <table:table-cell office:value-type="time" office:time-value="PT00H01M50.881S" calcext:value-type="time">
            <text:p>01:50.8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Monte Crapo</text:p>
          </table:table-cell>
          <table:table-cell/>
          <table:table-cell office:value-type="string" calcext:value-type="string">
            <text:p><text:s/>1998/Chevy/Monte Carlo 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1M51.291S" calcext:value-type="time">
            <text:p>01:51.291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he 98ers</text:p>
          </table:table-cell>
          <table:table-cell/>
          <table:table-cell office:value-type="string" calcext:value-type="string">
            <text:p><text:s/>1992/Oldsmobile/98 </text:p>
          </table:table-cell>
          <table:table-cell office:value-type="float" office:value="317" calcext:value-type="float">
            <text:p>317</text:p>
          </table:table-cell>
          <table:table-cell office:value-type="time" office:time-value="PT00H02M00.112S" calcext:value-type="time">
            <text:p>02:00.112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Iron Oxide Racing (IOR)</text:p>
          </table:table-cell>
          <table:table-cell/>
          <table:table-cell office:value-type="string" calcext:value-type="string">
            <text:p><text:s/>1987/Alfa Romeo/Milano Silver </text:p>
          </table:table-cell>
          <table:table-cell office:value-type="float" office:value="315" calcext:value-type="float">
            <text:p>315</text:p>
          </table:table-cell>
          <table:table-cell office:value-type="time" office:time-value="PT00H01M49.489S" calcext:value-type="time">
            <text:p>01:49.489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Successful Failure</text:p>
          </table:table-cell>
          <table:table-cell/>
          <table:table-cell office:value-type="string" calcext:value-type="string">
            <text:p><text:s/>1998/Chevy/S10 Lumber Hauler </text:p>
          </table:table-cell>
          <table:table-cell office:value-type="float" office:value="315" calcext:value-type="float">
            <text:p>315</text:p>
          </table:table-cell>
          <table:table-cell office:value-type="time" office:time-value="PT00H01M53.108S" calcext:value-type="time">
            <text:p>01:53.108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wiss Racing</text:p>
          </table:table-cell>
          <table:table-cell/>
          <table:table-cell office:value-type="string" calcext:value-type="string">
            <text:p><text:s/>1986/BMW/325E 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1M49.821S" calcext:value-type="time">
            <text:p>01:49.82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Top Fool Elemonator</text:p>
          </table:table-cell>
          <table:table-cell/>
          <table:table-cell office:value-type="string" calcext:value-type="string">
            <text:p><text:s/>1995/Subaru/Impreza 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1M51.588S" calcext:value-type="time">
            <text:p>01:51.58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Lousy Liars</text:p>
          </table:table-cell>
          <table:table-cell/>
          <table:table-cell office:value-type="string" calcext:value-type="string">
            <text:p><text:s/>1988/Acura/Integra LS 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1M48.182S" calcext:value-type="time">
            <text:p>01:48.18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e Dukes of Hazardous Waste</text:p>
          </table:table-cell>
          <table:table-cell/>
          <table:table-cell office:value-type="string" calcext:value-type="string">
            <text:p><text:s/>1993/Ford/Escort GT 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1M49.365S" calcext:value-type="time">
            <text:p>01:49.365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Hard Drive Racing</text:p>
          </table:table-cell>
          <table:table-cell/>
          <table:table-cell office:value-type="string" calcext:value-type="string">
            <text:p><text:s/>1985/Chevrolet/Camaro </text:p>
          </table:table-cell>
          <table:table-cell office:value-type="float" office:value="284" calcext:value-type="float">
            <text:p>284</text:p>
          </table:table-cell>
          <table:table-cell office:value-type="time" office:time-value="PT00H01M55.504S" calcext:value-type="time">
            <text:p>01:55.504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he Nerd Herd</text:p>
          </table:table-cell>
          <table:table-cell/>
          <table:table-cell office:value-type="string" calcext:value-type="string">
            <text:p><text:s/>1994/Infiniti/J30 </text:p>
          </table:table-cell>
          <table:table-cell office:value-type="float" office:value="283" calcext:value-type="float">
            <text:p>283</text:p>
          </table:table-cell>
          <table:table-cell office:value-type="time" office:time-value="PT00H01M51.236S" calcext:value-type="time">
            <text:p>01:51.236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Dos Limons (car 1 of 2)</text:p>
          </table:table-cell>
          <table:table-cell/>
          <table:table-cell office:value-type="string" calcext:value-type="string">
            <text:p><text:s/>1979/FoMoCo/Fiesta </text:p>
          </table:table-cell>
          <table:table-cell office:value-type="float" office:value="278" calcext:value-type="float">
            <text:p>278</text:p>
          </table:table-cell>
          <table:table-cell office:value-type="time" office:time-value="PT00H01M55.622S" calcext:value-type="time">
            <text:p>01:55.622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ohow Racing</text:p>
          </table:table-cell>
          <table:table-cell/>
          <table:table-cell office:value-type="string" calcext:value-type="string">
            <text:p><text:s/>1999/Audi/A4 </text:p>
          </table:table-cell>
          <table:table-cell office:value-type="float" office:value="271" calcext:value-type="float">
            <text:p>271</text:p>
          </table:table-cell>
          <table:table-cell office:value-type="time" office:time-value="PT00H01M48.247S" calcext:value-type="time">
            <text:p>01:48.24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Wisconsin Crap Racers</text:p>
          </table:table-cell>
          <table:table-cell/>
          <table:table-cell office:value-type="string" calcext:value-type="string">
            <text:p><text:s/>1998/nissan/200sx 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1M55.764S" calcext:value-type="time">
            <text:p>01:55.764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King Euro Trash</text:p>
          </table:table-cell>
          <table:table-cell/>
          <table:table-cell office:value-type="string" calcext:value-type="string">
            <text:p><text:s/>1995/Dodge/Neon </text:p>
          </table:table-cell>
          <table:table-cell office:value-type="float" office:value="258" calcext:value-type="float">
            <text:p>258</text:p>
          </table:table-cell>
          <table:table-cell office:value-type="time" office:time-value="PT00H01M53.258S" calcext:value-type="time">
            <text:p>01:53.258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Ghetto Motorsports (Eastern Chapter)</text:p>
          </table:table-cell>
          <table:table-cell/>
          <table:table-cell office:value-type="string" calcext:value-type="string">
            <text:p><text:s/>1978/Chevrolet/Malibu </text:p>
          </table:table-cell>
          <table:table-cell office:value-type="float" office:value="256" calcext:value-type="float">
            <text:p>256</text:p>
          </table:table-cell>
          <table:table-cell office:value-type="time" office:time-value="PT00H01M50.474S" calcext:value-type="time">
            <text:p>01:50.474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ink Ribbon Riders</text:p>
          </table:table-cell>
          <table:table-cell/>
          <table:table-cell office:value-type="string" calcext:value-type="string">
            <text:p><text:s/>1994/Chevy/Lumina </text:p>
          </table:table-cell>
          <table:table-cell office:value-type="float" office:value="255" calcext:value-type="float">
            <text:p>255</text:p>
          </table:table-cell>
          <table:table-cell office:value-type="time" office:time-value="PT00H02M01.04S" calcext:value-type="time">
            <text:p>02:01.040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orrows Auto &amp; The Wacky Racers</text:p>
          </table:table-cell>
          <table:table-cell/>
          <table:table-cell office:value-type="string" calcext:value-type="string">
            <text:p><text:s/>Rufus Ruffcut and Sawtooth in the Buzzwagon Quest For the Holy Nickelbag </text:p>
          </table:table-cell>
          <table:table-cell office:value-type="float" office:value="255" calcext:value-type="float">
            <text:p>255</text:p>
          </table:table-cell>
          <table:table-cell office:value-type="time" office:time-value="PT00H01M52.591S" calcext:value-type="time">
            <text:p>01:52.591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Team Lebowski</text:p>
          </table:table-cell>
          <table:table-cell/>
          <table:table-cell office:value-type="string" calcext:value-type="string">
            <text:p><text:s/>1996/Dodge/Neon 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1M50.485S" calcext:value-type="time">
            <text:p>01:50.485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lame Canada</text:p>
          </table:table-cell>
          <table:table-cell/>
          <table:table-cell office:value-type="string" calcext:value-type="string">
            <text:p>1995/Dodge/Stratus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01M49.612S" calcext:value-type="time">
            <text:p>01:49.612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Snort Racing</text:p>
          </table:table-cell>
          <table:table-cell/>
          <table:table-cell office:value-type="string" calcext:value-type="string">
            <text:p>1987/BMW/325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1M43.562S" calcext:value-type="time">
            <text:p>01:43.562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cirocket II</text:p>
          </table:table-cell>
          <table:table-cell/>
          <table:table-cell office:value-type="string" calcext:value-type="string">
            <text:p>1984/Volkswagen/Scirocket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1M49.497S" calcext:value-type="time">
            <text:p>01:49.49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RT - Chicago Amish Rumspringa Team</text:p>
          </table:table-cell>
          <table:table-cell/>
          <table:table-cell office:value-type="string" calcext:value-type="string">
            <text:p>1986/BMW/325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1M49.295S" calcext:value-type="time">
            <text:p>01:49.295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eam irresponsible </text:p>
          </table:table-cell>
          <table:table-cell/>
          <table:table-cell office:value-type="string" calcext:value-type="string">
            <text:p><text:s/>1992/pontiac/grand prix super duper edition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1M57.21S" calcext:value-type="time">
            <text:p>01:57.21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&amp;h racing </text:p>
          </table:table-cell>
          <table:table-cell/>
          <table:table-cell office:value-type="string" calcext:value-type="string">
            <text:p><text:s/>1985/volvo/wagon</text:p>
          </table:table-cell>
          <table:table-cell office:value-type="float" office:value="218" calcext:value-type="float">
            <text:p>218</text:p>
          </table:table-cell>
          <table:table-cell office:value-type="time" office:time-value="PT00H02M03.047S" calcext:value-type="time">
            <text:p>02:03.047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ntmakit! Racing </text:p>
          </table:table-cell>
          <table:table-cell/>
          <table:table-cell office:value-type="string" calcext:value-type="string">
            <text:p><text:s/>1994/Acura/Integra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1M48.546S" calcext:value-type="time">
            <text:p>01:48.546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alf Last </text:p>
          </table:table-cell>
          <table:table-cell/>
          <table:table-cell office:value-type="string" calcext:value-type="string">
            <text:p><text:s/>1989/Ford/Mustang</text:p>
          </table:table-cell>
          <table:table-cell office:value-type="float" office:value="197" calcext:value-type="float">
            <text:p>197</text:p>
          </table:table-cell>
          <table:table-cell office:value-type="time" office:time-value="PT00H01M52.39S" calcext:value-type="time">
            <text:p>01:52.390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Minty Pylons </text:p>
          </table:table-cell>
          <table:table-cell/>
          <table:table-cell office:value-type="string" calcext:value-type="string">
            <text:p><text:s/>1988/Mazda/Rx7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1M50.139S" calcext:value-type="time">
            <text:p>01:50.13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id Marks Racing </text:p>
          </table:table-cell>
          <table:table-cell/>
          <table:table-cell office:value-type="string" calcext:value-type="string">
            <text:p><text:s/>1995/Dodge/Neon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1M45.058S" calcext:value-type="time">
            <text:p>01:45.0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F.A.C.E. Racing </text:p>
          </table:table-cell>
          <table:table-cell/>
          <table:table-cell office:value-type="string" calcext:value-type="string">
            <text:p><text:s/>1986/Pontiac/Fire-oh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2M07.986S" calcext:value-type="time">
            <text:p>02:07.986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D </text:p>
          </table:table-cell>
          <table:table-cell/>
          <table:table-cell office:value-type="string" calcext:value-type="string">
            <text:p><text:s/>1983/Chevy/Camaro</text:p>
          </table:table-cell>
          <table:table-cell office:value-type="float" office:value="185" calcext:value-type="float">
            <text:p>185</text:p>
          </table:table-cell>
          <table:table-cell office:value-type="time" office:time-value="PT00H01M40.708S" calcext:value-type="time">
            <text:p>01:40.708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irborne Ranger Race Team </text:p>
          </table:table-cell>
          <table:table-cell/>
          <table:table-cell office:value-type="string" calcext:value-type="string">
            <text:p><text:s/>1989/Chevrolet/Beretta</text:p>
          </table:table-cell>
          <table:table-cell office:value-type="float" office:value="185" calcext:value-type="float">
            <text:p>185</text:p>
          </table:table-cell>
          <table:table-cell office:value-type="time" office:time-value="PT00H01M52.644S" calcext:value-type="time">
            <text:p>01:52.644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ve The Ta-Tas Racing </text:p>
          </table:table-cell>
          <table:table-cell/>
          <table:table-cell office:value-type="string" calcext:value-type="string">
            <text:p><text:s/>1984/Chevy/camaro</text:p>
          </table:table-cell>
          <table:table-cell office:value-type="float" office:value="184" calcext:value-type="float">
            <text:p>184</text:p>
          </table:table-cell>
          <table:table-cell office:value-type="time" office:time-value="PT00H01M46.89S" calcext:value-type="time">
            <text:p>01:46.890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HE Tools </text:p>
          </table:table-cell>
          <table:table-cell/>
          <table:table-cell office:value-type="string" calcext:value-type="string">
            <text:p><text:s/>1987/Merkur/XR4Ti</text:p>
          </table:table-cell>
          <table:table-cell office:value-type="float" office:value="177" calcext:value-type="float">
            <text:p>177</text:p>
          </table:table-cell>
          <table:table-cell office:value-type="time" office:time-value="PT00H01M44.826S" calcext:value-type="time">
            <text:p>01:44.826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NNOCONE Racing </text:p>
          </table:table-cell>
          <table:table-cell/>
          <table:table-cell office:value-type="string" calcext:value-type="string">
            <text:p><text:s/>2002/ford/focus</text:p>
          </table:table-cell>
          <table:table-cell office:value-type="float" office:value="149" calcext:value-type="float">
            <text:p>149</text:p>
          </table:table-cell>
          <table:table-cell office:value-type="time" office:time-value="PT00H01M48.445S" calcext:value-type="time">
            <text:p>01:48.44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Team MEDs (Midwest Engine Destroyers) Formerly Team Flaming Gangsta Crackers </text:p>
          </table:table-cell>
          <table:table-cell/>
          <table:table-cell office:value-type="string" calcext:value-type="string">
            <text:p><text:s/>1988/Pontiac/Fiero GT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1M45.933S" calcext:value-type="time">
            <text:p>01:45.933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Dos Limons (car 2 of 2) </text:p>
          </table:table-cell>
          <table:table-cell/>
          <table:table-cell office:value-type="string" calcext:value-type="string">
            <text:p><text:s/>1978/FoMoCo/Fiesta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1M52.708S" calcext:value-type="time">
            <text:p>01:52.708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The Austin Powers Power Hour Featuring His Swedish Made Penis Enlarger with Special Guest Dr. Evil and His Sharks with Frickin Lasers Beams Attached to Their Heads </text:p>
          </table:table-cell>
          <table:table-cell/>
          <table:table-cell office:value-type="string" calcext:value-type="string">
            <text:p><text:s/>1996/Mitsubishi/eclipse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1M51.1S" calcext:value-type="time">
            <text:p>01:51.100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/>
          <table:table-cell office:value-type="string" calcext:value-type="string">
            <text:p>1989/Honda/Civic CRX</text:p>
          </table:table-cell>
          <table:table-cell office:value-type="float" office:value="114" calcext:value-type="float">
            <text:p>114</text:p>
          </table:table-cell>
          <table:table-cell office:value-type="time" office:time-value="PT00H01M43.604S" calcext:value-type="time">
            <text:p>01:43.60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am Cardorks</text:p>
          </table:table-cell>
          <table:table-cell/>
          <table:table-cell office:value-type="string" calcext:value-type="string">
            <text:p>1995/Acura/Integra</text:p>
          </table:table-cell>
          <table:table-cell office:value-type="float" office:value="113" calcext:value-type="float">
            <text:p>113</text:p>
          </table:table-cell>
          <table:table-cell office:value-type="time" office:time-value="PT00H01M44.578S" calcext:value-type="time">
            <text:p>01:44.57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chumacher Taxi Service - We're On A Boat</text:p>
          </table:table-cell>
          <table:table-cell/>
          <table:table-cell office:value-type="string" calcext:value-type="string">
            <text:p>1994/Ford/CVPI</text:p>
          </table:table-cell>
          <table:table-cell office:value-type="float" office:value="98" calcext:value-type="float">
            <text:p>98</text:p>
          </table:table-cell>
          <table:table-cell office:value-type="time" office:time-value="PT00H01M50.883S" calcext:value-type="time">
            <text:p>01:50.883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rple Plastic</text:p>
          </table:table-cell>
          <table:table-cell/>
          <table:table-cell office:value-type="string" calcext:value-type="string">
            <text:p>1996/Saturn/SC2</text:p>
          </table:table-cell>
          <table:table-cell office:value-type="float" office:value="81" calcext:value-type="float">
            <text:p>81</text:p>
          </table:table-cell>
          <table:table-cell office:value-type="time" office:time-value="PT00H01M50.344S" calcext:value-type="time">
            <text:p>01:50.3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 Punish and Enslave</text:p>
          </table:table-cell>
          <table:table-cell/>
          <table:table-cell office:value-type="string" calcext:value-type="string">
            <text:p>1994/Ford/Crown Vic Interceptor</text:p>
          </table:table-cell>
          <table:table-cell office:value-type="float" office:value="80" calcext:value-type="float">
            <text:p>80</text:p>
          </table:table-cell>
          <table:table-cell office:value-type="time" office:time-value="PT00H01M53.458S" calcext:value-type="time">
            <text:p>01:53.458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am Cardorks2</text:p>
          </table:table-cell>
          <table:table-cell/>
          <table:table-cell office:value-type="string" calcext:value-type="string">
            <text:p>1986/BMW/325e</text:p>
          </table:table-cell>
          <table:table-cell office:value-type="float" office:value="63" calcext:value-type="float">
            <text:p>63</text:p>
          </table:table-cell>
          <table:table-cell office:value-type="time" office:time-value="PT00H01M46.935S" calcext:value-type="time">
            <text:p>01:46.9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p Scrappers of Fury</text:p>
          </table:table-cell>
          <table:table-cell/>
          <table:table-cell office:value-type="string" calcext:value-type="string">
            <text:p>1980/VW/Pickup</text:p>
          </table:table-cell>
          <table:table-cell office:value-type="float" office:value="54" calcext:value-type="float">
            <text:p>54</text:p>
          </table:table-cell>
          <table:table-cell office:value-type="time" office:time-value="PT00H01M54.31S" calcext:value-type="time">
            <text:p>01:54.310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nderWerp Fbody Racing</text:p>
          </table:table-cell>
          <table:table-cell/>
          <table:table-cell office:value-type="string" calcext:value-type="string">
            <text:p>1985/Pontiac /Firebird</text:p>
          </table:table-cell>
          <table:table-cell office:value-type="float" office:value="53" calcext:value-type="float">
            <text:p>53</text:p>
          </table:table-cell>
          <table:table-cell office:value-type="time" office:time-value="PT00H01M53.763S" calcext:value-type="time">
            <text:p>01:53.763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 Loss Racing</text:p>
          </table:table-cell>
          <table:table-cell/>
          <table:table-cell office:value-type="string" calcext:value-type="string">
            <text:p>1987/AutoVAZ Lada/Signet</text:p>
          </table:table-cell>
          <table:table-cell office:value-type="float" office:value="46" calcext:value-type="float">
            <text:p>46</text:p>
          </table:table-cell>
          <table:table-cell office:value-type="time" office:time-value="PT00H02M03.773S" calcext:value-type="time">
            <text:p>02:03.773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 Rocket Racing</text:p>
          </table:table-cell>
          <table:table-cell/>
          <table:table-cell office:value-type="string" calcext:value-type="string">
            <text:p>1995/Dodge/Neon</text:p>
          </table:table-cell>
          <table:table-cell office:value-type="float" office:value="41" calcext:value-type="float">
            <text:p>41</text:p>
          </table:table-cell>
          <table:table-cell office:value-type="time" office:time-value="PT00H01M49.671S" calcext:value-type="time">
            <text:p>01:49.67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rows Auto &amp; The Wacky Racers</text:p>
          </table:table-cell>
          <table:table-cell/>
          <table:table-cell office:value-type="string" calcext:value-type="string">
            <text:p>Penelope Pitstop's Compact Pussycat Quest for the Holy Nickel Bag</text:p>
          </table:table-cell>
          <table:table-cell office:value-type="float" office:value="40" calcext:value-type="float">
            <text:p>40</text:p>
          </table:table-cell>
          <table:table-cell office:value-type="time" office:time-value="PT00H02M14.031S" calcext:value-type="time">
            <text:p>02:14.03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ckroach Racing</text:p>
          </table:table-cell>
          <table:table-cell/>
          <table:table-cell office:value-type="string" calcext:value-type="string">
            <text:p>1994/Ford/Mustang</text:p>
          </table:table-cell>
          <table:table-cell office:value-type="float" office:value="20" calcext:value-type="float">
            <text:p>20</text:p>
          </table:table-cell>
          <table:table-cell office:value-type="time" office:time-value="PT00H01M59.147S" calcext:value-type="time">
            <text:p>01:59.1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Go-Billies Off-Road Racing Team</text:p>
          </table:table-cell>
          <table:table-cell/>
          <table:table-cell office:value-type="string" calcext:value-type="string">
            <text:p>1982/Chevrolet/Citation X-11</text:p>
          </table:table-cell>
          <table:table-cell office:value-type="float" office:value="3" calcext:value-type="float">
            <text:p>3</text:p>
          </table:table-cell>
          <table:table-cell office:value-type="time" office:time-value="PT00H02M06.04S" calcext:value-type="time">
            <text:p>02:06.040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 Wagon Racing</text:p>
          </table:table-cell>
          <table:table-cell/>
          <table:table-cell office:value-type="string" calcext:value-type="string">
            <text:p>1991/Honda/CRX</text:p>
          </table:table-cell>
          <table:table-cell office:value-type="float" office:value="-989" calcext:value-type="float">
            <text:p>-989</text:p>
          </table:table-cell>
          <table:table-cell office:value-type="time" office:time-value="PT00H01M55.713S" calcext:value-type="time">
            <text:p>01:55.713</text:p>
          </table:table-cell>
          <table:table-cell office:value-type="float" office:value="6867" calcext:value-type="float">
            <text:p>6867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Rod Blagojevich Never-Say-Die 500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id Mark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505" calcext:value-type="float">
            <text:p>505</text:p>
          </table:table-cell>
          <table:table-cell office:value-type="time" office:time-value="PT00H01M19.739S" calcext:value-type="time">
            <text:p>01:19.73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Snort Racing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CRAPPY 325</text:p>
          </table:table-cell>
          <table:table-cell office:value-type="float" office:value="503" calcext:value-type="float">
            <text:p>503</text:p>
          </table:table-cell>
          <table:table-cell office:value-type="time" office:time-value="PT00H01M19.123S" calcext:value-type="time">
            <text:p>01:19.123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uderia Arrugini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Alfa Romeo/Berlina</text:p>
          </table:table-cell>
          <table:table-cell office:value-type="float" office:value="499" calcext:value-type="float">
            <text:p>499</text:p>
          </table:table-cell>
          <table:table-cell office:value-type="time" office:time-value="PT00H01M22.083S" calcext:value-type="time">
            <text:p>01:22.08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Delta H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Alfa Romeo/GTV-6</text:p>
          </table:table-cell>
          <table:table-cell office:value-type="float" office:value="493" calcext:value-type="float">
            <text:p>493</text:p>
          </table:table-cell>
          <table:table-cell office:value-type="time" office:time-value="PT00H01M19.508S" calcext:value-type="time">
            <text:p>01:19.50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p Fool Elemona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Subaru/Impreza</text:p>
          </table:table-cell>
          <table:table-cell office:value-type="float" office:value="490" calcext:value-type="float">
            <text:p>490</text:p>
          </table:table-cell>
          <table:table-cell office:value-type="time" office:time-value="PT00H01M22.886S" calcext:value-type="time">
            <text:p>01:22.886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RT - Chicago Amish Rumspringa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</text:p>
          </table:table-cell>
          <table:table-cell office:value-type="float" office:value="487" calcext:value-type="float">
            <text:p>487</text:p>
          </table:table-cell>
          <table:table-cell office:value-type="time" office:time-value="PT00H01M22.164S" calcext:value-type="time">
            <text:p>01:22.164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Chicken and Waffl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VW/Quantum Syncro Wagon</text:p>
          </table:table-cell>
          <table:table-cell office:value-type="float" office:value="483" calcext:value-type="float">
            <text:p>483</text:p>
          </table:table-cell>
          <table:table-cell office:value-type="time" office:time-value="PT00H01M27.715S" calcext:value-type="time">
            <text:p>01:27.715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rhun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Ford/Taurus SHO</text:p>
          </table:table-cell>
          <table:table-cell office:value-type="float" office:value="482" calcext:value-type="float">
            <text:p>482</text:p>
          </table:table-cell>
          <table:table-cell office:value-type="time" office:time-value="PT00H01M20.917S" calcext:value-type="time">
            <text:p>01:20.917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d Rocket Ratnest Reviv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Taurus SHO</text:p>
          </table:table-cell>
          <table:table-cell office:value-type="float" office:value="479" calcext:value-type="float">
            <text:p>479</text:p>
          </table:table-cell>
          <table:table-cell office:value-type="time" office:time-value="PT00H01M18.323S" calcext:value-type="time">
            <text:p>01:18.3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eystone Ko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Volvo/244</text:p>
          </table:table-cell>
          <table:table-cell office:value-type="float" office:value="474" calcext:value-type="float">
            <text:p>474</text:p>
          </table:table-cell>
          <table:table-cell office:value-type="time" office:time-value="PT00H01M21.384S" calcext:value-type="time">
            <text:p>01:21.38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lly Ro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Toyota/Corolla All-Trac Sedan</text:p>
          </table:table-cell>
          <table:table-cell office:value-type="float" office:value="469" calcext:value-type="float">
            <text:p>469</text:p>
          </table:table-cell>
          <table:table-cell office:value-type="time" office:time-value="PT00H01M28.589S" calcext:value-type="time">
            <text:p>01:28.589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ve TheTa-Ta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Chevrolet/Camaro</text:p>
          </table:table-cell>
          <table:table-cell office:value-type="float" office:value="468" calcext:value-type="float">
            <text:p>468</text:p>
          </table:table-cell>
          <table:table-cell office:value-type="time" office:time-value="PT00H01M18.002S" calcext:value-type="time">
            <text:p>01:18.002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onAi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6/GEO/Metro</text:p>
          </table:table-cell>
          <table:table-cell office:value-type="float" office:value="464" calcext:value-type="float">
            <text:p>464</text:p>
          </table:table-cell>
          <table:table-cell office:value-type="time" office:time-value="PT00H01M29.959S" calcext:value-type="time">
            <text:p>01:29.959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Blue Shel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Accord</text:p>
          </table:table-cell>
          <table:table-cell office:value-type="float" office:value="459" calcext:value-type="float">
            <text:p>459</text:p>
          </table:table-cell>
          <table:table-cell office:value-type="time" office:time-value="PT00H01M24.843S" calcext:value-type="time">
            <text:p>01:24.843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ck Pillagerz!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9/Buick/LeSabre</text:p>
          </table:table-cell>
          <table:table-cell office:value-type="float" office:value="458" calcext:value-type="float">
            <text:p>458</text:p>
          </table:table-cell>
          <table:table-cell office:value-type="time" office:time-value="PT00H01M25.885S" calcext:value-type="time">
            <text:p>01:25.885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HE Too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Merkur/XR4ti</text:p>
          </table:table-cell>
          <table:table-cell office:value-type="float" office:value="453" calcext:value-type="float">
            <text:p>453</text:p>
          </table:table-cell>
          <table:table-cell office:value-type="time" office:time-value="PT00H01M22.006S" calcext:value-type="time">
            <text:p>01:22.006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am MEDs (Midwest Engine Destroyers) Formerly Flaming Fiero Gangsta Crack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8/1988 Pontiac Fiero GT/GT</text:p>
          </table:table-cell>
          <table:table-cell office:value-type="float" office:value="451" calcext:value-type="float">
            <text:p>451</text:p>
          </table:table-cell>
          <table:table-cell office:value-type="time" office:time-value="PT00H01M23.549S" calcext:value-type="time">
            <text:p>01:23.549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bsleds R 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Honda/Civic DX</text:p>
          </table:table-cell>
          <table:table-cell office:value-type="float" office:value="444" calcext:value-type="float">
            <text:p>444</text:p>
          </table:table-cell>
          <table:table-cell office:value-type="time" office:time-value="PT00H01M25.504S" calcext:value-type="time">
            <text:p>01:25.504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ig Oi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Pontiac/Firebird</text:p>
          </table:table-cell>
          <table:table-cell office:value-type="float" office:value="441" calcext:value-type="float">
            <text:p>441</text:p>
          </table:table-cell>
          <table:table-cell office:value-type="time" office:time-value="PT00H01M23.787S" calcext:value-type="time">
            <text:p>01:23.787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ushed Red Peppe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438" calcext:value-type="float">
            <text:p>438</text:p>
          </table:table-cell>
          <table:table-cell office:value-type="time" office:time-value="PT00H01M23.168S" calcext:value-type="time">
            <text:p>01:23.16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Mazda/MX-3</text:p>
          </table:table-cell>
          <table:table-cell office:value-type="float" office:value="432" calcext:value-type="float">
            <text:p>432</text:p>
          </table:table-cell>
          <table:table-cell office:value-type="time" office:time-value="PT00H01M24.248S" calcext:value-type="time">
            <text:p>01:24.248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ng Euro Tr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Dodge/Neon</text:p>
          </table:table-cell>
          <table:table-cell office:value-type="float" office:value="429" calcext:value-type="float">
            <text:p>429</text:p>
          </table:table-cell>
          <table:table-cell office:value-type="time" office:time-value="PT00H01M25.495S" calcext:value-type="time">
            <text:p>01:25.495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cirocket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VW/Scirocket</text:p>
          </table:table-cell>
          <table:table-cell office:value-type="float" office:value="427" calcext:value-type="float">
            <text:p>427</text:p>
          </table:table-cell>
          <table:table-cell office:value-type="time" office:time-value="PT00H01M24.163S" calcext:value-type="time">
            <text:p>01:24.163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lueless Party Vikings Vintage Racers Grou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Ford/Mustang</text:p>
          </table:table-cell>
          <table:table-cell office:value-type="float" office:value="427" calcext:value-type="float">
            <text:p>427</text:p>
          </table:table-cell>
          <table:table-cell office:value-type="time" office:time-value="PT00H01M24.231S" calcext:value-type="time">
            <text:p>01:24.231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i Mondai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426" calcext:value-type="float">
            <text:p>426</text:p>
          </table:table-cell>
          <table:table-cell office:value-type="time" office:time-value="PT00H01M19.611S" calcext:value-type="time">
            <text:p>01:19.61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lvOwn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Volvo/240 dl</text:p>
          </table:table-cell>
          <table:table-cell office:value-type="float" office:value="421" calcext:value-type="float">
            <text:p>421</text:p>
          </table:table-cell>
          <table:table-cell office:value-type="time" office:time-value="PT00H01M26.082S" calcext:value-type="time">
            <text:p>01:26.082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ng Live the K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ford /probe</text:p>
          </table:table-cell>
          <table:table-cell office:value-type="float" office:value="417" calcext:value-type="float">
            <text:p>417</text:p>
          </table:table-cell>
          <table:table-cell office:value-type="time" office:time-value="PT00H01M23.296S" calcext:value-type="time">
            <text:p>01:23.296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he Cheap Bastard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Dodge/Neon</text:p>
          </table:table-cell>
          <table:table-cell office:value-type="float" office:value="417" calcext:value-type="float">
            <text:p>417</text:p>
          </table:table-cell>
          <table:table-cell office:value-type="time" office:time-value="PT00H01M25.768S" calcext:value-type="time">
            <text:p>01:25.768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i Mondai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Toyota/Celica</text:p>
          </table:table-cell>
          <table:table-cell office:value-type="float" office:value="416" calcext:value-type="float">
            <text:p>416</text:p>
          </table:table-cell>
          <table:table-cell office:value-type="time" office:time-value="PT00H01M22.825S" calcext:value-type="time">
            <text:p>01:22.825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k Lad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mazda/miata</text:p>
          </table:table-cell>
          <table:table-cell office:value-type="float" office:value="409" calcext:value-type="float">
            <text:p>409</text:p>
          </table:table-cell>
          <table:table-cell office:value-type="time" office:time-value="PT00H01M21.826S" calcext:value-type="time">
            <text:p>01:21.826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LC</text:p>
          </table:table-cell>
          <table:table-cell office:value-type="float" office:value="406" calcext:value-type="float">
            <text:p>406</text:p>
          </table:table-cell>
          <table:table-cell office:value-type="time" office:time-value="PT00H01M19.018S" calcext:value-type="time">
            <text:p>01:19.018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e Cand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Civic</text:p>
          </table:table-cell>
          <table:table-cell office:value-type="float" office:value="405" calcext:value-type="float">
            <text:p>405</text:p>
          </table:table-cell>
          <table:table-cell office:value-type="time" office:time-value="PT00H01M23.061S" calcext:value-type="time">
            <text:p>01:23.061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immie A Bo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Volvolet/740</text:p>
          </table:table-cell>
          <table:table-cell office:value-type="float" office:value="399" calcext:value-type="float">
            <text:p>399</text:p>
          </table:table-cell>
          <table:table-cell office:value-type="time" office:time-value="PT00H01M25.7S" calcext:value-type="time">
            <text:p>01:25.700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am Dirt B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Porsche/944</text:p>
          </table:table-cell>
          <table:table-cell office:value-type="float" office:value="397" calcext:value-type="float">
            <text:p>397</text:p>
          </table:table-cell>
          <table:table-cell office:value-type="time" office:time-value="PT00H01M22.003S" calcext:value-type="time">
            <text:p>01:22.003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8 Valves of F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2/VW/Scirocco</text:p>
          </table:table-cell>
          <table:table-cell office:value-type="float" office:value="378" calcext:value-type="float">
            <text:p>378</text:p>
          </table:table-cell>
          <table:table-cell office:value-type="time" office:time-value="PT00H01M32.091S" calcext:value-type="time">
            <text:p>01:32.091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x Decapitato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Ford/Tempo</text:p>
          </table:table-cell>
          <table:table-cell office:value-type="float" office:value="378" calcext:value-type="float">
            <text:p>378</text:p>
          </table:table-cell>
          <table:table-cell office:value-type="time" office:time-value="PT00H01M28.845S" calcext:value-type="time">
            <text:p>01:28.845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BB Racing: Team C.H.E.A.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itico fundraisers</text:p>
          </table:table-cell>
          <table:table-cell office:value-type="float" office:value="373" calcext:value-type="float">
            <text:p>373</text:p>
          </table:table-cell>
          <table:table-cell office:value-type="time" office:time-value="PT00H01M25.868S" calcext:value-type="time">
            <text:p>01:25.868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der Monkeys All Jacked up on Mountain D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Honda/CRX</text:p>
          </table:table-cell>
          <table:table-cell office:value-type="float" office:value="373" calcext:value-type="float">
            <text:p>373</text:p>
          </table:table-cell>
          <table:table-cell office:value-type="time" office:time-value="PT00H01M24.051S" calcext:value-type="time">
            <text:p>01:24.05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he Zippy'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2/HONDA/ACCORD</text:p>
          </table:table-cell>
          <table:table-cell office:value-type="float" office:value="370" calcext:value-type="float">
            <text:p>370</text:p>
          </table:table-cell>
          <table:table-cell office:value-type="time" office:time-value="PT00H01M28.405S" calcext:value-type="time">
            <text:p>01:28.405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on Oxide Racing (IOR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Romeo/Milano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1M23.423S" calcext:value-type="time">
            <text:p>01:23.423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Team Short B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Volkswagen/Golf</text:p>
          </table:table-cell>
          <table:table-cell office:value-type="float" office:value="365" calcext:value-type="float">
            <text:p>365</text:p>
          </table:table-cell>
          <table:table-cell office:value-type="time" office:time-value="PT00H01M22.265S" calcext:value-type="time">
            <text:p>01:22.26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ng 4 Nicke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Oldsmobile/Cutlass Ciera</text:p>
          </table:table-cell>
          <table:table-cell office:value-type="float" office:value="361" calcext:value-type="float">
            <text:p>361</text:p>
          </table:table-cell>
          <table:table-cell office:value-type="time" office:time-value="PT00H01M29.841S" calcext:value-type="time">
            <text:p>01:29.84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unis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chevy/caprice</text:p>
          </table:table-cell>
          <table:table-cell office:value-type="float" office:value="360" calcext:value-type="float">
            <text:p>360</text:p>
          </table:table-cell>
          <table:table-cell office:value-type="time" office:time-value="PT00H01M21.014S" calcext:value-type="time">
            <text:p>01:21.01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eam Police Bruta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Lancia/Scorpion</text:p>
          </table:table-cell>
          <table:table-cell office:value-type="float" office:value="360" calcext:value-type="float">
            <text:p>360</text:p>
          </table:table-cell>
          <table:table-cell office:value-type="time" office:time-value="PT00H01M22.318S" calcext:value-type="time">
            <text:p>01:22.318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wbrau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1/Porsche/914-4 1.7</text:p>
          </table:table-cell>
          <table:table-cell office:value-type="float" office:value="340" calcext:value-type="float">
            <text:p>340</text:p>
          </table:table-cell>
          <table:table-cell office:value-type="time" office:time-value="PT00H01M25.802S" calcext:value-type="time">
            <text:p>01:25.802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Sucker Pu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Chevy /Camaro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1M26.279S" calcext:value-type="time">
            <text:p>01:26.279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utch Rudde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Datsun/280z</text:p>
          </table:table-cell>
          <table:table-cell office:value-type="float" office:value="326" calcext:value-type="float">
            <text:p>326</text:p>
          </table:table-cell>
          <table:table-cell office:value-type="time" office:time-value="PT00H01M23.243S" calcext:value-type="time">
            <text:p>01:23.243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-5rx7 part deu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chevy/rx7/47 coupe</text:p>
          </table:table-cell>
          <table:table-cell office:value-type="float" office:value="325" calcext:value-type="float">
            <text:p>325</text:p>
          </table:table-cell>
          <table:table-cell office:value-type="time" office:time-value="PT00H01M24.634S" calcext:value-type="time">
            <text:p>01:24.634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arnal H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Geo/Metro</text:p>
          </table:table-cell>
          <table:table-cell office:value-type="float" office:value="321" calcext:value-type="float">
            <text:p>321</text:p>
          </table:table-cell>
          <table:table-cell office:value-type="time" office:time-value="PT00H01M25.142S" calcext:value-type="time">
            <text:p>01:25.142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Uranus #10.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Saturn/SL2</text:p>
          </table:table-cell>
          <table:table-cell office:value-type="float" office:value="315" calcext:value-type="float">
            <text:p>315</text:p>
          </table:table-cell>
          <table:table-cell office:value-type="time" office:time-value="PT00H01M26.699S" calcext:value-type="time">
            <text:p>01:26.699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s and bre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Ford/Crown Vic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1M21.213S" calcext:value-type="time">
            <text:p>01:21.213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t Rod Lincol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Lincoln/Mark VII LSC</text:p>
          </table:table-cell>
          <table:table-cell office:value-type="float" office:value="311" calcext:value-type="float">
            <text:p>311</text:p>
          </table:table-cell>
          <table:table-cell office:value-type="time" office:time-value="PT00H01M23.761S" calcext:value-type="time">
            <text:p>01:23.76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 Bend Sod Bust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Chevy/Camero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25.201S" calcext:value-type="time">
            <text:p>01:25.20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emon Squee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Mercury/Capri</text:p>
          </table:table-cell>
          <table:table-cell office:value-type="float" office:value="296" calcext:value-type="float">
            <text:p>296</text:p>
          </table:table-cell>
          <table:table-cell office:value-type="time" office:time-value="PT00H01M25.274S" calcext:value-type="time">
            <text:p>01:25.274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lind Mol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Prelude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1M24.609S" calcext:value-type="time">
            <text:p>01:24.609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 Slightly Less-Than-Credib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RX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1M26.136S" calcext:value-type="time">
            <text:p>01:26.1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ushing The Nimi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5/Cadillac/Seville STS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1M23.336S" calcext:value-type="time">
            <text:p>01:23.33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eam Cougar Ba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9/Saab/9-3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1M24.35S" calcext:value-type="time">
            <text:p>01:24.350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astlane Raceway presents Hiroshima's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1/Mazda/RX-7</text:p>
          </table:table-cell>
          <table:table-cell office:value-type="float" office:value="265" calcext:value-type="float">
            <text:p>265</text:p>
          </table:table-cell>
          <table:table-cell office:value-type="time" office:time-value="PT00H01M22.361S" calcext:value-type="time">
            <text:p>01:22.36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eep the shiny side u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2/Chevrolet/Cavalier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1M26.196S" calcext:value-type="time">
            <text:p>01:26.196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Greek Squ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Acura/Integra</text:p>
          </table:table-cell>
          <table:table-cell office:value-type="float" office:value="262" calcext:value-type="float">
            <text:p>262</text:p>
          </table:table-cell>
          <table:table-cell office:value-type="time" office:time-value="PT00H01M23.577S" calcext:value-type="time">
            <text:p>01:23.577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f You Can't Duck It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time" office:time-value="PT00H01M22.575S" calcext:value-type="time">
            <text:p>01:22.575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ctorious Secr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Ford/Taurus SHO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1M24.96S" calcext:value-type="time">
            <text:p>01:24.96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ousy Lia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Acura /Ram tegra</text:p>
          </table:table-cell>
          <table:table-cell office:value-type="float" office:value="247" calcext:value-type="float">
            <text:p>247</text:p>
          </table:table-cell>
          <table:table-cell office:value-type="time" office:time-value="PT00H01M20.56S" calcext:value-type="time">
            <text:p>01:20.560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rows Auto &amp; Animal House's Death Mobile Quest for the Holy Nickel Ba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5/Pontiac/Death Mobile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1M26.3S" calcext:value-type="time">
            <text:p>01:26.300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am Resigna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Escort</text:p>
          </table:table-cell>
          <table:table-cell office:value-type="float" office:value="217" calcext:value-type="float">
            <text:p>217</text:p>
          </table:table-cell>
          <table:table-cell office:value-type="time" office:time-value="PT00H01M23.828S" calcext:value-type="time">
            <text:p>01:23.828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isconsin Crap Rac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Nissan/200sx</text:p>
          </table:table-cell>
          <table:table-cell office:value-type="float" office:value="214" calcext:value-type="float">
            <text:p>214</text:p>
          </table:table-cell>
          <table:table-cell office:value-type="time" office:time-value="PT00H01M31.495S" calcext:value-type="time">
            <text:p>01:31.495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yte Marks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Mercury/Tracer</text:p>
          </table:table-cell>
          <table:table-cell office:value-type="float" office:value="205" calcext:value-type="float">
            <text:p>205</text:p>
          </table:table-cell>
          <table:table-cell office:value-type="time" office:time-value="PT00H01M39.214S" calcext:value-type="time">
            <text:p>01:39.214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P **THREAT LEVEL: ORANGE!*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Toyota/MR2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1M25.307S" calcext:value-type="time">
            <text:p>01:25.307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 Cow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7/Porsche /924</text:p>
          </table:table-cell>
          <table:table-cell office:value-type="float" office:value="188" calcext:value-type="float">
            <text:p>188</text:p>
          </table:table-cell>
          <table:table-cell office:value-type="time" office:time-value="PT00H01M31.551S" calcext:value-type="time">
            <text:p>01:31.55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ngsho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Accord</text:p>
          </table:table-cell>
          <table:table-cell office:value-type="float" office:value="145" calcext:value-type="float">
            <text:p>145</text:p>
          </table:table-cell>
          <table:table-cell office:value-type="time" office:time-value="PT00H01M33.278S" calcext:value-type="time">
            <text:p>01:33.27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am Not Guil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Honda/Civic</text:p>
          </table:table-cell>
          <table:table-cell office:value-type="float" office:value="133" calcext:value-type="float">
            <text:p>133</text:p>
          </table:table-cell>
          <table:table-cell office:value-type="time" office:time-value="PT00H01M27.799S" calcext:value-type="time">
            <text:p>01:27.79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ragon F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Ford/ZX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0H01M41.084S" calcext:value-type="time">
            <text:p>01:41.0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wha///m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honda/crx</text:p>
          </table:table-cell>
          <table:table-cell office:value-type="float" office:value="106" calcext:value-type="float">
            <text:p>106</text:p>
          </table:table-cell>
          <table:table-cell office:value-type="time" office:time-value="PT00H01M25.945S" calcext:value-type="time">
            <text:p>01:25.9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Autobarn/Autowerks Racing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Volkswagen/GTI</text:p>
          </table:table-cell>
          <table:table-cell office:value-type="float" office:value="105" calcext:value-type="float">
            <text:p>105</text:p>
          </table:table-cell>
          <table:table-cell office:value-type="time" office:time-value="PT00H01M29.74S" calcext:value-type="time">
            <text:p>01:29.74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am Underpan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Saturn/SL2</text:p>
          </table:table-cell>
          <table:table-cell office:value-type="float" office:value="91" calcext:value-type="float">
            <text:p>91</text:p>
          </table:table-cell>
          <table:table-cell office:value-type="time" office:time-value="PT00H01M32.046S" calcext:value-type="time">
            <text:p>01:32.046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am Anarch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Dodge/Shadow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1M35.761S" calcext:value-type="time">
            <text:p>01:35.761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mpshire Hillbill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Chevy/Camaro</text:p>
          </table:table-cell>
          <table:table-cell office:value-type="float" office:value="76" calcext:value-type="float">
            <text:p>76</text:p>
          </table:table-cell>
          <table:table-cell office:value-type="time" office:time-value="PT00H01M24.612S" calcext:value-type="time">
            <text:p>01:24.612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annabe Rac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9/Mercury/mystique</text:p>
          </table:table-cell>
          <table:table-cell office:value-type="float" office:value="55" calcext:value-type="float">
            <text:p>55</text:p>
          </table:table-cell>
          <table:table-cell office:value-type="time" office:time-value="PT00H01M59.556S" calcext:value-type="time">
            <text:p>01:59.556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HOBOCO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Taurus SHO</text:p>
          </table:table-cell>
          <table:table-cell office:value-type="float" office:value="54" calcext:value-type="float">
            <text:p>54</text:p>
          </table:table-cell>
          <table:table-cell office:value-type="time" office:time-value="PT00H01M49.305S" calcext:value-type="time">
            <text:p>01:49.30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mily Truckst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Chevy/caprice wag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1M49.754S" calcext:value-type="time">
            <text:p>01:49.754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ckroac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Mustang</text:p>
          </table:table-cell>
          <table:table-cell office:value-type="float" office:value="6" calcext:value-type="float">
            <text:p>6</text:p>
          </table:table-cell>
          <table:table-cell office:value-type="time" office:time-value="PT00H02M18.083S" calcext:value-type="time">
            <text:p>02:18.083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 Hate Ba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2/Chevrolet/Chevette</text:p>
          </table:table-cell>
          <table:table-cell table:number-columns-repeated="1019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smokinhook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Dodge/Neon</text:p>
          </table:table-cell>
          <table:table-cell table:number-columns-repeated="1019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hhhhh... Just let it hap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BMDubya/320ish</text:p>
          </table:table-cell>
          <table:table-cell table:number-columns-repeated="1019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ble Jeopard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Pontiac/Fiero</text:p>
          </table:table-cell>
          <table:table-cell table:number-columns-repeated="1019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ttle Douche Coup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Mustang</text:p>
          </table:table-cell>
          <table:table-cell office:value-type="float" office:value="-345" calcext:value-type="float">
            <text:p>-345</text:p>
          </table:table-cell>
          <table:table-cell office:value-type="time" office:time-value="PT00H01M23.695S" calcext:value-type="time">
            <text:p>01:23.695</text:p>
          </table:table-cell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Lemons Arse-Freeze-Apolooza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e30</text:p>
          </table:table-cell>
          <table:table-cell office:value-type="float" office:value="312" calcext:value-type="float">
            <text:p>312</text:p>
          </table:table-cell>
          <table:table-cell office:value-type="time" office:time-value="PT00H02M14.382S" calcext:value-type="time">
            <text:p>02:14.382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Mazda/Miata</text:p>
          </table:table-cell>
          <table:table-cell office:value-type="float" office:value="312" calcext:value-type="float">
            <text:p>312</text:p>
          </table:table-cell>
          <table:table-cell office:value-type="time" office:time-value="PT00H02M12.698S" calcext:value-type="time">
            <text:p>02:12.698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Help Dub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12.702S" calcext:value-type="time">
            <text:p>02:12.702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ost Interesting Car in the Wor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BMW/533i</text:p>
          </table:table-cell>
          <table:table-cell office:value-type="float" office:value="306" calcext:value-type="float">
            <text:p>306</text:p>
          </table:table-cell>
          <table:table-cell office:value-type="time" office:time-value="PT00H02M14.687S" calcext:value-type="time">
            <text:p>02:14.687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-Team - Kill Ph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30</text:p>
          </table:table-cell>
          <table:table-cell office:value-type="float" office:value="305" calcext:value-type="float">
            <text:p>305</text:p>
          </table:table-cell>
          <table:table-cell office:value-type="time" office:time-value="PT00H02M16.813S" calcext:value-type="time">
            <text:p>02:16.813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F CONSISTENT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Nissan/300 zx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2M15.034S" calcext:value-type="time">
            <text:p>02:15.0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iapism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e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12.32S" calcext:value-type="time">
            <text:p>02:12.320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296" calcext:value-type="float">
            <text:p>296</text:p>
          </table:table-cell>
          <table:table-cell office:value-type="time" office:time-value="PT00H02M23.039S" calcext:value-type="time">
            <text:p>02:23.039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7/Ford/T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2M10.95S" calcext:value-type="time">
            <text:p>02:10.950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barian Motorwor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s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2M13.394S" calcext:value-type="time">
            <text:p>02:13.39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azdarach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 /RX7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2M17.31S" calcext:value-type="time">
            <text:p>02:17.310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 RX7 302 V8 Conversion /RX7 - Excluding the Rotary!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19.245S" calcext:value-type="time">
            <text:p>02:19.245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anese Zer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Supra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25.236S" calcext:value-type="time">
            <text:p>02:25.236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=MC HAMMERED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Ford/Crown Victoria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2M23.344S" calcext:value-type="time">
            <text:p>02:23.344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LERGY M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nissan/nx2000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2M13.33S" calcext:value-type="time">
            <text:p>02:13.330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D Fast Auto Race Team &amp; Sons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Porsche/924S</text:p>
          </table:table-cell>
          <table:table-cell office:value-type="float" office:value="285" calcext:value-type="float">
            <text:p>285</text:p>
          </table:table-cell>
          <table:table-cell office:value-type="time" office:time-value="PT00H02M16.802S" calcext:value-type="time">
            <text:p>02:16.80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aulknor Auto Racing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535</text:p>
          </table:table-cell>
          <table:table-cell office:value-type="float" office:value="284" calcext:value-type="float">
            <text:p>284</text:p>
          </table:table-cell>
          <table:table-cell office:value-type="time" office:time-value="PT00H02M18.22S" calcext:value-type="time">
            <text:p>02:18.220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nerschmoker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283" calcext:value-type="float">
            <text:p>283</text:p>
          </table:table-cell>
          <table:table-cell office:value-type="time" office:time-value="PT00H02M17.32S" calcext:value-type="time">
            <text:p>02:17.320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BMW/325e</text:p>
          </table:table-cell>
          <table:table-cell office:value-type="float" office:value="283" calcext:value-type="float">
            <text:p>283</text:p>
          </table:table-cell>
          <table:table-cell office:value-type="time" office:time-value="PT00H02M20.166S" calcext:value-type="time">
            <text:p>02:20.166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UP: Mario Capone and the Untouchab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282" calcext:value-type="float">
            <text:p>282</text:p>
          </table:table-cell>
          <table:table-cell office:value-type="time" office:time-value="PT00H02M19.769S" calcext:value-type="time">
            <text:p>02:19.769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IERRA AUTO RECYCL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0/Ford/Crown Vic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26.199S" calcext:value-type="time">
            <text:p>02:26.199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Apath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Saab/9000</text:p>
          </table:table-cell>
          <table:table-cell office:value-type="float" office:value="280" calcext:value-type="float">
            <text:p>280</text:p>
          </table:table-cell>
          <table:table-cell office:value-type="time" office:time-value="PT00H02M16.024S" calcext:value-type="time">
            <text:p>02:16.024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ickst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e</text:p>
          </table:table-cell>
          <table:table-cell office:value-type="float" office:value="279" calcext:value-type="float">
            <text:p>279</text:p>
          </table:table-cell>
          <table:table-cell office:value-type="time" office:time-value="PT00H02M19.46S" calcext:value-type="time">
            <text:p>02:19.460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oom-Zoom...BO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Ford/Escort GT</text:p>
          </table:table-cell>
          <table:table-cell office:value-type="float" office:value="279" calcext:value-type="float">
            <text:p>279</text:p>
          </table:table-cell>
          <table:table-cell office:value-type="time" office:time-value="PT00H02M19.781S" calcext:value-type="time">
            <text:p>02:19.781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eeto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278" calcext:value-type="float">
            <text:p>278</text:p>
          </table:table-cell>
          <table:table-cell office:value-type="time" office:time-value="PT00H02M18.251S" calcext:value-type="time">
            <text:p>02:18.25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ber Vogel: Hans-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ercedes/190E</text:p>
          </table:table-cell>
          <table:table-cell office:value-type="float" office:value="277" calcext:value-type="float">
            <text:p>277</text:p>
          </table:table-cell>
          <table:table-cell office:value-type="time" office:time-value="PT00H02M16.266S" calcext:value-type="time">
            <text:p>02:16.266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teamPunkaZoi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2M27.778S" calcext:value-type="time">
            <text:p>02:27.7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ndercock Racing Team #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azda/Mx6 (Faux BMW E30)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2M21.821S" calcext:value-type="time">
            <text:p>02:21.821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eam Pinach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Mazda/RX-7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2M21.667S" calcext:value-type="time">
            <text:p>02:21.667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 Magic Rab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 GTI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2M24.345S" calcext:value-type="time">
            <text:p>02:24.345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$500 Buck Chu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Ford/Crown Victoria</text:p>
          </table:table-cell>
          <table:table-cell office:value-type="float" office:value="262" calcext:value-type="float">
            <text:p>262</text:p>
          </table:table-cell>
          <table:table-cell office:value-type="time" office:time-value="PT00H02M15.623S" calcext:value-type="time">
            <text:p>02:15.6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etty Cash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Jeep/Cherokee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2M27.176S" calcext:value-type="time">
            <text:p>02:27.176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Fat and the Furio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2M26.993S" calcext:value-type="time">
            <text:p>02:26.99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olcano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tota</text:p>
          </table:table-cell>
          <table:table-cell office:value-type="float" office:value="259" calcext:value-type="float">
            <text:p>259</text:p>
          </table:table-cell>
          <table:table-cell office:value-type="time" office:time-value="PT00H02M22.663S" calcext:value-type="time">
            <text:p>02:22.663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rvin the Martian - Heisenberg Racing's Attempted Return to Gl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avarian Motor Worked/318 is</text:p>
          </table:table-cell>
          <table:table-cell office:value-type="float" office:value="258" calcext:value-type="float">
            <text:p>258</text:p>
          </table:table-cell>
          <table:table-cell office:value-type="time" office:time-value="PT00H02M14.037S" calcext:value-type="time">
            <text:p>02:14.037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hundercock Racing Team #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Mazda/Mx6 (Faux BMW E30)</text:p>
          </table:table-cell>
          <table:table-cell office:value-type="float" office:value="258" calcext:value-type="float">
            <text:p>258</text:p>
          </table:table-cell>
          <table:table-cell office:value-type="time" office:time-value="PT00H02M28.454S" calcext:value-type="time">
            <text:p>02:28.454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Vaz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255" calcext:value-type="float">
            <text:p>255</text:p>
          </table:table-cell>
          <table:table-cell office:value-type="time" office:time-value="PT00H02M15.508S" calcext:value-type="time">
            <text:p>02:15.508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morgasBor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254" calcext:value-type="float">
            <text:p>254</text:p>
          </table:table-cell>
          <table:table-cell office:value-type="time" office:time-value="PT00H02M15.313S" calcext:value-type="time">
            <text:p>02:15.3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irit of Toyota F1 v13.b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Toyota/MR2</text:p>
          </table:table-cell>
          <table:table-cell office:value-type="float" office:value="253" calcext:value-type="float">
            <text:p>253</text:p>
          </table:table-cell>
          <table:table-cell office:value-type="time" office:time-value="PT00H02M16.39S" calcext:value-type="time">
            <text:p>02:16.39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LaHonda Bandits Racing Gro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6/Porsche/914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02M27.131S" calcext:value-type="time">
            <text:p>02:27.131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lat Tir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Nissan/300ZR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2M18.871S" calcext:value-type="time">
            <text:p>02:18.871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weet Little Ladybug!!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Geo/Metro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2M11.137S" calcext:value-type="time">
            <text:p>02:11.137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am Uberbi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1/BMW/Uberbird (633csi)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2M20.392S" calcext:value-type="time">
            <text:p>02:20.392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.LEMONATO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BMW/533i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2M17.992S" calcext:value-type="time">
            <text:p>02:17.992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reveren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Ford/Mustang</text:p>
          </table:table-cell>
          <table:table-cell office:value-type="float" office:value="247" calcext:value-type="float">
            <text:p>247</text:p>
          </table:table-cell>
          <table:table-cell office:value-type="time" office:time-value="PT00H02M18.642S" calcext:value-type="time">
            <text:p>02:18.6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nting Polar Bea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Ford/Crown Victoria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27.385S" calcext:value-type="time">
            <text:p>02:27.385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 Rocke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ford/t-bird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24.796S" calcext:value-type="time">
            <text:p>02:24.796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Lapping for Leukem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BMW/528i (e12)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40.791S" calcext:value-type="time">
            <text:p>02:40.791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ndamonium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i</text:p>
          </table:table-cell>
          <table:table-cell office:value-type="float" office:value="244" calcext:value-type="float">
            <text:p>244</text:p>
          </table:table-cell>
          <table:table-cell office:value-type="time" office:time-value="PT00H02M13.897S" calcext:value-type="time">
            <text:p>02:13.89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nowspeeder Pilots Associa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toyota/mr2</text:p>
          </table:table-cell>
          <table:table-cell office:value-type="float" office:value="244" calcext:value-type="float">
            <text:p>244</text:p>
          </table:table-cell>
          <table:table-cell office:value-type="time" office:time-value="PT00H02M22.571S" calcext:value-type="time">
            <text:p>02:22.57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Vehicular Manslaugh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Honda/Accord</text:p>
          </table:table-cell>
          <table:table-cell office:value-type="float" office:value="243" calcext:value-type="float">
            <text:p>243</text:p>
          </table:table-cell>
          <table:table-cell office:value-type="time" office:time-value="PT00H02M22.326S" calcext:value-type="time">
            <text:p>02:22.326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Crown Vic</text:p>
          </table:table-cell>
          <table:table-cell office:value-type="float" office:value="243" calcext:value-type="float">
            <text:p>243</text:p>
          </table:table-cell>
          <table:table-cell office:value-type="time" office:time-value="PT00H02M19.327S" calcext:value-type="time">
            <text:p>02:19.3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at Night Derelict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CRX</text:p>
          </table:table-cell>
          <table:table-cell office:value-type="float" office:value="241" calcext:value-type="float">
            <text:p>241</text:p>
          </table:table-cell>
          <table:table-cell office:value-type="time" office:time-value="PT00H02M25.252S" calcext:value-type="time">
            <text:p>02:25.25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aulin' B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Mazda/RX7</text:p>
          </table:table-cell>
          <table:table-cell office:value-type="float" office:value="240" calcext:value-type="float">
            <text:p>240</text:p>
          </table:table-cell>
          <table:table-cell office:value-type="time" office:time-value="PT00H02M17.453S" calcext:value-type="time">
            <text:p>02:17.453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 Chi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 GTI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2M17.413S" calcext:value-type="time">
            <text:p>02:17.413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it and Run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azda/RX7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2M20.89S" calcext:value-type="time">
            <text:p>02:20.890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morita Cowboys with Lady Godiv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Porch/rod bearing eating 944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2M19.408S" calcext:value-type="time">
            <text:p>02:19.40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9/Opel/GT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2M33.866S" calcext:value-type="time">
            <text:p>02:33.866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ll Work 2 Ra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SAAB/9000 Turbo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2M21.117S" calcext:value-type="time">
            <text:p>02:21.117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Team Silver Bull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2/mazda/RX7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2M17S" calcext:value-type="time">
            <text:p>02:17.000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Frankenstang 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Ford/Mustang</text:p>
          </table:table-cell>
          <table:table-cell office:value-type="float" office:value="228" calcext:value-type="float">
            <text:p>228</text:p>
          </table:table-cell>
          <table:table-cell office:value-type="time" office:time-value="PT00H02M21.965S" calcext:value-type="time">
            <text:p>02:21.965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nna Hamock Death Squa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7/Nissan Datsun/280Z</text:p>
          </table:table-cell>
          <table:table-cell office:value-type="float" office:value="224" calcext:value-type="float">
            <text:p>224</text:p>
          </table:table-cell>
          <table:table-cell office:value-type="time" office:time-value="PT00H02M22.516S" calcext:value-type="time">
            <text:p>02:22.516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VRDub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Volkswagen/GTI</text:p>
          </table:table-cell>
          <table:table-cell office:value-type="float" office:value="222" calcext:value-type="float">
            <text:p>222</text:p>
          </table:table-cell>
          <table:table-cell office:value-type="time" office:time-value="PT00H02M20.125S" calcext:value-type="time">
            <text:p>02:20.12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Overloa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VW/Jetta</text:p>
          </table:table-cell>
          <table:table-cell office:value-type="float" office:value="222" calcext:value-type="float">
            <text:p>222</text:p>
          </table:table-cell>
          <table:table-cell office:value-type="time" office:time-value="PT00H02M25.42S" calcext:value-type="time">
            <text:p>02:25.420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ick Figur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Toyota/MR2</text:p>
          </table:table-cell>
          <table:table-cell office:value-type="float" office:value="222" calcext:value-type="float">
            <text:p>222</text:p>
          </table:table-cell>
          <table:table-cell office:value-type="time" office:time-value="PT00H02M31.92S" calcext:value-type="time">
            <text:p>02:31.920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25.529S" calcext:value-type="time">
            <text:p>02:25.529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i Hard with a Venegean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Daihatsu/Charade CS-L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22.747S" calcext:value-type="time">
            <text:p>02:22.747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ywat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218" calcext:value-type="float">
            <text:p>218</text:p>
          </table:table-cell>
          <table:table-cell office:value-type="time" office:time-value="PT00H02M19.643S" calcext:value-type="time">
            <text:p>02:19.643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Alfa Romeo/Sprint Veloce</text:p>
          </table:table-cell>
          <table:table-cell office:value-type="float" office:value="216" calcext:value-type="float">
            <text:p>216</text:p>
          </table:table-cell>
          <table:table-cell office:value-type="time" office:time-value="PT00H02M21.495S" calcext:value-type="time">
            <text:p>02:21.49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heep Shagg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Chevrolet/Camaro</text:p>
          </table:table-cell>
          <table:table-cell office:value-type="float" office:value="216" calcext:value-type="float">
            <text:p>216</text:p>
          </table:table-cell>
          <table:table-cell office:value-type="time" office:time-value="PT00H02M17.879S" calcext:value-type="time">
            <text:p>02:17.879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zZ Kil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Nissan/300zx</text:p>
          </table:table-cell>
          <table:table-cell office:value-type="float" office:value="215" calcext:value-type="float">
            <text:p>215</text:p>
          </table:table-cell>
          <table:table-cell office:value-type="time" office:time-value="PT00H02M25.233S" calcext:value-type="time">
            <text:p>02:25.233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ice Rocke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Datsun/240Z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2M16.459S" calcext:value-type="time">
            <text:p>02:16.459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jun Coonasses dba Spinal Cr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Nissan/Sentra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2M21.5S" calcext:value-type="time">
            <text:p>02:21.500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ssackward Racing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BMW/2002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34.692S" calcext:value-type="time">
            <text:p>02:34.692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am California Mille #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Alfa Romeo/Alfetta GT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22.403S" calcext:value-type="time">
            <text:p>02:22.403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 Car is More Famous Than Your 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Ford/Escort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32.996S" calcext:value-type="time">
            <text:p>02:32.996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in City LeM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VW/GTI</text:p>
          </table:table-cell>
          <table:table-cell office:value-type="float" office:value="208" calcext:value-type="float">
            <text:p>208</text:p>
          </table:table-cell>
          <table:table-cell office:value-type="time" office:time-value="PT00H02M28.559S" calcext:value-type="time">
            <text:p>02:28.559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he Floating Dutch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Mercedes/300CE</text:p>
          </table:table-cell>
          <table:table-cell office:value-type="float" office:value="204" calcext:value-type="float">
            <text:p>204</text:p>
          </table:table-cell>
          <table:table-cell office:value-type="time" office:time-value="PT00H02M19.735S" calcext:value-type="time">
            <text:p>02:19.73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Toyota/Celica Supra</text:p>
          </table:table-cell>
          <table:table-cell office:value-type="float" office:value="204" calcext:value-type="float">
            <text:p>204</text:p>
          </table:table-cell>
          <table:table-cell office:value-type="time" office:time-value="PT00H02M19.137S" calcext:value-type="time">
            <text:p>02:19.137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ho does #2 work for? or Rv there yet car club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5/toyota/turcel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2M40.64S" calcext:value-type="time">
            <text:p>02:40.640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RO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Datsun/280-Z former Mr. Hankey car</text:p>
          </table:table-cell>
          <table:table-cell office:value-type="float" office:value="198" calcext:value-type="float">
            <text:p>198</text:p>
          </table:table-cell>
          <table:table-cell office:value-type="time" office:time-value="PT00H02M18.309S" calcext:value-type="time">
            <text:p>02:18.309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epest Valle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Jaguar/XKE</text:p>
          </table:table-cell>
          <table:table-cell office:value-type="float" office:value="197" calcext:value-type="float">
            <text:p>197</text:p>
          </table:table-cell>
          <table:table-cell office:value-type="time" office:time-value="PT00H02M31.261S" calcext:value-type="time">
            <text:p>02:31.26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GR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BMW/2002</text:p>
          </table:table-cell>
          <table:table-cell office:value-type="float" office:value="195" calcext:value-type="float">
            <text:p>195</text:p>
          </table:table-cell>
          <table:table-cell office:value-type="time" office:time-value="PT00H02M36.017S" calcext:value-type="time">
            <text:p>02:36.017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assackward Racing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BMW/2002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2M23.931S" calcext:value-type="time">
            <text:p>02:23.93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LEMONS DODOLI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Honda/CRX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2M29.785S" calcext:value-type="time">
            <text:p>02:29.785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el Lady Antebell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Nissan/Maxima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2M18.807S" calcext:value-type="time">
            <text:p>02:18.80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t that Scott Prui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Eagle/Talon</text:p>
          </table:table-cell>
          <table:table-cell office:value-type="float" office:value="185" calcext:value-type="float">
            <text:p>185</text:p>
          </table:table-cell>
          <table:table-cell office:value-type="time" office:time-value="PT00H02M23.18S" calcext:value-type="time">
            <text:p>02:23.180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rown Pelica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30</text:p>
          </table:table-cell>
          <table:table-cell office:value-type="float" office:value="184" calcext:value-type="float">
            <text:p>184</text:p>
          </table:table-cell>
          <table:table-cell office:value-type="time" office:time-value="PT00H02M14.628S" calcext:value-type="time">
            <text:p>02:14.628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eam Jail Ba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184" calcext:value-type="float">
            <text:p>184</text:p>
          </table:table-cell>
          <table:table-cell office:value-type="time" office:time-value="PT00H02M20.812S" calcext:value-type="time">
            <text:p>02:20.812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2/BMW/E21 320i</text:p>
          </table:table-cell>
          <table:table-cell office:value-type="float" office:value="179" calcext:value-type="float">
            <text:p>179</text:p>
          </table:table-cell>
          <table:table-cell office:value-type="time" office:time-value="PT00H02M27.842S" calcext:value-type="time">
            <text:p>02:27.842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absgonewi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SAAB /c900</text:p>
          </table:table-cell>
          <table:table-cell office:value-type="float" office:value="179" calcext:value-type="float">
            <text:p>179</text:p>
          </table:table-cell>
          <table:table-cell office:value-type="time" office:time-value="PT00H02M27.285S" calcext:value-type="time">
            <text:p>02:27.285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UMMERHONDA pit crew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honda/hummer civic</text:p>
          </table:table-cell>
          <table:table-cell office:value-type="float" office:value="178" calcext:value-type="float">
            <text:p>178</text:p>
          </table:table-cell>
          <table:table-cell office:value-type="time" office:time-value="PT00H02M19.965S" calcext:value-type="time">
            <text:p>02:19.965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The Color of Mon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Volvo/745</text:p>
          </table:table-cell>
          <table:table-cell office:value-type="float" office:value="178" calcext:value-type="float">
            <text:p>178</text:p>
          </table:table-cell>
          <table:table-cell office:value-type="time" office:time-value="PT00H02M21.225S" calcext:value-type="time">
            <text:p>02:21.2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ller Zombi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MG/BZ (ZomBee Edition)</text:p>
          </table:table-cell>
          <table:table-cell office:value-type="float" office:value="177" calcext:value-type="float">
            <text:p>177</text:p>
          </table:table-cell>
          <table:table-cell office:value-type="time" office:time-value="PT00H02M41.458S" calcext:value-type="time">
            <text:p>02:41.458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AM EGGPLA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Eagle/Talon</text:p>
          </table:table-cell>
          <table:table-cell office:value-type="float" office:value="176" calcext:value-type="float">
            <text:p>176</text:p>
          </table:table-cell>
          <table:table-cell office:value-type="time" office:time-value="PT00H02M22.725S" calcext:value-type="time">
            <text:p>02:22.725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E CREAMY DELIGH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1/BMW/528I</text:p>
          </table:table-cell>
          <table:table-cell office:value-type="float" office:value="176" calcext:value-type="float">
            <text:p>176</text:p>
          </table:table-cell>
          <table:table-cell office:value-type="time" office:time-value="PT00H02M36.242S" calcext:value-type="time">
            <text:p>02:36.242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Hot Do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Chrysler/Conquest</text:p>
          </table:table-cell>
          <table:table-cell office:value-type="float" office:value="175" calcext:value-type="float">
            <text:p>175</text:p>
          </table:table-cell>
          <table:table-cell office:value-type="time" office:time-value="PT00H02M22.935S" calcext:value-type="time">
            <text:p>02:22.935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f It's Not Punk It's Junk G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525i</text:p>
          </table:table-cell>
          <table:table-cell office:value-type="float" office:value="174" calcext:value-type="float">
            <text:p>174</text:p>
          </table:table-cell>
          <table:table-cell office:value-type="time" office:time-value="PT00H02M13.804S" calcext:value-type="time">
            <text:p>02:13.804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sl0w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Ford/Musturd</text:p>
          </table:table-cell>
          <table:table-cell office:value-type="float" office:value="170" calcext:value-type="float">
            <text:p>170</text:p>
          </table:table-cell>
          <table:table-cell office:value-type="time" office:time-value="PT00H02M20.558S" calcext:value-type="time">
            <text:p>02:20.558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odzilla Loves Bac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30</text:p>
          </table:table-cell>
          <table:table-cell office:value-type="float" office:value="170" calcext:value-type="float">
            <text:p>170</text:p>
          </table:table-cell>
          <table:table-cell office:value-type="time" office:time-value="PT00H02M31.947S" calcext:value-type="time">
            <text:p>02:31.947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ity Case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4/Kia/Sephia</text:p>
          </table:table-cell>
          <table:table-cell office:value-type="float" office:value="169" calcext:value-type="float">
            <text:p>169</text:p>
          </table:table-cell>
          <table:table-cell office:value-type="time" office:time-value="PT00H02M50.389S" calcext:value-type="time">
            <text:p>02:50.389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udi Sty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Audi/Coupe</text:p>
          </table:table-cell>
          <table:table-cell office:value-type="float" office:value="167" calcext:value-type="float">
            <text:p>167</text:p>
          </table:table-cell>
          <table:table-cell office:value-type="time" office:time-value="PT00H02M33.104S" calcext:value-type="time">
            <text:p>02:33.104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t Ready for LeMons Time Killer Be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1/Toyota/Cressida</text:p>
          </table:table-cell>
          <table:table-cell office:value-type="float" office:value="166" calcext:value-type="float">
            <text:p>166</text:p>
          </table:table-cell>
          <table:table-cell office:value-type="time" office:time-value="PT00H02M34.533S" calcext:value-type="time">
            <text:p>02:34.533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pirit of Jo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Volkswagen/Golf</text:p>
          </table:table-cell>
          <table:table-cell office:value-type="float" office:value="166" calcext:value-type="float">
            <text:p>166</text:p>
          </table:table-cell>
          <table:table-cell office:value-type="time" office:time-value="PT00H02M19.512S" calcext:value-type="time">
            <text:p>02:19.5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talian Stallions - The Blue Mean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Fiat/600D</text:p>
          </table:table-cell>
          <table:table-cell office:value-type="float" office:value="164" calcext:value-type="float">
            <text:p>164</text:p>
          </table:table-cell>
          <table:table-cell office:value-type="time" office:time-value="PT00H03M35.239S" calcext:value-type="time">
            <text:p>03:35.239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ddle of the Road Racing (MOTRR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Mazda/RX7</text:p>
          </table:table-cell>
          <table:table-cell office:value-type="float" office:value="162" calcext:value-type="float">
            <text:p>162</text:p>
          </table:table-cell>
          <table:table-cell office:value-type="time" office:time-value="PT00H02M22.128S" calcext:value-type="time">
            <text:p>02:22.12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am Stupor Heroes!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1/Datsun/280zx</text:p>
          </table:table-cell>
          <table:table-cell office:value-type="float" office:value="161" calcext:value-type="float">
            <text:p>161</text:p>
          </table:table-cell>
          <table:table-cell office:value-type="time" office:time-value="PT00H02M27.053S" calcext:value-type="time">
            <text:p>02:27.053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ugitiv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E</text:p>
          </table:table-cell>
          <table:table-cell office:value-type="float" office:value="159" calcext:value-type="float">
            <text:p>159</text:p>
          </table:table-cell>
          <table:table-cell office:value-type="time" office:time-value="PT00H02M20.846S" calcext:value-type="time">
            <text:p>02:20.84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LLING CHICANE LIMO SER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6/Lincoln/limo town car</text:p>
          </table:table-cell>
          <table:table-cell office:value-type="float" office:value="158" calcext:value-type="float">
            <text:p>158</text:p>
          </table:table-cell>
          <table:table-cell office:value-type="time" office:time-value="PT00H02M56.731S" calcext:value-type="time">
            <text:p>02:56.731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ximum Overdriv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2/Toyota/Truck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2M33.325S" calcext:value-type="time">
            <text:p>02:33.325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3rd Worl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CRX</text:p>
          </table:table-cell>
          <table:table-cell office:value-type="float" office:value="149" calcext:value-type="float">
            <text:p>149</text:p>
          </table:table-cell>
          <table:table-cell office:value-type="time" office:time-value="PT00H02M23.374S" calcext:value-type="time">
            <text:p>02:23.374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ollo 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8/Austin/Moke</text:p>
          </table:table-cell>
          <table:table-cell office:value-type="float" office:value="144" calcext:value-type="float">
            <text:p>144</text:p>
          </table:table-cell>
          <table:table-cell office:value-type="time" office:time-value="PT00H02M29.394S" calcext:value-type="time">
            <text:p>02:29.394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ko Iacocca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dodge/shadow</text:p>
          </table:table-cell>
          <table:table-cell office:value-type="float" office:value="143" calcext:value-type="float">
            <text:p>143</text:p>
          </table:table-cell>
          <table:table-cell office:value-type="time" office:time-value="PT00H02M40.996S" calcext:value-type="time">
            <text:p>02:40.996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 Shar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BMW/528e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02M20.209S" calcext:value-type="time">
            <text:p>02:20.2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eam Lightning McQu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 7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2M30.765S" calcext:value-type="time">
            <text:p>02:30.765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under Chicken Rides Ag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Ford/Thunderbird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2M25.581S" calcext:value-type="time">
            <text:p>02:25.581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Dodge/BMW/Fiat/Shadow/E30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2M28.046S" calcext:value-type="time">
            <text:p>02:28.046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rectionally Challenge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Ford/Mustang</text:p>
          </table:table-cell>
          <table:table-cell office:value-type="float" office:value="140" calcext:value-type="float">
            <text:p>140</text:p>
          </table:table-cell>
          <table:table-cell office:value-type="time" office:time-value="PT00H02M20.632S" calcext:value-type="time">
            <text:p>02:20.6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am Fugawi (thank you Mel Brooks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1991 MR2</text:p>
          </table:table-cell>
          <table:table-cell office:value-type="float" office:value="139" calcext:value-type="float">
            <text:p>139</text:p>
          </table:table-cell>
          <table:table-cell office:value-type="time" office:time-value="PT00H02M23.806S" calcext:value-type="time">
            <text:p>02:23.806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GimpPi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Cadillac/SLS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02M19.598S" calcext:value-type="time">
            <text:p>02:19.598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ir Prance Oui We Can-c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Citroen/D-Special (ID19 / DS)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02M50.834S" calcext:value-type="time">
            <text:p>02:50.834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ohn Gal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Porsche/914</text:p>
          </table:table-cell>
          <table:table-cell office:value-type="float" office:value="132" calcext:value-type="float">
            <text:p>132</text:p>
          </table:table-cell>
          <table:table-cell office:value-type="time" office:time-value="PT00H02M24.515S" calcext:value-type="time">
            <text:p>02:24.515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ony Express-Clydesdale Ed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5/Lincoln/Towne Coupe (Sport Model)</text:p>
          </table:table-cell>
          <table:table-cell office:value-type="float" office:value="131" calcext:value-type="float">
            <text:p>131</text:p>
          </table:table-cell>
          <table:table-cell office:value-type="time" office:time-value="PT00H02M38.806S" calcext:value-type="time">
            <text:p>02:38.806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ien Mago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Alfa Romeo/Alfetta GT (Good Tabasco)</text:p>
          </table:table-cell>
          <table:table-cell office:value-type="float" office:value="130" calcext:value-type="float">
            <text:p>130</text:p>
          </table:table-cell>
          <table:table-cell office:value-type="time" office:time-value="PT00H02M30.686S" calcext:value-type="time">
            <text:p>02:30.68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endejo Engineer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0/Maserati/QuattroPorte</text:p>
          </table:table-cell>
          <table:table-cell office:value-type="float" office:value="129" calcext:value-type="float">
            <text:p>129</text:p>
          </table:table-cell>
          <table:table-cell office:value-type="time" office:time-value="PT00H02M38.135S" calcext:value-type="time">
            <text:p>02:38.135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arError Panameric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mercedes/280</text:p>
          </table:table-cell>
          <table:table-cell office:value-type="float" office:value="128" calcext:value-type="float">
            <text:p>128</text:p>
          </table:table-cell>
          <table:table-cell office:value-type="time" office:time-value="PT00H02M25.014S" calcext:value-type="time">
            <text:p>02:25.014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BA Raciu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time" office:time-value="PT00H02M31.36S" calcext:value-type="time">
            <text:p>02:31.360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-Town Shin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2/GM/Camaro/Firebird</text:p>
          </table:table-cell>
          <table:table-cell office:value-type="float" office:value="126" calcext:value-type="float">
            <text:p>126</text:p>
          </table:table-cell>
          <table:table-cell office:value-type="time" office:time-value="PT00H02M41.089S" calcext:value-type="time">
            <text:p>02:41.089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co Challeng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rsche/Prius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2M22.009S" calcext:value-type="time">
            <text:p>02:22.009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e Homey Dep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240SX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2M28.192S" calcext:value-type="time">
            <text:p>02:28.19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ast and Toas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Ford/Thunderbird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2M40.05S" calcext:value-type="time">
            <text:p>02:40.050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e Old and The Wreckl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Ford/Mustang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02M26.393S" calcext:value-type="time">
            <text:p>02:26.393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D Minis Team Be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2/Austin/Mini</text:p>
          </table:table-cell>
          <table:table-cell office:value-type="float" office:value="119" calcext:value-type="float">
            <text:p>119</text:p>
          </table:table-cell>
          <table:table-cell office:value-type="time" office:time-value="PT00H02M38.459S" calcext:value-type="time">
            <text:p>02:38.459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am Cant 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olvo/242t</text:p>
          </table:table-cell>
          <table:table-cell office:value-type="float" office:value="100" calcext:value-type="float">
            <text:p>100</text:p>
          </table:table-cell>
          <table:table-cell office:value-type="time" office:time-value="PT00H02M24.467S" calcext:value-type="time">
            <text:p>02:24.467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safe At Any Spe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5/Chevrolet/Corvair</text:p>
          </table:table-cell>
          <table:table-cell office:value-type="float" office:value="94" calcext:value-type="float">
            <text:p>94</text:p>
          </table:table-cell>
          <table:table-cell office:value-type="time" office:time-value="PT00H02M36.039S" calcext:value-type="time">
            <text:p>02:36.039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 of Huntin Fool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BMW/533i</text:p>
          </table:table-cell>
          <table:table-cell office:value-type="float" office:value="93" calcext:value-type="float">
            <text:p>93</text:p>
          </table:table-cell>
          <table:table-cell office:value-type="time" office:time-value="PT00H02M21.48S" calcext:value-type="time">
            <text:p>02:21.480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asholes We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Ford/Mustang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2M37.564S" calcext:value-type="time">
            <text:p>02:37.564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er Gogg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Chevrolet/Camaro</text:p>
          </table:table-cell>
          <table:table-cell office:value-type="float" office:value="86" calcext:value-type="float">
            <text:p>86</text:p>
          </table:table-cell>
          <table:table-cell office:value-type="time" office:time-value="PT00H02M35.164S" calcext:value-type="time">
            <text:p>02:35.164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gs Might F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Honda/CRX</text:p>
          </table:table-cell>
          <table:table-cell office:value-type="float" office:value="85" calcext:value-type="float">
            <text:p>85</text:p>
          </table:table-cell>
          <table:table-cell office:value-type="time" office:time-value="PT00H02M47.348S" calcext:value-type="time">
            <text:p>02:47.3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Flyn' Hawaiins &amp; 2 White Gu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4/Datsun/260Z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2M24.05S" calcext:value-type="time">
            <text:p>02:24.050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mmy's Kids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audi/a4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2M25.145S" calcext:value-type="time">
            <text:p>02:25.145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rity Cas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Chevy/Camaro</text:p>
          </table:table-cell>
          <table:table-cell office:value-type="float" office:value="70" calcext:value-type="float">
            <text:p>70</text:p>
          </table:table-cell>
          <table:table-cell office:value-type="time" office:time-value="PT00H02M29.027S" calcext:value-type="time">
            <text:p>02:29.0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ead-Head-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Alfa Romeo/Spider</text:p>
          </table:table-cell>
          <table:table-cell office:value-type="float" office:value="65" calcext:value-type="float">
            <text:p>65</text:p>
          </table:table-cell>
          <table:table-cell office:value-type="time" office:time-value="PT00H02M24.612S" calcext:value-type="time">
            <text:p>02:24.612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eam Tarz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Toyota/Supra MKII</text:p>
          </table:table-cell>
          <table:table-cell office:value-type="float" office:value="65" calcext:value-type="float">
            <text:p>65</text:p>
          </table:table-cell>
          <table:table-cell office:value-type="time" office:time-value="PT00H02M26.081S" calcext:value-type="time">
            <text:p>02:26.081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tar Wrek - The Wrath of Cr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6/Starship Industries (aka honda)/Enterprise 1701-A (CRX)</text:p>
          </table:table-cell>
          <table:table-cell office:value-type="float" office:value="64" calcext:value-type="float">
            <text:p>64</text:p>
          </table:table-cell>
          <table:table-cell office:value-type="time" office:time-value="PT00H02M23.636S" calcext:value-type="time">
            <text:p>02:23.636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crastination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0/Chevrolet/Nova</text:p>
          </table:table-cell>
          <table:table-cell office:value-type="float" office:value="63" calcext:value-type="float">
            <text:p>63</text:p>
          </table:table-cell>
          <table:table-cell office:value-type="time" office:time-value="PT00H02M26.78S" calcext:value-type="time">
            <text:p>02:26.780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INNER WINNER CHICKEN DINN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Chevrolet/camaro</text:p>
          </table:table-cell>
          <table:table-cell office:value-type="float" office:value="57" calcext:value-type="float">
            <text:p>57</text:p>
          </table:table-cell>
          <table:table-cell office:value-type="time" office:time-value="PT00H02M41.665S" calcext:value-type="time">
            <text:p>02:41.665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yesore Raci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Honda/Prelude</text:p>
          </table:table-cell>
          <table:table-cell office:value-type="float" office:value="52" calcext:value-type="float">
            <text:p>52</text:p>
          </table:table-cell>
          <table:table-cell office:value-type="time" office:time-value="PT00H02M16.794S" calcext:value-type="time">
            <text:p>02:16.79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dgeon-Towe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dodge/lancer</text:p>
          </table:table-cell>
          <table:table-cell office:value-type="float" office:value="41" calcext:value-type="float">
            <text:p>41</text:p>
          </table:table-cell>
          <table:table-cell office:value-type="time" office:time-value="PT00H02M51.078S" calcext:value-type="time">
            <text:p>02:51.078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The Lemons Lumberja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1/MG/1961 Midget</text:p>
          </table:table-cell>
          <table:table-cell office:value-type="float" office:value="41" calcext:value-type="float">
            <text:p>41</text:p>
          </table:table-cell>
          <table:table-cell office:value-type="time" office:time-value="PT00H02M34.36S" calcext:value-type="time">
            <text:p>02:34.360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ot Box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6/Alfa Romeo/Alfetta</text:p>
          </table:table-cell>
          <table:table-cell office:value-type="float" office:value="37" calcext:value-type="float">
            <text:p>37</text:p>
          </table:table-cell>
          <table:table-cell office:value-type="time" office:time-value="PT00H02M31.001S" calcext:value-type="time">
            <text:p>02:31.00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Ol Boys and a Gir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Mercedes/300 E</text:p>
          </table:table-cell>
          <table:table-cell office:value-type="float" office:value="32" calcext:value-type="float">
            <text:p>32</text:p>
          </table:table-cell>
          <table:table-cell office:value-type="time" office:time-value="PT00H02M39.148S" calcext:value-type="time">
            <text:p>02:39.148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he Signal Hillbillies - Powered by Global Warm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Toyota/Supra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2M41S" calcext:value-type="time">
            <text:p>02:41.000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NF Racing..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5/Morris Garage Ltd. Abingdon</text:p>
          </table:table-cell>
          <table:table-cell office:value-type="float" office:value="26" calcext:value-type="float">
            <text:p>26</text:p>
          </table:table-cell>
          <table:table-cell office:value-type="time" office:time-value="PT00H02M45.594S" calcext:value-type="time">
            <text:p>02:45.594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lood Dri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7/BMW/530i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2M45.193S" calcext:value-type="time">
            <text:p>02:45.193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mport Allo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Nissan/240SX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2M36.79S" calcext:value-type="time">
            <text:p>02:36.7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racks and Filler Corvette C4R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Chevrolet/Corvette</text:p>
          </table:table-cell>
          <table:table-cell office:value-type="float" office:value="24" calcext:value-type="float">
            <text:p>24</text:p>
          </table:table-cell>
          <table:table-cell office:value-type="time" office:time-value="PT00H02M42.358S" calcext:value-type="time">
            <text:p>02:42.358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Rooster Juic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Porsche/924</text:p>
          </table:table-cell>
          <table:table-cell office:value-type="float" office:value="21" calcext:value-type="float">
            <text:p>21</text:p>
          </table:table-cell>
          <table:table-cell office:value-type="time" office:time-value="PT00H02M37.729S" calcext:value-type="time">
            <text:p>02:37.729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Cerdos Volador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Plymouth/Neon</text:p>
          </table:table-cell>
          <table:table-cell office:value-type="float" office:value="19" calcext:value-type="float">
            <text:p>19</text:p>
          </table:table-cell>
          <table:table-cell office:value-type="time" office:time-value="PT00H02M37.334S" calcext:value-type="time">
            <text:p>02:37.334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l Smokey and the Bandi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Toyota/MR2</text:p>
          </table:table-cell>
          <table:table-cell office:value-type="float" office:value="10" calcext:value-type="float">
            <text:p>10</text:p>
          </table:table-cell>
          <table:table-cell office:value-type="time" office:time-value="PT00H02M42.136S" calcext:value-type="time">
            <text:p>02:42.136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laming A-Ho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Mazda/RX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8.353S" calcext:value-type="time">
            <text:p>02:58.353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g with Bad Ide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Volkswagen/Beetle</text:p>
          </table:table-cell>
          <table:table-cell office:value-type="float" office:value="7" calcext:value-type="float">
            <text:p>7</text:p>
          </table:table-cell>
          <table:table-cell office:value-type="time" office:time-value="PT00H02M46.698S" calcext:value-type="time">
            <text:p>02:46.698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tfield's and McCoy'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Nissan/300zx</text:p>
          </table:table-cell>
          <table:table-cell office:value-type="float" office:value="2" calcext:value-type="float">
            <text:p>2</text:p>
          </table:table-cell>
          <table:table-cell office:value-type="time" office:time-value="PT00H02M38.244S" calcext:value-type="time">
            <text:p>02:38.244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jun Coonasses dba Deaf Lepp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Nissan/Sentra</text:p>
          </table:table-cell>
          <table:table-cell table:number-columns-repeated="1019"/>
        </table:table-row>
        <table:table-row table:style-name="ro1">
          <table:table-cell table:formula="of:=[.A167]+1"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ird Shift Racing - Team Slapsh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Pontiac/Firebird</text:p>
          </table:table-cell>
          <table:table-cell table:number-columns-repeated="1019"/>
        </table:table-row>
        <table:table-row table:style-name="ro1">
          <table:table-cell table:formula="of:=[.A168]+1"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D Fast Auto Race Team &amp; Son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Audi/4000S Quattro</text:p>
          </table:table-cell>
          <table:table-cell table:number-columns-repeated="1019"/>
        </table:table-row>
        <table:table-row table:style-name="ro1">
          <table:table-cell table:formula="of:=[.A169]+1"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solute Le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table:number-columns-repeated="1019"/>
        </table:table-row>
        <table:table-row table:style-name="ro1">
          <table:table-cell table:formula="of:=[.A170]+1"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x Pist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Triumph/Spitfire</text:p>
          </table:table-cell>
          <table:table-cell table:number-columns-repeated="1019"/>
        </table:table-row>
        <table:table-row table:style-name="ro1">
          <table:table-cell table:formula="of:=[.A171]+1"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 Lemon En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Ford/Escort</text:p>
          </table:table-cell>
          <table:table-cell table:number-columns-repeated="1019"/>
        </table:table-row>
        <table:table-row table:style-name="ro1">
          <table:table-cell table:formula="of:=[.A172]+1" office:value-type="float" office:value="170" calcext:value-type="float">
            <text:p>17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Don't ask Don't t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table:number-columns-repeated="1019"/>
        </table:table-row>
        <table:table-row table:style-name="ro1">
          <table:table-cell table:formula="of:=[.A173]+1" office:value-type="float" office:value="171" calcext:value-type="float">
            <text:p>17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ngry Hamste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1/Honda/Z600</text:p>
          </table:table-cell>
          <table:table-cell table:number-columns-repeated="1019"/>
        </table:table-row>
        <table:table-row table:style-name="ro1">
          <table:table-cell table:formula="of:=[.A174]+1"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lanco Basur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2/Ford/Capri</text:p>
          </table:table-cell>
          <table:table-cell office:value-type="float" office:value="-1" calcext:value-type="float">
            <text:p>-1</text:p>
          </table:table-cell>
          <table:table-cell office:value-type="time" office:time-value="PT00H02M44.251S" calcext:value-type="time">
            <text:p>02:44.25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[.A175]+1"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ite Trash Barbie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0/Ford/Crown Vic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24 Horas De Cuba Del Norte 2010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omPowSurpri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ford/probe gt</text:p>
          </table:table-cell>
          <table:table-cell office:value-type="float" office:value="754" calcext:value-type="float">
            <text:p>754</text:p>
          </table:table-cell>
          <table:table-cell office:value-type="time" office:time-value="PT00H01M38.195S" calcext:value-type="time">
            <text:p>01:38.19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ng Norr - LeMons Logi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Mazda/MX3</text:p>
          </table:table-cell>
          <table:table-cell office:value-type="float" office:value="722" calcext:value-type="float">
            <text:p>722</text:p>
          </table:table-cell>
          <table:table-cell office:value-type="time" office:time-value="PT00H01M40.747S" calcext:value-type="time">
            <text:p>01:40.747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Mazda/Miata</text:p>
          </table:table-cell>
          <table:table-cell office:value-type="float" office:value="715" calcext:value-type="float">
            <text:p>715</text:p>
          </table:table-cell>
          <table:table-cell office:value-type="time" office:time-value="PT00H01M37.148S" calcext:value-type="time">
            <text:p>01:37.148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ick Sidewa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714" calcext:value-type="float">
            <text:p>714</text:p>
          </table:table-cell>
          <table:table-cell office:value-type="time" office:time-value="PT00H01M44.023S" calcext:value-type="time">
            <text:p>01:44.023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ick Sideway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710" calcext:value-type="float">
            <text:p>710</text:p>
          </table:table-cell>
          <table:table-cell office:value-type="time" office:time-value="PT00H01M44.631S" calcext:value-type="time">
            <text:p>01:44.631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ed Gre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318i</text:p>
          </table:table-cell>
          <table:table-cell office:value-type="float" office:value="709" calcext:value-type="float">
            <text:p>709</text:p>
          </table:table-cell>
          <table:table-cell office:value-type="time" office:time-value="PT00H01M43.372S" calcext:value-type="time">
            <text:p>01:43.372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acky Ickx GT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itsubishi/GT3000</text:p>
          </table:table-cell>
          <table:table-cell office:value-type="float" office:value="678" calcext:value-type="float">
            <text:p>678</text:p>
          </table:table-cell>
          <table:table-cell office:value-type="time" office:time-value="PT00H01M41.433S" calcext:value-type="time">
            <text:p>01:41.433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ish and the FURRi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Volvo/240</text:p>
          </table:table-cell>
          <table:table-cell office:value-type="float" office:value="678" calcext:value-type="float">
            <text:p>678</text:p>
          </table:table-cell>
          <table:table-cell office:value-type="time" office:time-value="PT00H01M45.623S" calcext:value-type="time">
            <text:p>01:45.623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am Megalod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infiniti/j30</text:p>
          </table:table-cell>
          <table:table-cell office:value-type="float" office:value="677" calcext:value-type="float">
            <text:p>677</text:p>
          </table:table-cell>
          <table:table-cell office:value-type="time" office:time-value="PT00H01M41.223S" calcext:value-type="time">
            <text:p>01:41.22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im Reape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Mustang</text:p>
          </table:table-cell>
          <table:table-cell office:value-type="float" office:value="665" calcext:value-type="float">
            <text:p>665</text:p>
          </table:table-cell>
          <table:table-cell office:value-type="time" office:time-value="PT00H01M46.36S" calcext:value-type="time">
            <text:p>01:46.360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yberdyne System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Eagle/Talon TSi</text:p>
          </table:table-cell>
          <table:table-cell office:value-type="float" office:value="663" calcext:value-type="float">
            <text:p>663</text:p>
          </table:table-cell>
          <table:table-cell office:value-type="time" office:time-value="PT00H01M46.218S" calcext:value-type="time">
            <text:p>01:46.218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oridiot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rsche/944</text:p>
          </table:table-cell>
          <table:table-cell office:value-type="float" office:value="662" calcext:value-type="float">
            <text:p>662</text:p>
          </table:table-cell>
          <table:table-cell office:value-type="time" office:time-value="PT00H01M42.737S" calcext:value-type="time">
            <text:p>01:42.737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edaTurd Perform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Mazda/RX-7</text:p>
          </table:table-cell>
          <table:table-cell office:value-type="float" office:value="657" calcext:value-type="float">
            <text:p>657</text:p>
          </table:table-cell>
          <table:table-cell office:value-type="time" office:time-value="PT00H01M41.884S" calcext:value-type="time">
            <text:p>01:41.8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J Escort Serv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Ford/Escort GT.R MK III</text:p>
          </table:table-cell>
          <table:table-cell office:value-type="float" office:value="656" calcext:value-type="float">
            <text:p>656</text:p>
          </table:table-cell>
          <table:table-cell office:value-type="time" office:time-value="PT00H01M44.294S" calcext:value-type="time">
            <text:p>01:44.2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651" calcext:value-type="float">
            <text:p>651</text:p>
          </table:table-cell>
          <table:table-cell office:value-type="time" office:time-value="PT00H01M37.133S" calcext:value-type="time">
            <text:p>01:37.133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ami ViceGrip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BMW/320i</text:p>
          </table:table-cell>
          <table:table-cell office:value-type="float" office:value="649" calcext:value-type="float">
            <text:p>649</text:p>
          </table:table-cell>
          <table:table-cell office:value-type="time" office:time-value="PT00H01M46.327S" calcext:value-type="time">
            <text:p>01:46.32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ump Cha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636" calcext:value-type="float">
            <text:p>636</text:p>
          </table:table-cell>
          <table:table-cell office:value-type="time" office:time-value="PT00H01M44.412S" calcext:value-type="time">
            <text:p>01:44.412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rtl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VW if completed or BMW as fallback/Bug- or e30</text:p>
          </table:table-cell>
          <table:table-cell office:value-type="float" office:value="631" calcext:value-type="float">
            <text:p>631</text:p>
          </table:table-cell>
          <table:table-cell office:value-type="time" office:time-value="PT00H01M40.662S" calcext:value-type="time">
            <text:p>01:40.662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m Car Dorks 1 - FS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Acura/Integra</text:p>
          </table:table-cell>
          <table:table-cell office:value-type="float" office:value="628" calcext:value-type="float">
            <text:p>628</text:p>
          </table:table-cell>
          <table:table-cell office:value-type="time" office:time-value="PT00H01M39.517S" calcext:value-type="time">
            <text:p>01:39.51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 Punish and Ensla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Crown Vic Interceptor</text:p>
          </table:table-cell>
          <table:table-cell office:value-type="float" office:value="618" calcext:value-type="float">
            <text:p>618</text:p>
          </table:table-cell>
          <table:table-cell office:value-type="time" office:time-value="PT00H01M45.893S" calcext:value-type="time">
            <text:p>01:45.893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ur Lady of Perpetual Downfor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Cessna/172</text:p>
          </table:table-cell>
          <table:table-cell office:value-type="float" office:value="614" calcext:value-type="float">
            <text:p>614</text:p>
          </table:table-cell>
          <table:table-cell office:value-type="time" office:time-value="PT00H01M42.691S" calcext:value-type="time">
            <text:p>01:42.691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eystone Ko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Volvo/244</text:p>
          </table:table-cell>
          <table:table-cell office:value-type="float" office:value="597" calcext:value-type="float">
            <text:p>597</text:p>
          </table:table-cell>
          <table:table-cell office:value-type="time" office:time-value="PT00H01M44.225S" calcext:value-type="time">
            <text:p>01:44.225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ro Engineere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3/Volkswagen/1973 Super Beetle</text:p>
          </table:table-cell>
          <table:table-cell office:value-type="float" office:value="592" calcext:value-type="float">
            <text:p>592</text:p>
          </table:table-cell>
          <table:table-cell office:value-type="time" office:time-value="PT00H01M47.988S" calcext:value-type="time">
            <text:p>01:47.98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daTurd P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RX-7</text:p>
          </table:table-cell>
          <table:table-cell office:value-type="float" office:value="580" calcext:value-type="float">
            <text:p>580</text:p>
          </table:table-cell>
          <table:table-cell office:value-type="time" office:time-value="PT00H01M43.509S" calcext:value-type="time">
            <text:p>01:43.50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Paw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Honda/Prelude</text:p>
          </table:table-cell>
          <table:table-cell office:value-type="float" office:value="555" calcext:value-type="float">
            <text:p>555</text:p>
          </table:table-cell>
          <table:table-cell office:value-type="time" office:time-value="PT00H01M40.154S" calcext:value-type="time">
            <text:p>01:40.15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Volvolution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Volvo/850 Wagon</text:p>
          </table:table-cell>
          <table:table-cell office:value-type="float" office:value="553" calcext:value-type="float">
            <text:p>553</text:p>
          </table:table-cell>
          <table:table-cell office:value-type="time" office:time-value="PT00H01M48.078S" calcext:value-type="time">
            <text:p>01:48.078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bber Biscui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Chev/Caprice</text:p>
          </table:table-cell>
          <table:table-cell office:value-type="float" office:value="547" calcext:value-type="float">
            <text:p>547</text:p>
          </table:table-cell>
          <table:table-cell office:value-type="time" office:time-value="PT00H01M42.652S" calcext:value-type="time">
            <text:p>01:42.652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d Squa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Mr2</text:p>
          </table:table-cell>
          <table:table-cell office:value-type="float" office:value="546" calcext:value-type="float">
            <text:p>546</text:p>
          </table:table-cell>
          <table:table-cell office:value-type="time" office:time-value="PT00H01M47.744S" calcext:value-type="time">
            <text:p>01:47.744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am Cocon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Honda/Prelude</text:p>
          </table:table-cell>
          <table:table-cell office:value-type="float" office:value="545" calcext:value-type="float">
            <text:p>545</text:p>
          </table:table-cell>
          <table:table-cell office:value-type="time" office:time-value="PT00H01M47.829S" calcext:value-type="time">
            <text:p>01:47.829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Yakuza Gorill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BMW/540I</text:p>
          </table:table-cell>
          <table:table-cell office:value-type="float" office:value="534" calcext:value-type="float">
            <text:p>534</text:p>
          </table:table-cell>
          <table:table-cell office:value-type="time" office:time-value="PT00H01M41.923S" calcext:value-type="time">
            <text:p>01:41.92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tjob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Honda/Civic Wagovan</text:p>
          </table:table-cell>
          <table:table-cell office:value-type="float" office:value="526" calcext:value-type="float">
            <text:p>526</text:p>
          </table:table-cell>
          <table:table-cell office:value-type="time" office:time-value="PT00H01M53.014S" calcext:value-type="time">
            <text:p>01:53.014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num P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 Honda/ Prelude Si</text:p>
          </table:table-cell>
          <table:table-cell office:value-type="float" office:value="517" calcext:value-type="float">
            <text:p>517</text:p>
          </table:table-cell>
          <table:table-cell office:value-type="time" office:time-value="PT00H01M41.597S" calcext:value-type="time">
            <text:p>01:41.597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doptedByJe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Saabstory/9hundredth</text:p>
          </table:table-cell>
          <table:table-cell office:value-type="float" office:value="513" calcext:value-type="float">
            <text:p>513</text:p>
          </table:table-cell>
          <table:table-cell office:value-type="time" office:time-value="PT00H01M41.422S" calcext:value-type="time">
            <text:p>01:41.422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amp Pi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2/Ford/Crown Vic</text:p>
          </table:table-cell>
          <table:table-cell office:value-type="float" office:value="510" calcext:value-type="float">
            <text:p>510</text:p>
          </table:table-cell>
          <table:table-cell office:value-type="time" office:time-value="PT00H01M42.697S" calcext:value-type="time">
            <text:p>01:42.697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eam Car Dorks 2 - IP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E30</text:p>
          </table:table-cell>
          <table:table-cell office:value-type="float" office:value="510" calcext:value-type="float">
            <text:p>510</text:p>
          </table:table-cell>
          <table:table-cell office:value-type="time" office:time-value="PT00H01M39.74S" calcext:value-type="time">
            <text:p>01:39.7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ppies in a Crappy Beem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bmw/318is</text:p>
          </table:table-cell>
          <table:table-cell office:value-type="float" office:value="470" calcext:value-type="float">
            <text:p>470</text:p>
          </table:table-cell>
          <table:table-cell office:value-type="time" office:time-value="PT00H01M47.555S" calcext:value-type="time">
            <text:p>01:47.555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.A.S.H. (More Alcohol Should Hel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Lincoln/Towncar</text:p>
          </table:table-cell>
          <table:table-cell office:value-type="float" office:value="460" calcext:value-type="float">
            <text:p>460</text:p>
          </table:table-cell>
          <table:table-cell office:value-type="time" office:time-value="PT00H01M45.204S" calcext:value-type="time">
            <text:p>01:45.204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 No C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Oldsmobile/Achieva</text:p>
          </table:table-cell>
          <table:table-cell office:value-type="float" office:value="449" calcext:value-type="float">
            <text:p>449</text:p>
          </table:table-cell>
          <table:table-cell office:value-type="time" office:time-value="PT00H02M00.55S" calcext:value-type="time">
            <text:p>02:00.550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he Miami Overhea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VW/JETTaaaahhhhhhhhhhh!</text:p>
          </table:table-cell>
          <table:table-cell office:value-type="float" office:value="425" calcext:value-type="float">
            <text:p>425</text:p>
          </table:table-cell>
          <table:table-cell office:value-type="time" office:time-value="PT00H01M53.582S" calcext:value-type="time">
            <text:p>01:53.582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opted by jets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aab/96 sedan 2 stroke</text:p>
          </table:table-cell>
          <table:table-cell office:value-type="float" office:value="400" calcext:value-type="float">
            <text:p>400</text:p>
          </table:table-cell>
          <table:table-cell office:value-type="time" office:time-value="PT00H01M59.794S" calcext:value-type="time">
            <text:p>01:59.794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pin' Langost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BMW/325i</text:p>
          </table:table-cell>
          <table:table-cell office:value-type="float" office:value="385" calcext:value-type="float">
            <text:p>385</text:p>
          </table:table-cell>
          <table:table-cell office:value-type="time" office:time-value="PT00H01M52.94S" calcext:value-type="time">
            <text:p>01:52.940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bankracing.com (Svenska I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SAAB/900T</text:p>
          </table:table-cell>
          <table:table-cell office:value-type="float" office:value="382" calcext:value-type="float">
            <text:p>382</text:p>
          </table:table-cell>
          <table:table-cell office:value-type="time" office:time-value="PT00H01M42.108S" calcext:value-type="time">
            <text:p>01:42.108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' Deu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Mazda/RX7</text:p>
          </table:table-cell>
          <table:table-cell office:value-type="float" office:value="356" calcext:value-type="float">
            <text:p>356</text:p>
          </table:table-cell>
          <table:table-cell office:value-type="time" office:time-value="PT00H01M44.444S" calcext:value-type="time">
            <text:p>01:44.44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ace Hard Race Ug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BMW/325 IS</text:p>
          </table:table-cell>
          <table:table-cell office:value-type="float" office:value="353" calcext:value-type="float">
            <text:p>353</text:p>
          </table:table-cell>
          <table:table-cell office:value-type="time" office:time-value="PT00H01M43.085S" calcext:value-type="time">
            <text:p>01:43.085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lk of Sham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BMW/318ti</text:p>
          </table:table-cell>
          <table:table-cell office:value-type="float" office:value="348" calcext:value-type="float">
            <text:p>348</text:p>
          </table:table-cell>
          <table:table-cell office:value-type="time" office:time-value="PT00H01M42.775S" calcext:value-type="time">
            <text:p>01:42.775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URN F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Saturn/SC DOS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1M42.465S" calcext:value-type="time">
            <text:p>01:42.465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 Sheep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Nissan/300zx</text:p>
          </table:table-cell>
          <table:table-cell office:value-type="float" office:value="298" calcext:value-type="float">
            <text:p>298</text:p>
          </table:table-cell>
          <table:table-cell office:value-type="time" office:time-value="PT00H01M41.053S" calcext:value-type="time">
            <text:p>01:41.053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AM PAISL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subaru/impreza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1M43.645S" calcext:value-type="time">
            <text:p>01:43.645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Lincoln/Mark VII</text:p>
          </table:table-cell>
          <table:table-cell office:value-type="float" office:value="273" calcext:value-type="float">
            <text:p>273</text:p>
          </table:table-cell>
          <table:table-cell office:value-type="time" office:time-value="PT00H01M51.224S" calcext:value-type="time">
            <text:p>01:51.2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kaz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Nissan/300ZX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1M35.536S" calcext:value-type="time">
            <text:p>01:35.53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mons Vuitt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plymouth/neon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1M40.905S" calcext:value-type="time">
            <text:p>01:40.905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okie Racing fka The Pirates of Pla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Honda/Prelude</text:p>
          </table:table-cell>
          <table:table-cell office:value-type="float" office:value="209" calcext:value-type="float">
            <text:p>209</text:p>
          </table:table-cell>
          <table:table-cell office:value-type="time" office:time-value="PT00H01M45.849S" calcext:value-type="time">
            <text:p>01:45.84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Rotary Rota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/</text:p>
          </table:table-cell>
          <table:table-cell office:value-type="float" office:value="192" calcext:value-type="float">
            <text:p>192</text:p>
          </table:table-cell>
          <table:table-cell office:value-type="time" office:time-value="PT00H01M44.513S" calcext:value-type="time">
            <text:p>01:44.513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r Prance Oui We Can-c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Citroen (or Austin)/D-Special id-19 / DS (or Mini / Moke)</text:p>
          </table:table-cell>
          <table:table-cell office:value-type="float" office:value="187" calcext:value-type="float">
            <text:p>187</text:p>
          </table:table-cell>
          <table:table-cell office:value-type="time" office:time-value="PT00H01M57.4S" calcext:value-type="time">
            <text:p>01:57.400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hilly River Ra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Prelude</text:p>
          </table:table-cell>
          <table:table-cell office:value-type="float" office:value="178" calcext:value-type="float">
            <text:p>178</text:p>
          </table:table-cell>
          <table:table-cell office:value-type="time" office:time-value="PT00H01M45.15S" calcext:value-type="time">
            <text:p>01:45.150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awteam/TPS Outla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toyota/supra</text:p>
          </table:table-cell>
          <table:table-cell office:value-type="float" office:value="174" calcext:value-type="float">
            <text:p>174</text:p>
          </table:table-cell>
          <table:table-cell office:value-type="time" office:time-value="PT00H01M51.112S" calcext:value-type="time">
            <text:p>01:51.112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he Back Seat Bo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Ford/F-150</text:p>
          </table:table-cell>
          <table:table-cell office:value-type="float" office:value="171" calcext:value-type="float">
            <text:p>171</text:p>
          </table:table-cell>
          <table:table-cell office:value-type="time" office:time-value="PT00H01M42.605S" calcext:value-type="time">
            <text:p>01:42.605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Cuzzi formerly telletubb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Pontiac/Fiero</text:p>
          </table:table-cell>
          <table:table-cell office:value-type="float" office:value="169" calcext:value-type="float">
            <text:p>169</text:p>
          </table:table-cell>
          <table:table-cell office:value-type="time" office:time-value="PT00H01M48.664S" calcext:value-type="time">
            <text:p>01:48.66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SF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2/Plymouth/Fear the FURY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02M07.037S" calcext:value-type="time">
            <text:p>02:07.037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am ExperiMENTA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Ford/Mustang</text:p>
          </table:table-cell>
          <table:table-cell office:value-type="float" office:value="121" calcext:value-type="float">
            <text:p>121</text:p>
          </table:table-cell>
          <table:table-cell office:value-type="time" office:time-value="PT00H01M44.206S" calcext:value-type="time">
            <text:p>01:44.206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isfits Crash and Car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Mitsubishi/3000GT</text:p>
          </table:table-cell>
          <table:table-cell office:value-type="float" office:value="117" calcext:value-type="float">
            <text:p>117</text:p>
          </table:table-cell>
          <table:table-cell office:value-type="time" office:time-value="PT00H01M55.32S" calcext:value-type="time">
            <text:p>01:55.320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bankracing.com (Svenska II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SAAB/9-3</text:p>
          </table:table-cell>
          <table:table-cell office:value-type="float" office:value="116" calcext:value-type="float">
            <text:p>116</text:p>
          </table:table-cell>
          <table:table-cell office:value-type="time" office:time-value="PT00H01M43.896S" calcext:value-type="time">
            <text:p>01:43.896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ite Your Tongue Racing - aka Team Quak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4/Fiat/128</text:p>
          </table:table-cell>
          <table:table-cell office:value-type="float" office:value="108" calcext:value-type="float">
            <text:p>108</text:p>
          </table:table-cell>
          <table:table-cell office:value-type="time" office:time-value="PT00H01M54.203S" calcext:value-type="time">
            <text:p>01:54.203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ck'n Futz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1/Ford /Crown Victoria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1M44.795S" calcext:value-type="time">
            <text:p>01:44.79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our Mom's Bo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Volvo/740 Turbo</text:p>
          </table:table-cell>
          <table:table-cell office:value-type="float" office:value="78" calcext:value-type="float">
            <text:p>78</text:p>
          </table:table-cell>
          <table:table-cell office:value-type="time" office:time-value="PT00H01M47.69S" calcext:value-type="time">
            <text:p>01:47.690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ft Rid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stationwagon</text:p>
          </table:table-cell>
          <table:table-cell office:value-type="float" office:value="39" calcext:value-type="float">
            <text:p>39</text:p>
          </table:table-cell>
          <table:table-cell office:value-type="time" office:time-value="PT00H01M57.458S" calcext:value-type="time">
            <text:p>01:57.458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sted Nut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Toyota/Celica</text:p>
          </table:table-cell>
          <table:table-cell office:value-type="float" office:value="13" calcext:value-type="float">
            <text:p>13</text:p>
          </table:table-cell>
          <table:table-cell office:value-type="time" office:time-value="PT00H01M52.033S" calcext:value-type="time">
            <text:p>01:52.033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e Keys Disea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Nissan/Altima</text:p>
          </table:table-cell>
          <table:table-cell office:value-type="float" office:value="10" calcext:value-type="float">
            <text:p>10</text:p>
          </table:table-cell>
          <table:table-cell office:value-type="time" office:time-value="PT00H02M03.581S" calcext:value-type="time">
            <text:p>02:03.58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dnestrovian National Racing Team</text:p>
          </table:table-cell>
          <table:table-cell/>
          <table:table-cell office:value-type="string" calcext:value-type="string">
            <text:p>1984/BMW/325e</text:p>
          </table:table-cell>
          <table:table-cell table:number-columns-repeated="1019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am Casual</text:p>
          </table:table-cell>
          <table:table-cell/>
          <table:table-cell office:value-type="string" calcext:value-type="string">
            <text:p>1998/dodge/neon</text:p>
          </table:table-cell>
          <table:table-cell table:number-columns-repeated="1019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am HOFF</text:p>
          </table:table-cell>
          <table:table-cell/>
          <table:table-cell office:value-type="string" calcext:value-type="string">
            <text:p>1991/NISSAN/240 (POS) SX (picture isnt actual car</text:p>
          </table:table-cell>
          <table:table-cell table:number-columns-repeated="1019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iami N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VW/Jetta</text:p>
          </table:table-cell>
          <table:table-cell table:number-columns-repeated="1019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Oktoberfast</text:p>
          </table:table-cell>
          <table:table-cell/>
          <table:table-cell office:value-type="string" calcext:value-type="string">
            <text:p>/Mercedes/</text:p>
          </table:table-cell>
          <table:table-cell table:number-columns-repeated="1019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Wedding Par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Honda/Civic</text:p>
          </table:table-cell>
          <table:table-cell office:value-type="float" office:value="-980" calcext:value-type="float">
            <text:p>-980</text:p>
          </table:table-cell>
          <table:table-cell office:value-type="time" office:time-value="PT00H01M37.148S" calcext:value-type="time">
            <text:p>01:37.148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Sears Pointless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time" office:time-value="PT00H02M14.772S" calcext:value-type="time">
            <text:p>02:14.7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eo Metro Gnom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time" office:time-value="PT00H02M10.277S" calcext:value-type="time">
            <text:p>02:10.277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ig Sausage Pizza Delivery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time" office:time-value="PT00H02M17.87S" calcext:value-type="time">
            <text:p>02:17.870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jun Coonasses dba Deaf Leppard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time" office:time-value="PT00H02M12.86S" calcext:value-type="time">
            <text:p>02:12.860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time" office:time-value="PT00H02M10.226S" calcext:value-type="time">
            <text:p>02:10.226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veza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time" office:time-value="PT00H02M12.303S" calcext:value-type="time">
            <text:p>02:12.303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time" office:time-value="PT00H02M11.402S" calcext:value-type="time">
            <text:p>02:11.402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time" office:time-value="PT00H02M19.867S" calcext:value-type="time">
            <text:p>02:19.867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time" office:time-value="PT00H02M17.349S" calcext:value-type="time">
            <text:p>02:17.349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time" office:time-value="PT00H02M20.281S" calcext:value-type="time">
            <text:p>02:20.281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nderCock Racing Team #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time" office:time-value="PT00H02M27.94S" calcext:value-type="time">
            <text:p>02:27.940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curie Ecrapp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time" office:time-value="PT00H02M15.684S" calcext:value-type="time">
            <text:p>02:15.684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time" office:time-value="PT00H02M20.05S" calcext:value-type="time">
            <text:p>02:20.050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am Harlequ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time" office:time-value="PT00H02M19.035S" calcext:value-type="time">
            <text:p>02:19.035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ierra Auto Recycl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time" office:time-value="PT00H02M22.114S" calcext:value-type="time">
            <text:p>02:22.114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urlingmos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time" office:time-value="PT00H02M19.557S" calcext:value-type="time">
            <text:p>02:19.557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time" office:time-value="PT00H02M23.927S" calcext:value-type="time">
            <text:p>02:23.927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 Team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time" office:time-value="PT00H02M13.919S" calcext:value-type="time">
            <text:p>02:13.919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jun Coonasses dba Spinal Crap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time" office:time-value="PT00H02M18.183S" calcext:value-type="time">
            <text:p>02:18.183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Filthy Tub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time" office:time-value="PT00H02M24.316S" calcext:value-type="time">
            <text:p>02:24.31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f It's Not Punk It's Junk GP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time" office:time-value="PT00H02M13.204S" calcext:value-type="time">
            <text:p>02:13.204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r Two's Wild Rid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time" office:time-value="PT00H02M17.869S" calcext:value-type="time">
            <text:p>02:17.869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owerGea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time" office:time-value="PT00H02M16.611S" calcext:value-type="time">
            <text:p>02:16.611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Haulin' Bas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time" office:time-value="PT00H02M20.003S" calcext:value-type="time">
            <text:p>02:20.003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Vazielow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time" office:time-value="PT00H02M16.943S" calcext:value-type="time">
            <text:p>02:16.94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e team formerly known as Hans Und Franz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time" office:time-value="PT00H02M15.744S" calcext:value-type="time">
            <text:p>02:15.744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nny With Or Without A Pancake On Its Head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time" office:time-value="PT00H02M21.81S" calcext:value-type="time">
            <text:p>02:21.810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solute LeMon Motorsport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time" office:time-value="PT00H02M21.138S" calcext:value-type="time">
            <text:p>02:21.138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veza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time" office:time-value="PT00H02M16.852S" calcext:value-type="time">
            <text:p>02:16.85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SRG Charity Cas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time" office:time-value="PT00H02M15.115S" calcext:value-type="time">
            <text:p>02:15.115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it n Run 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time" office:time-value="PT00H02M18.453S" calcext:value-type="time">
            <text:p>02:18.453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aized Crazy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time" office:time-value="PT00H02M17.871S" calcext:value-type="time">
            <text:p>02:17.871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zz Kill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time" office:time-value="PT00H02M25.674S" calcext:value-type="time">
            <text:p>02:25.674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ick Figure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time" office:time-value="PT00H02M19.697S" calcext:value-type="time">
            <text:p>02:19.697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olcano Motorsport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time" office:time-value="PT00H02M21.565S" calcext:value-type="time">
            <text:p>02:21.56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ump Ganasee Targee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time" office:time-value="PT00H02M24.947S" calcext:value-type="time">
            <text:p>02:24.947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ber Vogel: Hans Am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time" office:time-value="PT00H02M18.39S" calcext:value-type="time">
            <text:p>02:18.390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time" office:time-value="PT00H02M32.153S" calcext:value-type="time">
            <text:p>02:32.153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co Challenged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time" office:time-value="PT00H02M18.493S" calcext:value-type="time">
            <text:p>02:18.493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under Chicken Rides Aga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time" office:time-value="PT00H02M21.909S" calcext:value-type="time">
            <text:p>02:21.909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time" office:time-value="PT00H02M20.068S" calcext:value-type="time">
            <text:p>02:20.068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E Datsu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time" office:time-value="PT00H02M14.685S" calcext:value-type="time">
            <text:p>02:14.685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talian Stallion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time" office:time-value="PT00H02M19.744S" calcext:value-type="time">
            <text:p>02:19.74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smorita Cowboy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time" office:time-value="PT00H02M18.503S" calcext:value-type="time">
            <text:p>02:18.503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ndamonium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time" office:time-value="PT00H02M15.349S" calcext:value-type="time">
            <text:p>02:15.3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White Ricer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time" office:time-value="PT00H02M24.768S" calcext:value-type="time">
            <text:p>02:24.768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nowballs Chance in Hell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time" office:time-value="PT00H02M19.705S" calcext:value-type="time">
            <text:p>02:19.705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ssed Connectio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time" office:time-value="PT00H02M23.665S" calcext:value-type="time">
            <text:p>02:23.665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 Hous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time" office:time-value="PT00H02M21.794S" calcext:value-type="time">
            <text:p>02:21.794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time" office:time-value="PT00H02M17.511S" calcext:value-type="time">
            <text:p>02:17.51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lueless Party Vikings Vintage Racers Group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time" office:time-value="PT00H02M25.403S" calcext:value-type="time">
            <text:p>02:25.403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d Cross Relief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time" office:time-value="PT00H02M16.772S" calcext:value-type="time">
            <text:p>02:16.77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s Cerdos Voladore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time" office:time-value="PT00H02M19.353S" calcext:value-type="time">
            <text:p>02:19.35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Frankenstang 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time" office:time-value="PT00H02M21.365S" calcext:value-type="time">
            <text:p>02:21.365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nting Polar Bear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time" office:time-value="PT00H02M21.902S" calcext:value-type="time">
            <text:p>02:21.902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Xdog'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time" office:time-value="PT00H02M25.663S" calcext:value-type="time">
            <text:p>02:25.66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lergy MC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time" office:time-value="PT00H02M14.762S" calcext:value-type="time">
            <text:p>02:14.762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lunker Refuge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time" office:time-value="PT00H02M17.159S" calcext:value-type="time">
            <text:p>02:17.159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 Chim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time" office:time-value="PT00H02M14.87S" calcext:value-type="time">
            <text:p>02:14.870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he Gamble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time" office:time-value="PT00H02M29.096S" calcext:value-type="time">
            <text:p>02:29.096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am Apathy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time" office:time-value="PT00H02M16.273S" calcext:value-type="time">
            <text:p>02:16.273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time" office:time-value="PT00H02M24.307S" calcext:value-type="time">
            <text:p>02:24.307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itrone Bier Garde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time" office:time-value="PT00H02M14.29S" calcext:value-type="time">
            <text:p>02:14.290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f-the-Scal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time" office:time-value="PT00H02M22.686S" calcext:value-type="time">
            <text:p>02:22.686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tar Wrek - The Final Failur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time" office:time-value="PT00H02M23.679S" calcext:value-type="time">
            <text:p>02:23.67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m Runner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time" office:time-value="PT00H02M17.27S" calcext:value-type="time">
            <text:p>02:17.270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LaHonda Bandits Racing Grop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time" office:time-value="PT00H02M30.028S" calcext:value-type="time">
            <text:p>02:30.028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time" office:time-value="PT00H02M12.206S" calcext:value-type="time">
            <text:p>02:12.206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di Doodi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time" office:time-value="PT00H02M21.825S" calcext:value-type="time">
            <text:p>02:21.82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ddle of the Road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time" office:time-value="PT00H02M23.01S" calcext:value-type="time">
            <text:p>02:23.0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ld and the Wreckles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time" office:time-value="PT00H02M28.132S" calcext:value-type="time">
            <text:p>02:28.132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he Cannonball Bandit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time" office:time-value="PT00H02M20.269S" calcext:value-type="time">
            <text:p>02:20.269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ernal Dads Racing I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time" office:time-value="PT00H02M26.658S" calcext:value-type="time">
            <text:p>02:26.658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ck to the Future 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time" office:time-value="PT00H02M23.181S" calcext:value-type="time">
            <text:p>02:23.18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t ready for black flags killer bee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time" office:time-value="PT00H02M28.885S" calcext:value-type="time">
            <text:p>02:28.885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Fat and the Furiou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time" office:time-value="PT00H02M26.503S" calcext:value-type="time">
            <text:p>02:26.503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ash Test Zombie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time" office:time-value="PT00H02M28.356S" calcext:value-type="time">
            <text:p>02:28.356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erby Girl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time" office:time-value="PT00H02M18.185S" calcext:value-type="time">
            <text:p>02:18.185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LeMons Cameleo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time" office:time-value="PT00H02M19.372S" calcext:value-type="time">
            <text:p>02:19.372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aulknor Auto Racing Team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time" office:time-value="PT00H02M18.26S" calcext:value-type="time">
            <text:p>02:18.260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ximum Overdrive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time" office:time-value="PT00H02M33.968S" calcext:value-type="time">
            <text:p>02:33.968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aster Farms V- Chicken: Impoxibl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time" office:time-value="PT00H02M25.351S" calcext:value-type="time">
            <text:p>02:25.35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rd Herd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time" office:time-value="PT00H02M21.942S" calcext:value-type="time">
            <text:p>02:21.942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assackward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time" office:time-value="PT00H02M34.613S" calcext:value-type="time">
            <text:p>02:34.613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ZZ Uber Das Drive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time" office:time-value="PT00H02M26.9S" calcext:value-type="time">
            <text:p>02:26.900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w I learned to stop worrying and drive the Lemo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time" office:time-value="PT00H02M18.73S" calcext:value-type="time">
            <text:p>02:18.730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Hot Dog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time" office:time-value="PT00H02M15.057S" calcext:value-type="time">
            <text:p>02:15.057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ash Racing Inc. Memorial Team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time" office:time-value="PT00H02M19.092S" calcext:value-type="time">
            <text:p>02:19.092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time" office:time-value="PT00H02M22.873S" calcext:value-type="time">
            <text:p>02:22.873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nowspeeder Pilots Associatio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time" office:time-value="PT00H02M30.74S" calcext:value-type="time">
            <text:p>02:30.7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udi Style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time" office:time-value="PT00H02M28.404S" calcext:value-type="time">
            <text:p>02:28.404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time" office:time-value="PT00H02M20.402S" calcext:value-type="time">
            <text:p>02:20.402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am Fugawi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time" office:time-value="PT00H02M22.115S" calcext:value-type="time">
            <text:p>02:22.115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t Crew Reveng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time" office:time-value="PT00H02M21.338S" calcext:value-type="time">
            <text:p>02:21.338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EAM 51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time" office:time-value="PT00H02M15.046S" calcext:value-type="time">
            <text:p>02:15.046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idy Cat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time" office:time-value="PT00H02M22.7S" calcext:value-type="time">
            <text:p>02:22.700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ltimate Ratio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time" office:time-value="PT00H02M26.664S" calcext:value-type="time">
            <text:p>02:26.66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endejo Engineer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time" office:time-value="PT00H02M30.815S" calcext:value-type="time">
            <text:p>02:30.815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e for T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time" office:time-value="PT00H02M23.476S" calcext:value-type="time">
            <text:p>02:23.47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time" office:time-value="PT00H02M24.927S" calcext:value-type="time">
            <text:p>02:24.9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sychotic Samurai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time" office:time-value="PT00H02M25.953S" calcext:value-type="time">
            <text:p>02:25.953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eed Dial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time" office:time-value="PT00H02M22.796S" calcext:value-type="time">
            <text:p>02:22.796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eam My-Dol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time" office:time-value="PT00H02M45.835S" calcext:value-type="time">
            <text:p>02:45.835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asy 908/1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time" office:time-value="PT00H02M29.702S" calcext:value-type="time">
            <text:p>02:29.702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icensed to Il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time" office:time-value="PT00H02M27.671S" calcext:value-type="time">
            <text:p>02:27.671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irdbrain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time" office:time-value="PT00H02M19.863S" calcext:value-type="time">
            <text:p>02:19.863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Kicking As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time" office:time-value="PT00H02M20.532S" calcext:value-type="time">
            <text:p>02:20.532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eft Over Part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time" office:time-value="PT00H02M25.371S" calcext:value-type="time">
            <text:p>02:25.371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ABrero Verd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time" office:time-value="PT00H02M21.016S" calcext:value-type="time">
            <text:p>02:21.016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 Lemon Unio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time" office:time-value="PT00H02M33.468S" calcext:value-type="time">
            <text:p>02:33.468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evil Mnievel and the Daredevil Stuperstar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time" office:time-value="PT00H02M28.414S" calcext:value-type="time">
            <text:p>02:28.414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it Crew Revenge 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time" office:time-value="PT00H02M23.33S" calcext:value-type="time">
            <text:p>02:23.330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he Sheen Mach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time" office:time-value="PT00H02M19.284S" calcext:value-type="time">
            <text:p>02:19.284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etty Cash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time" office:time-value="PT00H02M23.093S" calcext:value-type="time">
            <text:p>02:23.093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WannaRoc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time" office:time-value="PT00H02M32.036S" calcext:value-type="time">
            <text:p>02:32.036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ernal Dads Racin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time" office:time-value="PT00H02M25.967S" calcext:value-type="time">
            <text:p>02:25.967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Overload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time" office:time-value="PT00H02M26.835S" calcext:value-type="time">
            <text:p>02:26.835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time" office:time-value="PT00H02M21.218S" calcext:value-type="time">
            <text:p>02:21.218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nda F1 Reunio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time" office:time-value="PT00H02M13.115S" calcext:value-type="time">
            <text:p>02:13.11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in City LeMon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time" office:time-value="PT00H02M25.383S" calcext:value-type="time">
            <text:p>02:25.383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am Magic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time" office:time-value="PT00H02M35.47S" calcext:value-type="time">
            <text:p>02:35.470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scally Rabbit Racin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time" office:time-value="PT00H02M22.974S" calcext:value-type="time">
            <text:p>02:22.974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ORKS Mitsubeasti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time" office:time-value="PT00H02M33.659S" calcext:value-type="time">
            <text:p>02:33.659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BQ Rubber Chicken Picatt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time" office:time-value="PT00H02M22.703S" calcext:value-type="time">
            <text:p>02:22.703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ll Work 2 Rac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time" office:time-value="PT00H02M28.099S" calcext:value-type="time">
            <text:p>02:28.099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GR II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time" office:time-value="PT00H02M32.093S" calcext:value-type="time">
            <text:p>02:32.093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lot Car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time" office:time-value="PT00H02M31.431S" calcext:value-type="time">
            <text:p>02:31.4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MW bandit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time" office:time-value="PT00H02M27.495S" calcext:value-type="time">
            <text:p>02:27.49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Pigs Can Fly Aviatio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time" office:time-value="PT00H02M43.942S" calcext:value-type="time">
            <text:p>02:43.942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udge Buster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time" office:time-value="PT00H02M25.724S" calcext:value-type="time">
            <text:p>02:25.724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s Seis Amigos!!!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time" office:time-value="PT00H02M18.516S" calcext:value-type="time">
            <text:p>02:18.516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time" office:time-value="PT00H02M17.693S" calcext:value-type="time">
            <text:p>02:17.693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rectionally Challenged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time" office:time-value="PT00H02M22.408S" calcext:value-type="time">
            <text:p>02:22.408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ino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time" office:time-value="PT00H02M18.783S" calcext:value-type="time">
            <text:p>02:18.78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Kia Pet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time" office:time-value="PT00H02M33.234S" calcext:value-type="time">
            <text:p>02:33.234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nna-be Sponsor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time" office:time-value="PT00H02M22.093S" calcext:value-type="time">
            <text:p>02:22.093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m N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time" office:time-value="PT00H02M24.954S" calcext:value-type="time">
            <text:p>02:24.95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GB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time" office:time-value="PT00H02M22.326S" calcext:value-type="time">
            <text:p>02:22.326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time" office:time-value="PT00H02M24.54S" calcext:value-type="time">
            <text:p>02:24.540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ying Scotsmen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time" office:time-value="PT00H02M26.584S" calcext:value-type="time">
            <text:p>02:26.584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e Homey Depo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time" office:time-value="PT00H02M33.517S" calcext:value-type="time">
            <text:p>02:33.517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Day and All Night!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time" office:time-value="PT00H02M25.843S" calcext:value-type="time">
            <text:p>02:25.843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eam BIL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time" office:time-value="PT00H02M21.81S" calcext:value-type="time">
            <text:p>02:21.810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ywatch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time" office:time-value="PT00H02M24.298S" calcext:value-type="time">
            <text:p>02:24.298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am Cant Am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time" office:time-value="PT00H02M15.628S" calcext:value-type="time">
            <text:p>02:15.628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pet Pisser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time" office:time-value="PT00H02M27.971S" calcext:value-type="time">
            <text:p>02:27.971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Don't Ask Don't Tell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time" office:time-value="PT00H02M27.14S" calcext:value-type="time">
            <text:p>02:27.140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an't Beat 'E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time" office:time-value="PT00H02M30.954S" calcext:value-type="time">
            <text:p>02:30.954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 League Film Society - Miami Nic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time" office:time-value="PT00H02M21.599S" calcext:value-type="time">
            <text:p>02:21.599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en's Stag Party: Car of Ill Reput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time" office:time-value="PT00H02M33.78S" calcext:value-type="time">
            <text:p>02:33.780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hunderCock Racing Team #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time" office:time-value="PT00H02M31.435S" calcext:value-type="time">
            <text:p>02:31.435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umbitch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6" calcext:value-type="float">
            <text:p>96</text:p>
          </table:table-cell>
          <table:table-cell office:value-type="time" office:time-value="PT00H02M25.64S" calcext:value-type="time">
            <text:p>02:25.640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ller ZomBee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2" calcext:value-type="float">
            <text:p>92</text:p>
          </table:table-cell>
          <table:table-cell office:value-type="time" office:time-value="PT00H02M39.843S" calcext:value-type="time">
            <text:p>02:39.843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ck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8" calcext:value-type="float">
            <text:p>88</text:p>
          </table:table-cell>
          <table:table-cell office:value-type="time" office:time-value="PT00H02M24.379S" calcext:value-type="time">
            <text:p>02:24.379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7" calcext:value-type="float">
            <text:p>87</text:p>
          </table:table-cell>
          <table:table-cell office:value-type="time" office:time-value="PT00H02M22.518S" calcext:value-type="time">
            <text:p>02:22.518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ing with Bad Idea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3" calcext:value-type="float">
            <text:p>83</text:p>
          </table:table-cell>
          <table:table-cell office:value-type="time" office:time-value="PT00H02M35.012S" calcext:value-type="time">
            <text:p>02:35.012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R's Racin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3" calcext:value-type="float">
            <text:p>83</text:p>
          </table:table-cell>
          <table:table-cell office:value-type="time" office:time-value="PT00H02M31.117S" calcext:value-type="time">
            <text:p>02:31.1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.A.T.S.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time" office:time-value="PT00H02M27.666S" calcext:value-type="time">
            <text:p>02:27.666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9" calcext:value-type="float">
            <text:p>69</text:p>
          </table:table-cell>
          <table:table-cell office:value-type="time" office:time-value="PT00H02M33.792S" calcext:value-type="time">
            <text:p>02:33.792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reen Hornet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time" office:time-value="PT00H02M25.267S" calcext:value-type="time">
            <text:p>02:25.267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ffeine Unlimited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2" calcext:value-type="float">
            <text:p>62</text:p>
          </table:table-cell>
          <table:table-cell office:value-type="time" office:time-value="PT00H02M24.197S" calcext:value-type="time">
            <text:p>02:24.197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sh Gordon Racing.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0" calcext:value-type="float">
            <text:p>60</text:p>
          </table:table-cell>
          <table:table-cell office:value-type="time" office:time-value="PT00H02M31.601S" calcext:value-type="time">
            <text:p>02:31.60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3" calcext:value-type="float">
            <text:p>53</text:p>
          </table:table-cell>
          <table:table-cell office:value-type="time" office:time-value="PT00H02M33.808S" calcext:value-type="time">
            <text:p>02:33.808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8" calcext:value-type="float">
            <text:p>48</text:p>
          </table:table-cell>
          <table:table-cell office:value-type="time" office:time-value="PT00H02M38.377S" calcext:value-type="time">
            <text:p>02:38.377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5" calcext:value-type="float">
            <text:p>16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 Lemon Entr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7" calcext:value-type="float">
            <text:p>47</text:p>
          </table:table-cell>
          <table:table-cell office:value-type="time" office:time-value="PT00H02M32.887S" calcext:value-type="time">
            <text:p>02:32.887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most Bullitt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time" office:time-value="PT00H02M54.932S" calcext:value-type="time">
            <text:p>02:54.93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[.A169]+1"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ienMagoos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time" office:time-value="PT00H03M28.248S" calcext:value-type="time">
            <text:p>03:28.248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ohn Galt Racin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time" office:time-value="PT00H03M52.95S" calcext:value-type="time">
            <text:p>03:52.950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69" calcext:value-type="float">
            <text:p>16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mport Alloy Racing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172]+1" office:value-type="float" office:value="170" calcext:value-type="float">
            <text:p>17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Motherlode 400</text:p>
          </table:table-cell>
          <table:table-cell table:number-columns-repeated="1021"/>
        </table:table-row>
        <table:table-row table:style-name="ro1">
          <table:table-cell table:formula="of:=[.A173]+1" office:value-type="float" office:value="171" calcext:value-type="float">
            <text:p>17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No eXcuse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174]+1"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Lowe's Racing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1">
          <table:table-cell table:formula="of:=[.A175]+1"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ch2motorsports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-736" calcext:value-type="float">
            <text:p>-736</text:p>
          </table:table-cell>
          <table:table-cell office:value-type="time" office:time-value="PT00H02M18.861S" calcext:value-type="time">
            <text:p>02:18.861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The Real Hoopties of New Jersey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eam Cardorks - Invisible Pink Unico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516" calcext:value-type="float">
            <text:p>516</text:p>
          </table:table-cell>
          <table:table-cell office:value-type="time" office:time-value="PT00H01M23.909S" calcext:value-type="time">
            <text:p>01:23.90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Pro Crash Duh N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friken Romeo/Milano</text:p>
          </table:table-cell>
          <table:table-cell office:value-type="float" office:value="514" calcext:value-type="float">
            <text:p>514</text:p>
          </table:table-cell>
          <table:table-cell office:value-type="time" office:time-value="PT00H01M27.43S" calcext:value-type="time">
            <text:p>01:27.430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by Priz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Nissan/200sx</text:p>
          </table:table-cell>
          <table:table-cell office:value-type="float" office:value="514" calcext:value-type="float">
            <text:p>514</text:p>
          </table:table-cell>
          <table:table-cell office:value-type="time" office:time-value="PT00H01M26.463S" calcext:value-type="time">
            <text:p>01:26.4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ughing Clow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503" calcext:value-type="float">
            <text:p>503</text:p>
          </table:table-cell>
          <table:table-cell office:value-type="time" office:time-value="PT00H01M24.595S" calcext:value-type="time">
            <text:p>01:24.595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uderia Limon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Romeo/Milano</text:p>
          </table:table-cell>
          <table:table-cell office:value-type="float" office:value="497" calcext:value-type="float">
            <text:p>497</text:p>
          </table:table-cell>
          <table:table-cell office:value-type="time" office:time-value="PT00H01M29.81S" calcext:value-type="time">
            <text:p>01:29.810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m Cardorks - Flying Spaghetti Mons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Acura/Integra</text:p>
          </table:table-cell>
          <table:table-cell office:value-type="float" office:value="490" calcext:value-type="float">
            <text:p>490</text:p>
          </table:table-cell>
          <table:table-cell office:value-type="time" office:time-value="PT00H01M21.304S" calcext:value-type="time">
            <text:p>01:21.30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ictors of W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VW/Golf (NOT a GTi)</text:p>
          </table:table-cell>
          <table:table-cell office:value-type="float" office:value="486" calcext:value-type="float">
            <text:p>486</text:p>
          </table:table-cell>
          <table:table-cell office:value-type="time" office:time-value="PT00H01M26.578S" calcext:value-type="time">
            <text:p>01:26.5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ish and the Furrie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Volvo/240</text:p>
          </table:table-cell>
          <table:table-cell office:value-type="float" office:value="480" calcext:value-type="float">
            <text:p>480</text:p>
          </table:table-cell>
          <table:table-cell office:value-type="time" office:time-value="PT00H01M27.206S" calcext:value-type="time">
            <text:p>01:27.206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rmont Volvoch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2/Volvo/240 Wagon</text:p>
          </table:table-cell>
          <table:table-cell office:value-type="float" office:value="479" calcext:value-type="float">
            <text:p>479</text:p>
          </table:table-cell>
          <table:table-cell office:value-type="time" office:time-value="PT00H01M30.269S" calcext:value-type="time">
            <text:p>01:30.269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 EPA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Mercury/Cougar</text:p>
          </table:table-cell>
          <table:table-cell office:value-type="float" office:value="478" calcext:value-type="float">
            <text:p>478</text:p>
          </table:table-cell>
          <table:table-cell office:value-type="time" office:time-value="PT00H01M24.198S" calcext:value-type="time">
            <text:p>01:24.198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eystone Kop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Volvo/244</text:p>
          </table:table-cell>
          <table:table-cell office:value-type="float" office:value="478" calcext:value-type="float">
            <text:p>478</text:p>
          </table:table-cell>
          <table:table-cell office:value-type="time" office:time-value="PT00H01M25.353S" calcext:value-type="time">
            <text:p>01:25.353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ada Bing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Honda/Civic</text:p>
          </table:table-cell>
          <table:table-cell office:value-type="float" office:value="474" calcext:value-type="float">
            <text:p>474</text:p>
          </table:table-cell>
          <table:table-cell office:value-type="time" office:time-value="PT00H01M31.964S" calcext:value-type="time">
            <text:p>01:31.964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am Farfrumwinn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Volkswagen/Fox</text:p>
          </table:table-cell>
          <table:table-cell office:value-type="float" office:value="471" calcext:value-type="float">
            <text:p>471</text:p>
          </table:table-cell>
          <table:table-cell office:value-type="time" office:time-value="PT00H01M28.165S" calcext:value-type="time">
            <text:p>01:28.165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reenhouse Gassho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470" calcext:value-type="float">
            <text:p>470</text:p>
          </table:table-cell>
          <table:table-cell office:value-type="time" office:time-value="PT00H01M26.155S" calcext:value-type="time">
            <text:p>01:26.155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mble B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azda/RX7</text:p>
          </table:table-cell>
          <table:table-cell office:value-type="float" office:value="462" calcext:value-type="float">
            <text:p>462</text:p>
          </table:table-cell>
          <table:table-cell office:value-type="time" office:time-value="PT00H01M24.08S" calcext:value-type="time">
            <text:p>01:24.080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Lincoln/Mark VIII</text:p>
          </table:table-cell>
          <table:table-cell office:value-type="float" office:value="457" calcext:value-type="float">
            <text:p>457</text:p>
          </table:table-cell>
          <table:table-cell office:value-type="time" office:time-value="PT00H01M25.532S" calcext:value-type="time">
            <text:p>01:25.53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lly Bab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Audi/4000 CS</text:p>
          </table:table-cell>
          <table:table-cell office:value-type="float" office:value="455" calcext:value-type="float">
            <text:p>455</text:p>
          </table:table-cell>
          <table:table-cell office:value-type="time" office:time-value="PT00H01M31.998S" calcext:value-type="time">
            <text:p>01:31.998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nd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BMW/325e</text:p>
          </table:table-cell>
          <table:table-cell office:value-type="float" office:value="449" calcext:value-type="float">
            <text:p>449</text:p>
          </table:table-cell>
          <table:table-cell office:value-type="time" office:time-value="PT00H01M29.96S" calcext:value-type="time">
            <text:p>01:29.96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ampaisle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8/Subaru/2.2 impreza</text:p>
          </table:table-cell>
          <table:table-cell office:value-type="float" office:value="446" calcext:value-type="float">
            <text:p>446</text:p>
          </table:table-cell>
          <table:table-cell office:value-type="time" office:time-value="PT00H01M24.513S" calcext:value-type="time">
            <text:p>01:24.513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uct Tap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VW/Golf</text:p>
          </table:table-cell>
          <table:table-cell office:value-type="float" office:value="446" calcext:value-type="float">
            <text:p>446</text:p>
          </table:table-cell>
          <table:table-cell office:value-type="time" office:time-value="PT00H01M26.507S" calcext:value-type="time">
            <text:p>01:26.507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sty Bol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62 (previously a 944)</text:p>
          </table:table-cell>
          <table:table-cell office:value-type="float" office:value="441" calcext:value-type="float">
            <text:p>441</text:p>
          </table:table-cell>
          <table:table-cell office:value-type="time" office:time-value="PT00H01M28.096S" calcext:value-type="time">
            <text:p>01:28.096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U-ro Tr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5/BMW/528</text:p>
          </table:table-cell>
          <table:table-cell office:value-type="float" office:value="439" calcext:value-type="float">
            <text:p>439</text:p>
          </table:table-cell>
          <table:table-cell office:value-type="time" office:time-value="PT00H01M28.672S" calcext:value-type="time">
            <text:p>01:28.672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mo's reven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2/saturn/SL2</text:p>
          </table:table-cell>
          <table:table-cell office:value-type="float" office:value="436" calcext:value-type="float">
            <text:p>436</text:p>
          </table:table-cell>
          <table:table-cell office:value-type="time" office:time-value="PT00H01M28.399S" calcext:value-type="time">
            <text:p>01:28.399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am Death Ra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BM/535is</text:p>
          </table:table-cell>
          <table:table-cell office:value-type="float" office:value="432" calcext:value-type="float">
            <text:p>432</text:p>
          </table:table-cell>
          <table:table-cell office:value-type="time" office:time-value="PT00H01M25.388S" calcext:value-type="time">
            <text:p>01:25.388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ceptor Motorspor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Chevrolet/Camaro</text:p>
          </table:table-cell>
          <table:table-cell office:value-type="float" office:value="417" calcext:value-type="float">
            <text:p>417</text:p>
          </table:table-cell>
          <table:table-cell office:value-type="time" office:time-value="PT00H01M33.112S" calcext:value-type="time">
            <text:p>01:33.112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am Cardorks - N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cura/Integra</text:p>
          </table:table-cell>
          <table:table-cell office:value-type="float" office:value="416" calcext:value-type="float">
            <text:p>416</text:p>
          </table:table-cell>
          <table:table-cell office:value-type="time" office:time-value="PT00H01M24.376S" calcext:value-type="time">
            <text:p>01:24.376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nical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325</text:p>
          </table:table-cell>
          <table:table-cell office:value-type="float" office:value="401" calcext:value-type="float">
            <text:p>401</text:p>
          </table:table-cell>
          <table:table-cell office:value-type="time" office:time-value="PT00H01M26.613S" calcext:value-type="time">
            <text:p>01:26.6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alkofsh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bmw/318ti</text:p>
          </table:table-cell>
          <table:table-cell office:value-type="float" office:value="398" calcext:value-type="float">
            <text:p>398</text:p>
          </table:table-cell>
          <table:table-cell office:value-type="time" office:time-value="PT00H01M23.213S" calcext:value-type="time">
            <text:p>01:23.21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lloKitt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Mazda/RX-7 Le Mans</text:p>
          </table:table-cell>
          <table:table-cell office:value-type="float" office:value="390" calcext:value-type="float">
            <text:p>390</text:p>
          </table:table-cell>
          <table:table-cell office:value-type="time" office:time-value="PT00H01M29.634S" calcext:value-type="time">
            <text:p>01:29.634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7/Lancia/Scorpion</text:p>
          </table:table-cell>
          <table:table-cell office:value-type="float" office:value="379" calcext:value-type="float">
            <text:p>379</text:p>
          </table:table-cell>
          <table:table-cell office:value-type="time" office:time-value="PT00H01M28.528S" calcext:value-type="time">
            <text:p>01:28.528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uct Tape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318is</text:p>
          </table:table-cell>
          <table:table-cell office:value-type="float" office:value="366" calcext:value-type="float">
            <text:p>366</text:p>
          </table:table-cell>
          <table:table-cell office:value-type="time" office:time-value="PT00H01M22.502S" calcext:value-type="time">
            <text:p>01:22.5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rmless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8/MG/MGB GT</text:p>
          </table:table-cell>
          <table:table-cell office:value-type="float" office:value="365" calcext:value-type="float">
            <text:p>365</text:p>
          </table:table-cell>
          <table:table-cell office:value-type="time" office:time-value="PT00H01M36.604S" calcext:value-type="time">
            <text:p>01:36.604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st In The Wi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Nissan/Saab/300zx/9000</text:p>
          </table:table-cell>
          <table:table-cell office:value-type="float" office:value="357" calcext:value-type="float">
            <text:p>357</text:p>
          </table:table-cell>
          <table:table-cell office:value-type="time" office:time-value="PT00H01M25.111S" calcext:value-type="time">
            <text:p>01:25.111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e B-69 Penetrato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0/Chevy/Impala</text:p>
          </table:table-cell>
          <table:table-cell office:value-type="float" office:value="351" calcext:value-type="float">
            <text:p>351</text:p>
          </table:table-cell>
          <table:table-cell office:value-type="time" office:time-value="PT00H01M28.759S" calcext:value-type="time">
            <text:p>01:28.759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 Eyed Blowfish Boysenberry Pi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1M26.556S" calcext:value-type="time">
            <text:p>01:26.556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engineer'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 (i'm sorry)</text:p>
          </table:table-cell>
          <table:table-cell office:value-type="float" office:value="347" calcext:value-type="float">
            <text:p>347</text:p>
          </table:table-cell>
          <table:table-cell office:value-type="time" office:time-value="PT00H01M31.801S" calcext:value-type="time">
            <text:p>01:31.801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ribe IDP's Qu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345" calcext:value-type="float">
            <text:p>345</text:p>
          </table:table-cell>
          <table:table-cell office:value-type="time" office:time-value="PT00H01M23.803S" calcext:value-type="time">
            <text:p>01:23.803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d Squa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MR2</text:p>
          </table:table-cell>
          <table:table-cell office:value-type="float" office:value="337" calcext:value-type="float">
            <text:p>337</text:p>
          </table:table-cell>
          <table:table-cell office:value-type="time" office:time-value="PT00H01M29.472S" calcext:value-type="time">
            <text:p>01:29.472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sfit Toy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ivic Wagovan RT4WD</text:p>
          </table:table-cell>
          <table:table-cell office:value-type="float" office:value="330" calcext:value-type="float">
            <text:p>330</text:p>
          </table:table-cell>
          <table:table-cell office:value-type="time" office:time-value="PT00H01M30.989S" calcext:value-type="time">
            <text:p>01:30.98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hallow Pocket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Volkswagen/Golf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1M31.933S" calcext:value-type="time">
            <text:p>01:31.933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R2 Biohaz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MR2</text:p>
          </table:table-cell>
          <table:table-cell office:value-type="float" office:value="304" calcext:value-type="float">
            <text:p>304</text:p>
          </table:table-cell>
          <table:table-cell office:value-type="time" office:time-value="PT00H01M21.299S" calcext:value-type="time">
            <text:p>01:21.29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oyota Real D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MR2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1M31.189S" calcext:value-type="time">
            <text:p>01:31.189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quatting Dog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Ford/Mustang</text:p>
          </table:table-cell>
          <table:table-cell office:value-type="float" office:value="292" calcext:value-type="float">
            <text:p>292</text:p>
          </table:table-cell>
          <table:table-cell office:value-type="time" office:time-value="PT00H01M33.507S" calcext:value-type="time">
            <text:p>01:33.507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/Mystery/Car</text:p>
          </table:table-cell>
          <table:table-cell office:value-type="float" office:value="277" calcext:value-type="float">
            <text:p>277</text:p>
          </table:table-cell>
          <table:table-cell office:value-type="time" office:time-value="PT00H01M32.831S" calcext:value-type="time">
            <text:p>01:32.831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uderia Regurgi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5/Fiat/131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1M37.224S" calcext:value-type="time">
            <text:p>01:37.224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he E-lemon-ators DBA Epic Fai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Mercury/Cougar GT 499 3/4</text:p>
          </table:table-cell>
          <table:table-cell office:value-type="float" office:value="259" calcext:value-type="float">
            <text:p>259</text:p>
          </table:table-cell>
          <table:table-cell office:value-type="time" office:time-value="PT00H01M32.286S" calcext:value-type="time">
            <text:p>01:32.286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amremm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SAAB/900</text:p>
          </table:table-cell>
          <table:table-cell office:value-type="float" office:value="254" calcext:value-type="float">
            <text:p>254</text:p>
          </table:table-cell>
          <table:table-cell office:value-type="time" office:time-value="PT00H01M29.667S" calcext:value-type="time">
            <text:p>01:29.667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 J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VW/Jetta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1M27.177S" calcext:value-type="time">
            <text:p>01:27.177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r B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Audi/4000 Quattro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1M25.271S" calcext:value-type="time">
            <text:p>01:25.27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chumacher Taxi Service-Team coROL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coROLLa FX16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1M26.75S" calcext:value-type="time">
            <text:p>01:26.750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MP1 Failb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ntiac/Firebird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1M26.738S" calcext:value-type="time">
            <text:p>01:26.738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lyin Turd Race Te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Ford/Thunderbird Turbo Coupe'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1M25.019S" calcext:value-type="time">
            <text:p>01:25.019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lassic Car Club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Volkswagen/Golf</text:p>
          </table:table-cell>
          <table:table-cell office:value-type="float" office:value="202" calcext:value-type="float">
            <text:p>202</text:p>
          </table:table-cell>
          <table:table-cell office:value-type="time" office:time-value="PT00H01M23.561S" calcext:value-type="time">
            <text:p>01:23.56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constru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318</text:p>
          </table:table-cell>
          <table:table-cell office:value-type="float" office:value="188" calcext:value-type="float">
            <text:p>188</text:p>
          </table:table-cell>
          <table:table-cell office:value-type="time" office:time-value="PT00H01M26.968S" calcext:value-type="time">
            <text:p>01:26.9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ll Danger and the Road Hazza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Accord</text:p>
          </table:table-cell>
          <table:table-cell office:value-type="float" office:value="150" calcext:value-type="float">
            <text:p>150</text:p>
          </table:table-cell>
          <table:table-cell office:value-type="time" office:time-value="PT00H01M25.821S" calcext:value-type="time">
            <text:p>01:25.821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rrows Au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Toyota/Supra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01M33.458S" calcext:value-type="time">
            <text:p>01:33.458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ster Jury Rigg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7/BMW/320i</text:p>
          </table:table-cell>
          <table:table-cell office:value-type="float" office:value="107" calcext:value-type="float">
            <text:p>107</text:p>
          </table:table-cell>
          <table:table-cell office:value-type="time" office:time-value="PT00H01M26.888S" calcext:value-type="time">
            <text:p>01:26.88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Triumph/TR7(V8)</text:p>
          </table:table-cell>
          <table:table-cell office:value-type="float" office:value="104" calcext:value-type="float">
            <text:p>104</text:p>
          </table:table-cell>
          <table:table-cell office:value-type="time" office:time-value="PT00H01M36.644S" calcext:value-type="time">
            <text:p>01:36.644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ert Eag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1/mitsubishi/Eclipse</text:p>
          </table:table-cell>
          <table:table-cell office:value-type="float" office:value="84" calcext:value-type="float">
            <text:p>84</text:p>
          </table:table-cell>
          <table:table-cell office:value-type="time" office:time-value="PT00H01M30.425S" calcext:value-type="time">
            <text:p>01:30.425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hilly River Ra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Prelude</text:p>
          </table:table-cell>
          <table:table-cell office:value-type="float" office:value="58" calcext:value-type="float">
            <text:p>58</text:p>
          </table:table-cell>
          <table:table-cell office:value-type="time" office:time-value="PT00H01M32.29S" calcext:value-type="time">
            <text:p>01:32.290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Robot Hous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Pontiac/Grand Am</text:p>
          </table:table-cell>
          <table:table-cell office:value-type="float" office:value="57" calcext:value-type="float">
            <text:p>57</text:p>
          </table:table-cell>
          <table:table-cell office:value-type="time" office:time-value="PT00H01M38.846S" calcext:value-type="time">
            <text:p>01:38.846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acing Wor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chevrolet/monte carlo</text:p>
          </table:table-cell>
          <table:table-cell office:value-type="float" office:value="44" calcext:value-type="float">
            <text:p>44</text:p>
          </table:table-cell>
          <table:table-cell office:value-type="time" office:time-value="PT00H01M29.392S" calcext:value-type="time">
            <text:p>01:29.392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macher Taxi Service:GI Sl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39" calcext:value-type="float">
            <text:p>39</text:p>
          </table:table-cell>
          <table:table-cell office:value-type="time" office:time-value="PT00H01M26.739S" calcext:value-type="time">
            <text:p>01:26.739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rrows Au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Bradley/GT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1M54.386S" calcext:value-type="time">
            <text:p>01:54.386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eful Hou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Plymouth/Laser</text:p>
          </table:table-cell>
          <table:table-cell office:value-type="float" office:value="8" calcext:value-type="float">
            <text:p>8</text:p>
          </table:table-cell>
          <table:table-cell office:value-type="time" office:time-value="PT00H01M51.68S" calcext:value-type="time">
            <text:p>01:51.680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am Cardorks - New</text:p>
          </table:table-cell>
          <table:table-cell/>
          <table:table-cell office:value-type="string" calcext:value-type="string">
            <text:p>1991/Acura/Integra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Campaign to Prevent Gingervitis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i Mondai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373" calcext:value-type="float">
            <text:p>373</text:p>
          </table:table-cell>
          <table:table-cell office:value-type="time" office:time-value="PT00H01M42.162S" calcext:value-type="time">
            <text:p>01:42.1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id Mark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1M43.984S" calcext:value-type="time">
            <text:p>01:43.9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Team Short B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Volkswagen/Golf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1M45.071S" calcext:value-type="time">
            <text:p>01:45.07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ch-Key Ki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Plymouth/Neon</text:p>
          </table:table-cell>
          <table:table-cell office:value-type="float" office:value="361" calcext:value-type="float">
            <text:p>361</text:p>
          </table:table-cell>
          <table:table-cell office:value-type="time" office:time-value="PT00H01M45.428S" calcext:value-type="time">
            <text:p>01:45.428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am Reynolds Sty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Toyota/Celica ST</text:p>
          </table:table-cell>
          <table:table-cell office:value-type="float" office:value="354" calcext:value-type="float">
            <text:p>354</text:p>
          </table:table-cell>
          <table:table-cell office:value-type="time" office:time-value="PT00H01M46.278S" calcext:value-type="time">
            <text:p>01:46.278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Chicken and Waffl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Volkswagen/Quantum Syncro Wagon</text:p>
          </table:table-cell>
          <table:table-cell office:value-type="float" office:value="352" calcext:value-type="float">
            <text:p>352</text:p>
          </table:table-cell>
          <table:table-cell office:value-type="time" office:time-value="PT00H01M55.951S" calcext:value-type="time">
            <text:p>01:55.951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snor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Crappy E30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1M41.618S" calcext:value-type="time">
            <text:p>01:41.618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e Cand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Civic</text:p>
          </table:table-cell>
          <table:table-cell office:value-type="float" office:value="348" calcext:value-type="float">
            <text:p>348</text:p>
          </table:table-cell>
          <table:table-cell office:value-type="time" office:time-value="PT00H01M48.807S" calcext:value-type="time">
            <text:p>01:48.807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am Non Sequi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Acura/Integra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1M46.26S" calcext:value-type="time">
            <text:p>01:46.2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HE Too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erkur/XR4Ti</text:p>
          </table:table-cell>
          <table:table-cell office:value-type="float" office:value="333" calcext:value-type="float">
            <text:p>333</text:p>
          </table:table-cell>
          <table:table-cell office:value-type="time" office:time-value="PT00H01M46.568S" calcext:value-type="time">
            <text:p>01:46.568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Cheap Bastard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Dodge/Neon</text:p>
          </table:table-cell>
          <table:table-cell office:value-type="float" office:value="333" calcext:value-type="float">
            <text:p>333</text:p>
          </table:table-cell>
          <table:table-cell office:value-type="time" office:time-value="PT00H01M53.383S" calcext:value-type="time">
            <text:p>01:53.383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ickup Tr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Chevy/S10 Lumberhauler</text:p>
          </table:table-cell>
          <table:table-cell office:value-type="float" office:value="332" calcext:value-type="float">
            <text:p>332</text:p>
          </table:table-cell>
          <table:table-cell office:value-type="time" office:time-value="PT00H01M48.554S" calcext:value-type="time">
            <text:p>01:48.554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on Light Distri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Dodge/Neon</text:p>
          </table:table-cell>
          <table:table-cell office:value-type="float" office:value="331" calcext:value-type="float">
            <text:p>331</text:p>
          </table:table-cell>
          <table:table-cell office:value-type="time" office:time-value="PT00H01M49.581S" calcext:value-type="time">
            <text:p>01:49.58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i Mondai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Corolla FX16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1M51.412S" calcext:value-type="time">
            <text:p>01:51.412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rdDriveRacing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5/Honda/Civic / Camaro</text:p>
          </table:table-cell>
          <table:table-cell office:value-type="float" office:value="327" calcext:value-type="float">
            <text:p>327</text:p>
          </table:table-cell>
          <table:table-cell office:value-type="time" office:time-value="PT00H01M53.825S" calcext:value-type="time">
            <text:p>01:53.825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rry 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Alfa Romeo/Berlina</text:p>
          </table:table-cell>
          <table:table-cell office:value-type="float" office:value="326" calcext:value-type="float">
            <text:p>326</text:p>
          </table:table-cell>
          <table:table-cell office:value-type="time" office:time-value="PT00H01M48.903S" calcext:value-type="time">
            <text:p>01:48.903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ucky Monke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Acura/Integra</text:p>
          </table:table-cell>
          <table:table-cell office:value-type="float" office:value="322" calcext:value-type="float">
            <text:p>322</text:p>
          </table:table-cell>
          <table:table-cell office:value-type="time" office:time-value="PT00H01M46.016S" calcext:value-type="time">
            <text:p>01:46.016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Le Shad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Dodge/Shadow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1M50.052S" calcext:value-type="time">
            <text:p>01:50.052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hetto Motorspor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Chevy/Malibu</text:p>
          </table:table-cell>
          <table:table-cell office:value-type="float" office:value="318" calcext:value-type="float">
            <text:p>318</text:p>
          </table:table-cell>
          <table:table-cell office:value-type="time" office:time-value="PT00H01M47.693S" calcext:value-type="time">
            <text:p>01:47.693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am Jager Bomb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Mazda/RX-7</text:p>
          </table:table-cell>
          <table:table-cell office:value-type="float" office:value="317" calcext:value-type="float">
            <text:p>317</text:p>
          </table:table-cell>
          <table:table-cell office:value-type="time" office:time-value="PT00H01M44.333S" calcext:value-type="time">
            <text:p>01:44.333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mikaze Pilots of Fu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1M49.766S" calcext:value-type="time">
            <text:p>01:49.766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onAi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6/Geo/Metro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55.74S" calcext:value-type="time">
            <text:p>01:55.740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uro Tr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VW/Jetta</text:p>
          </table:table-cell>
          <table:table-cell office:value-type="float" office:value="304" calcext:value-type="float">
            <text:p>304</text:p>
          </table:table-cell>
          <table:table-cell office:value-type="time" office:time-value="PT00H01M49.648S" calcext:value-type="time">
            <text:p>01:49.648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&amp;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olvo/740</text:p>
          </table:table-cell>
          <table:table-cell office:value-type="float" office:value="304" calcext:value-type="float">
            <text:p>304</text:p>
          </table:table-cell>
          <table:table-cell office:value-type="time" office:time-value="PT00H01M54.498S" calcext:value-type="time">
            <text:p>01:54.498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and Me Down Cr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1M47.076S" calcext:value-type="time">
            <text:p>01:47.07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 Kitt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Prelude Si</text:p>
          </table:table-cell>
          <table:table-cell office:value-type="float" office:value="299" calcext:value-type="float">
            <text:p>299</text:p>
          </table:table-cell>
          <table:table-cell office:value-type="time" office:time-value="PT00H01M46.613S" calcext:value-type="time">
            <text:p>01:46.6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ck Pillagerz!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9/Buick/LeSabretooth</text:p>
          </table:table-cell>
          <table:table-cell office:value-type="float" office:value="299" calcext:value-type="float">
            <text:p>299</text:p>
          </table:table-cell>
          <table:table-cell office:value-type="time" office:time-value="PT00H01M51.8S" calcext:value-type="time">
            <text:p>01:51.800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Blue Shel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Accord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1M51.876S" calcext:value-type="time">
            <text:p>01:51.876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ncha Splat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Fiat/Bertone/X1/9</text:p>
          </table:table-cell>
          <table:table-cell office:value-type="float" office:value="294" calcext:value-type="float">
            <text:p>294</text:p>
          </table:table-cell>
          <table:table-cell office:value-type="time" office:time-value="PT00H01M44.656S" calcext:value-type="time">
            <text:p>01:44.656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White Tras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Dodge/Neon</text:p>
          </table:table-cell>
          <table:table-cell office:value-type="float" office:value="294" calcext:value-type="float">
            <text:p>294</text:p>
          </table:table-cell>
          <table:table-cell office:value-type="time" office:time-value="PT00H01M47.994S" calcext:value-type="time">
            <text:p>01:47.99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s Limons (Car 2 of 2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Ford/Fiesta</text:p>
          </table:table-cell>
          <table:table-cell office:value-type="float" office:value="294" calcext:value-type="float">
            <text:p>294</text:p>
          </table:table-cell>
          <table:table-cell office:value-type="time" office:time-value="PT00H01M49.07S" calcext:value-type="time">
            <text:p>01:49.07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am Slightly-less-than-credibl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Honda/CRX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1M49.38S" calcext:value-type="time">
            <text:p>01:49.380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ttle Lebowski Urban Achiev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Volvo/245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1M52.466S" calcext:value-type="time">
            <text:p>01:52.466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. Bob's Mobile Dental Clin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Nissan/Sentra XE 1.6L</text:p>
          </table:table-cell>
          <table:table-cell office:value-type="float" office:value="282" calcext:value-type="float">
            <text:p>282</text:p>
          </table:table-cell>
          <table:table-cell office:value-type="time" office:time-value="PT00H01M52.751S" calcext:value-type="time">
            <text:p>01:52.751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To Punish and Ensla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Crown Vic V8 Supercar</text:p>
          </table:table-cell>
          <table:table-cell office:value-type="float" office:value="282" calcext:value-type="float">
            <text:p>282</text:p>
          </table:table-cell>
          <table:table-cell office:value-type="time" office:time-value="PT00H01M49.811S" calcext:value-type="time">
            <text:p>01:49.811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azda/MX-3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1M49.547S" calcext:value-type="time">
            <text:p>01:49.547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d Bust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Chevy/Camaro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1M51.489S" calcext:value-type="time">
            <text:p>01:51.489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RX SI</text:p>
          </table:table-cell>
          <table:table-cell office:value-type="float" office:value="275" calcext:value-type="float">
            <text:p>275</text:p>
          </table:table-cell>
          <table:table-cell office:value-type="time" office:time-value="PT00H01M42.107S" calcext:value-type="time">
            <text:p>01:42.107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on't Mess With Lexas!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Lexus/LS400</text:p>
          </table:table-cell>
          <table:table-cell office:value-type="float" office:value="274" calcext:value-type="float">
            <text:p>274</text:p>
          </table:table-cell>
          <table:table-cell office:value-type="time" office:time-value="PT00H01M43.994S" calcext:value-type="time">
            <text:p>01:43.994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mon Squee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Mercury/Capri</text:p>
          </table:table-cell>
          <table:table-cell office:value-type="float" office:value="270" calcext:value-type="float">
            <text:p>270</text:p>
          </table:table-cell>
          <table:table-cell office:value-type="time" office:time-value="PT00H01M48.525S" calcext:value-type="time">
            <text:p>01:48.525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 Rocke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268" calcext:value-type="float">
            <text:p>268</text:p>
          </table:table-cell>
          <table:table-cell office:value-type="time" office:time-value="PT00H01M47.85S" calcext:value-type="time">
            <text:p>01:47.850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ve The Ta-Ta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Chevrolet/Camaro</text:p>
          </table:table-cell>
          <table:table-cell office:value-type="float" office:value="265" calcext:value-type="float">
            <text:p>265</text:p>
          </table:table-cell>
          <table:table-cell office:value-type="time" office:time-value="PT00H01M42.661S" calcext:value-type="time">
            <text:p>01:42.66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on Oxid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Romeo/Milano Silver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1M47.66S" calcext:value-type="time">
            <text:p>01:47.660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over Bros Rac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0/MG/BGT</text:p>
          </table:table-cell>
          <table:table-cell office:value-type="float" office:value="257" calcext:value-type="float">
            <text:p>257</text:p>
          </table:table-cell>
          <table:table-cell office:value-type="time" office:time-value="PT00H01M59.159S" calcext:value-type="time">
            <text:p>01:59.159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os Limons (Car 1 of 2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9/Ford/Fiesta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1M44.391S" calcext:value-type="time">
            <text:p>01:44.3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ikaze pilots of fury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Honda/CRX</text:p>
          </table:table-cell>
          <table:table-cell office:value-type="float" office:value="244" calcext:value-type="float">
            <text:p>244</text:p>
          </table:table-cell>
          <table:table-cell office:value-type="time" office:time-value="PT00H01M52.754S" calcext:value-type="time">
            <text:p>01:52.754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isconsin Crap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8/Nissan/200sx 1.6</text:p>
          </table:table-cell>
          <table:table-cell office:value-type="float" office:value="227" calcext:value-type="float">
            <text:p>227</text:p>
          </table:table-cell>
          <table:table-cell office:value-type="time" office:time-value="PT00H01M54.931S" calcext:value-type="time">
            <text:p>01:54.931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l Whamm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s</text:p>
          </table:table-cell>
          <table:table-cell office:value-type="float" office:value="224" calcext:value-type="float">
            <text:p>224</text:p>
          </table:table-cell>
          <table:table-cell office:value-type="time" office:time-value="PT00H01M47.16S" calcext:value-type="time">
            <text:p>01:47.160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ingle Mal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Alfa Romeo/GTV6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1M44.872S" calcext:value-type="time">
            <text:p>01:44.8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am Lebows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Dodge/Neon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1M48.875S" calcext:value-type="time">
            <text:p>01:48.875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d lucky tou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Mazda/rx7</text:p>
          </table:table-cell>
          <table:table-cell office:value-type="float" office:value="192" calcext:value-type="float">
            <text:p>192</text:p>
          </table:table-cell>
          <table:table-cell office:value-type="time" office:time-value="PT00H01M54.953S" calcext:value-type="time">
            <text:p>01:54.95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Drive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Chevrolet/Camaro Iroc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1M52.485S" calcext:value-type="time">
            <text:p>01:52.485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Minty Pyl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7</text:p>
          </table:table-cell>
          <table:table-cell office:value-type="float" office:value="188" calcext:value-type="float">
            <text:p>188</text:p>
          </table:table-cell>
          <table:table-cell office:value-type="time" office:time-value="PT00H01M53.68S" calcext:value-type="time">
            <text:p>01:53.680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son Bandi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Lincoln/Mark VII</text:p>
          </table:table-cell>
          <table:table-cell office:value-type="float" office:value="184" calcext:value-type="float">
            <text:p>184</text:p>
          </table:table-cell>
          <table:table-cell office:value-type="time" office:time-value="PT00H01M45.443S" calcext:value-type="time">
            <text:p>01:45.443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geant Shit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173" calcext:value-type="float">
            <text:p>173</text:p>
          </table:table-cell>
          <table:table-cell office:value-type="time" office:time-value="PT00H01M48.398S" calcext:value-type="time">
            <text:p>01:48.3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yte Mark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Ford/Escort</text:p>
          </table:table-cell>
          <table:table-cell office:value-type="float" office:value="148" calcext:value-type="float">
            <text:p>148</text:p>
          </table:table-cell>
          <table:table-cell office:value-type="time" office:time-value="PT00H01M59.75S" calcext:value-type="time">
            <text:p>01:59.750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i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144" calcext:value-type="float">
            <text:p>144</text:p>
          </table:table-cell>
          <table:table-cell office:value-type="time" office:time-value="PT00H01M50.266S" calcext:value-type="time">
            <text:p>01:50.26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ptain Morgan's Rum Runn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Thunderbird</text:p>
          </table:table-cell>
          <table:table-cell office:value-type="float" office:value="125" calcext:value-type="float">
            <text:p>125</text:p>
          </table:table-cell>
          <table:table-cell office:value-type="time" office:time-value="PT00H01M57.809S" calcext:value-type="time">
            <text:p>01:57.809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vic Disord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Civic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01M56.411S" calcext:value-type="time">
            <text:p>01:56.41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ble Jeopard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Pontiac/Fiero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2M05.52S" calcext:value-type="time">
            <text:p>02:05.520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toBA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3/Toyota/Celica</text:p>
          </table:table-cell>
          <table:table-cell office:value-type="float" office:value="30" calcext:value-type="float">
            <text:p>30</text:p>
          </table:table-cell>
          <table:table-cell office:value-type="time" office:time-value="PT00H02M13.793S" calcext:value-type="time">
            <text:p>02:13.793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ro Budge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Chevy/Chevette</text:p>
          </table:table-cell>
          <table:table-cell office:value-type="float" office:value="9" calcext:value-type="float">
            <text:p>9</text:p>
          </table:table-cell>
          <table:table-cell office:value-type="time" office:time-value="PT00H03M20.078S" calcext:value-type="time">
            <text:p>03:20.078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1976/Chevy/DeCon Monza!!#1013</text:p>
          </table:table-cell>
          <table:table-cell office:value-type="float" office:value="5" calcext:value-type="float">
            <text:p>5</text:p>
          </table:table-cell>
          <table:table-cell office:value-type="time" office:time-value="PT00H02M20.024S" calcext:value-type="time">
            <text:p>02:20.024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ushed Red Pepp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Toyota/MR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Loudon Annoying 2011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in Nucl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470" calcext:value-type="float">
            <text:p>470</text:p>
          </table:table-cell>
          <table:table-cell office:value-type="time" office:time-value="PT00H01M28.546S" calcext:value-type="time">
            <text:p>01:28.5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ll Danger and the Road Hazza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Accord</text:p>
          </table:table-cell>
          <table:table-cell office:value-type="float" office:value="456" calcext:value-type="float">
            <text:p>456</text:p>
          </table:table-cell>
          <table:table-cell office:value-type="time" office:time-value="PT00H01M31.322S" calcext:value-type="time">
            <text:p>01:31.3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eystone Ko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Volvo/244</text:p>
          </table:table-cell>
          <table:table-cell office:value-type="float" office:value="449" calcext:value-type="float">
            <text:p>449</text:p>
          </table:table-cell>
          <table:table-cell office:value-type="time" office:time-value="PT00H01M28.617S" calcext:value-type="time">
            <text:p>01:28.617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Pro Crash Duh N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lfa Romeo/Milano</text:p>
          </table:table-cell>
          <table:table-cell office:value-type="float" office:value="449" calcext:value-type="float">
            <text:p>449</text:p>
          </table:table-cell>
          <table:table-cell office:value-type="time" office:time-value="PT00H01M29.828S" calcext:value-type="time">
            <text:p>01:29.828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am Pepe La-P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Civic</text:p>
          </table:table-cell>
          <table:table-cell office:value-type="float" office:value="438" calcext:value-type="float">
            <text:p>438</text:p>
          </table:table-cell>
          <table:table-cell office:value-type="time" office:time-value="PT00H01M34.692S" calcext:value-type="time">
            <text:p>01:34.692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uderia Limon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Romeo/Milano</text:p>
          </table:table-cell>
          <table:table-cell office:value-type="float" office:value="437" calcext:value-type="float">
            <text:p>437</text:p>
          </table:table-cell>
          <table:table-cell office:value-type="time" office:time-value="PT00H01M30.177S" calcext:value-type="time">
            <text:p>01:30.177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rmont Volvocher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Volvo/240</text:p>
          </table:table-cell>
          <table:table-cell office:value-type="float" office:value="433" calcext:value-type="float">
            <text:p>433</text:p>
          </table:table-cell>
          <table:table-cell office:value-type="time" office:time-value="PT00H01M33.749S" calcext:value-type="time">
            <text:p>01:33.749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am Duct Tape Bandi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</text:p>
          </table:table-cell>
          <table:table-cell office:value-type="float" office:value="420" calcext:value-type="float">
            <text:p>420</text:p>
          </table:table-cell>
          <table:table-cell office:value-type="time" office:time-value="PT00H01M27.738S" calcext:value-type="time">
            <text:p>01:27.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edish Meatbal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Volvo/245</text:p>
          </table:table-cell>
          <table:table-cell office:value-type="float" office:value="419" calcext:value-type="float">
            <text:p>419</text:p>
          </table:table-cell>
          <table:table-cell office:value-type="time" office:time-value="PT00H01M31.792S" calcext:value-type="time">
            <text:p>01:31.792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Nissan/300ZX</text:p>
          </table:table-cell>
          <table:table-cell office:value-type="float" office:value="414" calcext:value-type="float">
            <text:p>414</text:p>
          </table:table-cell>
          <table:table-cell office:value-type="time" office:time-value="PT00H01M30.258S" calcext:value-type="time">
            <text:p>01:30.258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engineer'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WM/Rotten Gross 325i</text:p>
          </table:table-cell>
          <table:table-cell office:value-type="float" office:value="409" calcext:value-type="float">
            <text:p>409</text:p>
          </table:table-cell>
          <table:table-cell office:value-type="time" office:time-value="PT00H01M32.791S" calcext:value-type="time">
            <text:p>01:32.791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x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Volvo/740 turbo</text:p>
          </table:table-cell>
          <table:table-cell office:value-type="float" office:value="402" calcext:value-type="float">
            <text:p>402</text:p>
          </table:table-cell>
          <table:table-cell office:value-type="time" office:time-value="PT00H01M33.828S" calcext:value-type="time">
            <text:p>01:33.828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he Maine Dental Associ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Chevrolet/Cavalier</text:p>
          </table:table-cell>
          <table:table-cell office:value-type="float" office:value="394" calcext:value-type="float">
            <text:p>394</text:p>
          </table:table-cell>
          <table:table-cell office:value-type="time" office:time-value="PT00H01M29.533S" calcext:value-type="time">
            <text:p>01:29.533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anky Amish Momma'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azda/RX7</text:p>
          </table:table-cell>
          <table:table-cell office:value-type="float" office:value="393" calcext:value-type="float">
            <text:p>393</text:p>
          </table:table-cell>
          <table:table-cell office:value-type="time" office:time-value="PT00H01M28.648S" calcext:value-type="time">
            <text:p>01:28.648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am Death R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BM/535is</text:p>
          </table:table-cell>
          <table:table-cell office:value-type="float" office:value="393" calcext:value-type="float">
            <text:p>393</text:p>
          </table:table-cell>
          <table:table-cell office:value-type="time" office:time-value="PT00H01M29.298S" calcext:value-type="time">
            <text:p>01:29.298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Team Rob His Two Loser Friends and Stupid Broth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VW/Golf</text:p>
          </table:table-cell>
          <table:table-cell office:value-type="float" office:value="387" calcext:value-type="float">
            <text:p>387</text:p>
          </table:table-cell>
          <table:table-cell office:value-type="time" office:time-value="PT00H01M33.365S" calcext:value-type="time">
            <text:p>01:33.365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eam Gnomentu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Honda/Civic</text:p>
          </table:table-cell>
          <table:table-cell office:value-type="float" office:value="382" calcext:value-type="float">
            <text:p>382</text:p>
          </table:table-cell>
          <table:table-cell office:value-type="time" office:time-value="PT00H01M31.701S" calcext:value-type="time">
            <text:p>01:31.701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llet Milit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Saturn/Sc</text:p>
          </table:table-cell>
          <table:table-cell office:value-type="float" office:value="376" calcext:value-type="float">
            <text:p>376</text:p>
          </table:table-cell>
          <table:table-cell office:value-type="time" office:time-value="PT00H01M29.314S" calcext:value-type="time">
            <text:p>01:29.314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ffalo knuck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Supra</text:p>
          </table:table-cell>
          <table:table-cell office:value-type="float" office:value="376" calcext:value-type="float">
            <text:p>376</text:p>
          </table:table-cell>
          <table:table-cell office:value-type="time" office:time-value="PT00H01M28.171S" calcext:value-type="time">
            <text:p>01:28.171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y Other Mistr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CRX/SI</text:p>
          </table:table-cell>
          <table:table-cell office:value-type="float" office:value="374" calcext:value-type="float">
            <text:p>374</text:p>
          </table:table-cell>
          <table:table-cell office:value-type="time" office:time-value="PT00H01M30.908S" calcext:value-type="time">
            <text:p>01:30.90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tzwen I.P.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Volkswagen/Jetta</text:p>
          </table:table-cell>
          <table:table-cell office:value-type="float" office:value="373" calcext:value-type="float">
            <text:p>373</text:p>
          </table:table-cell>
          <table:table-cell office:value-type="time" office:time-value="PT00H01M40.983S" calcext:value-type="time">
            <text:p>01:40.98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tJob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Honda/Civic (wagon)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1M37.592S" calcext:value-type="time">
            <text:p>01:37.592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ineke Muff Rac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5/Honda/Civic</text:p>
          </table:table-cell>
          <table:table-cell office:value-type="float" office:value="362" calcext:value-type="float">
            <text:p>362</text:p>
          </table:table-cell>
          <table:table-cell office:value-type="time" office:time-value="PT00H01M35.897S" calcext:value-type="time">
            <text:p>01:35.89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U-ro Tr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528e</text:p>
          </table:table-cell>
          <table:table-cell office:value-type="float" office:value="358" calcext:value-type="float">
            <text:p>358</text:p>
          </table:table-cell>
          <table:table-cell office:value-type="time" office:time-value="PT00H01M31.843S" calcext:value-type="time">
            <text:p>01:31.843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MP1 Brokebi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Pontiac/Firebird</text:p>
          </table:table-cell>
          <table:table-cell office:value-type="float" office:value="352" calcext:value-type="float">
            <text:p>352</text:p>
          </table:table-cell>
          <table:table-cell office:value-type="time" office:time-value="PT00H01M29.989S" calcext:value-type="time">
            <text:p>01:29.989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ev-itte Where The Sun Don't Sh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5/Chevy/Chevette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1M38.85S" calcext:value-type="time">
            <text:p>01:38.850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ooklyn Bomb Squa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GEO/Storm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1M43.5S" calcext:value-type="time">
            <text:p>01:43.500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lassic Car Club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8/VW/Golf</text:p>
          </table:table-cell>
          <table:table-cell office:value-type="float" office:value="339" calcext:value-type="float">
            <text:p>339</text:p>
          </table:table-cell>
          <table:table-cell office:value-type="time" office:time-value="PT00H01M31.507S" calcext:value-type="time">
            <text:p>01:31.507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ken Tran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ig Money Wasted/Schieb E30</text:p>
          </table:table-cell>
          <table:table-cell office:value-type="float" office:value="337" calcext:value-type="float">
            <text:p>337</text:p>
          </table:table-cell>
          <table:table-cell office:value-type="time" office:time-value="PT00H01M31.593S" calcext:value-type="time">
            <text:p>01:31.593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paration H Tea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Volkswagon/GTI</text:p>
          </table:table-cell>
          <table:table-cell office:value-type="float" office:value="335" calcext:value-type="float">
            <text:p>335</text:p>
          </table:table-cell>
          <table:table-cell office:value-type="time" office:time-value="PT00H01M31.528S" calcext:value-type="time">
            <text:p>01:31.528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lubbing Baby Sea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Honda/CRX - Convertable</text:p>
          </table:table-cell>
          <table:table-cell office:value-type="float" office:value="332" calcext:value-type="float">
            <text:p>332</text:p>
          </table:table-cell>
          <table:table-cell office:value-type="time" office:time-value="PT00H01M31.894S" calcext:value-type="time">
            <text:p>01:31.894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 Green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Honda/CRX</text:p>
          </table:table-cell>
          <table:table-cell office:value-type="float" office:value="330" calcext:value-type="float">
            <text:p>330</text:p>
          </table:table-cell>
          <table:table-cell office:value-type="time" office:time-value="PT00H01M29.431S" calcext:value-type="time">
            <text:p>01:29.431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am Apres Ski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Acura/Integra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1M35.155S" calcext:value-type="time">
            <text:p>01:35.15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Gutless Cie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4/Oldsmobile/Cutlass Ciera</text:p>
          </table:table-cell>
          <table:table-cell office:value-type="float" office:value="324" calcext:value-type="float">
            <text:p>324</text:p>
          </table:table-cell>
          <table:table-cell office:value-type="time" office:time-value="PT00H01M33.745S" calcext:value-type="time">
            <text:p>01:33.74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am Farfrumwinn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Volkswagen/Fox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1M30.816S" calcext:value-type="time">
            <text:p>01:30.816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optedByJe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Subaru/Impreza</text:p>
          </table:table-cell>
          <table:table-cell office:value-type="float" office:value="306" calcext:value-type="float">
            <text:p>306</text:p>
          </table:table-cell>
          <table:table-cell office:value-type="time" office:time-value="PT00H01M33.575S" calcext:value-type="time">
            <text:p>01:33.575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in20 aint happen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Porsche/928</text:p>
          </table:table-cell>
          <table:table-cell office:value-type="float" office:value="280" calcext:value-type="float">
            <text:p>280</text:p>
          </table:table-cell>
          <table:table-cell office:value-type="time" office:time-value="PT00H01M28.982S" calcext:value-type="time">
            <text:p>01:28.982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ar-Orbital Space Monkey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Mustang</text:p>
          </table:table-cell>
          <table:table-cell office:value-type="float" office:value="276" calcext:value-type="float">
            <text:p>276</text:p>
          </table:table-cell>
          <table:table-cell office:value-type="time" office:time-value="PT00H01M30.149S" calcext:value-type="time">
            <text:p>01:30.14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amremm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SAAB/900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1M31.755S" calcext:value-type="time">
            <text:p>01:31.755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ck Har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Civic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1M35.963S" calcext:value-type="time">
            <text:p>01:35.96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nana Hammo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BMW/735i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1M33.292S" calcext:value-type="time">
            <text:p>01:33.292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ver De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215" calcext:value-type="float">
            <text:p>215</text:p>
          </table:table-cell>
          <table:table-cell office:value-type="time" office:time-value="PT00H01M35.122S" calcext:value-type="time">
            <text:p>01:35.122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ull Nels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aab/96</text:p>
          </table:table-cell>
          <table:table-cell office:value-type="float" office:value="205" calcext:value-type="float">
            <text:p>205</text:p>
          </table:table-cell>
          <table:table-cell office:value-type="time" office:time-value="PT00H01M42.309S" calcext:value-type="time">
            <text:p>01:42.309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 Woo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197" calcext:value-type="float">
            <text:p>197</text:p>
          </table:table-cell>
          <table:table-cell office:value-type="time" office:time-value="PT00H01M28.292S" calcext:value-type="time">
            <text:p>01:28.29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ribe IDP's Qu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1M28.697S" calcext:value-type="time">
            <text:p>01:28.697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lying Chicke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Mazda/Miata</text:p>
          </table:table-cell>
          <table:table-cell office:value-type="float" office:value="195" calcext:value-type="float">
            <text:p>195</text:p>
          </table:table-cell>
          <table:table-cell office:value-type="time" office:time-value="PT00H01M25.858S" calcext:value-type="time">
            <text:p>01:25.858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Prim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187" calcext:value-type="float">
            <text:p>187</text:p>
          </table:table-cell>
          <table:table-cell office:value-type="time" office:time-value="PT00H01M32.382S" calcext:value-type="time">
            <text:p>01:32.382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Porsche Monke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Porsche/924s</text:p>
          </table:table-cell>
          <table:table-cell office:value-type="float" office:value="173" calcext:value-type="float">
            <text:p>173</text:p>
          </table:table-cell>
          <table:table-cell office:value-type="time" office:time-value="PT00H01M29.313S" calcext:value-type="time">
            <text:p>01:29.313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doptedByJets Part I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aab/99</text:p>
          </table:table-cell>
          <table:table-cell office:value-type="float" office:value="165" calcext:value-type="float">
            <text:p>165</text:p>
          </table:table-cell>
          <table:table-cell office:value-type="time" office:time-value="PT00H01M28.434S" calcext:value-type="time">
            <text:p>01:28.434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.I.L.F.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prelude</text:p>
          </table:table-cell>
          <table:table-cell office:value-type="float" office:value="107" calcext:value-type="float">
            <text:p>107</text:p>
          </table:table-cell>
          <table:table-cell office:value-type="time" office:time-value="PT00H01M34.579S" calcext:value-type="time">
            <text:p>01:34.5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mily Auto Racing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45" calcext:value-type="float">
            <text:p>45</text:p>
          </table:table-cell>
          <table:table-cell office:value-type="time" office:time-value="PT00H01M33.982S" calcext:value-type="time">
            <text:p>01:33.98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peedbik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Honda/CRX</text:p>
          </table:table-cell>
          <table:table-cell office:value-type="float" office:value="24" calcext:value-type="float">
            <text:p>24</text:p>
          </table:table-cell>
          <table:table-cell office:value-type="time" office:time-value="PT00H01M41.039S" calcext:value-type="time">
            <text:p>01:41.039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am Waahmbul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Dodge/Daytona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1M46.651S" calcext:value-type="time">
            <text:p>01:46.65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Up Jumped The Dev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Chevy/Camaro</text:p>
          </table:table-cell>
          <table:table-cell office:value-type="float" office:value="14" calcext:value-type="float">
            <text:p>14</text:p>
          </table:table-cell>
          <table:table-cell office:value-type="time" office:time-value="PT00H01M51.624S" calcext:value-type="time">
            <text:p>01:51.624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Goin' for Broken 2011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azda/Miata</text:p>
          </table:table-cell>
          <table:table-cell office:value-type="float" office:value="457" calcext:value-type="float">
            <text:p>457</text:p>
          </table:table-cell>
          <table:table-cell office:value-type="time" office:time-value="PT00H02M30.576S" calcext:value-type="time">
            <text:p>02:30.57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E30</text:p>
          </table:table-cell>
          <table:table-cell office:value-type="float" office:value="452" calcext:value-type="float">
            <text:p>452</text:p>
          </table:table-cell>
          <table:table-cell office:value-type="time" office:time-value="PT00H02M35.025S" calcext:value-type="time">
            <text:p>02:35.025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jun Coonasses dba Spinal Cr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448" calcext:value-type="float">
            <text:p>448</text:p>
          </table:table-cell>
          <table:table-cell office:value-type="time" office:time-value="PT00H02M34.773S" calcext:value-type="time">
            <text:p>02:34.773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440" calcext:value-type="float">
            <text:p>440</text:p>
          </table:table-cell>
          <table:table-cell office:value-type="time" office:time-value="PT00H02M40.238S" calcext:value-type="time">
            <text:p>02:40.238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am Special Deliv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Ford / BMW/Ranchero 318i</text:p>
          </table:table-cell>
          <table:table-cell office:value-type="float" office:value="433" calcext:value-type="float">
            <text:p>433</text:p>
          </table:table-cell>
          <table:table-cell office:value-type="time" office:time-value="PT00H02M39.261S" calcext:value-type="time">
            <text:p>02:39.261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D Fast Auto Race Team &amp; Son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Porsche/924</text:p>
          </table:table-cell>
          <table:table-cell office:value-type="float" office:value="430" calcext:value-type="float">
            <text:p>430</text:p>
          </table:table-cell>
          <table:table-cell office:value-type="time" office:time-value="PT00H02M42.463S" calcext:value-type="time">
            <text:p>02:42.463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 Metro Gn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Geo/Metro</text:p>
          </table:table-cell>
          <table:table-cell office:value-type="float" office:value="429" calcext:value-type="float">
            <text:p>429</text:p>
          </table:table-cell>
          <table:table-cell office:value-type="time" office:time-value="PT00H02M33.827S" calcext:value-type="time">
            <text:p>02:33.827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e</text:p>
          </table:table-cell>
          <table:table-cell office:value-type="float" office:value="429" calcext:value-type="float">
            <text:p>429</text:p>
          </table:table-cell>
          <table:table-cell office:value-type="time" office:time-value="PT00H02M37.268S" calcext:value-type="time">
            <text:p>02:37.268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am Harlequ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VW/Golf</text:p>
          </table:table-cell>
          <table:table-cell office:value-type="float" office:value="427" calcext:value-type="float">
            <text:p>427</text:p>
          </table:table-cell>
          <table:table-cell office:value-type="time" office:time-value="PT00H02M41.821S" calcext:value-type="time">
            <text:p>02:41.821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Alfa Romeo/Alfetta</text:p>
          </table:table-cell>
          <table:table-cell office:value-type="float" office:value="418" calcext:value-type="float">
            <text:p>418</text:p>
          </table:table-cell>
          <table:table-cell office:value-type="time" office:time-value="PT00H02M40.986S" calcext:value-type="time">
            <text:p>02:40.986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Audi/4000</text:p>
          </table:table-cell>
          <table:table-cell office:value-type="float" office:value="416" calcext:value-type="float">
            <text:p>416</text:p>
          </table:table-cell>
          <table:table-cell office:value-type="time" office:time-value="PT00H02M42.829S" calcext:value-type="time">
            <text:p>02:42.829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nny With Or Without A Pancake On Its 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W/Rabbit</text:p>
          </table:table-cell>
          <table:table-cell office:value-type="float" office:value="413" calcext:value-type="float">
            <text:p>413</text:p>
          </table:table-cell>
          <table:table-cell office:value-type="time" office:time-value="PT00H02M42.44S" calcext:value-type="time">
            <text:p>02:42.440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Filthy 9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Ford/Escort ZX2 ( filthy )</text:p>
          </table:table-cell>
          <table:table-cell office:value-type="float" office:value="412" calcext:value-type="float">
            <text:p>412</text:p>
          </table:table-cell>
          <table:table-cell office:value-type="time" office:time-value="PT00H02M39.786S" calcext:value-type="time">
            <text:p>02:39.786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etty Cash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Jeep/Cherokee</text:p>
          </table:table-cell>
          <table:table-cell office:value-type="float" office:value="399" calcext:value-type="float">
            <text:p>399</text:p>
          </table:table-cell>
          <table:table-cell office:value-type="time" office:time-value="PT00H02M43.987S" calcext:value-type="time">
            <text:p>02:43.987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lueless Party Vikings Vintage Racers Grou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Ford/Mustang</text:p>
          </table:table-cell>
          <table:table-cell office:value-type="float" office:value="398" calcext:value-type="float">
            <text:p>398</text:p>
          </table:table-cell>
          <table:table-cell office:value-type="time" office:time-value="PT00H02M47.588S" calcext:value-type="time">
            <text:p>02:47.588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 RX7/V8 Conversion</text:p>
          </table:table-cell>
          <table:table-cell office:value-type="float" office:value="395" calcext:value-type="float">
            <text:p>395</text:p>
          </table:table-cell>
          <table:table-cell office:value-type="time" office:time-value="PT00H02M38.511S" calcext:value-type="time">
            <text:p>02:38.511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lunker Refug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Nissan/300ZR</text:p>
          </table:table-cell>
          <table:table-cell office:value-type="float" office:value="389" calcext:value-type="float">
            <text:p>389</text:p>
          </table:table-cell>
          <table:table-cell office:value-type="time" office:time-value="PT00H02M42.874S" calcext:value-type="time">
            <text:p>02:42.87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ld and the Wreckle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Mustang</text:p>
          </table:table-cell>
          <table:table-cell office:value-type="float" office:value="389" calcext:value-type="float">
            <text:p>389</text:p>
          </table:table-cell>
          <table:table-cell office:value-type="time" office:time-value="PT00H02M56.14S" calcext:value-type="time">
            <text:p>02:56.140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eeto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388" calcext:value-type="float">
            <text:p>388</text:p>
          </table:table-cell>
          <table:table-cell office:value-type="time" office:time-value="PT00H02M41.119S" calcext:value-type="time">
            <text:p>02:41.1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olkswagen/GTI</text:p>
          </table:table-cell>
          <table:table-cell office:value-type="float" office:value="387" calcext:value-type="float">
            <text:p>387</text:p>
          </table:table-cell>
          <table:table-cell office:value-type="time" office:time-value="PT00H02M43.856S" calcext:value-type="time">
            <text:p>02:43.85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9/Opel/GT</text:p>
          </table:table-cell>
          <table:table-cell office:value-type="float" office:value="386" calcext:value-type="float">
            <text:p>386</text:p>
          </table:table-cell>
          <table:table-cell office:value-type="time" office:time-value="PT00H02M43.235S" calcext:value-type="time">
            <text:p>02:43.235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annonball Bandi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office:value-type="float" office:value="386" calcext:value-type="float">
            <text:p>386</text:p>
          </table:table-cell>
          <table:table-cell office:value-type="time" office:time-value="PT00H02M41.092S" calcext:value-type="time">
            <text:p>02:41.092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lergy 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NX</text:p>
          </table:table-cell>
          <table:table-cell office:value-type="float" office:value="381" calcext:value-type="float">
            <text:p>381</text:p>
          </table:table-cell>
          <table:table-cell office:value-type="time" office:time-value="PT00H02M40.85S" calcext:value-type="time">
            <text:p>02:40.8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210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Datsun/B210</text:p>
          </table:table-cell>
          <table:table-cell office:value-type="float" office:value="373" calcext:value-type="float">
            <text:p>373</text:p>
          </table:table-cell>
          <table:table-cell office:value-type="time" office:time-value="PT00H02M55.014S" calcext:value-type="time">
            <text:p>02:55.014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calaw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82/Poorly/MX5 Miata</text:p>
          </table:table-cell>
          <table:table-cell office:value-type="float" office:value="364" calcext:value-type="float">
            <text:p>364</text:p>
          </table:table-cell>
          <table:table-cell office:value-type="time" office:time-value="PT00H02M41.874S" calcext:value-type="time">
            <text:p>02:41.87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ernal Dad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Mazda/Miata</text:p>
          </table:table-cell>
          <table:table-cell office:value-type="float" office:value="362" calcext:value-type="float">
            <text:p>362</text:p>
          </table:table-cell>
          <table:table-cell office:value-type="time" office:time-value="PT00H02M43.173S" calcext:value-type="time">
            <text:p>02:43.173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Bingo was his Name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Honda/CRX</text:p>
          </table:table-cell>
          <table:table-cell office:value-type="float" office:value="356" calcext:value-type="float">
            <text:p>356</text:p>
          </table:table-cell>
          <table:table-cell office:value-type="time" office:time-value="PT00H02M43.185S" calcext:value-type="time">
            <text:p>02:43.185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dodge/shadow</text:p>
          </table:table-cell>
          <table:table-cell office:value-type="float" office:value="351" calcext:value-type="float">
            <text:p>351</text:p>
          </table:table-cell>
          <table:table-cell office:value-type="time" office:time-value="PT00H02M40.411S" calcext:value-type="time">
            <text:p>02:40.411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E21 320i</text:p>
          </table:table-cell>
          <table:table-cell office:value-type="float" office:value="348" calcext:value-type="float">
            <text:p>348</text:p>
          </table:table-cell>
          <table:table-cell office:value-type="time" office:time-value="PT00H02M47.777S" calcext:value-type="time">
            <text:p>02:47.777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laming A-Ho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RX7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2M55.835S" calcext:value-type="time">
            <text:p>02:55.835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3/Toyota/Celica Supra</text:p>
          </table:table-cell>
          <table:table-cell office:value-type="float" office:value="343" calcext:value-type="float">
            <text:p>343</text:p>
          </table:table-cell>
          <table:table-cell office:value-type="time" office:time-value="PT00H02M50.231S" calcext:value-type="time">
            <text:p>02:50.231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rectionally Challenge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Ford/Mustang</text:p>
          </table:table-cell>
          <table:table-cell office:value-type="float" office:value="342" calcext:value-type="float">
            <text:p>342</text:p>
          </table:table-cell>
          <table:table-cell office:value-type="time" office:time-value="PT00H02M43.739S" calcext:value-type="time">
            <text:p>02:43.739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Apath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Saab/9000</text:p>
          </table:table-cell>
          <table:table-cell office:value-type="float" office:value="342" calcext:value-type="float">
            <text:p>342</text:p>
          </table:table-cell>
          <table:table-cell office:value-type="time" office:time-value="PT00H02M39.936S" calcext:value-type="time">
            <text:p>02:39.936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ller ZomBe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MG/MGB</text:p>
          </table:table-cell>
          <table:table-cell office:value-type="float" office:value="341" calcext:value-type="float">
            <text:p>341</text:p>
          </table:table-cell>
          <table:table-cell office:value-type="time" office:time-value="PT00H02M56.239S" calcext:value-type="time">
            <text:p>02:56.239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Frankenstang V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Ford/Mustang</text:p>
          </table:table-cell>
          <table:table-cell office:value-type="float" office:value="339" calcext:value-type="float">
            <text:p>339</text:p>
          </table:table-cell>
          <table:table-cell office:value-type="time" office:time-value="PT00H02M48.083S" calcext:value-type="time">
            <text:p>02:48.083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336" calcext:value-type="float">
            <text:p>336</text:p>
          </table:table-cell>
          <table:table-cell office:value-type="time" office:time-value="PT00H02M43.81S" calcext:value-type="time">
            <text:p>02:43.810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veren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Mustang</text:p>
          </table:table-cell>
          <table:table-cell office:value-type="float" office:value="331" calcext:value-type="float">
            <text:p>331</text:p>
          </table:table-cell>
          <table:table-cell office:value-type="time" office:time-value="PT00H02M41.686S" calcext:value-type="time">
            <text:p>02:41.6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it Crew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Honda/civic</text:p>
          </table:table-cell>
          <table:table-cell office:value-type="float" office:value="326" calcext:value-type="float">
            <text:p>326</text:p>
          </table:table-cell>
          <table:table-cell office:value-type="time" office:time-value="PT00H02M42.784S" calcext:value-type="time">
            <text:p>02:42.784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in City LeM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W/Golf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2M44.112S" calcext:value-type="time">
            <text:p>02:44.112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ka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Pontiac/Phoenix/Firebird 280ZXT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45.745S" calcext:value-type="time">
            <text:p>02:45.745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Rooster Juic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Porsche/924</text:p>
          </table:table-cell>
          <table:table-cell office:value-type="float" office:value="305" calcext:value-type="float">
            <text:p>305</text:p>
          </table:table-cell>
          <table:table-cell office:value-type="time" office:time-value="PT00H02M46.736S" calcext:value-type="time">
            <text:p>02:46.736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morita Cowboy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Porsche/944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2M48.298S" calcext:value-type="time">
            <text:p>02:48.298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quirrels of fury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Audi/S1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46.574S" calcext:value-type="time">
            <text:p>02:46.57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ch2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83" calcext:value-type="float">
            <text:p>283</text:p>
          </table:table-cell>
          <table:table-cell office:value-type="time" office:time-value="PT00H02M37.733S" calcext:value-type="time">
            <text:p>02:37.73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he Gamb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Ford/Thunderbird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57.948S" calcext:value-type="time">
            <text:p>02:57.948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iggest Little Race Te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olkswagen/Golf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39.161S" calcext:value-type="time">
            <text:p>02:39.16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irrels of fu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VW/Scirocco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2M40.388S" calcext:value-type="time">
            <text:p>02:40.388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ohn Gal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BMW/2002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2M51.082S" calcext:value-type="time">
            <text:p>02:51.08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ead-Head-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4/Alfa Romeo/Spider</text:p>
          </table:table-cell>
          <table:table-cell office:value-type="float" office:value="253" calcext:value-type="float">
            <text:p>253</text:p>
          </table:table-cell>
          <table:table-cell office:value-type="time" office:time-value="PT00H02M50.474S" calcext:value-type="time">
            <text:p>02:50.474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yotec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Ford/Probe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2M39.424S" calcext:value-type="time">
            <text:p>02:39.42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'Darrell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Ford/Mustang</text:p>
          </table:table-cell>
          <table:table-cell office:value-type="float" office:value="242" calcext:value-type="float">
            <text:p>242</text:p>
          </table:table-cell>
          <table:table-cell office:value-type="time" office:time-value="PT00H02M58.906S" calcext:value-type="time">
            <text:p>02:58.906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7/Ford/Model T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2M32.435S" calcext:value-type="time">
            <text:p>02:32.435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Mini Autosarcopha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2/Austin/Mini</text:p>
          </table:table-cell>
          <table:table-cell office:value-type="float" office:value="228" calcext:value-type="float">
            <text:p>228</text:p>
          </table:table-cell>
          <table:table-cell office:value-type="time" office:time-value="PT00H03M13.992S" calcext:value-type="time">
            <text:p>03:13.992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ing with Bad Ide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Volkswagen/Beetle</text:p>
          </table:table-cell>
          <table:table-cell office:value-type="float" office:value="207" calcext:value-type="float">
            <text:p>207</text:p>
          </table:table-cell>
          <table:table-cell office:value-type="time" office:time-value="PT00H03M16.905S" calcext:value-type="time">
            <text:p>03:16.905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epest Valley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4/Jaguar/XKE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2M56.24S" calcext:value-type="time">
            <text:p>02:56.240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olatile R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789/Toyota/MRorolla</text:p>
          </table:table-cell>
          <table:table-cell office:value-type="float" office:value="166" calcext:value-type="float">
            <text:p>166</text:p>
          </table:table-cell>
          <table:table-cell office:value-type="time" office:time-value="PT00H02M47.332S" calcext:value-type="time">
            <text:p>02:47.332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am Cant 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olvo/242t</text:p>
          </table:table-cell>
          <table:table-cell office:value-type="float" office:value="164" calcext:value-type="float">
            <text:p>164</text:p>
          </table:table-cell>
          <table:table-cell office:value-type="time" office:time-value="PT00H02M36.23S" calcext:value-type="time">
            <text:p>02:36.230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udge Bust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BMW/325i</text:p>
          </table:table-cell>
          <table:table-cell office:value-type="float" office:value="156" calcext:value-type="float">
            <text:p>156</text:p>
          </table:table-cell>
          <table:table-cell office:value-type="time" office:time-value="PT00H02M51.013S" calcext:value-type="time">
            <text:p>02:51.013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rcelators Team Ameri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Chevrolet/Camaro</text:p>
          </table:table-cell>
          <table:table-cell office:value-type="float" office:value="152" calcext:value-type="float">
            <text:p>152</text:p>
          </table:table-cell>
          <table:table-cell office:value-type="time" office:time-value="PT00H02M56.9S" calcext:value-type="time">
            <text:p>02:56.900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ot-box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Alfa Romeo/Alfetta</text:p>
          </table:table-cell>
          <table:table-cell office:value-type="float" office:value="151" calcext:value-type="float">
            <text:p>151</text:p>
          </table:table-cell>
          <table:table-cell office:value-type="time" office:time-value="PT00H02M52.059S" calcext:value-type="time">
            <text:p>02:52.059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ndamonium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i</text:p>
          </table:table-cell>
          <table:table-cell office:value-type="float" office:value="146" calcext:value-type="float">
            <text:p>146</text:p>
          </table:table-cell>
          <table:table-cell office:value-type="time" office:time-value="PT00H02M33.441S" calcext:value-type="time">
            <text:p>02:33.441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 League Film Society - Miami N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Volkswagen/Jettarrosa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02M47.739S" calcext:value-type="time">
            <text:p>02:47.739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Mercedes/280</text:p>
          </table:table-cell>
          <table:table-cell office:value-type="float" office:value="90" calcext:value-type="float">
            <text:p>90</text:p>
          </table:table-cell>
          <table:table-cell office:value-type="time" office:time-value="PT00H02M45.923S" calcext:value-type="time">
            <text:p>02:45.923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Fat and the Furio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87" calcext:value-type="float">
            <text:p>87</text:p>
          </table:table-cell>
          <table:table-cell office:value-type="time" office:time-value="PT00H02M52.876S" calcext:value-type="time">
            <text:p>02:52.876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White Trash Barbi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Crown Vic</text:p>
          </table:table-cell>
          <table:table-cell office:value-type="float" office:value="73" calcext:value-type="float">
            <text:p>73</text:p>
          </table:table-cell>
          <table:table-cell office:value-type="time" office:time-value="PT00H02M48.03S" calcext:value-type="time">
            <text:p>02:48.03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Ford/Crown Vic</text:p>
          </table:table-cell>
          <table:table-cell office:value-type="float" office:value="44" calcext:value-type="float">
            <text:p>44</text:p>
          </table:table-cell>
          <table:table-cell office:value-type="time" office:time-value="PT00H02M41.19S" calcext:value-type="time">
            <text:p>02:41.19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Mercedes/280</text:p>
          </table:table-cell>
          <table:table-cell office:value-type="float" office:value="40" calcext:value-type="float">
            <text:p>40</text:p>
          </table:table-cell>
          <table:table-cell office:value-type="time" office:time-value="PT00H02M53.167S" calcext:value-type="time">
            <text:p>02:53.167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eam Le Mopar SIMCAcu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imca/1204</text:p>
          </table:table-cell>
          <table:table-cell office:value-type="float" office:value="35" calcext:value-type="float">
            <text:p>35</text:p>
          </table:table-cell>
          <table:table-cell office:value-type="time" office:time-value="PT00H03M44.468S" calcext:value-type="time">
            <text:p>03:44.468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curie Ecrap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1/Alfa Romeo/Spider</text:p>
          </table:table-cell>
          <table:table-cell office:value-type="float" office:value="21" calcext:value-type="float">
            <text:p>21</text:p>
          </table:table-cell>
          <table:table-cell office:value-type="time" office:time-value="PT00H02M40.545S" calcext:value-type="time">
            <text:p>02:40.54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udi Sty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Audi/Coupe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2M53.923S" calcext:value-type="time">
            <text:p>02:53.923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ignal Hillbill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Supra</text:p>
          </table:table-cell>
          <table:table-cell office:value-type="float" office:value="6" calcext:value-type="float">
            <text:p>6</text:p>
          </table:table-cell>
          <table:table-cell office:value-type="time" office:time-value="PT00H03M11.34S" calcext:value-type="time">
            <text:p>03:11.340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t Crew Revenge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Nissan/300zx 2+2 automatic</text:p>
          </table:table-cell>
          <table:table-cell office:value-type="float" office:value="-282" calcext:value-type="float">
            <text:p>-282</text:p>
          </table:table-cell>
          <table:table-cell office:value-type="time" office:time-value="PT00H02M49.368S" calcext:value-type="time">
            <text:p>02:49.368</text:p>
          </table:table-cell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B.F.E. GP 2011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hetto Motorsports W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0/Mazda/RX7</text:p>
          </table:table-cell>
          <table:table-cell office:value-type="float" office:value="305" calcext:value-type="float">
            <text:p>305</text:p>
          </table:table-cell>
          <table:table-cell office:value-type="time" office:time-value="PT00H02M17.919S" calcext:value-type="time">
            <text:p>02:17.91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 Boa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Dodge/Stealth</text:p>
          </table:table-cell>
          <table:table-cell office:value-type="float" office:value="305" calcext:value-type="float">
            <text:p>305</text:p>
          </table:table-cell>
          <table:table-cell office:value-type="time" office:time-value="PT00H02M24.575S" calcext:value-type="time">
            <text:p>02:24.575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 B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Mazda/626</text:p>
          </table:table-cell>
          <table:table-cell office:value-type="float" office:value="301" calcext:value-type="float">
            <text:p>301</text:p>
          </table:table-cell>
          <table:table-cell office:value-type="time" office:time-value="PT00H02M26.857S" calcext:value-type="time">
            <text:p>02:26.857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cing for Cancer Awaren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Acura/Integra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2M24.766S" calcext:value-type="time">
            <text:p>02:24.766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panese Zer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Supra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26.794S" calcext:value-type="time">
            <text:p>02:26.794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etty Cas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Jeep/Cherokee</text:p>
          </table:table-cell>
          <table:table-cell office:value-type="float" office:value="285" calcext:value-type="float">
            <text:p>285</text:p>
          </table:table-cell>
          <table:table-cell office:value-type="time" office:time-value="PT00H02M27.307S" calcext:value-type="time">
            <text:p>02:27.307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tti Knig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VW/Jetta</text:p>
          </table:table-cell>
          <table:table-cell office:value-type="float" office:value="284" calcext:value-type="float">
            <text:p>284</text:p>
          </table:table-cell>
          <table:table-cell office:value-type="time" office:time-value="PT00H02M28.307S" calcext:value-type="time">
            <text:p>02:28.307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ime Travelers of Do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Pontiac/Fiero</text:p>
          </table:table-cell>
          <table:table-cell office:value-type="float" office:value="275" calcext:value-type="float">
            <text:p>275</text:p>
          </table:table-cell>
          <table:table-cell office:value-type="time" office:time-value="PT00H02M26.233S" calcext:value-type="time">
            <text:p>02:26.233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ho's on First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-7</text:p>
          </table:table-cell>
          <table:table-cell office:value-type="float" office:value="272" calcext:value-type="float">
            <text:p>272</text:p>
          </table:table-cell>
          <table:table-cell office:value-type="time" office:time-value="PT00H02M27.553S" calcext:value-type="time">
            <text:p>02:27.55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d or Gre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Mitsubishi/Eclipse</text:p>
          </table:table-cell>
          <table:table-cell office:value-type="float" office:value="271" calcext:value-type="float">
            <text:p>271</text:p>
          </table:table-cell>
          <table:table-cell office:value-type="time" office:time-value="PT00H02M28.364S" calcext:value-type="time">
            <text:p>02:28.36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olly Raunch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Volkswagen/Jetta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2M18.913S" calcext:value-type="time">
            <text:p>02:18.913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lorado Cone Kill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BMW/533i</text:p>
          </table:table-cell>
          <table:table-cell office:value-type="float" office:value="266" calcext:value-type="float">
            <text:p>266</text:p>
          </table:table-cell>
          <table:table-cell office:value-type="time" office:time-value="PT00H02M25.566S" calcext:value-type="time">
            <text:p>02:25.566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w-D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Audi/90</text:p>
          </table:table-cell>
          <table:table-cell office:value-type="float" office:value="266" calcext:value-type="float">
            <text:p>266</text:p>
          </table:table-cell>
          <table:table-cell office:value-type="time" office:time-value="PT00H02M26.571S" calcext:value-type="time">
            <text:p>02:26.571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m Spid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itsubishi/Eclipse</text:p>
          </table:table-cell>
          <table:table-cell office:value-type="float" office:value="266" calcext:value-type="float">
            <text:p>266</text:p>
          </table:table-cell>
          <table:table-cell office:value-type="time" office:time-value="PT00H02M35.985S" calcext:value-type="time">
            <text:p>02:35.985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The Red Barr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44</text:p>
          </table:table-cell>
          <table:table-cell office:value-type="float" office:value="266" calcext:value-type="float">
            <text:p>266</text:p>
          </table:table-cell>
          <table:table-cell office:value-type="time" office:time-value="PT00H02M29.842S" calcext:value-type="time">
            <text:p>02:29.842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Octoberp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rsche/944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2M26.418S" calcext:value-type="time">
            <text:p>02:26.418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ican Bobsl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262" calcext:value-type="float">
            <text:p>262</text:p>
          </table:table-cell>
          <table:table-cell office:value-type="time" office:time-value="PT00H02M33.198S" calcext:value-type="time">
            <text:p>02:33.198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nic Attac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Chevrolet/Camaro</text:p>
          </table:table-cell>
          <table:table-cell office:value-type="float" office:value="260" calcext:value-type="float">
            <text:p>260</text:p>
          </table:table-cell>
          <table:table-cell office:value-type="time" office:time-value="PT00H02M32.793S" calcext:value-type="time">
            <text:p>02:32.793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40/40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Ford/Escort</text:p>
          </table:table-cell>
          <table:table-cell office:value-type="float" office:value="255" calcext:value-type="float">
            <text:p>255</text:p>
          </table:table-cell>
          <table:table-cell office:value-type="time" office:time-value="PT00H02M30.737S" calcext:value-type="time">
            <text:p>02:30.737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ino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Honda/Civic HB</text:p>
          </table:table-cell>
          <table:table-cell office:value-type="float" office:value="254" calcext:value-type="float">
            <text:p>254</text:p>
          </table:table-cell>
          <table:table-cell office:value-type="time" office:time-value="PT00H02M15.446S" calcext:value-type="time">
            <text:p>02:15.44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.F.E. Rebe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Subaru/Legacy</text:p>
          </table:table-cell>
          <table:table-cell office:value-type="float" office:value="253" calcext:value-type="float">
            <text:p>253</text:p>
          </table:table-cell>
          <table:table-cell office:value-type="time" office:time-value="PT00H02M24.265S" calcext:value-type="time">
            <text:p>02:24.265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ct Yellow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Honda/CRX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2M20.634S" calcext:value-type="time">
            <text:p>02:20.634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eam Marvin Mart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Saab/9000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2M19.981S" calcext:value-type="time">
            <text:p>02:19.981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xan Ski Ca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Mazda/RX-7</text:p>
          </table:table-cell>
          <table:table-cell office:value-type="float" office:value="225" calcext:value-type="float">
            <text:p>225</text:p>
          </table:table-cell>
          <table:table-cell office:value-type="time" office:time-value="PT00H02M31.086S" calcext:value-type="time">
            <text:p>02:31.086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 Ricky Bobby'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240sx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33.471S" calcext:value-type="time">
            <text:p>02:33.47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rk Chicken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2/Toyota/Supra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23.503S" calcext:value-type="time">
            <text:p>02:23.503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ck Shith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Audi/90</text:p>
          </table:table-cell>
          <table:table-cell office:value-type="float" office:value="216" calcext:value-type="float">
            <text:p>216</text:p>
          </table:table-cell>
          <table:table-cell office:value-type="time" office:time-value="PT00H02M23.764S" calcext:value-type="time">
            <text:p>02:23.764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'ma Wario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0/Mazda/Protege</text:p>
          </table:table-cell>
          <table:table-cell office:value-type="float" office:value="206" calcext:value-type="float">
            <text:p>206</text:p>
          </table:table-cell>
          <table:table-cell office:value-type="time" office:time-value="PT00H02M33.559S" calcext:value-type="time">
            <text:p>02:33.559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GM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Supra</text:p>
          </table:table-cell>
          <table:table-cell office:value-type="float" office:value="205" calcext:value-type="float">
            <text:p>205</text:p>
          </table:table-cell>
          <table:table-cell office:value-type="time" office:time-value="PT00H02M21.562S" calcext:value-type="time">
            <text:p>02:21.56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umb &amp; Dumb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5/Saturn/SL2</text:p>
          </table:table-cell>
          <table:table-cell office:value-type="float" office:value="204" calcext:value-type="float">
            <text:p>204</text:p>
          </table:table-cell>
          <table:table-cell office:value-type="time" office:time-value="PT00H02M29.877S" calcext:value-type="time">
            <text:p>02:29.877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varian Brew Crew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BMW/2002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2M34.09S" calcext:value-type="time">
            <text:p>02:34.090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ject Yellow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Mazda/Miata</text:p>
          </table:table-cell>
          <table:table-cell office:value-type="float" office:value="197" calcext:value-type="float">
            <text:p>197</text:p>
          </table:table-cell>
          <table:table-cell office:value-type="time" office:time-value="PT00H02M26.164S" calcext:value-type="time">
            <text:p>02:26.164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ocketSurge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56/Renault/4CV</text:p>
          </table:table-cell>
          <table:table-cell office:value-type="float" office:value="197" calcext:value-type="float">
            <text:p>197</text:p>
          </table:table-cell>
          <table:table-cell office:value-type="time" office:time-value="PT00H02M36.586S" calcext:value-type="time">
            <text:p>02:36.586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Ford/LTD Country Squire Station Wagon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2M45.309S" calcext:value-type="time">
            <text:p>02:45.309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hite Water Mok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8/Austin/Moke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2M37.795S" calcext:value-type="time">
            <text:p>02:37.795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Randy H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VW/Rabit</text:p>
          </table:table-cell>
          <table:table-cell office:value-type="float" office:value="185" calcext:value-type="float">
            <text:p>185</text:p>
          </table:table-cell>
          <table:table-cell office:value-type="time" office:time-value="PT00H02M35.909S" calcext:value-type="time">
            <text:p>02:35.909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gs May F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Honda/Civic CRX</text:p>
          </table:table-cell>
          <table:table-cell office:value-type="float" office:value="176" calcext:value-type="float">
            <text:p>176</text:p>
          </table:table-cell>
          <table:table-cell office:value-type="time" office:time-value="PT00H02M38.01S" calcext:value-type="time">
            <text:p>02:38.010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tal Beav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Toyota/Celica</text:p>
          </table:table-cell>
          <table:table-cell office:value-type="float" office:value="175" calcext:value-type="float">
            <text:p>175</text:p>
          </table:table-cell>
          <table:table-cell office:value-type="time" office:time-value="PT00H02M26.103S" calcext:value-type="time">
            <text:p>02:26.103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ukushima Cleanup Cr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1/Plymouth/Sapporo</text:p>
          </table:table-cell>
          <table:table-cell office:value-type="float" office:value="174" calcext:value-type="float">
            <text:p>174</text:p>
          </table:table-cell>
          <table:table-cell office:value-type="time" office:time-value="PT00H02M49.217S" calcext:value-type="time">
            <text:p>02:49.217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olatile R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Toyota/MRolla</text:p>
          </table:table-cell>
          <table:table-cell office:value-type="float" office:value="167" calcext:value-type="float">
            <text:p>167</text:p>
          </table:table-cell>
          <table:table-cell office:value-type="time" office:time-value="PT00H02M27.542S" calcext:value-type="time">
            <text:p>02:27.542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derhosen of Fi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Honda/Civic</text:p>
          </table:table-cell>
          <table:table-cell office:value-type="float" office:value="166" calcext:value-type="float">
            <text:p>166</text:p>
          </table:table-cell>
          <table:table-cell office:value-type="time" office:time-value="PT00H02M31.314S" calcext:value-type="time">
            <text:p>02:31.314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Q's Starving Art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159" calcext:value-type="float">
            <text:p>159</text:p>
          </table:table-cell>
          <table:table-cell office:value-type="time" office:time-value="PT00H02M28.67S" calcext:value-type="time">
            <text:p>02:28.670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st Side Auto Pun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Nissan/300zx</text:p>
          </table:table-cell>
          <table:table-cell office:value-type="float" office:value="130" calcext:value-type="float">
            <text:p>130</text:p>
          </table:table-cell>
          <table:table-cell office:value-type="time" office:time-value="PT00H02M31.77S" calcext:value-type="time">
            <text:p>02:31.770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irt Poor-sch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Porsche/928</text:p>
          </table:table-cell>
          <table:table-cell office:value-type="float" office:value="128" calcext:value-type="float">
            <text:p>128</text:p>
          </table:table-cell>
          <table:table-cell office:value-type="time" office:time-value="PT00H02M38.405S" calcext:value-type="time">
            <text:p>02:38.405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iry Bo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535i</text:p>
          </table:table-cell>
          <table:table-cell office:value-type="float" office:value="118" calcext:value-type="float">
            <text:p>118</text:p>
          </table:table-cell>
          <table:table-cell office:value-type="time" office:time-value="PT00H02M27.535S" calcext:value-type="time">
            <text:p>02:27.535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he Judd Ga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Merkur/XR4TI</text:p>
          </table:table-cell>
          <table:table-cell office:value-type="float" office:value="108" calcext:value-type="float">
            <text:p>108</text:p>
          </table:table-cell>
          <table:table-cell office:value-type="time" office:time-value="PT00H02M23.293S" calcext:value-type="time">
            <text:p>02:23.293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peed Holes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5/Rambler/Marlin</text:p>
          </table:table-cell>
          <table:table-cell office:value-type="float" office:value="97" calcext:value-type="float">
            <text:p>97</text:p>
          </table:table-cell>
          <table:table-cell office:value-type="time" office:time-value="PT00H02M28.564S" calcext:value-type="time">
            <text:p>02:28.564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e Skooled Racing Acade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Honda/CRX</text:p>
          </table:table-cell>
          <table:table-cell office:value-type="float" office:value="69" calcext:value-type="float">
            <text:p>69</text:p>
          </table:table-cell>
          <table:table-cell office:value-type="time" office:time-value="PT00H02M37.31S" calcext:value-type="time">
            <text:p>02:37.310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erg Ru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Mercury/Capri</text:p>
          </table:table-cell>
          <table:table-cell office:value-type="float" office:value="65" calcext:value-type="float">
            <text:p>65</text:p>
          </table:table-cell>
          <table:table-cell office:value-type="time" office:time-value="PT00H02M32.876S" calcext:value-type="time">
            <text:p>02:32.876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arnhardt's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VW/Jetta GLI</text:p>
          </table:table-cell>
          <table:table-cell office:value-type="float" office:value="65" calcext:value-type="float">
            <text:p>65</text:p>
          </table:table-cell>
          <table:table-cell office:value-type="time" office:time-value="PT00H02M32.94S" calcext:value-type="time">
            <text:p>02:32.940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olorado Beach Boy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Madza/Miata</text:p>
          </table:table-cell>
          <table:table-cell office:value-type="float" office:value="56" calcext:value-type="float">
            <text:p>56</text:p>
          </table:table-cell>
          <table:table-cell office:value-type="time" office:time-value="PT00H02M32.427S" calcext:value-type="time">
            <text:p>02:32.427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bor Lati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RX7</text:p>
          </table:table-cell>
          <table:table-cell office:value-type="float" office:value="49" calcext:value-type="float">
            <text:p>49</text:p>
          </table:table-cell>
          <table:table-cell office:value-type="time" office:time-value="PT00H03M13.013S" calcext:value-type="time">
            <text:p>03:13.013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agons We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Audi/200wagon</text:p>
          </table:table-cell>
          <table:table-cell office:value-type="float" office:value="32" calcext:value-type="float">
            <text:p>32</text:p>
          </table:table-cell>
          <table:table-cell office:value-type="time" office:time-value="PT00H02M39.346S" calcext:value-type="time">
            <text:p>02:39.346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ustache R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Volvo/240 Wag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2M36.511S" calcext:value-type="time">
            <text:p>02:36.51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ack Pear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Volkswagen/GTi</text:p>
          </table:table-cell>
          <table:table-cell office:value-type="float" office:value="7" calcext:value-type="float">
            <text:p>7</text:p>
          </table:table-cell>
          <table:table-cell office:value-type="time" office:time-value="PT00H02M34.925S" calcext:value-type="time">
            <text:p>02:34.925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am Antero</text:p>
          </table:table-cell>
          <table:table-cell/>
          <table:table-cell office:value-type="string" calcext:value-type="string">
            <text:p>2001/Honda/Accord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American Irony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id Mark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439" calcext:value-type="float">
            <text:p>439</text:p>
          </table:table-cell>
          <table:table-cell office:value-type="time" office:time-value="PT00H01M45.002S" calcext:value-type="time">
            <text:p>01:45.002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snor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436" calcext:value-type="float">
            <text:p>436</text:p>
          </table:table-cell>
          <table:table-cell office:value-type="time" office:time-value="PT00H01M43.526S" calcext:value-type="time">
            <text:p>01:43.526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ck to the Drawing Bo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BMW/325</text:p>
          </table:table-cell>
          <table:table-cell office:value-type="float" office:value="433" calcext:value-type="float">
            <text:p>433</text:p>
          </table:table-cell>
          <table:table-cell office:value-type="time" office:time-value="PT00H01M44.438S" calcext:value-type="time">
            <text:p>01:44.438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am Reynolds Sty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Toyota/Celica</text:p>
          </table:table-cell>
          <table:table-cell office:value-type="float" office:value="428" calcext:value-type="float">
            <text:p>428</text:p>
          </table:table-cell>
          <table:table-cell office:value-type="time" office:time-value="PT00H01M45.083S" calcext:value-type="time">
            <text:p>01:45.083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ukushima Sushi Deli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POS 325</text:p>
          </table:table-cell>
          <table:table-cell office:value-type="float" office:value="414" calcext:value-type="float">
            <text:p>414</text:p>
          </table:table-cell>
          <table:table-cell office:value-type="time" office:time-value="PT00H01M51.252S" calcext:value-type="time">
            <text:p>01:51.252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e Cand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413" calcext:value-type="float">
            <text:p>413</text:p>
          </table:table-cell>
          <table:table-cell office:value-type="time" office:time-value="PT00H01M49.723S" calcext:value-type="time">
            <text:p>01:49.723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son Bandi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Lincoln/Mark VII</text:p>
          </table:table-cell>
          <table:table-cell office:value-type="float" office:value="407" calcext:value-type="float">
            <text:p>407</text:p>
          </table:table-cell>
          <table:table-cell office:value-type="time" office:time-value="PT00H01M45.774S" calcext:value-type="time">
            <text:p>01:45.77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ttle Lebowski Urban Achiev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Volvo/245</text:p>
          </table:table-cell>
          <table:table-cell office:value-type="float" office:value="407" calcext:value-type="float">
            <text:p>407</text:p>
          </table:table-cell>
          <table:table-cell office:value-type="time" office:time-value="PT00H01M49.704S" calcext:value-type="time">
            <text:p>01:49.704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ickup Tr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8/Chevy/S10 LumberHauler</text:p>
          </table:table-cell>
          <table:table-cell office:value-type="float" office:value="406" calcext:value-type="float">
            <text:p>406</text:p>
          </table:table-cell>
          <table:table-cell office:value-type="time" office:time-value="PT00H01M49.043S" calcext:value-type="time">
            <text:p>01:49.04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Greek Squ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Acura/Integra</text:p>
          </table:table-cell>
          <table:table-cell office:value-type="float" office:value="398" calcext:value-type="float">
            <text:p>398</text:p>
          </table:table-cell>
          <table:table-cell office:value-type="time" office:time-value="PT00H01M46.234S" calcext:value-type="time">
            <text:p>01:46.23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ta Tau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Ford/Probe GT</text:p>
          </table:table-cell>
          <table:table-cell office:value-type="float" office:value="396" calcext:value-type="float">
            <text:p>396</text:p>
          </table:table-cell>
          <table:table-cell office:value-type="time" office:time-value="PT00H01M48.434S" calcext:value-type="time">
            <text:p>01:48.434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os Lim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Ford/Fiesta</text:p>
          </table:table-cell>
          <table:table-cell office:value-type="float" office:value="391" calcext:value-type="float">
            <text:p>391</text:p>
          </table:table-cell>
          <table:table-cell office:value-type="time" office:time-value="PT00H01M45.823S" calcext:value-type="time">
            <text:p>01:45.823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berry Fields Fore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Subaru/Impreza</text:p>
          </table:table-cell>
          <table:table-cell office:value-type="float" office:value="390" calcext:value-type="float">
            <text:p>390</text:p>
          </table:table-cell>
          <table:table-cell office:value-type="time" office:time-value="PT00H01M46.974S" calcext:value-type="time">
            <text:p>01:46.97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uro Tr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VW/Jetta</text:p>
          </table:table-cell>
          <table:table-cell office:value-type="float" office:value="380" calcext:value-type="float">
            <text:p>380</text:p>
          </table:table-cell>
          <table:table-cell office:value-type="time" office:time-value="PT00H01M45.923S" calcext:value-type="time">
            <text:p>01:45.923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ou came in that thing? You're braver than I thoug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Ford/Porsche/Thunderbird/944</text:p>
          </table:table-cell>
          <table:table-cell office:value-type="float" office:value="378" calcext:value-type="float">
            <text:p>378</text:p>
          </table:table-cell>
          <table:table-cell office:value-type="time" office:time-value="PT00H01M49.358S" calcext:value-type="time">
            <text:p>01:49.358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s Lim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Ford/Fiesta</text:p>
          </table:table-cell>
          <table:table-cell office:value-type="float" office:value="372" calcext:value-type="float">
            <text:p>372</text:p>
          </table:table-cell>
          <table:table-cell office:value-type="time" office:time-value="PT00H01M51.711S" calcext:value-type="time">
            <text:p>01:51.711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eam Sucker Pu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Chevy/Camaro</text:p>
          </table:table-cell>
          <table:table-cell office:value-type="float" office:value="372" calcext:value-type="float">
            <text:p>372</text:p>
          </table:table-cell>
          <table:table-cell office:value-type="time" office:time-value="PT00H01M51.806S" calcext:value-type="time">
            <text:p>01:51.806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eam NonSequi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Acura/Integra</text:p>
          </table:table-cell>
          <table:table-cell office:value-type="float" office:value="368" calcext:value-type="float">
            <text:p>368</text:p>
          </table:table-cell>
          <table:table-cell office:value-type="time" office:time-value="PT00H01M46.625S" calcext:value-type="time">
            <text:p>01:46.625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I-nu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Infiniti/J30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1M48.568S" calcext:value-type="time">
            <text:p>01:48.568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y Poop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civic</text:p>
          </table:table-cell>
          <table:table-cell office:value-type="float" office:value="366" calcext:value-type="float">
            <text:p>366</text:p>
          </table:table-cell>
          <table:table-cell office:value-type="time" office:time-value="PT00H01M51.624S" calcext:value-type="time">
            <text:p>01:51.62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White Tras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356" calcext:value-type="float">
            <text:p>356</text:p>
          </table:table-cell>
          <table:table-cell office:value-type="time" office:time-value="PT00H01M50.79S" calcext:value-type="time">
            <text:p>01:50.790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nut D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4/Ford/Crown Vic</text:p>
          </table:table-cell>
          <table:table-cell office:value-type="float" office:value="347" calcext:value-type="float">
            <text:p>347</text:p>
          </table:table-cell>
          <table:table-cell office:value-type="time" office:time-value="PT00H01M54.015S" calcext:value-type="time">
            <text:p>01:54.015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yte Mark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Ford/Escort</text:p>
          </table:table-cell>
          <table:table-cell office:value-type="float" office:value="347" calcext:value-type="float">
            <text:p>347</text:p>
          </table:table-cell>
          <table:table-cell office:value-type="time" office:time-value="PT00H01M52.435S" calcext:value-type="time">
            <text:p>01:52.435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ve The Ta-Ta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Chevy/Camaro</text:p>
          </table:table-cell>
          <table:table-cell office:value-type="float" office:value="345" calcext:value-type="float">
            <text:p>345</text:p>
          </table:table-cell>
          <table:table-cell office:value-type="time" office:time-value="PT00H01M44.436S" calcext:value-type="time">
            <text:p>01:44.436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m Sh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Acura/Integra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1M51.775S" calcext:value-type="time">
            <text:p>01:51.7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dDriveRacing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6/Honda/Civic</text:p>
          </table:table-cell>
          <table:table-cell office:value-type="float" office:value="337" calcext:value-type="float">
            <text:p>337</text:p>
          </table:table-cell>
          <table:table-cell office:value-type="time" office:time-value="PT00H01M53.176S" calcext:value-type="time">
            <text:p>01:53.176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ad Ki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Ford/Escort</text:p>
          </table:table-cell>
          <table:table-cell office:value-type="float" office:value="335" calcext:value-type="float">
            <text:p>335</text:p>
          </table:table-cell>
          <table:table-cell office:value-type="time" office:time-value="PT00H01M54.37S" calcext:value-type="time">
            <text:p>01:54.370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r Spor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Ford/Mustang LX</text:p>
          </table:table-cell>
          <table:table-cell office:value-type="float" office:value="317" calcext:value-type="float">
            <text:p>317</text:p>
          </table:table-cell>
          <table:table-cell office:value-type="time" office:time-value="PT00H01M56.507S" calcext:value-type="time">
            <text:p>01:56.507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lly Ro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Toyota/Corolla All-trac Sedan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55.864S" calcext:value-type="time">
            <text:p>01:55.864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1M43.015S" calcext:value-type="time">
            <text:p>01:43.015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ckeye Bli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Honda/Accord</text:p>
          </table:table-cell>
          <table:table-cell office:value-type="float" office:value="298" calcext:value-type="float">
            <text:p>298</text:p>
          </table:table-cell>
          <table:table-cell office:value-type="time" office:time-value="PT00H01M52.543S" calcext:value-type="time">
            <text:p>01:52.543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&amp;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olvo/740</text:p>
          </table:table-cell>
          <table:table-cell office:value-type="float" office:value="259" calcext:value-type="float">
            <text:p>259</text:p>
          </table:table-cell>
          <table:table-cell office:value-type="time" office:time-value="PT00H01M54.845S" calcext:value-type="time">
            <text:p>01:54.845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hameless Sellouts' Diffsonline Crapc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BMW/635csi</text:p>
          </table:table-cell>
          <table:table-cell office:value-type="float" office:value="253" calcext:value-type="float">
            <text:p>253</text:p>
          </table:table-cell>
          <table:table-cell office:value-type="time" office:time-value="PT00H01M48.828S" calcext:value-type="time">
            <text:p>01:48.828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Austin Powers Power Hour Featuring His Swedish Made Penis Enlarger with Special Guest Doctor Evil and His Sharks with Freakin Lazer Beems Attached to Their Head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Mitsubishi/Eclipse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1M48.794S" calcext:value-type="time">
            <text:p>01:48.794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am Jager Bomb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azda/RX-7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1M44.184S" calcext:value-type="time">
            <text:p>01:44.184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am Cavet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Chevy/Cavalier</text:p>
          </table:table-cell>
          <table:table-cell office:value-type="float" office:value="211" calcext:value-type="float">
            <text:p>211</text:p>
          </table:table-cell>
          <table:table-cell office:value-type="time" office:time-value="PT00H01M47.211S" calcext:value-type="time">
            <text:p>01:47.211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 It To Finis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Honda/CRX</text:p>
          </table:table-cell>
          <table:table-cell office:value-type="float" office:value="198" calcext:value-type="float">
            <text:p>198</text:p>
          </table:table-cell>
          <table:table-cell office:value-type="time" office:time-value="PT00H01M51.908S" calcext:value-type="time">
            <text:p>01:51.908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nal Hou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Geo/Metro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1M48.075S" calcext:value-type="time">
            <text:p>01:48.075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he Zipp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HONDA/ACCORD</text:p>
          </table:table-cell>
          <table:table-cell office:value-type="float" office:value="191" calcext:value-type="float">
            <text:p>191</text:p>
          </table:table-cell>
          <table:table-cell office:value-type="time" office:time-value="PT00H01M54.228S" calcext:value-type="time">
            <text:p>01:54.2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ero Budge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2/Chevrolet/Chevette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2M17.906S" calcext:value-type="time">
            <text:p>02:17.906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Days of Thund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Ford/Mustang</text:p>
          </table:table-cell>
          <table:table-cell office:value-type="float" office:value="183" calcext:value-type="float">
            <text:p>183</text:p>
          </table:table-cell>
          <table:table-cell office:value-type="time" office:time-value="PT00H01M54.272S" calcext:value-type="time">
            <text:p>01:54.27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geant Shit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166" calcext:value-type="float">
            <text:p>166</text:p>
          </table:table-cell>
          <table:table-cell office:value-type="time" office:time-value="PT00H01M47.515S" calcext:value-type="time">
            <text:p>01:47.5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ly Roll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Acura/Integra</text:p>
          </table:table-cell>
          <table:table-cell office:value-type="float" office:value="163" calcext:value-type="float">
            <text:p>163</text:p>
          </table:table-cell>
          <table:table-cell office:value-type="time" office:time-value="PT00H01M45.772S" calcext:value-type="time">
            <text:p>01:45.772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am Anarch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Dodge/Shadow Turbo</text:p>
          </table:table-cell>
          <table:table-cell office:value-type="float" office:value="162" calcext:value-type="float">
            <text:p>162</text:p>
          </table:table-cell>
          <table:table-cell office:value-type="time" office:time-value="PT00H01M57.075S" calcext:value-type="time">
            <text:p>01:57.075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Drive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Chevy/Camaro</text:p>
          </table:table-cell>
          <table:table-cell office:value-type="float" office:value="155" calcext:value-type="float">
            <text:p>155</text:p>
          </table:table-cell>
          <table:table-cell office:value-type="time" office:time-value="PT00H01M53.595S" calcext:value-type="time">
            <text:p>01:53.595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am Carbeq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SAAB/900</text:p>
          </table:table-cell>
          <table:table-cell office:value-type="float" office:value="153" calcext:value-type="float">
            <text:p>153</text:p>
          </table:table-cell>
          <table:table-cell office:value-type="time" office:time-value="PT00H01M54.65S" calcext:value-type="time">
            <text:p>01:54.650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nderWerp Fbody Racing Sponsored by The Bedazz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Pontiac/Trans Am</text:p>
          </table:table-cell>
          <table:table-cell office:value-type="float" office:value="150" calcext:value-type="float">
            <text:p>150</text:p>
          </table:table-cell>
          <table:table-cell office:value-type="time" office:time-value="PT00H01M50.609S" calcext:value-type="time">
            <text:p>01:50.6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iley's Coyot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148" calcext:value-type="float">
            <text:p>148</text:p>
          </table:table-cell>
          <table:table-cell office:value-type="time" office:time-value="PT00H01M55.25S" calcext:value-type="time">
            <text:p>01:55.250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f You Can't Duck It Fuck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01M47.898S" calcext:value-type="time">
            <text:p>01:47.898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am Little Douche Cou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Mustang</text:p>
          </table:table-cell>
          <table:table-cell office:value-type="float" office:value="113" calcext:value-type="float">
            <text:p>113</text:p>
          </table:table-cell>
          <table:table-cell office:value-type="time" office:time-value="PT00H01M49.743S" calcext:value-type="time">
            <text:p>01:49.74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ove2hate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/</text:p>
          </table:table-cell>
          <table:table-cell office:value-type="float" office:value="109" calcext:value-type="float">
            <text:p>109</text:p>
          </table:table-cell>
          <table:table-cell office:value-type="time" office:time-value="PT00H01M53.391S" calcext:value-type="time">
            <text:p>01:53.39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y Co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time" office:time-value="PT00H02M08.764S" calcext:value-type="time">
            <text:p>02:08.764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Cardinal Sin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5/Fiat/X 1/9</text:p>
          </table:table-cell>
          <table:table-cell office:value-type="float" office:value="91" calcext:value-type="float">
            <text:p>91</text:p>
          </table:table-cell>
          <table:table-cell office:value-type="time" office:time-value="PT00H01M53.658S" calcext:value-type="time">
            <text:p>01:53.658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ptain Morgan's Rum Runn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Thunderbird</text:p>
          </table:table-cell>
          <table:table-cell office:value-type="float" office:value="76" calcext:value-type="float">
            <text:p>76</text:p>
          </table:table-cell>
          <table:table-cell office:value-type="time" office:time-value="PT00H01M54.59S" calcext:value-type="time">
            <text:p>01:54.590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cken and Waffl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Volkswagen/Quantum Syncro Wagon</text:p>
          </table:table-cell>
          <table:table-cell office:value-type="float" office:value="73" calcext:value-type="float">
            <text:p>73</text:p>
          </table:table-cell>
          <table:table-cell office:value-type="time" office:time-value="PT00H01M55.465S" calcext:value-type="time">
            <text:p>01:55.465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st-A-Nu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Mazda/MX6</text:p>
          </table:table-cell>
          <table:table-cell office:value-type="float" office:value="67" calcext:value-type="float">
            <text:p>67</text:p>
          </table:table-cell>
          <table:table-cell office:value-type="time" office:time-value="PT00H01M52.254S" calcext:value-type="time">
            <text:p>01:52.254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 Kitt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Prelude</text:p>
          </table:table-cell>
          <table:table-cell office:value-type="float" office:value="64" calcext:value-type="float">
            <text:p>64</text:p>
          </table:table-cell>
          <table:table-cell office:value-type="time" office:time-value="PT00H01M47.953S" calcext:value-type="time">
            <text:p>01:47.953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es Bo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0/Triumph/TR-7</text:p>
          </table:table-cell>
          <table:table-cell office:value-type="float" office:value="14" calcext:value-type="float">
            <text:p>14</text:p>
          </table:table-cell>
          <table:table-cell office:value-type="time" office:time-value="PT00H02M15.005S" calcext:value-type="time">
            <text:p>02:15.005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am Jager Bomb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Mazda/RX-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ink Lad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Mazda/Miata</text:p>
          </table:table-cell>
          <table:table-cell office:value-type="float" office:value="-223" calcext:value-type="float">
            <text:p>-223</text:p>
          </table:table-cell>
          <table:table-cell office:value-type="time" office:time-value="PT00H01M50.838S" calcext:value-type="time">
            <text:p>01:50.838</text:p>
          </table:table-cell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Arse-Sweat-Apolooza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o Player Spe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Geo/Metro</text:p>
          </table:table-cell>
          <table:table-cell office:value-type="float" office:value="360" calcext:value-type="float">
            <text:p>360</text:p>
          </table:table-cell>
          <table:table-cell office:value-type="time" office:time-value="PT00H02M17.635S" calcext:value-type="time">
            <text:p>02:17.6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azda/Miata</text:p>
          </table:table-cell>
          <table:table-cell office:value-type="float" office:value="357" calcext:value-type="float">
            <text:p>357</text:p>
          </table:table-cell>
          <table:table-cell office:value-type="time" office:time-value="PT00H02M14.287S" calcext:value-type="time">
            <text:p>02:14.287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f It's Not Punk It's Junk G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525i</text:p>
          </table:table-cell>
          <table:table-cell office:value-type="float" office:value="352" calcext:value-type="float">
            <text:p>352</text:p>
          </table:table-cell>
          <table:table-cell office:value-type="time" office:time-value="PT00H02M19.566S" calcext:value-type="time">
            <text:p>02:19.566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7/Ford/Model T</text:p>
          </table:table-cell>
          <table:table-cell office:value-type="float" office:value="352" calcext:value-type="float">
            <text:p>352</text:p>
          </table:table-cell>
          <table:table-cell office:value-type="time" office:time-value="PT00H02M13.941S" calcext:value-type="time">
            <text:p>02:13.941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 - V8 Conversion/RX7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2M17.124S" calcext:value-type="time">
            <text:p>02:17.124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g Sausage Pizza Delivery / Kride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cura/Integra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2M20.494S" calcext:value-type="time">
            <text:p>02:20.49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am Special Deliv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Ford/ BMW/Bavarian Ranchero</text:p>
          </table:table-cell>
          <table:table-cell office:value-type="float" office:value="339" calcext:value-type="float">
            <text:p>339</text:p>
          </table:table-cell>
          <table:table-cell office:value-type="time" office:time-value="PT00H02M21.496S" calcext:value-type="time">
            <text:p>02:21.496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E30</text:p>
          </table:table-cell>
          <table:table-cell office:value-type="float" office:value="336" calcext:value-type="float">
            <text:p>336</text:p>
          </table:table-cell>
          <table:table-cell office:value-type="time" office:time-value="PT00H02M19.449S" calcext:value-type="time">
            <text:p>02:19.44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336" calcext:value-type="float">
            <text:p>336</text:p>
          </table:table-cell>
          <table:table-cell office:value-type="time" office:time-value="PT00H02M22.871S" calcext:value-type="time">
            <text:p>02:22.871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olcano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Bmw/325</text:p>
          </table:table-cell>
          <table:table-cell office:value-type="float" office:value="334" calcext:value-type="float">
            <text:p>334</text:p>
          </table:table-cell>
          <table:table-cell office:value-type="time" office:time-value="PT00H02M25.694S" calcext:value-type="time">
            <text:p>02:25.694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co Challeng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Porsche/944</text:p>
          </table:table-cell>
          <table:table-cell office:value-type="float" office:value="332" calcext:value-type="float">
            <text:p>332</text:p>
          </table:table-cell>
          <table:table-cell office:value-type="time" office:time-value="PT00H02M22.129S" calcext:value-type="time">
            <text:p>02:22.129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Still Not telling</text:p>
          </table:table-cell>
          <table:table-cell office:value-type="float" office:value="331" calcext:value-type="float">
            <text:p>331</text:p>
          </table:table-cell>
          <table:table-cell office:value-type="time" office:time-value="PT00H02M18.913S" calcext:value-type="time">
            <text:p>02:18.9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ierra Auto Recycl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0/Ford/Crown Vic</text:p>
          </table:table-cell>
          <table:table-cell office:value-type="float" office:value="319" calcext:value-type="float">
            <text:p>319</text:p>
          </table:table-cell>
          <table:table-cell office:value-type="time" office:time-value="PT00H02M23.523S" calcext:value-type="time">
            <text:p>02:23.523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am Harlequ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VW/Golf</text:p>
          </table:table-cell>
          <table:table-cell office:value-type="float" office:value="318" calcext:value-type="float">
            <text:p>318</text:p>
          </table:table-cell>
          <table:table-cell office:value-type="time" office:time-value="PT00H02M24.409S" calcext:value-type="time">
            <text:p>02:24.409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CRX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2M27.687S" calcext:value-type="time">
            <text:p>02:27.687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Faustest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</text:p>
          </table:table-cell>
          <table:table-cell office:value-type="float" office:value="315" calcext:value-type="float">
            <text:p>315</text:p>
          </table:table-cell>
          <table:table-cell office:value-type="time" office:time-value="PT00H02M21.952S" calcext:value-type="time">
            <text:p>02:21.95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Overloa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VW/Jetta</text:p>
          </table:table-cell>
          <table:table-cell office:value-type="float" office:value="313" calcext:value-type="float">
            <text:p>313</text:p>
          </table:table-cell>
          <table:table-cell office:value-type="time" office:time-value="PT00H02M28.836S" calcext:value-type="time">
            <text:p>02:28.836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ffeine Unlim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2M23.434S" calcext:value-type="time">
            <text:p>02:23.434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ump Ganasee Targe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Eagle/Talon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2M29.268S" calcext:value-type="time">
            <text:p>02:29.268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E30</text:p>
          </table:table-cell>
          <table:table-cell office:value-type="float" office:value="308" calcext:value-type="float">
            <text:p>308</text:p>
          </table:table-cell>
          <table:table-cell office:value-type="time" office:time-value="PT00H02M18.43S" calcext:value-type="time">
            <text:p>02:18.430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9/Opel/GT</text:p>
          </table:table-cell>
          <table:table-cell office:value-type="float" office:value="308" calcext:value-type="float">
            <text:p>308</text:p>
          </table:table-cell>
          <table:table-cell office:value-type="time" office:time-value="PT00H02M27.673S" calcext:value-type="time">
            <text:p>02:27.67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Plymouth/Dodge/Fiat/Duster/Shadow/E-30</text:p>
          </table:table-cell>
          <table:table-cell office:value-type="float" office:value="303" calcext:value-type="float">
            <text:p>303</text:p>
          </table:table-cell>
          <table:table-cell office:value-type="time" office:time-value="PT00H02M25.623S" calcext:value-type="time">
            <text:p>02:25.623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e for Te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301" calcext:value-type="float">
            <text:p>301</text:p>
          </table:table-cell>
          <table:table-cell office:value-type="time" office:time-value="PT00H02M23.379S" calcext:value-type="time">
            <text:p>02:23.379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W/GTI</text:p>
          </table:table-cell>
          <table:table-cell office:value-type="float" office:value="299" calcext:value-type="float">
            <text:p>299</text:p>
          </table:table-cell>
          <table:table-cell office:value-type="time" office:time-value="PT00H02M27.565S" calcext:value-type="time">
            <text:p>02:27.565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ld and the Wreckle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Mustang</text:p>
          </table:table-cell>
          <table:table-cell office:value-type="float" office:value="299" calcext:value-type="float">
            <text:p>299</text:p>
          </table:table-cell>
          <table:table-cell office:value-type="time" office:time-value="PT00H02M34.627S" calcext:value-type="time">
            <text:p>02:34.627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298" calcext:value-type="float">
            <text:p>298</text:p>
          </table:table-cell>
          <table:table-cell office:value-type="time" office:time-value="PT00H02M24.677S" calcext:value-type="time">
            <text:p>02:24.677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nting Polar Bea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Ford/Crown Vic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27.954S" calcext:value-type="time">
            <text:p>02:27.954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he Cannonball Bandi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Toyota/Supra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27.622S" calcext:value-type="time">
            <text:p>02:27.622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asy 908/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3/Porsche/914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27.729S" calcext:value-type="time">
            <text:p>02:27.729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nny With Or Without Pancake On Its He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</text:p>
          </table:table-cell>
          <table:table-cell office:value-type="float" office:value="296" calcext:value-type="float">
            <text:p>296</text:p>
          </table:table-cell>
          <table:table-cell office:value-type="time" office:time-value="PT00H02M24.566S" calcext:value-type="time">
            <text:p>02:24.566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urtl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Bmw/533i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2M27.778S" calcext:value-type="time">
            <text:p>02:27.778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292" calcext:value-type="float">
            <text:p>292</text:p>
          </table:table-cell>
          <table:table-cell office:value-type="time" office:time-value="PT00H02M20.942S" calcext:value-type="time">
            <text:p>02:20.942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Alfa Romeo/Sprint Veloce</text:p>
          </table:table-cell>
          <table:table-cell office:value-type="float" office:value="292" calcext:value-type="float">
            <text:p>292</text:p>
          </table:table-cell>
          <table:table-cell office:value-type="time" office:time-value="PT00H02M23.838S" calcext:value-type="time">
            <text:p>02:23.838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finite H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2M26.945S" calcext:value-type="time">
            <text:p>02:26.94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orc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Porsche/944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21.066S" calcext:value-type="time">
            <text:p>02:21.066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azdarach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7</text:p>
          </table:table-cell>
          <table:table-cell office:value-type="float" office:value="288" calcext:value-type="float">
            <text:p>288</text:p>
          </table:table-cell>
          <table:table-cell office:value-type="time" office:time-value="PT00H02M25.693S" calcext:value-type="time">
            <text:p>02:25.693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LaHonda Bandits Racing Gro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4/Porsche/914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2M34.097S" calcext:value-type="time">
            <text:p>02:34.097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dgeway Bomb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4/Alfa Romeo/Spider</text:p>
          </table:table-cell>
          <table:table-cell office:value-type="float" office:value="285" calcext:value-type="float">
            <text:p>285</text:p>
          </table:table-cell>
          <table:table-cell office:value-type="time" office:time-value="PT00H02M30.213S" calcext:value-type="time">
            <text:p>02:30.21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&amp;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Volvo/wagon</text:p>
          </table:table-cell>
          <table:table-cell office:value-type="float" office:value="284" calcext:value-type="float">
            <text:p>284</text:p>
          </table:table-cell>
          <table:table-cell office:value-type="time" office:time-value="PT00H02M27.171S" calcext:value-type="time">
            <text:p>02:27.17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E21 320is</text:p>
          </table:table-cell>
          <table:table-cell office:value-type="float" office:value="283" calcext:value-type="float">
            <text:p>283</text:p>
          </table:table-cell>
          <table:table-cell office:value-type="time" office:time-value="PT00H02M24.184S" calcext:value-type="time">
            <text:p>02:24.184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icensed To I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Chevy/S10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31.565S" calcext:value-type="time">
            <text:p>02:31.565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Audi/4000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25.381S" calcext:value-type="time">
            <text:p>02:25.38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ngry Hams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1/Honda/Z600</text:p>
          </table:table-cell>
          <table:table-cell office:value-type="float" office:value="277" calcext:value-type="float">
            <text:p>277</text:p>
          </table:table-cell>
          <table:table-cell office:value-type="time" office:time-value="PT00H02M14.427S" calcext:value-type="time">
            <text:p>02:14.427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 Hou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Acura/Legend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2M30.49S" calcext:value-type="time">
            <text:p>02:30.490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yotec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Ford/Probe</text:p>
          </table:table-cell>
          <table:table-cell office:value-type="float" office:value="268" calcext:value-type="float">
            <text:p>268</text:p>
          </table:table-cell>
          <table:table-cell office:value-type="time" office:time-value="PT00H02M21.283S" calcext:value-type="time">
            <text:p>02:21.283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lot Ca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Bmw/325I</text:p>
          </table:table-cell>
          <table:table-cell office:value-type="float" office:value="268" calcext:value-type="float">
            <text:p>268</text:p>
          </table:table-cell>
          <table:table-cell office:value-type="time" office:time-value="PT00H02M31.033S" calcext:value-type="time">
            <text:p>02:31.0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lotus Formula 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Honda/CRX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2M28.643S" calcext:value-type="time">
            <text:p>02:28.643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Kia P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3/Kia/Rio</text:p>
          </table:table-cell>
          <table:table-cell office:value-type="float" office:value="265" calcext:value-type="float">
            <text:p>265</text:p>
          </table:table-cell>
          <table:table-cell office:value-type="time" office:time-value="PT00H02M27.263S" calcext:value-type="time">
            <text:p>02:27.263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it n Run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7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2M25.66S" calcext:value-type="time">
            <text:p>02:25.660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aized Craz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-30</text:p>
          </table:table-cell>
          <table:table-cell office:value-type="float" office:value="262" calcext:value-type="float">
            <text:p>262</text:p>
          </table:table-cell>
          <table:table-cell office:value-type="time" office:time-value="PT00H02M24.885S" calcext:value-type="time">
            <text:p>02:24.885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eam Le Mopar SIMCAcu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imca/1204</text:p>
          </table:table-cell>
          <table:table-cell office:value-type="float" office:value="262" calcext:value-type="float">
            <text:p>262</text:p>
          </table:table-cell>
          <table:table-cell office:value-type="time" office:time-value="PT00H02M54.12S" calcext:value-type="time">
            <text:p>02:54.120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eatbal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Volvo/Bertone Coupe</text:p>
          </table:table-cell>
          <table:table-cell office:value-type="float" office:value="261" calcext:value-type="float">
            <text:p>261</text:p>
          </table:table-cell>
          <table:table-cell office:value-type="time" office:time-value="PT00H02M27.841S" calcext:value-type="time">
            <text:p>02:27.84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irit of Toyota F1 v13.b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259" calcext:value-type="float">
            <text:p>259</text:p>
          </table:table-cell>
          <table:table-cell office:value-type="time" office:time-value="PT00H02M27.194S" calcext:value-type="time">
            <text:p>02:27.194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eam My-Do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256" calcext:value-type="float">
            <text:p>256</text:p>
          </table:table-cell>
          <table:table-cell office:value-type="time" office:time-value="PT00H02M43.356S" calcext:value-type="time">
            <text:p>02:43.356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yclops-FIREKA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884/Pontiac/Firebird/Phoenix/Nissan 280 ZX-T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2M26.575S" calcext:value-type="time">
            <text:p>02:26.575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Killer ZomBe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MG/MGB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2M45.586S" calcext:value-type="time">
            <text:p>02:45.586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1/Saturn SL2/280</text:p>
          </table:table-cell>
          <table:table-cell office:value-type="float" office:value="248" calcext:value-type="float">
            <text:p>248</text:p>
          </table:table-cell>
          <table:table-cell office:value-type="time" office:time-value="PT00H02M25.861S" calcext:value-type="time">
            <text:p>02:25.861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ying Scots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242" calcext:value-type="float">
            <text:p>242</text:p>
          </table:table-cell>
          <table:table-cell office:value-type="time" office:time-value="PT00H02M36.494S" calcext:value-type="time">
            <text:p>02:36.494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ster Farms VI: Stinko de Gall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66/Plymouth/Belvedere II</text:p>
          </table:table-cell>
          <table:table-cell office:value-type="float" office:value="241" calcext:value-type="float">
            <text:p>241</text:p>
          </table:table-cell>
          <table:table-cell office:value-type="time" office:time-value="PT00H02M30.341S" calcext:value-type="time">
            <text:p>02:30.34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GB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320</text:p>
          </table:table-cell>
          <table:table-cell office:value-type="float" office:value="238" calcext:value-type="float">
            <text:p>238</text:p>
          </table:table-cell>
          <table:table-cell office:value-type="time" office:time-value="PT00H02M28.125S" calcext:value-type="time">
            <text:p>02:28.125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3/Toyota/Celica Supra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2M30.366S" calcext:value-type="time">
            <text:p>02:30.366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ing with Bad Ide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VW/Beetle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2M36.199S" calcext:value-type="time">
            <text:p>02:36.1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jun Coonasses dba Spinal Cr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231" calcext:value-type="float">
            <text:p>231</text:p>
          </table:table-cell>
          <table:table-cell office:value-type="time" office:time-value="PT00H02M23.972S" calcext:value-type="time">
            <text:p>02:23.972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it Crew Reven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5/Honda/civic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2M26.429S" calcext:value-type="time">
            <text:p>02:26.429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morgasBor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225" calcext:value-type="float">
            <text:p>225</text:p>
          </table:table-cell>
          <table:table-cell office:value-type="time" office:time-value="PT00H02M19.233S" calcext:value-type="time">
            <text:p>02:19.233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ny &amp; The Stewa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Subaru/Legacy Wagon</text:p>
          </table:table-cell>
          <table:table-cell office:value-type="float" office:value="220" calcext:value-type="float">
            <text:p>220</text:p>
          </table:table-cell>
          <table:table-cell office:value-type="time" office:time-value="PT00H02M33.802S" calcext:value-type="time">
            <text:p>02:33.802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ber Vogel: Hans 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ercedes/190E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22.091S" calcext:value-type="time">
            <text:p>02:22.091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ywat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217" calcext:value-type="float">
            <text:p>217</text:p>
          </table:table-cell>
          <table:table-cell office:value-type="time" office:time-value="PT00H02M22.085S" calcext:value-type="time">
            <text:p>02:22.085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calaw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14/The Rotting Hulk/MX 5 Miata The Black Oyster</text:p>
          </table:table-cell>
          <table:table-cell office:value-type="float" office:value="213" calcext:value-type="float">
            <text:p>213</text:p>
          </table:table-cell>
          <table:table-cell office:value-type="time" office:time-value="PT00H02M26.654S" calcext:value-type="time">
            <text:p>02:26.654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BQ Rubber Chicken Picat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Volvrolet/740/350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2M22.38S" calcext:value-type="time">
            <text:p>02:22.38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Crown Vic</text:p>
          </table:table-cell>
          <table:table-cell office:value-type="float" office:value="211" calcext:value-type="float">
            <text:p>211</text:p>
          </table:table-cell>
          <table:table-cell office:value-type="time" office:time-value="PT00H02M24.21S" calcext:value-type="time">
            <text:p>02:24.210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udge Bust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Bmw/325i</text:p>
          </table:table-cell>
          <table:table-cell office:value-type="float" office:value="207" calcext:value-type="float">
            <text:p>207</text:p>
          </table:table-cell>
          <table:table-cell office:value-type="time" office:time-value="PT00H02M23.632S" calcext:value-type="time">
            <text:p>02:23.632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O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olvo/245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2M42.742S" calcext:value-type="time">
            <text:p>02:42.742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 Lemon Un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528e</text:p>
          </table:table-cell>
          <table:table-cell office:value-type="float" office:value="195" calcext:value-type="float">
            <text:p>195</text:p>
          </table:table-cell>
          <table:table-cell office:value-type="time" office:time-value="PT00H02M25.331S" calcext:value-type="time">
            <text:p>02:25.331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lergy 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NX2000</text:p>
          </table:table-cell>
          <table:table-cell office:value-type="float" office:value="191" calcext:value-type="float">
            <text:p>191</text:p>
          </table:table-cell>
          <table:table-cell office:value-type="time" office:time-value="PT00H02M23.255S" calcext:value-type="time">
            <text:p>02:23.255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lueless Party Vikings Vintage Racers Grou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Ford/Mustang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2M31.088S" calcext:value-type="time">
            <text:p>02:31.088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w I learned to stop worrying and drive the Le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Nissan/300ZX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2M22.822S" calcext:value-type="time">
            <text:p>02:22.822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vez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BMW/533i</text:p>
          </table:table-cell>
          <table:table-cell office:value-type="float" office:value="185" calcext:value-type="float">
            <text:p>185</text:p>
          </table:table-cell>
          <table:table-cell office:value-type="time" office:time-value="PT00H02M16.618S" calcext:value-type="time">
            <text:p>02:16.618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Filthy 9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Ford/Escort ZX2</text:p>
          </table:table-cell>
          <table:table-cell office:value-type="float" office:value="182" calcext:value-type="float">
            <text:p>182</text:p>
          </table:table-cell>
          <table:table-cell office:value-type="time" office:time-value="PT00H02M22.457S" calcext:value-type="time">
            <text:p>02:22.457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 Chi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 GTI</text:p>
          </table:table-cell>
          <table:table-cell office:value-type="float" office:value="177" calcext:value-type="float">
            <text:p>177</text:p>
          </table:table-cell>
          <table:table-cell office:value-type="time" office:time-value="PT00H02M17.455S" calcext:value-type="time">
            <text:p>02:17.455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Porsche/924S</text:p>
          </table:table-cell>
          <table:table-cell office:value-type="float" office:value="171" calcext:value-type="float">
            <text:p>171</text:p>
          </table:table-cell>
          <table:table-cell office:value-type="time" office:time-value="PT00H02M21.121S" calcext:value-type="time">
            <text:p>02:21.121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ode Runn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Nissan/Sentra</text:p>
          </table:table-cell>
          <table:table-cell office:value-type="float" office:value="171" calcext:value-type="float">
            <text:p>171</text:p>
          </table:table-cell>
          <table:table-cell office:value-type="time" office:time-value="PT00H02M54.431S" calcext:value-type="time">
            <text:p>02:54.43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Punk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Pontiac/Fiero</text:p>
          </table:table-cell>
          <table:table-cell office:value-type="float" office:value="163" calcext:value-type="float">
            <text:p>163</text:p>
          </table:table-cell>
          <table:table-cell office:value-type="time" office:time-value="PT00H02M43.701S" calcext:value-type="time">
            <text:p>02:43.701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lub Internation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Ford/Mustang</text:p>
          </table:table-cell>
          <table:table-cell office:value-type="float" office:value="162" calcext:value-type="float">
            <text:p>162</text:p>
          </table:table-cell>
          <table:table-cell office:value-type="time" office:time-value="PT00H02M31.954S" calcext:value-type="time">
            <text:p>02:31.9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od Luck Everybody Else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9/Subaru/Legacy</text:p>
          </table:table-cell>
          <table:table-cell office:value-type="float" office:value="159" calcext:value-type="float">
            <text:p>159</text:p>
          </table:table-cell>
          <table:table-cell office:value-type="time" office:time-value="PT00H02M29.452S" calcext:value-type="time">
            <text:p>02:29.452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rd He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Toyota/Mr2</text:p>
          </table:table-cell>
          <table:table-cell office:value-type="float" office:value="154" calcext:value-type="float">
            <text:p>154</text:p>
          </table:table-cell>
          <table:table-cell office:value-type="time" office:time-value="PT00H02M24.745S" calcext:value-type="time">
            <text:p>02:24.745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am Magi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Nissan/Maxima</text:p>
          </table:table-cell>
          <table:table-cell office:value-type="float" office:value="151" calcext:value-type="float">
            <text:p>151</text:p>
          </table:table-cell>
          <table:table-cell office:value-type="time" office:time-value="PT00H02M33.711S" calcext:value-type="time">
            <text:p>02:33.711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6/Alfa Romeo/Alfetta GT</text:p>
          </table:table-cell>
          <table:table-cell office:value-type="float" office:value="148" calcext:value-type="float">
            <text:p>148</text:p>
          </table:table-cell>
          <table:table-cell office:value-type="time" office:time-value="PT00H02M35.404S" calcext:value-type="time">
            <text:p>02:35.404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Volvo/V8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02M26.991S" calcext:value-type="time">
            <text:p>02:26.991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nowballs Chance in Hell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138" calcext:value-type="float">
            <text:p>138</text:p>
          </table:table-cell>
          <table:table-cell office:value-type="time" office:time-value="PT00H02M24.81S" calcext:value-type="time">
            <text:p>02:24.810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jun Coonasses dba Deaf Lepp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02M20.786S" calcext:value-type="time">
            <text:p>02:20.786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dge Motorwor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02M24.346S" calcext:value-type="time">
            <text:p>02:24.34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.R.E. Dats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Datsun/Maxima</text:p>
          </table:table-cell>
          <table:table-cell office:value-type="float" office:value="135" calcext:value-type="float">
            <text:p>135</text:p>
          </table:table-cell>
          <table:table-cell office:value-type="time" office:time-value="PT00H02M20.807S" calcext:value-type="time">
            <text:p>02:20.80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ice Rocke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Datsun/240Z</text:p>
          </table:table-cell>
          <table:table-cell office:value-type="float" office:value="133" calcext:value-type="float">
            <text:p>133</text:p>
          </table:table-cell>
          <table:table-cell office:value-type="time" office:time-value="PT00H02M25.173S" calcext:value-type="time">
            <text:p>02:25.173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e Pump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3 Series</text:p>
          </table:table-cell>
          <table:table-cell office:value-type="float" office:value="119" calcext:value-type="float">
            <text:p>119</text:p>
          </table:table-cell>
          <table:table-cell office:value-type="time" office:time-value="PT00H02M27.212S" calcext:value-type="time">
            <text:p>02:27.21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WannaRo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Chevy/Camaro</text:p>
          </table:table-cell>
          <table:table-cell office:value-type="float" office:value="119" calcext:value-type="float">
            <text:p>119</text:p>
          </table:table-cell>
          <table:table-cell office:value-type="time" office:time-value="PT00H02M23.618S" calcext:value-type="time">
            <text:p>02:23.618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rapes of Wra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VW/Golf GL</text:p>
          </table:table-cell>
          <table:table-cell office:value-type="float" office:value="106" calcext:value-type="float">
            <text:p>106</text:p>
          </table:table-cell>
          <table:table-cell office:value-type="time" office:time-value="PT00H02M31.453S" calcext:value-type="time">
            <text:p>02:31.453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dybug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Porsche/944</text:p>
          </table:table-cell>
          <table:table-cell office:value-type="float" office:value="101" calcext:value-type="float">
            <text:p>101</text:p>
          </table:table-cell>
          <table:table-cell office:value-type="time" office:time-value="PT00H02M39.034S" calcext:value-type="time">
            <text:p>02:39.034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e Homey Dep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Nissan/240SX</text:p>
          </table:table-cell>
          <table:table-cell office:value-type="float" office:value="75" calcext:value-type="float">
            <text:p>75</text:p>
          </table:table-cell>
          <table:table-cell office:value-type="time" office:time-value="PT00H02M33.358S" calcext:value-type="time">
            <text:p>02:33.358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owered By Tequi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73" calcext:value-type="float">
            <text:p>73</text:p>
          </table:table-cell>
          <table:table-cell office:value-type="time" office:time-value="PT00H02M22.759S" calcext:value-type="time">
            <text:p>02:22.759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rd-ea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Bmw/328i</text:p>
          </table:table-cell>
          <table:table-cell office:value-type="float" office:value="64" calcext:value-type="float">
            <text:p>64</text:p>
          </table:table-cell>
          <table:table-cell office:value-type="time" office:time-value="PT00H02M22.327S" calcext:value-type="time">
            <text:p>02:22.32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morita Cowboys w/the people of Walm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Porsche/944</text:p>
          </table:table-cell>
          <table:table-cell office:value-type="float" office:value="52" calcext:value-type="float">
            <text:p>52</text:p>
          </table:table-cell>
          <table:table-cell office:value-type="time" office:time-value="PT00H02M30.765S" calcext:value-type="time">
            <text:p>02:30.765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erture Science S.L.O.W. 300z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Nissan/300zx</text:p>
          </table:table-cell>
          <table:table-cell office:value-type="float" office:value="47" calcext:value-type="float">
            <text:p>47</text:p>
          </table:table-cell>
          <table:table-cell office:value-type="time" office:time-value="PT00H02M31.853S" calcext:value-type="time">
            <text:p>02:31.853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m Special Deliverance Featuring Pink Lloy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58/Lloyd/Alexander Kombi</text:p>
          </table:table-cell>
          <table:table-cell office:value-type="float" office:value="39" calcext:value-type="float">
            <text:p>39</text:p>
          </table:table-cell>
          <table:table-cell office:value-type="time" office:time-value="PT00H02M34.82S" calcext:value-type="time">
            <text:p>02:34.820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ptain Ameri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Bmw/2002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2M37.768S" calcext:value-type="time">
            <text:p>02:37.768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t 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office:value-type="float" office:value="22" calcext:value-type="float">
            <text:p>22</text:p>
          </table:table-cell>
          <table:table-cell office:value-type="time" office:time-value="PT00H02M32.486S" calcext:value-type="time">
            <text:p>02:32.486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ez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2M27.776S" calcext:value-type="time">
            <text:p>02:27.776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owe'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Mitsubi/Eclipse</text:p>
          </table:table-cell>
          <table:table-cell office:value-type="float" office:value="4" calcext:value-type="float">
            <text:p>4</text:p>
          </table:table-cell>
          <table:table-cell office:value-type="time" office:time-value="PT00H02M34.794S" calcext:value-type="time">
            <text:p>02:34.79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hite Trash Barbi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Ford/Crown Vic</text:p>
          </table:table-cell>
          <table:table-cell office:value-type="float" office:value="1" calcext:value-type="float">
            <text:p>1</text:p>
          </table:table-cell>
          <table:table-cell office:value-type="time" office:time-value="PT00H05M38.46S" calcext:value-type="time">
            <text:p>05:38.460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.A.T.S.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Dodge/Neon -hybrid</text:p>
          </table:table-cell>
          <table:table-cell office:value-type="float" office:value="-148" calcext:value-type="float">
            <text:p>-148</text:p>
          </table:table-cell>
          <table:table-cell office:value-type="time" office:time-value="PT00H02M24.426S" calcext:value-type="time">
            <text:p>02:24.426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tter Fokker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</text:p>
          </table:table-cell>
          <table:table-cell office:value-type="float" office:value="-375" calcext:value-type="float">
            <text:p>-375</text:p>
          </table:table-cell>
          <table:table-cell office:value-type="time" office:time-value="PT00H02M22.119S" calcext:value-type="time">
            <text:p>02:22.119</text:p>
          </table:table-cell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m Satu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Saturn/sc</text:p>
          </table:table-cell>
          <table:table-cell office:value-type="float" office:value="-999" calcext:value-type="float">
            <text:p>-999</text:p>
          </table:table-cell>
          <table:table-cell office:value-type="time" office:time-value="PT00H02M23.209S" calcext:value-type="time">
            <text:p>02:23.209</text:p>
          </table:table-cell>
          <table:table-cell office:value-type="float" office:value="118753" calcext:value-type="float">
            <text:p>118753</text:p>
          </table:table-cell>
          <table:table-cell table:number-columns-repeated="1016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Yee-Haw! It's Lemons Texas 2011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Taurus</text:p>
          </table:table-cell>
          <table:table-cell office:value-type="float" office:value="400" calcext:value-type="float">
            <text:p>400</text:p>
          </table:table-cell>
          <table:table-cell office:value-type="time" office:time-value="PT00H01M55.409S" calcext:value-type="time">
            <text:p>01:55.40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am Blue Goo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VW/Rabbit</text:p>
          </table:table-cell>
          <table:table-cell office:value-type="float" office:value="398" calcext:value-type="float">
            <text:p>398</text:p>
          </table:table-cell>
          <table:table-cell office:value-type="time" office:time-value="PT00H01M56.701S" calcext:value-type="time">
            <text:p>01:56.70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-Wrec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2/Datsun/280zx</text:p>
          </table:table-cell>
          <table:table-cell office:value-type="float" office:value="392" calcext:value-type="float">
            <text:p>392</text:p>
          </table:table-cell>
          <table:table-cell office:value-type="time" office:time-value="PT00H01M55.522S" calcext:value-type="time">
            <text:p>01:55.522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eam BenzG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ercedes/300E</text:p>
          </table:table-cell>
          <table:table-cell office:value-type="float" office:value="392" calcext:value-type="float">
            <text:p>392</text:p>
          </table:table-cell>
          <table:table-cell office:value-type="time" office:time-value="PT00H01M55.942S" calcext:value-type="time">
            <text:p>01:55.942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Taurus</text:p>
          </table:table-cell>
          <table:table-cell office:value-type="float" office:value="382" calcext:value-type="float">
            <text:p>382</text:p>
          </table:table-cell>
          <table:table-cell office:value-type="time" office:time-value="PT00H01M57.108S" calcext:value-type="time">
            <text:p>01:57.1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issen's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375" calcext:value-type="float">
            <text:p>375</text:p>
          </table:table-cell>
          <table:table-cell office:value-type="time" office:time-value="PT00H01M55.656S" calcext:value-type="time">
            <text:p>01:55.656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xhibition of Slow (EoS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Toyota/Tercel EZ</text:p>
          </table:table-cell>
          <table:table-cell office:value-type="float" office:value="367" calcext:value-type="float">
            <text:p>367</text:p>
          </table:table-cell>
          <table:table-cell office:value-type="time" office:time-value="PT00H02M04.089S" calcext:value-type="time">
            <text:p>02:04.089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ime Travelers of Do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Pontiac/Fiero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2M01.789S" calcext:value-type="time">
            <text:p>02:01.789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ust Bucke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8/Chevy/Crapolier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2M09.177S" calcext:value-type="time">
            <text:p>02:09.177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sty Rose Racing of Tex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0/BMW/1600-02</text:p>
          </table:table-cell>
          <table:table-cell office:value-type="float" office:value="343" calcext:value-type="float">
            <text:p>343</text:p>
          </table:table-cell>
          <table:table-cell office:value-type="time" office:time-value="PT00H02M03.482S" calcext:value-type="time">
            <text:p>02:03.482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helia &amp; the Sheik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Ford/Mustang</text:p>
          </table:table-cell>
          <table:table-cell office:value-type="float" office:value="336" calcext:value-type="float">
            <text:p>336</text:p>
          </table:table-cell>
          <table:table-cell office:value-type="time" office:time-value="PT00H01M58.354S" calcext:value-type="time">
            <text:p>01:58.354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Taurus</text:p>
          </table:table-cell>
          <table:table-cell office:value-type="float" office:value="330" calcext:value-type="float">
            <text:p>330</text:p>
          </table:table-cell>
          <table:table-cell office:value-type="time" office:time-value="PT00H01M59.846S" calcext:value-type="time">
            <text:p>01:59.846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Red Headed Step-childr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Acura/Integra</text:p>
          </table:table-cell>
          <table:table-cell office:value-type="float" office:value="329" calcext:value-type="float">
            <text:p>329</text:p>
          </table:table-cell>
          <table:table-cell office:value-type="time" office:time-value="PT00H02M03.823S" calcext:value-type="time">
            <text:p>02:03.823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etroSexu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Geo/Metro</text:p>
          </table:table-cell>
          <table:table-cell office:value-type="float" office:value="323" calcext:value-type="float">
            <text:p>323</text:p>
          </table:table-cell>
          <table:table-cell office:value-type="time" office:time-value="PT00H01M57.616S" calcext:value-type="time">
            <text:p>01:57.616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otham Gearhea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Batman Special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1M58.22S" calcext:value-type="time">
            <text:p>01:58.2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tanus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Porsche/944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1M59.915S" calcext:value-type="time">
            <text:p>01:59.915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o Dead Kitt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BMW/325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1M57.228S" calcext:value-type="time">
            <text:p>01:57.2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3/Datsun/240Z</text:p>
          </table:table-cell>
          <table:table-cell office:value-type="float" office:value="313" calcext:value-type="float">
            <text:p>313</text:p>
          </table:table-cell>
          <table:table-cell office:value-type="time" office:time-value="PT00H01M55.997S" calcext:value-type="time">
            <text:p>01:55.99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mco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Mazda/Miata</text:p>
          </table:table-cell>
          <table:table-cell office:value-type="float" office:value="308" calcext:value-type="float">
            <text:p>308</text:p>
          </table:table-cell>
          <table:table-cell office:value-type="time" office:time-value="PT00H01M57.556S" calcext:value-type="time">
            <text:p>01:57.556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upacabra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Honda/Civic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10.519S" calcext:value-type="time">
            <text:p>02:10.519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tchin to Win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2/Ford/Taurus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2M06.464S" calcext:value-type="time">
            <text:p>02:06.464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okie Texting whi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Honda/Prelude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2M01.083S" calcext:value-type="time">
            <text:p>02:01.083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am Alt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Ford/Escort</text:p>
          </table:table-cell>
          <table:table-cell office:value-type="float" office:value="294" calcext:value-type="float">
            <text:p>294</text:p>
          </table:table-cell>
          <table:table-cell office:value-type="time" office:time-value="PT00H02M05.077S" calcext:value-type="time">
            <text:p>02:05.07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x Vinyl T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Toyota/Hilux</text:p>
          </table:table-cell>
          <table:table-cell office:value-type="float" office:value="292" calcext:value-type="float">
            <text:p>292</text:p>
          </table:table-cell>
          <table:table-cell office:value-type="time" office:time-value="PT00H02M06.598S" calcext:value-type="time">
            <text:p>02:06.598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am Viag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Lexus/SC400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1M58.342S" calcext:value-type="time">
            <text:p>01:58.34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 Pollo To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Pontiac/Firebird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1M59.951S" calcext:value-type="time">
            <text:p>01:59.951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ulp Fri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Eine Kliene Scheisse Auto/E30 Marboro F1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1M56.039S" calcext:value-type="time">
            <text:p>01:56.039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RP Racing Duck Yeah MR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Toyota/MR2</text:p>
          </table:table-cell>
          <table:table-cell office:value-type="float" office:value="279" calcext:value-type="float">
            <text:p>279</text:p>
          </table:table-cell>
          <table:table-cell office:value-type="time" office:time-value="PT00H02M00.686S" calcext:value-type="time">
            <text:p>02:00.686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erty Devaluation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Ford/Fairmont</text:p>
          </table:table-cell>
          <table:table-cell office:value-type="float" office:value="256" calcext:value-type="float">
            <text:p>256</text:p>
          </table:table-cell>
          <table:table-cell office:value-type="time" office:time-value="PT00H01M58.317S" calcext:value-type="time">
            <text:p>01:58.317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am Miag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1M56.39S" calcext:value-type="time">
            <text:p>01:56.39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tanus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234" calcext:value-type="float">
            <text:p>234</text:p>
          </table:table-cell>
          <table:table-cell office:value-type="time" office:time-value="PT00H02M01.694S" calcext:value-type="time">
            <text:p>02:01.694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tomotive Engineering Outca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Nissan/Sentra</text:p>
          </table:table-cell>
          <table:table-cell office:value-type="float" office:value="231" calcext:value-type="float">
            <text:p>231</text:p>
          </table:table-cell>
          <table:table-cell office:value-type="time" office:time-value="PT00H01M59.205S" calcext:value-type="time">
            <text:p>01:59.20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m Sensory Ass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azda/Rx7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1M56.194S" calcext:value-type="time">
            <text:p>01:56.194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red Bir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Chevy/Pointeache/Camaro/Firebird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1M58.113S" calcext:value-type="time">
            <text:p>01:58.113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am Neme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240sx</text:p>
          </table:table-cell>
          <table:table-cell office:value-type="float" office:value="220" calcext:value-type="float">
            <text:p>220</text:p>
          </table:table-cell>
          <table:table-cell office:value-type="time" office:time-value="PT00H01M57.131S" calcext:value-type="time">
            <text:p>01:57.13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stly Harmles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Mercury/Capri XR2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1M57.898S" calcext:value-type="time">
            <text:p>01:57.89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ruffy Nerf He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1/Dodge/Daytona</text:p>
          </table:table-cell>
          <table:table-cell office:value-type="float" office:value="186" calcext:value-type="float">
            <text:p>186</text:p>
          </table:table-cell>
          <table:table-cell office:value-type="time" office:time-value="PT00H02M17.862S" calcext:value-type="time">
            <text:p>02:17.862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eam Blue B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Dodge/Neon</text:p>
          </table:table-cell>
          <table:table-cell office:value-type="float" office:value="178" calcext:value-type="float">
            <text:p>178</text:p>
          </table:table-cell>
          <table:table-cell office:value-type="time" office:time-value="PT00H01M59.942S" calcext:value-type="time">
            <text:p>01:59.942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lack Flag Socie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Toyota/Mustelica</text:p>
          </table:table-cell>
          <table:table-cell office:value-type="float" office:value="172" calcext:value-type="float">
            <text:p>172</text:p>
          </table:table-cell>
          <table:table-cell office:value-type="time" office:time-value="PT00H02M00.755S" calcext:value-type="time">
            <text:p>02:00.7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ut of Tow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164" calcext:value-type="float">
            <text:p>164</text:p>
          </table:table-cell>
          <table:table-cell office:value-type="time" office:time-value="PT00H01M58.618S" calcext:value-type="time">
            <text:p>01:58.61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am Oil is Optio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161" calcext:value-type="float">
            <text:p>161</text:p>
          </table:table-cell>
          <table:table-cell office:value-type="time" office:time-value="PT00H02M06.762S" calcext:value-type="time">
            <text:p>02:06.762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am Grocery G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Plymouth/Neon</text:p>
          </table:table-cell>
          <table:table-cell office:value-type="float" office:value="160" calcext:value-type="float">
            <text:p>160</text:p>
          </table:table-cell>
          <table:table-cell office:value-type="time" office:time-value="PT00H02M00.285S" calcext:value-type="time">
            <text:p>02:00.285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ol Runnin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RX7</text:p>
          </table:table-cell>
          <table:table-cell office:value-type="float" office:value="146" calcext:value-type="float">
            <text:p>146</text:p>
          </table:table-cell>
          <table:table-cell office:value-type="time" office:time-value="PT00H01M59.934S" calcext:value-type="time">
            <text:p>01:59.93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iocracy Racing Reha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Eagle/Talon</text:p>
          </table:table-cell>
          <table:table-cell office:value-type="float" office:value="132" calcext:value-type="float">
            <text:p>132</text:p>
          </table:table-cell>
          <table:table-cell office:value-type="time" office:time-value="PT00H01M58.055S" calcext:value-type="time">
            <text:p>01:58.055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ack To The Pa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Nissan/300 ZX</text:p>
          </table:table-cell>
          <table:table-cell office:value-type="float" office:value="132" calcext:value-type="float">
            <text:p>132</text:p>
          </table:table-cell>
          <table:table-cell office:value-type="time" office:time-value="PT00H02M06.18S" calcext:value-type="time">
            <text:p>02:06.18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cking Fut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129" calcext:value-type="float">
            <text:p>129</text:p>
          </table:table-cell>
          <table:table-cell office:value-type="time" office:time-value="PT00H02M13.489S" calcext:value-type="time">
            <text:p>02:13.489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s Escorpiones de Muni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BMW/528i</text:p>
          </table:table-cell>
          <table:table-cell office:value-type="float" office:value="125" calcext:value-type="float">
            <text:p>125</text:p>
          </table:table-cell>
          <table:table-cell office:value-type="time" office:time-value="PT00H02M13.173S" calcext:value-type="time">
            <text:p>02:13.173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Team Corsa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Chevy/Camaro</text:p>
          </table:table-cell>
          <table:table-cell office:value-type="float" office:value="125" calcext:value-type="float">
            <text:p>125</text:p>
          </table:table-cell>
          <table:table-cell office:value-type="time" office:time-value="PT00H01M58.565S" calcext:value-type="time">
            <text:p>01:58.56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mokin' Brake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Toyota/Celica GT Slush Box</text:p>
          </table:table-cell>
          <table:table-cell office:value-type="float" office:value="116" calcext:value-type="float">
            <text:p>116</text:p>
          </table:table-cell>
          <table:table-cell office:value-type="time" office:time-value="PT00H02M09.665S" calcext:value-type="time">
            <text:p>02:09.665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jun Coonasses dba Mick Jagu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Saturn/SL2</text:p>
          </table:table-cell>
          <table:table-cell office:value-type="float" office:value="99" calcext:value-type="float">
            <text:p>99</text:p>
          </table:table-cell>
          <table:table-cell office:value-type="time" office:time-value="PT00H02M01.293S" calcext:value-type="time">
            <text:p>02:01.293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ucker Facto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 SE-R</text:p>
          </table:table-cell>
          <table:table-cell office:value-type="float" office:value="90" calcext:value-type="float">
            <text:p>90</text:p>
          </table:table-cell>
          <table:table-cell office:value-type="time" office:time-value="PT00H02M01.703S" calcext:value-type="time">
            <text:p>02:01.70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lling Chican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ivic</text:p>
          </table:table-cell>
          <table:table-cell office:value-type="float" office:value="86" calcext:value-type="float">
            <text:p>86</text:p>
          </table:table-cell>
          <table:table-cell office:value-type="time" office:time-value="PT00H02M03.028S" calcext:value-type="time">
            <text:p>02:03.0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&amp;H Bavaria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BMW/325i</text:p>
          </table:table-cell>
          <table:table-cell office:value-type="float" office:value="74" calcext:value-type="float">
            <text:p>74</text:p>
          </table:table-cell>
          <table:table-cell office:value-type="time" office:time-value="PT00H02M04.481S" calcext:value-type="time">
            <text:p>02:04.48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nSpee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Ford/Mustang</text:p>
          </table:table-cell>
          <table:table-cell office:value-type="float" office:value="71" calcext:value-type="float">
            <text:p>71</text:p>
          </table:table-cell>
          <table:table-cell office:value-type="time" office:time-value="PT00H02M00.072S" calcext:value-type="time">
            <text:p>02:00.072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ore than you can affo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Pontiac/Fiero</text:p>
          </table:table-cell>
          <table:table-cell office:value-type="float" office:value="69" calcext:value-type="float">
            <text:p>69</text:p>
          </table:table-cell>
          <table:table-cell office:value-type="time" office:time-value="PT00H02M01.854S" calcext:value-type="time">
            <text:p>02:01.854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lue Oval Cul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Ford/Shostang</text:p>
          </table:table-cell>
          <table:table-cell office:value-type="float" office:value="61" calcext:value-type="float">
            <text:p>61</text:p>
          </table:table-cell>
          <table:table-cell office:value-type="time" office:time-value="PT00H02M05.203S" calcext:value-type="time">
            <text:p>02:05.203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stardos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57/Renault/Dauphine</text:p>
          </table:table-cell>
          <table:table-cell office:value-type="float" office:value="55" calcext:value-type="float">
            <text:p>55</text:p>
          </table:table-cell>
          <table:table-cell office:value-type="time" office:time-value="PT00H02M02.14S" calcext:value-type="time">
            <text:p>02:02.140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HO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Taurus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2M05.577S" calcext:value-type="time">
            <text:p>02:05.577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st Rocket Racing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Ttoyota/MR2</text:p>
          </table:table-cell>
          <table:table-cell office:value-type="float" office:value="5" calcext:value-type="float">
            <text:p>5</text:p>
          </table:table-cell>
          <table:table-cell office:value-type="time" office:time-value="PT00H02M22.979S" calcext:value-type="time">
            <text:p>02:22.979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Showroom-Schlock Shootout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ele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RX</text:p>
          </table:table-cell>
          <table:table-cell office:value-type="float" office:value="409" calcext:value-type="float">
            <text:p>409</text:p>
          </table:table-cell>
          <table:table-cell office:value-type="time" office:time-value="PT00H01M47.185S" calcext:value-type="time">
            <text:p>01:47.185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oly Roll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Acura/Integra</text:p>
          </table:table-cell>
          <table:table-cell office:value-type="float" office:value="404" calcext:value-type="float">
            <text:p>404</text:p>
          </table:table-cell>
          <table:table-cell office:value-type="time" office:time-value="PT00H01M43.901S" calcext:value-type="time">
            <text:p>01:43.90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e Cand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393" calcext:value-type="float">
            <text:p>393</text:p>
          </table:table-cell>
          <table:table-cell office:value-type="time" office:time-value="PT00H01M50.967S" calcext:value-type="time">
            <text:p>01:50.967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ll Whamm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393" calcext:value-type="float">
            <text:p>393</text:p>
          </table:table-cell>
          <table:table-cell office:value-type="time" office:time-value="PT00H01M48.883S" calcext:value-type="time">
            <text:p>01:48.883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is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385" calcext:value-type="float">
            <text:p>385</text:p>
          </table:table-cell>
          <table:table-cell office:value-type="time" office:time-value="PT00H01M47.158S" calcext:value-type="time">
            <text:p>01:47.158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lying Sausage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 na</text:p>
          </table:table-cell>
          <table:table-cell office:value-type="float" office:value="385" calcext:value-type="float">
            <text:p>385</text:p>
          </table:table-cell>
          <table:table-cell office:value-type="time" office:time-value="PT00H01M49.186S" calcext:value-type="time">
            <text:p>01:49.186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inky Rat Trap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udi/200</text:p>
          </table:table-cell>
          <table:table-cell office:value-type="float" office:value="380" calcext:value-type="float">
            <text:p>380</text:p>
          </table:table-cell>
          <table:table-cell office:value-type="time" office:time-value="PT00H01M49.326S" calcext:value-type="time">
            <text:p>01:49.326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eystone Ko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Volvo/244 Sedan</text:p>
          </table:table-cell>
          <table:table-cell office:value-type="float" office:value="375" calcext:value-type="float">
            <text:p>375</text:p>
          </table:table-cell>
          <table:table-cell office:value-type="time" office:time-value="PT00H01M49.756S" calcext:value-type="time">
            <text:p>01:49.756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ry 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Alfa/Berlina</text:p>
          </table:table-cell>
          <table:table-cell office:value-type="float" office:value="371" calcext:value-type="float">
            <text:p>371</text:p>
          </table:table-cell>
          <table:table-cell office:value-type="time" office:time-value="PT00H01M53.092S" calcext:value-type="time">
            <text:p>01:53.0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White Tras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Dodge/Neon</text:p>
          </table:table-cell>
          <table:table-cell office:value-type="float" office:value="371" calcext:value-type="float">
            <text:p>371</text:p>
          </table:table-cell>
          <table:table-cell office:value-type="time" office:time-value="PT00H01M52.015S" calcext:value-type="time">
            <text:p>01:52.015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id Mark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Dodge/Neon</text:p>
          </table:table-cell>
          <table:table-cell office:value-type="float" office:value="370" calcext:value-type="float">
            <text:p>370</text:p>
          </table:table-cell>
          <table:table-cell office:value-type="time" office:time-value="PT00H01M47.44S" calcext:value-type="time">
            <text:p>01:47.440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uncha Splat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Fiat/X1/9</text:p>
          </table:table-cell>
          <table:table-cell office:value-type="float" office:value="368" calcext:value-type="float">
            <text:p>368</text:p>
          </table:table-cell>
          <table:table-cell office:value-type="time" office:time-value="PT00H01M50.174S" calcext:value-type="time">
            <text:p>01:50.174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ch Key Ki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Plymouth/Neon</text:p>
          </table:table-cell>
          <table:table-cell office:value-type="float" office:value="360" calcext:value-type="float">
            <text:p>360</text:p>
          </table:table-cell>
          <table:table-cell office:value-type="time" office:time-value="PT00H01M48.691S" calcext:value-type="time">
            <text:p>01:48.691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uro Tr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VW/Jetta</text:p>
          </table:table-cell>
          <table:table-cell office:value-type="float" office:value="358" calcext:value-type="float">
            <text:p>358</text:p>
          </table:table-cell>
          <table:table-cell office:value-type="time" office:time-value="PT00H01M51.68S" calcext:value-type="time">
            <text:p>01:51.680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ttle Lebowski Urban Achiev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Volvo/245</text:p>
          </table:table-cell>
          <table:table-cell office:value-type="float" office:value="357" calcext:value-type="float">
            <text:p>357</text:p>
          </table:table-cell>
          <table:table-cell office:value-type="time" office:time-value="PT00H01M53.41S" calcext:value-type="time">
            <text:p>01:53.410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ushed Red Pep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355" calcext:value-type="float">
            <text:p>355</text:p>
          </table:table-cell>
          <table:table-cell office:value-type="time" office:time-value="PT00H01M53.397S" calcext:value-type="time">
            <text:p>01:53.397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i Mondai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354" calcext:value-type="float">
            <text:p>354</text:p>
          </table:table-cell>
          <table:table-cell office:value-type="time" office:time-value="PT00H01M49.374S" calcext:value-type="time">
            <text:p>01:49.374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y Poop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Civic</text:p>
          </table:table-cell>
          <table:table-cell office:value-type="float" office:value="351" calcext:value-type="float">
            <text:p>351</text:p>
          </table:table-cell>
          <table:table-cell office:value-type="time" office:time-value="PT00H01M53.795S" calcext:value-type="time">
            <text:p>01:53.7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yte Mark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Ford/Escort</text:p>
          </table:table-cell>
          <table:table-cell office:value-type="float" office:value="351" calcext:value-type="float">
            <text:p>351</text:p>
          </table:table-cell>
          <table:table-cell office:value-type="time" office:time-value="PT00H01M51.898S" calcext:value-type="time">
            <text:p>01:51.898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i Mondai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Corolla FX16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1M51.966S" calcext:value-type="time">
            <text:p>01:51.96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onAi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6/Geo/Metro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1M59.454S" calcext:value-type="time">
            <text:p>01:59.454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Moonrunn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Saturn/SC</text:p>
          </table:table-cell>
          <table:table-cell office:value-type="float" office:value="344" calcext:value-type="float">
            <text:p>344</text:p>
          </table:table-cell>
          <table:table-cell office:value-type="time" office:time-value="PT00H01M51.908S" calcext:value-type="time">
            <text:p>01:51.908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utzing a Schlo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s</text:p>
          </table:table-cell>
          <table:table-cell office:value-type="float" office:value="340" calcext:value-type="float">
            <text:p>340</text:p>
          </table:table-cell>
          <table:table-cell office:value-type="time" office:time-value="PT00H01M49.752S" calcext:value-type="time">
            <text:p>01:49.7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nfor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Chevy/Beretta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1M50.739S" calcext:value-type="time">
            <text:p>01:50.739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Joe Dirt and the Mullet Rockers Sponsored by Aquan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Chevy/Caprice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1M50.794S" calcext:value-type="time">
            <text:p>01:50.794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 It To Finis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Crx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1M49.464S" calcext:value-type="time">
            <text:p>01:49.464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fmeister Kin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337" calcext:value-type="float">
            <text:p>337</text:p>
          </table:table-cell>
          <table:table-cell office:value-type="time" office:time-value="PT00H01M53.433S" calcext:value-type="time">
            <text:p>01:53.433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am Sh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Acura/Integra</text:p>
          </table:table-cell>
          <table:table-cell office:value-type="float" office:value="335" calcext:value-type="float">
            <text:p>335</text:p>
          </table:table-cell>
          <table:table-cell office:value-type="time" office:time-value="PT00H01M53.103S" calcext:value-type="time">
            <text:p>01:53.103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98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2/Olds/98</text:p>
          </table:table-cell>
          <table:table-cell office:value-type="float" office:value="334" calcext:value-type="float">
            <text:p>334</text:p>
          </table:table-cell>
          <table:table-cell office:value-type="time" office:time-value="PT00H02M03.329S" calcext:value-type="time">
            <text:p>02:03.329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r Spor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Ford/Mustang</text:p>
          </table:table-cell>
          <table:table-cell office:value-type="float" office:value="333" calcext:value-type="float">
            <text:p>333</text:p>
          </table:table-cell>
          <table:table-cell office:value-type="time" office:time-value="PT00H01M54.7S" calcext:value-type="time">
            <text:p>01:54.700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Sucker Pu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GM/Camaro</text:p>
          </table:table-cell>
          <table:table-cell office:value-type="float" office:value="331" calcext:value-type="float">
            <text:p>331</text:p>
          </table:table-cell>
          <table:table-cell office:value-type="time" office:time-value="PT00H01M55.215S" calcext:value-type="time">
            <text:p>01:55.215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ack Pillagerz!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9/Buick/LeSabretooth</text:p>
          </table:table-cell>
          <table:table-cell office:value-type="float" office:value="324" calcext:value-type="float">
            <text:p>324</text:p>
          </table:table-cell>
          <table:table-cell office:value-type="time" office:time-value="PT00H01M56.268S" calcext:value-type="time">
            <text:p>01:56.268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f You Can't Duck It Fuck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323" calcext:value-type="float">
            <text:p>323</text:p>
          </table:table-cell>
          <table:table-cell office:value-type="time" office:time-value="PT00H01M51.785S" calcext:value-type="time">
            <text:p>01:51.785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mikaze Pilots of Fury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Civic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1M49.441S" calcext:value-type="time">
            <text:p>01:49.441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s Lim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Ford/Fiesta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1M51.694S" calcext:value-type="time">
            <text:p>01:51.6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am Slightly Less-Than-Credib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RX</text:p>
          </table:table-cell>
          <table:table-cell office:value-type="float" office:value="313" calcext:value-type="float">
            <text:p>313</text:p>
          </table:table-cell>
          <table:table-cell office:value-type="time" office:time-value="PT00H01M49.673S" calcext:value-type="time">
            <text:p>01:49.673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ingle Mal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Alfa Romeo/GTV6</text:p>
          </table:table-cell>
          <table:table-cell office:value-type="float" office:value="313" calcext:value-type="float">
            <text:p>313</text:p>
          </table:table-cell>
          <table:table-cell office:value-type="time" office:time-value="PT00H01M50.101S" calcext:value-type="time">
            <text:p>01:50.10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Greek Squ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Acura/Integra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48.328S" calcext:value-type="time">
            <text:p>01:48.3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snort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47.228S" calcext:value-type="time">
            <text:p>01:47.228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BB Racing: GO GO GOJIRA!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Nissan/240SX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1M54.128S" calcext:value-type="time">
            <text:p>01:54.128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isconsin Crap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Nissan/Sentra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2M02.051S" calcext:value-type="time">
            <text:p>02:02.0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'll Still Rub Out!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2/Chevy/Cavalier</text:p>
          </table:table-cell>
          <table:table-cell office:value-type="float" office:value="303" calcext:value-type="float">
            <text:p>303</text:p>
          </table:table-cell>
          <table:table-cell office:value-type="time" office:time-value="PT00H01M55.871S" calcext:value-type="time">
            <text:p>01:55.87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ve The Ta-Ta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Chevy/Camaro</text:p>
          </table:table-cell>
          <table:table-cell office:value-type="float" office:value="294" calcext:value-type="float">
            <text:p>294</text:p>
          </table:table-cell>
          <table:table-cell office:value-type="time" office:time-value="PT00H01M46.492S" calcext:value-type="time">
            <text:p>01:46.492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SI/LemonSqueezer Racing/Team Barb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3/Mercury/Capri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1M52.721S" calcext:value-type="time">
            <text:p>01:52.721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hiny Side U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2/Chevy/Cavalier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1M55.303S" calcext:value-type="time">
            <text:p>01:55.303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on't Mess With Lexas!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Lexus/LS400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1M48.781S" calcext:value-type="time">
            <text:p>01:48.78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he Zippy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Honda/Accord</text:p>
          </table:table-cell>
          <table:table-cell office:value-type="float" office:value="282" calcext:value-type="float">
            <text:p>282</text:p>
          </table:table-cell>
          <table:table-cell office:value-type="time" office:time-value="PT00H01M56.372S" calcext:value-type="time">
            <text:p>01:56.372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ng 4 Nicke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Olds/Cutlass Ciera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07.232S" calcext:value-type="time">
            <text:p>02:07.232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Blue Shel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Accord</text:p>
          </table:table-cell>
          <table:table-cell office:value-type="float" office:value="277" calcext:value-type="float">
            <text:p>277</text:p>
          </table:table-cell>
          <table:table-cell office:value-type="time" office:time-value="PT00H01M55.924S" calcext:value-type="time">
            <text:p>01:55.924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os Lim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Ford/Fiesta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1M50.705S" calcext:value-type="time">
            <text:p>01:50.70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vernment Fund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Saturn/SL2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1M53.904S" calcext:value-type="time">
            <text:p>01:53.90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mikaze Pilots of Fu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Honda/Crx</text:p>
          </table:table-cell>
          <table:table-cell office:value-type="float" office:value="257" calcext:value-type="float">
            <text:p>257</text:p>
          </table:table-cell>
          <table:table-cell office:value-type="time" office:time-value="PT00H01M53.606S" calcext:value-type="time">
            <text:p>01:53.606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am Lebows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Dodge/Neon</text:p>
          </table:table-cell>
          <table:table-cell office:value-type="float" office:value="257" calcext:value-type="float">
            <text:p>257</text:p>
          </table:table-cell>
          <table:table-cell office:value-type="time" office:time-value="PT00H01M58.593S" calcext:value-type="time">
            <text:p>01:58.593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am Mena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Honda/Accord</text:p>
          </table:table-cell>
          <table:table-cell office:value-type="float" office:value="255" calcext:value-type="float">
            <text:p>255</text:p>
          </table:table-cell>
          <table:table-cell office:value-type="time" office:time-value="PT00H02M01.158S" calcext:value-type="time">
            <text:p>02:01.15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am Flaming Fier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Pontiac/Fiero</text:p>
          </table:table-cell>
          <table:table-cell office:value-type="float" office:value="252" calcext:value-type="float">
            <text:p>252</text:p>
          </table:table-cell>
          <table:table-cell office:value-type="time" office:time-value="PT00H01M52.097S" calcext:value-type="time">
            <text:p>01:52.097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6/Geo/Metro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08.78S" calcext:value-type="time">
            <text:p>02:08.780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am Resigna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Escort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1M49.866S" calcext:value-type="time">
            <text:p>01:49.86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Kahmil To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RX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1M50.753S" calcext:value-type="time">
            <text:p>01:50.75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ool Shar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325 is</text:p>
          </table:table-cell>
          <table:table-cell office:value-type="float" office:value="243" calcext:value-type="float">
            <text:p>243</text:p>
          </table:table-cell>
          <table:table-cell office:value-type="time" office:time-value="PT00H01M52.282S" calcext:value-type="time">
            <text:p>01:52.282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ermit's Wild R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1/Mazda/RX-7</text:p>
          </table:table-cell>
          <table:table-cell office:value-type="float" office:value="241" calcext:value-type="float">
            <text:p>241</text:p>
          </table:table-cell>
          <table:table-cell office:value-type="time" office:time-value="PT00H01M51.452S" calcext:value-type="time">
            <text:p>01:51.45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Nim4mania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1/Ford/Crown Vic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1M50.286S" calcext:value-type="time">
            <text:p>01:50.286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abst Blu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Nissan/Maxima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1M53.846S" calcext:value-type="time">
            <text:p>01:53.846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Team Skid Steer Bobc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9/Mercury/Bobcat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2M07.803S" calcext:value-type="time">
            <text:p>02:07.803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Mazda/MX-3</text:p>
          </table:table-cell>
          <table:table-cell office:value-type="float" office:value="233" calcext:value-type="float">
            <text:p>233</text:p>
          </table:table-cell>
          <table:table-cell office:value-type="time" office:time-value="PT00H01M52.47S" calcext:value-type="time">
            <text:p>01:52.470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nut Da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4/Ford/Crown Vic</text:p>
          </table:table-cell>
          <table:table-cell office:value-type="float" office:value="231" calcext:value-type="float">
            <text:p>231</text:p>
          </table:table-cell>
          <table:table-cell office:value-type="time" office:time-value="PT00H01M53.267S" calcext:value-type="time">
            <text:p>01:53.267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mokey Saturn and the Band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Saturn/SL2</text:p>
          </table:table-cell>
          <table:table-cell office:value-type="float" office:value="228" calcext:value-type="float">
            <text:p>228</text:p>
          </table:table-cell>
          <table:table-cell office:value-type="time" office:time-value="PT00H01M53.396S" calcext:value-type="time">
            <text:p>01:53.396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eberry Fields Fore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Subaru/Impreza</text:p>
          </table:table-cell>
          <table:table-cell office:value-type="float" office:value="227" calcext:value-type="float">
            <text:p>227</text:p>
          </table:table-cell>
          <table:table-cell office:value-type="time" office:time-value="PT00H01M51.74S" calcext:value-type="time">
            <text:p>01:51.7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range Cr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Mazda/RX7</text:p>
          </table:table-cell>
          <table:table-cell office:value-type="float" office:value="226" calcext:value-type="float">
            <text:p>226</text:p>
          </table:table-cell>
          <table:table-cell office:value-type="time" office:time-value="PT00H01M54.904S" calcext:value-type="time">
            <text:p>01:54.90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nal H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Geo/Metro</text:p>
          </table:table-cell>
          <table:table-cell office:value-type="float" office:value="222" calcext:value-type="float">
            <text:p>222</text:p>
          </table:table-cell>
          <table:table-cell office:value-type="time" office:time-value="PT00H01M48.712S" calcext:value-type="time">
            <text:p>01:48.71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nishe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Chevy/Caprice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1M48.986S" calcext:value-type="time">
            <text:p>01:48.986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am Strad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lfa Romeo/164 S</text:p>
          </table:table-cell>
          <table:table-cell office:value-type="float" office:value="201" calcext:value-type="float">
            <text:p>201</text:p>
          </table:table-cell>
          <table:table-cell office:value-type="time" office:time-value="PT00H01M51.537S" calcext:value-type="time">
            <text:p>01:51.53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d Wagon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Honda/CRX</text:p>
          </table:table-cell>
          <table:table-cell office:value-type="float" office:value="201" calcext:value-type="float">
            <text:p>201</text:p>
          </table:table-cell>
          <table:table-cell office:value-type="time" office:time-value="PT00H01M50.326S" calcext:value-type="time">
            <text:p>01:50.326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nana Hammoc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BMW/L7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1M56.298S" calcext:value-type="time">
            <text:p>01:56.298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quadron X1/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Fiat/X1/9</text:p>
          </table:table-cell>
          <table:table-cell office:value-type="float" office:value="179" calcext:value-type="float">
            <text:p>179</text:p>
          </table:table-cell>
          <table:table-cell office:value-type="time" office:time-value="PT00H01M56.897S" calcext:value-type="time">
            <text:p>01:56.897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geant Shit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176" calcext:value-type="float">
            <text:p>176</text:p>
          </table:table-cell>
          <table:table-cell office:value-type="time" office:time-value="PT00H01M50.125S" calcext:value-type="time">
            <text:p>01:50.125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hetto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8/Chevy/Malibu</text:p>
          </table:table-cell>
          <table:table-cell office:value-type="float" office:value="174" calcext:value-type="float">
            <text:p>174</text:p>
          </table:table-cell>
          <table:table-cell office:value-type="time" office:time-value="PT00H01M51.576S" calcext:value-type="time">
            <text:p>01:51.576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hoboco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Ford/Taurus SHO</text:p>
          </table:table-cell>
          <table:table-cell office:value-type="float" office:value="159" calcext:value-type="float">
            <text:p>159</text:p>
          </table:table-cell>
          <table:table-cell office:value-type="time" office:time-value="PT00H02M00.179S" calcext:value-type="time">
            <text:p>02:00.179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on Oxid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Alfa Romeo/Milano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1M47.062S" calcext:value-type="time">
            <text:p>01:47.062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hnitzelWag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0/VW/Squareback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2M07.682S" calcext:value-type="time">
            <text:p>02:07.682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am Little Douche Cou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Mustang</text:p>
          </table:table-cell>
          <table:table-cell office:value-type="float" office:value="105" calcext:value-type="float">
            <text:p>105</text:p>
          </table:table-cell>
          <table:table-cell office:value-type="time" office:time-value="PT00H01M51.3S" calcext:value-type="time">
            <text:p>01:51.300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am Carbeq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Saab/900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1M58.318S" calcext:value-type="time">
            <text:p>01:58.318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nder Bunn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VW/GTI</text:p>
          </table:table-cell>
          <table:table-cell office:value-type="float" office:value="76" calcext:value-type="float">
            <text:p>76</text:p>
          </table:table-cell>
          <table:table-cell office:value-type="time" office:time-value="PT00H02M02.913S" calcext:value-type="time">
            <text:p>02:02.913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James Bo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0/Triumph/TR7</text:p>
          </table:table-cell>
          <table:table-cell office:value-type="float" office:value="59" calcext:value-type="float">
            <text:p>59</text:p>
          </table:table-cell>
          <table:table-cell office:value-type="time" office:time-value="PT00H02M07.781S" calcext:value-type="time">
            <text:p>02:07.781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fety Team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am Underpan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Saturn/SL2</text:p>
          </table:table-cell>
          <table:table-cell office:value-type="float" office:value="44" calcext:value-type="float">
            <text:p>44</text:p>
          </table:table-cell>
          <table:table-cell office:value-type="time" office:time-value="PT00H02M00.064S" calcext:value-type="time">
            <text:p>02:00.0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mpshire Hillbill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Chevy/Camaro</text:p>
          </table:table-cell>
          <table:table-cell office:value-type="float" office:value="37" calcext:value-type="float">
            <text:p>37</text:p>
          </table:table-cell>
          <table:table-cell office:value-type="time" office:time-value="PT00H01M52.827S" calcext:value-type="time">
            <text:p>01:52.8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Kidney Ston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Chevy/Camaro</text:p>
          </table:table-cell>
          <table:table-cell office:value-type="float" office:value="27" calcext:value-type="float">
            <text:p>27</text:p>
          </table:table-cell>
          <table:table-cell office:value-type="time" office:time-value="PT00H01M59.344S" calcext:value-type="time">
            <text:p>01:59.344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eatin' Gra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VW/Jetta</text:p>
          </table:table-cell>
          <table:table-cell office:value-type="float" office:value="27" calcext:value-type="float">
            <text:p>27</text:p>
          </table:table-cell>
          <table:table-cell office:value-type="time" office:time-value="PT00H02M02.638S" calcext:value-type="time">
            <text:p>02:02.638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cuderia Craptast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2/Opel/GT</text:p>
          </table:table-cell>
          <table:table-cell office:value-type="float" office:value="27" calcext:value-type="float">
            <text:p>27</text:p>
          </table:table-cell>
          <table:table-cell office:value-type="time" office:time-value="PT00H02M07.652S" calcext:value-type="time">
            <text:p>02:07.652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5/Chevy/LeMonza !!!!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1M59.285S" calcext:value-type="time">
            <text:p>01:59.285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 Ain't Easy Bein' Chees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Ford/Mustang</text:p>
          </table:table-cell>
          <table:table-cell office:value-type="float" office:value="22" calcext:value-type="float">
            <text:p>22</text:p>
          </table:table-cell>
          <table:table-cell office:value-type="time" office:time-value="PT00H02M12.072S" calcext:value-type="time">
            <text:p>02:12.07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5/Chevy/Impala wag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2M21.521S" calcext:value-type="time">
            <text:p>02:21.521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for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Honda/CRX</text:p>
          </table:table-cell>
          <table:table-cell office:value-type="float" office:value="13" calcext:value-type="float">
            <text:p>13</text:p>
          </table:table-cell>
          <table:table-cell office:value-type="time" office:time-value="PT00H02M07.11S" calcext:value-type="time">
            <text:p>02:07.110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orschenstien's Monster (F.A.C.E. Racing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Porsche/92428441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ptain Morgan's Rum Runn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Thunderbird</text:p>
          </table:table-cell>
          <table:table-cell office:value-type="float" office:value="10" calcext:value-type="float">
            <text:p>10</text:p>
          </table:table-cell>
          <table:table-cell office:value-type="time" office:time-value="PT00H02M04.994S" calcext:value-type="time">
            <text:p>02:04.994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eam MuttCut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Dodge/Neon</text:p>
          </table:table-cell>
          <table:table-cell office:value-type="float" office:value="7" calcext:value-type="float">
            <text:p>7</text:p>
          </table:table-cell>
          <table:table-cell office:value-type="time" office:time-value="PT00H02M10.362S" calcext:value-type="time">
            <text:p>02:10.362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tary Rock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Rx7</text:p>
          </table:table-cell>
          <table:table-cell office:value-type="float" office:value="5" calcext:value-type="float">
            <text:p>5</text:p>
          </table:table-cell>
          <table:table-cell office:value-type="time" office:time-value="PT00H02M14.501S" calcext:value-type="time">
            <text:p>02:14.501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ers &amp; Smas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0/Dodge/Intrepid</text:p>
          </table:table-cell>
          <table:table-cell office:value-type="float" office:value="2" calcext:value-type="float">
            <text:p>2</text:p>
          </table:table-cell>
          <table:table-cell office:value-type="time" office:time-value="PT00H02M33.83S" calcext:value-type="time">
            <text:p>02:33.830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The Skankaway Anti-Toe-Fugal 500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7/Ford/Model T</text:p>
          </table:table-cell>
          <table:table-cell office:value-type="float" office:value="378" calcext:value-type="float">
            <text:p>378</text:p>
          </table:table-cell>
          <table:table-cell office:value-type="time" office:time-value="PT00H02M02.883S" calcext:value-type="time">
            <text:p>02:02.88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f It's Not Punk It's Junk G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525i</text:p>
          </table:table-cell>
          <table:table-cell office:value-type="float" office:value="375" calcext:value-type="float">
            <text:p>375</text:p>
          </table:table-cell>
          <table:table-cell office:value-type="time" office:time-value="PT00H02M02.628S" calcext:value-type="time">
            <text:p>02:02.628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azda/Miata</text:p>
          </table:table-cell>
          <table:table-cell office:value-type="float" office:value="369" calcext:value-type="float">
            <text:p>369</text:p>
          </table:table-cell>
          <table:table-cell office:value-type="time" office:time-value="PT00H02M01.434S" calcext:value-type="time">
            <text:p>02:01.43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325i</text:p>
          </table:table-cell>
          <table:table-cell office:value-type="float" office:value="360" calcext:value-type="float">
            <text:p>360</text:p>
          </table:table-cell>
          <table:table-cell office:value-type="time" office:time-value="PT00H02M05.135S" calcext:value-type="time">
            <text:p>02:05.1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D Fast Auto Race Team &amp; Son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Audi/4000</text:p>
          </table:table-cell>
          <table:table-cell office:value-type="float" office:value="357" calcext:value-type="float">
            <text:p>357</text:p>
          </table:table-cell>
          <table:table-cell office:value-type="time" office:time-value="PT00H02M10.91S" calcext:value-type="time">
            <text:p>02:10.910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Plymouth/Duster</text:p>
          </table:table-cell>
          <table:table-cell office:value-type="float" office:value="355" calcext:value-type="float">
            <text:p>355</text:p>
          </table:table-cell>
          <table:table-cell office:value-type="time" office:time-value="PT00H02M10.961S" calcext:value-type="time">
            <text:p>02:10.961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urlingm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BMW/2002</text:p>
          </table:table-cell>
          <table:table-cell office:value-type="float" office:value="355" calcext:value-type="float">
            <text:p>355</text:p>
          </table:table-cell>
          <table:table-cell office:value-type="time" office:time-value="PT00H02M08.24S" calcext:value-type="time">
            <text:p>02:08.240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orc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Porsche/944</text:p>
          </table:table-cell>
          <table:table-cell office:value-type="float" office:value="353" calcext:value-type="float">
            <text:p>353</text:p>
          </table:table-cell>
          <table:table-cell office:value-type="time" office:time-value="PT00H02M05.201S" calcext:value-type="time">
            <text:p>02:05.201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azdarach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 7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2M09.998S" calcext:value-type="time">
            <text:p>02:09.998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ump Ganasee Targe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Eagle/Talon</text:p>
          </table:table-cell>
          <table:table-cell office:value-type="float" office:value="350" calcext:value-type="float">
            <text:p>350</text:p>
          </table:table-cell>
          <table:table-cell office:value-type="time" office:time-value="PT00H02M09.755S" calcext:value-type="time">
            <text:p>02:09.755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7 V8 Conversion</text:p>
          </table:table-cell>
          <table:table-cell office:value-type="float" office:value="349" calcext:value-type="float">
            <text:p>349</text:p>
          </table:table-cell>
          <table:table-cell office:value-type="time" office:time-value="PT00H02M02.594S" calcext:value-type="time">
            <text:p>02:02.594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ber Vogel: Hans 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ercedes/190E</text:p>
          </table:table-cell>
          <table:table-cell office:value-type="float" office:value="345" calcext:value-type="float">
            <text:p>345</text:p>
          </table:table-cell>
          <table:table-cell office:value-type="time" office:time-value="PT00H02M04.611S" calcext:value-type="time">
            <text:p>02:04.611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ddle of the Roa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Mazda/RX7</text:p>
          </table:table-cell>
          <table:table-cell office:value-type="float" office:value="341" calcext:value-type="float">
            <text:p>341</text:p>
          </table:table-cell>
          <table:table-cell office:value-type="time" office:time-value="PT00H02M09.689S" calcext:value-type="time">
            <text:p>02:09.689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A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Saab/9000</text:p>
          </table:table-cell>
          <table:table-cell office:value-type="float" office:value="340" calcext:value-type="float">
            <text:p>340</text:p>
          </table:table-cell>
          <table:table-cell office:value-type="time" office:time-value="PT00H02M09.807S" calcext:value-type="time">
            <text:p>02:09.807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panese Zer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Supra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2M11.221S" calcext:value-type="time">
            <text:p>02:11.221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nowballs Chance in Hel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Toyota/MR2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2M09.282S" calcext:value-type="time">
            <text:p>02:09.28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69/Opel/GT</text:p>
          </table:table-cell>
          <table:table-cell office:value-type="float" office:value="338" calcext:value-type="float">
            <text:p>338</text:p>
          </table:table-cell>
          <table:table-cell office:value-type="time" office:time-value="PT00H02M14.616S" calcext:value-type="time">
            <text:p>02:14.616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eto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334" calcext:value-type="float">
            <text:p>334</text:p>
          </table:table-cell>
          <table:table-cell office:value-type="time" office:time-value="PT00H02M08.975S" calcext:value-type="time">
            <text:p>02:08.97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&amp;M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Volvo/Wagon</text:p>
          </table:table-cell>
          <table:table-cell office:value-type="float" office:value="332" calcext:value-type="float">
            <text:p>332</text:p>
          </table:table-cell>
          <table:table-cell office:value-type="time" office:time-value="PT00H02M12.428S" calcext:value-type="time">
            <text:p>02:12.428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asy 908/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4/Porsche/914</text:p>
          </table:table-cell>
          <table:table-cell office:value-type="float" office:value="329" calcext:value-type="float">
            <text:p>329</text:p>
          </table:table-cell>
          <table:table-cell office:value-type="time" office:time-value="PT00H02M11.846S" calcext:value-type="time">
            <text:p>02:11.84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E21 320is</text:p>
          </table:table-cell>
          <table:table-cell office:value-type="float" office:value="329" calcext:value-type="float">
            <text:p>329</text:p>
          </table:table-cell>
          <table:table-cell office:value-type="time" office:time-value="PT00H02M08.698S" calcext:value-type="time">
            <text:p>02:08.698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ethical Lapp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cura/Integra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2M04.901S" calcext:value-type="time">
            <text:p>02:04.901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nowspeeder Pilots Associ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Toyota/MR2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2M11.904S" calcext:value-type="time">
            <text:p>02:11.904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Dirt Poorsche Racing #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28</text:p>
          </table:table-cell>
          <table:table-cell office:value-type="float" office:value="328" calcext:value-type="float">
            <text:p>328</text:p>
          </table:table-cell>
          <table:table-cell office:value-type="time" office:time-value="PT00H02M03.216S" calcext:value-type="time">
            <text:p>02:03.216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ridgeway Bomb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Alfa/Spider</text:p>
          </table:table-cell>
          <table:table-cell office:value-type="float" office:value="327" calcext:value-type="float">
            <text:p>327</text:p>
          </table:table-cell>
          <table:table-cell office:value-type="time" office:time-value="PT00H02M11.421S" calcext:value-type="time">
            <text:p>02:11.42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xxxtreme pow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Prelude</text:p>
          </table:table-cell>
          <table:table-cell office:value-type="float" office:value="327" calcext:value-type="float">
            <text:p>327</text:p>
          </table:table-cell>
          <table:table-cell office:value-type="time" office:time-value="PT00H02M07.925S" calcext:value-type="time">
            <text:p>02:07.925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Team Corsa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Chevrolet/Caprice Im-Pale-Ya</text:p>
          </table:table-cell>
          <table:table-cell office:value-type="float" office:value="324" calcext:value-type="float">
            <text:p>324</text:p>
          </table:table-cell>
          <table:table-cell office:value-type="time" office:time-value="PT00H02M08.601S" calcext:value-type="time">
            <text:p>02:08.60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am Harlequ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VW/Golf</text:p>
          </table:table-cell>
          <table:table-cell office:value-type="float" office:value="322" calcext:value-type="float">
            <text:p>322</text:p>
          </table:table-cell>
          <table:table-cell office:value-type="time" office:time-value="PT00H02M08.675S" calcext:value-type="time">
            <text:p>02:08.675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nting Polar Bea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Ford/Mustang Victoria</text:p>
          </table:table-cell>
          <table:table-cell office:value-type="float" office:value="321" calcext:value-type="float">
            <text:p>321</text:p>
          </table:table-cell>
          <table:table-cell office:value-type="time" office:time-value="PT00H02M11.932S" calcext:value-type="time">
            <text:p>02:11.93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320" calcext:value-type="float">
            <text:p>320</text:p>
          </table:table-cell>
          <table:table-cell office:value-type="time" office:time-value="PT00H02M09.992S" calcext:value-type="time">
            <text:p>02:09.992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nny With Or Without A Pancake On Its 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W/Rabbit</text:p>
          </table:table-cell>
          <table:table-cell office:value-type="float" office:value="319" calcext:value-type="float">
            <text:p>319</text:p>
          </table:table-cell>
          <table:table-cell office:value-type="time" office:time-value="PT00H02M08.048S" calcext:value-type="time">
            <text:p>02:08.048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umbitc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VW/GTI</text:p>
          </table:table-cell>
          <table:table-cell office:value-type="float" office:value="318" calcext:value-type="float">
            <text:p>318</text:p>
          </table:table-cell>
          <table:table-cell office:value-type="time" office:time-value="PT00H02M11.827S" calcext:value-type="time">
            <text:p>02:11.827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Faustest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2M03.992S" calcext:value-type="time">
            <text:p>02:03.992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ck to the Future Redu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Honda/DMCRX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2M08.662S" calcext:value-type="time">
            <text:p>02:08.662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solute LeMon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</text:p>
          </table:table-cell>
          <table:table-cell office:value-type="float" office:value="315" calcext:value-type="float">
            <text:p>315</text:p>
          </table:table-cell>
          <table:table-cell office:value-type="time" office:time-value="PT00H02M06.847S" calcext:value-type="time">
            <text:p>02:06.847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m Angry Yellow B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0/Honda/Civic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2M11.773S" calcext:value-type="time">
            <text:p>02:11.773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am Last Minu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9/Dodge/Colt</text:p>
          </table:table-cell>
          <table:table-cell office:value-type="float" office:value="312" calcext:value-type="float">
            <text:p>312</text:p>
          </table:table-cell>
          <table:table-cell office:value-type="time" office:time-value="PT00H02M17.741S" calcext:value-type="time">
            <text:p>02:17.741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Haulin' B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Mazda/RX7</text:p>
          </table:table-cell>
          <table:table-cell office:value-type="float" office:value="310" calcext:value-type="float">
            <text:p>310</text:p>
          </table:table-cell>
          <table:table-cell office:value-type="time" office:time-value="PT00H02M08.221S" calcext:value-type="time">
            <text:p>02:08.22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gnu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Honda/Civic Hatch back</text:p>
          </table:table-cell>
          <table:table-cell office:value-type="float" office:value="308" calcext:value-type="float">
            <text:p>308</text:p>
          </table:table-cell>
          <table:table-cell office:value-type="time" office:time-value="PT00H02M14.25S" calcext:value-type="time">
            <text:p>02:14.250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lergy 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nx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07.324S" calcext:value-type="time">
            <text:p>02:07.32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ernal Dads Racing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olvo/240DL Wagon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14.843S" calcext:value-type="time">
            <text:p>02:14.843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am Fugaw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MR2</text:p>
          </table:table-cell>
          <table:table-cell office:value-type="float" office:value="306" calcext:value-type="float">
            <text:p>306</text:p>
          </table:table-cell>
          <table:table-cell office:value-type="time" office:time-value="PT00H02M11.081S" calcext:value-type="time">
            <text:p>02:11.08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odzilla Loves Bac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30,325es</text:p>
          </table:table-cell>
          <table:table-cell office:value-type="float" office:value="306" calcext:value-type="float">
            <text:p>306</text:p>
          </table:table-cell>
          <table:table-cell office:value-type="time" office:time-value="PT00H02M14.412S" calcext:value-type="time">
            <text:p>02:14.412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305" calcext:value-type="float">
            <text:p>305</text:p>
          </table:table-cell>
          <table:table-cell office:value-type="time" office:time-value="PT00H02M06.317S" calcext:value-type="time">
            <text:p>02:06.317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yotec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Ford/Probe</text:p>
          </table:table-cell>
          <table:table-cell office:value-type="float" office:value="304" calcext:value-type="float">
            <text:p>304</text:p>
          </table:table-cell>
          <table:table-cell office:value-type="time" office:time-value="PT00H02M08.488S" calcext:value-type="time">
            <text:p>02:08.488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 Soccer Mo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3/Dodge/Caravan</text:p>
          </table:table-cell>
          <table:table-cell office:value-type="float" office:value="303" calcext:value-type="float">
            <text:p>303</text:p>
          </table:table-cell>
          <table:table-cell office:value-type="time" office:time-value="PT00H02M15.449S" calcext:value-type="time">
            <text:p>02:15.449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iso Moj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1/BMW/528I</text:p>
          </table:table-cell>
          <table:table-cell office:value-type="float" office:value="302" calcext:value-type="float">
            <text:p>302</text:p>
          </table:table-cell>
          <table:table-cell office:value-type="time" office:time-value="PT00H02M09.942S" calcext:value-type="time">
            <text:p>02:09.94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lot Ca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BMW/325I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2M13.444S" calcext:value-type="time">
            <text:p>02:13.4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am Going Green Ac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6/Plymouth/Fire Arrow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2M09.728S" calcext:value-type="time">
            <text:p>02:09.728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am Mag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Nissan/Maxima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2M20.085S" calcext:value-type="time">
            <text:p>02:20.085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GTI</text:p>
          </table:table-cell>
          <table:table-cell office:value-type="float" office:value="299" calcext:value-type="float">
            <text:p>299</text:p>
          </table:table-cell>
          <table:table-cell office:value-type="time" office:time-value="PT00H02M10.473S" calcext:value-type="time">
            <text:p>02:10.473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 Ho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98" calcext:value-type="float">
            <text:p>298</text:p>
          </table:table-cell>
          <table:table-cell office:value-type="time" office:time-value="PT00H02M12.249S" calcext:value-type="time">
            <text:p>02:12.2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he Cannonball Bandi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office:value-type="float" office:value="298" calcext:value-type="float">
            <text:p>298</text:p>
          </table:table-cell>
          <table:table-cell office:value-type="time" office:time-value="PT00H02M10.713S" calcext:value-type="time">
            <text:p>02:10.713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e for Te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11.01S" calcext:value-type="time">
            <text:p>02:11.010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tar Wrek - The Final Failu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Honda/CRX</text:p>
          </table:table-cell>
          <table:table-cell office:value-type="float" office:value="297" calcext:value-type="float">
            <text:p>297</text:p>
          </table:table-cell>
          <table:table-cell office:value-type="time" office:time-value="PT00H02M08.498S" calcext:value-type="time">
            <text:p>02:08.498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olished Turd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Ford/Escort Wagon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2M21.073S" calcext:value-type="time">
            <text:p>02:21.073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lotus Formula 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Honda/CRX</text:p>
          </table:table-cell>
          <table:table-cell office:value-type="float" office:value="293" calcext:value-type="float">
            <text:p>293</text:p>
          </table:table-cell>
          <table:table-cell office:value-type="time" office:time-value="PT00H02M10.402S" calcext:value-type="time">
            <text:p>02:10.402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e Homey Dep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Nissan/240sx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2M19.489S" calcext:value-type="time">
            <text:p>02:19.489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ash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-7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2M10.636S" calcext:value-type="time">
            <text:p>02:10.636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 Player Spe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Geo/Metro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01.024S" calcext:value-type="time">
            <text:p>02:01.0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ller ZomBe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MG/MGB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25.352S" calcext:value-type="time">
            <text:p>02:25.352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e team formerly known as "Hans Und Franz Racing"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325i</text:p>
          </table:table-cell>
          <table:table-cell office:value-type="float" office:value="274" calcext:value-type="float">
            <text:p>274</text:p>
          </table:table-cell>
          <table:table-cell office:value-type="time" office:time-value="PT00H02M05.246S" calcext:value-type="time">
            <text:p>02:05.2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ttleship Red - United Sinking Ship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Nissan/300ZX</text:p>
          </table:table-cell>
          <table:table-cell office:value-type="float" office:value="273" calcext:value-type="float">
            <text:p>273</text:p>
          </table:table-cell>
          <table:table-cell office:value-type="time" office:time-value="PT00H02M02.753S" calcext:value-type="time">
            <text:p>02:02.753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icensed To IL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Chevy/S10</text:p>
          </table:table-cell>
          <table:table-cell office:value-type="float" office:value="272" calcext:value-type="float">
            <text:p>272</text:p>
          </table:table-cell>
          <table:table-cell office:value-type="time" office:time-value="PT00H02M18.738S" calcext:value-type="time">
            <text:p>02:18.738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O'Darrell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Ford/Mustang II</text:p>
          </table:table-cell>
          <table:table-cell office:value-type="float" office:value="271" calcext:value-type="float">
            <text:p>271</text:p>
          </table:table-cell>
          <table:table-cell office:value-type="time" office:time-value="PT00H02M21.308S" calcext:value-type="time">
            <text:p>02:21.308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yopic Motorspor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Ford/Thunderbird LX 3.8L</text:p>
          </table:table-cell>
          <table:table-cell office:value-type="float" office:value="270" calcext:value-type="float">
            <text:p>270</text:p>
          </table:table-cell>
          <table:table-cell office:value-type="time" office:time-value="PT00H02M25.622S" calcext:value-type="time">
            <text:p>02:25.622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aulknor Auto Racing Team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535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2M07.174S" calcext:value-type="time">
            <text:p>02:07.174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Holy Grail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268" calcext:value-type="float">
            <text:p>268</text:p>
          </table:table-cell>
          <table:table-cell office:value-type="time" office:time-value="PT00H02M16.145S" calcext:value-type="time">
            <text:p>02:16.145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 Chim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 GTI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2M05.605S" calcext:value-type="time">
            <text:p>02:05.60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lunker Refug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Nissan/300ZR</text:p>
          </table:table-cell>
          <table:table-cell office:value-type="float" office:value="263" calcext:value-type="float">
            <text:p>263</text:p>
          </table:table-cell>
          <table:table-cell office:value-type="time" office:time-value="PT00H02M07.691S" calcext:value-type="time">
            <text:p>02:07.69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ohn Gal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Porsche/914</text:p>
          </table:table-cell>
          <table:table-cell office:value-type="float" office:value="260" calcext:value-type="float">
            <text:p>260</text:p>
          </table:table-cell>
          <table:table-cell office:value-type="time" office:time-value="PT00H02M16.267S" calcext:value-type="time">
            <text:p>02:16.267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ld and the Wreckle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Mustang</text:p>
          </table:table-cell>
          <table:table-cell office:value-type="float" office:value="258" calcext:value-type="float">
            <text:p>258</text:p>
          </table:table-cell>
          <table:table-cell office:value-type="time" office:time-value="PT00H02M11.029S" calcext:value-type="time">
            <text:p>02:11.029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1/Saturn/SL2</text:p>
          </table:table-cell>
          <table:table-cell office:value-type="float" office:value="257" calcext:value-type="float">
            <text:p>257</text:p>
          </table:table-cell>
          <table:table-cell office:value-type="time" office:time-value="PT00H02M12.705S" calcext:value-type="time">
            <text:p>02:12.705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Volvo/245</text:p>
          </table:table-cell>
          <table:table-cell office:value-type="float" office:value="256" calcext:value-type="float">
            <text:p>256</text:p>
          </table:table-cell>
          <table:table-cell office:value-type="time" office:time-value="PT00H02M19.474S" calcext:value-type="time">
            <text:p>02:19.474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Alfa Romeo/Sprint Veloce</text:p>
          </table:table-cell>
          <table:table-cell office:value-type="float" office:value="254" calcext:value-type="float">
            <text:p>254</text:p>
          </table:table-cell>
          <table:table-cell office:value-type="time" office:time-value="PT00H02M13.151S" calcext:value-type="time">
            <text:p>02:13.15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KIA P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3/Kia/Rio</text:p>
          </table:table-cell>
          <table:table-cell office:value-type="float" office:value="253" calcext:value-type="float">
            <text:p>253</text:p>
          </table:table-cell>
          <table:table-cell office:value-type="time" office:time-value="PT00H02M13.486S" calcext:value-type="time">
            <text:p>02:13.486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lunker Refuge Racing II (Type 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Mazda/Type D Jag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02M12.523S" calcext:value-type="time">
            <text:p>02:12.5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ernal Dad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Volzda/Molvo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2M11.117S" calcext:value-type="time">
            <text:p>02:11.117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rash Test Zomb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Mazda/RX-7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2M17.552S" calcext:value-type="time">
            <text:p>02:17.5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akland's Finest underc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Honda/CRX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2M18.202S" calcext:value-type="time">
            <text:p>02:18.202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.R.E. Dats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Datusn/Maxima</text:p>
          </table:table-cell>
          <table:table-cell office:value-type="float" office:value="248" calcext:value-type="float">
            <text:p>248</text:p>
          </table:table-cell>
          <table:table-cell office:value-type="time" office:time-value="PT00H02M05.624S" calcext:value-type="time">
            <text:p>02:05.624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nderCock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Mazda/Mx6</text:p>
          </table:table-cell>
          <table:table-cell office:value-type="float" office:value="243" calcext:value-type="float">
            <text:p>243</text:p>
          </table:table-cell>
          <table:table-cell office:value-type="time" office:time-value="PT00H02M17.237S" calcext:value-type="time">
            <text:p>02:17.237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od Luck Everybody Els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Subaru/Legacy</text:p>
          </table:table-cell>
          <table:table-cell office:value-type="float" office:value="243" calcext:value-type="float">
            <text:p>243</text:p>
          </table:table-cell>
          <table:table-cell office:value-type="time" office:time-value="PT00H02M12.002S" calcext:value-type="time">
            <text:p>02:12.0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ngry Hamster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1/Honda/Z600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2M03.613S" calcext:value-type="time">
            <text:p>02:03.613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ko Iacocca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Dodge/Shadow Turbo!</text:p>
          </table:table-cell>
          <table:table-cell office:value-type="float" office:value="234" calcext:value-type="float">
            <text:p>234</text:p>
          </table:table-cell>
          <table:table-cell office:value-type="time" office:time-value="PT00H02M11.591S" calcext:value-type="time">
            <text:p>02:11.591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ying Scots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2M15.514S" calcext:value-type="time">
            <text:p>02:15.514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tter Fokker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2M08.742S" calcext:value-type="time">
            <text:p>02:08.742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sta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1/Mustang/Coupe</text:p>
          </table:table-cell>
          <table:table-cell office:value-type="float" office:value="230" calcext:value-type="float">
            <text:p>230</text:p>
          </table:table-cell>
          <table:table-cell office:value-type="time" office:time-value="PT00H02M19.565S" calcext:value-type="time">
            <text:p>02:19.56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Jaywat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228" calcext:value-type="float">
            <text:p>228</text:p>
          </table:table-cell>
          <table:table-cell office:value-type="time" office:time-value="PT00H02M08.663S" calcext:value-type="time">
            <text:p>02:08.663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BQ Rubber Chicken Picat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Volvrolet/740/940/350</text:p>
          </table:table-cell>
          <table:table-cell office:value-type="float" office:value="223" calcext:value-type="float">
            <text:p>223</text:p>
          </table:table-cell>
          <table:table-cell office:value-type="time" office:time-value="PT00H02M09.501S" calcext:value-type="time">
            <text:p>02:09.501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it Crew Reve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Honda/Civic</text:p>
          </table:table-cell>
          <table:table-cell office:value-type="float" office:value="221" calcext:value-type="float">
            <text:p>221</text:p>
          </table:table-cell>
          <table:table-cell office:value-type="time" office:time-value="PT00H02M13.771S" calcext:value-type="time">
            <text:p>02:13.771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ing with Bad Ide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VW/Beetle</text:p>
          </table:table-cell>
          <table:table-cell office:value-type="float" office:value="221" calcext:value-type="float">
            <text:p>221</text:p>
          </table:table-cell>
          <table:table-cell office:value-type="time" office:time-value="PT00H02M17.366S" calcext:value-type="time">
            <text:p>02:17.366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udi Sty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Audi/Coupe GT</text:p>
          </table:table-cell>
          <table:table-cell office:value-type="float" office:value="220" calcext:value-type="float">
            <text:p>220</text:p>
          </table:table-cell>
          <table:table-cell office:value-type="time" office:time-value="PT00H02M08.051S" calcext:value-type="time">
            <text:p>02:08.051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co Challeng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rsche/944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10.683S" calcext:value-type="time">
            <text:p>02:10.68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idy Ca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4/Jaguar/XJ12</text:p>
          </table:table-cell>
          <table:table-cell office:value-type="float" office:value="215" calcext:value-type="float">
            <text:p>215</text:p>
          </table:table-cell>
          <table:table-cell office:value-type="time" office:time-value="PT00H02M12.309S" calcext:value-type="time">
            <text:p>02:12.309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jun Coonasses dba Deaf Lepp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214" calcext:value-type="float">
            <text:p>214</text:p>
          </table:table-cell>
          <table:table-cell office:value-type="time" office:time-value="PT00H02M06.971S" calcext:value-type="time">
            <text:p>02:06.971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ont Row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s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2M05.102S" calcext:value-type="time">
            <text:p>02:05.10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210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Datsun/B210</text:p>
          </table:table-cell>
          <table:table-cell office:value-type="float" office:value="211" calcext:value-type="float">
            <text:p>211</text:p>
          </table:table-cell>
          <table:table-cell office:value-type="time" office:time-value="PT00H02M18.888S" calcext:value-type="time">
            <text:p>02:18.888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GR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BMW/2002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20.086S" calcext:value-type="time">
            <text:p>02:20.08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Loose Nut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0/Mazda/RX7</text:p>
          </table:table-cell>
          <table:table-cell office:value-type="float" office:value="205" calcext:value-type="float">
            <text:p>205</text:p>
          </table:table-cell>
          <table:table-cell office:value-type="time" office:time-value="PT00H02M10.369S" calcext:value-type="time">
            <text:p>02:10.36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ard-ea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BMW/328i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2M04.5S" calcext:value-type="time">
            <text:p>02:04.5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Bir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4/Mazda/GLC</text:p>
          </table:table-cell>
          <table:table-cell office:value-type="float" office:value="200" calcext:value-type="float">
            <text:p>200</text:p>
          </table:table-cell>
          <table:table-cell office:value-type="time" office:time-value="PT00H02M22.429S" calcext:value-type="time">
            <text:p>02:22.429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SuperGrov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Mazda/MX-3</text:p>
          </table:table-cell>
          <table:table-cell office:value-type="float" office:value="199" calcext:value-type="float">
            <text:p>199</text:p>
          </table:table-cell>
          <table:table-cell office:value-type="time" office:time-value="PT00H02M14.123S" calcext:value-type="time">
            <text:p>02:14.123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it Crew Revenge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Honda/Wagovan</text:p>
          </table:table-cell>
          <table:table-cell office:value-type="float" office:value="198" calcext:value-type="float">
            <text:p>198</text:p>
          </table:table-cell>
          <table:table-cell office:value-type="time" office:time-value="PT00H02M10.552S" calcext:value-type="time">
            <text:p>02:10.5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Filthy 935 DEV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Ford/Escort ZX2</text:p>
          </table:table-cell>
          <table:table-cell office:value-type="float" office:value="198" calcext:value-type="float">
            <text:p>198</text:p>
          </table:table-cell>
          <table:table-cell office:value-type="time" office:time-value="PT00H02M11.024S" calcext:value-type="time">
            <text:p>02:11.024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ck Figur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61/Fiat/Multipla</text:p>
          </table:table-cell>
          <table:table-cell office:value-type="float" office:value="198" calcext:value-type="float">
            <text:p>198</text:p>
          </table:table-cell>
          <table:table-cell office:value-type="time" office:time-value="PT00H02M16.534S" calcext:value-type="time">
            <text:p>02:16.534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th scale race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Toyota/MR2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2M12.123S" calcext:value-type="time">
            <text:p>02:12.123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aized Crazy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BMW/E-30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2M10.664S" calcext:value-type="time">
            <text:p>02:10.664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ienMago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8/Alfa Romeo/Alfetta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2M19.988S" calcext:value-type="time">
            <text:p>02:19.988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irt Poor-sch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Porsche/928</text:p>
          </table:table-cell>
          <table:table-cell office:value-type="float" office:value="188" calcext:value-type="float">
            <text:p>188</text:p>
          </table:table-cell>
          <table:table-cell office:value-type="time" office:time-value="PT00H02M15.341S" calcext:value-type="time">
            <text:p>02:15.341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dyBug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44</text:p>
          </table:table-cell>
          <table:table-cell office:value-type="float" office:value="182" calcext:value-type="float">
            <text:p>182</text:p>
          </table:table-cell>
          <table:table-cell office:value-type="time" office:time-value="PT00H02M20.647S" calcext:value-type="time">
            <text:p>02:20.647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eMini Autosarcopha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2/Austin/Mini</text:p>
          </table:table-cell>
          <table:table-cell office:value-type="float" office:value="179" calcext:value-type="float">
            <text:p>179</text:p>
          </table:table-cell>
          <table:table-cell office:value-type="time" office:time-value="PT00H02M16.535S" calcext:value-type="time">
            <text:p>02:16.535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avarian Brew Cre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BMW/2002</text:p>
          </table:table-cell>
          <table:table-cell office:value-type="float" office:value="178" calcext:value-type="float">
            <text:p>178</text:p>
          </table:table-cell>
          <table:table-cell office:value-type="time" office:time-value="PT00H02M22.887S" calcext:value-type="time">
            <text:p>02:22.887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01/Saturn/SC</text:p>
          </table:table-cell>
          <table:table-cell office:value-type="float" office:value="176" calcext:value-type="float">
            <text:p>176</text:p>
          </table:table-cell>
          <table:table-cell office:value-type="time" office:time-value="PT00H02M14.419S" calcext:value-type="time">
            <text:p>02:14.41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r. Spankenstein's Mokes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8/Austin/Moke</text:p>
          </table:table-cell>
          <table:table-cell office:value-type="float" office:value="173" calcext:value-type="float">
            <text:p>173</text:p>
          </table:table-cell>
          <table:table-cell office:value-type="time" office:time-value="PT00H02M14.606S" calcext:value-type="time">
            <text:p>02:14.606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3/Toyota/Celica Supra</text:p>
          </table:table-cell>
          <table:table-cell office:value-type="float" office:value="169" calcext:value-type="float">
            <text:p>169</text:p>
          </table:table-cell>
          <table:table-cell office:value-type="time" office:time-value="PT00H02M08.561S" calcext:value-type="time">
            <text:p>02:08.561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ffeine Unlim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325is</text:p>
          </table:table-cell>
          <table:table-cell office:value-type="float" office:value="168" calcext:value-type="float">
            <text:p>168</text:p>
          </table:table-cell>
          <table:table-cell office:value-type="time" office:time-value="PT00H02M14.933S" calcext:value-type="time">
            <text:p>02:14.933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ead-Head-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4/Alfa Romeo/Spider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2M12.915S" calcext:value-type="time">
            <text:p>02:12.915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E30</text:p>
          </table:table-cell>
          <table:table-cell office:value-type="float" office:value="153" calcext:value-type="float">
            <text:p>153</text:p>
          </table:table-cell>
          <table:table-cell office:value-type="time" office:time-value="PT00H02M07.442S" calcext:value-type="time">
            <text:p>02:07.442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ode Runn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9/Nissan/Sentra</text:p>
          </table:table-cell>
          <table:table-cell office:value-type="float" office:value="149" calcext:value-type="float">
            <text:p>149</text:p>
          </table:table-cell>
          <table:table-cell office:value-type="time" office:time-value="PT00H02M27.775S" calcext:value-type="time">
            <text:p>02:27.775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FM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8/Pontiac/Fiero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02M16.087S" calcext:value-type="time">
            <text:p>02:16.087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tleship Blue - Unsinkable Sh*tbox Alli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300ZX</text:p>
          </table:table-cell>
          <table:table-cell office:value-type="float" office:value="139" calcext:value-type="float">
            <text:p>139</text:p>
          </table:table-cell>
          <table:table-cell office:value-type="time" office:time-value="PT00H02M12.101S" calcext:value-type="time">
            <text:p>02:12.10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am Sad-tu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Saturn/SC-2</text:p>
          </table:table-cell>
          <table:table-cell office:value-type="float" office:value="138" calcext:value-type="float">
            <text:p>138</text:p>
          </table:table-cell>
          <table:table-cell office:value-type="time" office:time-value="PT00H02M09.837S" calcext:value-type="time">
            <text:p>02:09.83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am Bund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Plymouth/Duster</text:p>
          </table:table-cell>
          <table:table-cell office:value-type="float" office:value="129" calcext:value-type="float">
            <text:p>129</text:p>
          </table:table-cell>
          <table:table-cell office:value-type="time" office:time-value="PT00H02M09.853S" calcext:value-type="time">
            <text:p>02:09.853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owered By Tequi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2M09.394S" calcext:value-type="time">
            <text:p>02:09.394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Hot Dog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Chrysler/Conquest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02M10.857S" calcext:value-type="time">
            <text:p>02:10.857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iero Lib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Pontiac/Fiero</text:p>
          </table:table-cell>
          <table:table-cell office:value-type="float" office:value="117" calcext:value-type="float">
            <text:p>117</text:p>
          </table:table-cell>
          <table:table-cell office:value-type="time" office:time-value="PT00H02M30.755S" calcext:value-type="time">
            <text:p>02:30.755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llitts ag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5/Ford/Mustang</text:p>
          </table:table-cell>
          <table:table-cell office:value-type="float" office:value="116" calcext:value-type="float">
            <text:p>116</text:p>
          </table:table-cell>
          <table:table-cell office:value-type="time" office:time-value="PT00H02M20.572S" calcext:value-type="time">
            <text:p>02:20.572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Wilson Motorspor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 Honda Civic</text:p>
          </table:table-cell>
          <table:table-cell office:value-type="float" office:value="115" calcext:value-type="float">
            <text:p>115</text:p>
          </table:table-cell>
          <table:table-cell office:value-type="time" office:time-value="PT00H02M16.466S" calcext:value-type="time">
            <text:p>02:16.466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108" calcext:value-type="float">
            <text:p>108</text:p>
          </table:table-cell>
          <table:table-cell office:value-type="time" office:time-value="PT00H02M15.042S" calcext:value-type="time">
            <text:p>02:15.042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Fat and the Furio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100" calcext:value-type="float">
            <text:p>100</text:p>
          </table:table-cell>
          <table:table-cell office:value-type="time" office:time-value="PT00H02M13.325S" calcext:value-type="time">
            <text:p>02:13.325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st Food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97" calcext:value-type="float">
            <text:p>97</text:p>
          </table:table-cell>
          <table:table-cell office:value-type="time" office:time-value="PT00H02M13.988S" calcext:value-type="time">
            <text:p>02:13.988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ends on Everyth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91" calcext:value-type="float">
            <text:p>91</text:p>
          </table:table-cell>
          <table:table-cell office:value-type="time" office:time-value="PT00H02M27.061S" calcext:value-type="time">
            <text:p>02:27.0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am California 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6/Alfa Romeo/Alfetta GT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2M13.018S" calcext:value-type="time">
            <text:p>02:13.018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rapes of Wrat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VW/Golf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2M16.968S" calcext:value-type="time">
            <text:p>02:16.968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cturnal Emissions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Subaru/Outback Sport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2M21.202S" calcext:value-type="time">
            <text:p>02:21.202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Rooster Juic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Porsche/924</text:p>
          </table:table-cell>
          <table:table-cell office:value-type="float" office:value="81" calcext:value-type="float">
            <text:p>81</text:p>
          </table:table-cell>
          <table:table-cell office:value-type="time" office:time-value="PT00H02M13.084S" calcext:value-type="time">
            <text:p>02:13.084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4/Lotus/Elite</text:p>
          </table:table-cell>
          <table:table-cell office:value-type="float" office:value="80" calcext:value-type="float">
            <text:p>80</text:p>
          </table:table-cell>
          <table:table-cell office:value-type="time" office:time-value="PT00H02M08.336S" calcext:value-type="time">
            <text:p>02:08.336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24</text:p>
          </table:table-cell>
          <table:table-cell office:value-type="float" office:value="72" calcext:value-type="float">
            <text:p>72</text:p>
          </table:table-cell>
          <table:table-cell office:value-type="time" office:time-value="PT00H02M06.811S" calcext:value-type="time">
            <text:p>02:06.811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etty Cash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Jeep/Cherokee</text:p>
          </table:table-cell>
          <table:table-cell office:value-type="float" office:value="69" calcext:value-type="float">
            <text:p>69</text:p>
          </table:table-cell>
          <table:table-cell office:value-type="time" office:time-value="PT00H02M15.918S" calcext:value-type="time">
            <text:p>02:15.918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eam Angry Red Bi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Nissan/200sx</text:p>
          </table:table-cell>
          <table:table-cell office:value-type="float" office:value="61" calcext:value-type="float">
            <text:p>61</text:p>
          </table:table-cell>
          <table:table-cell office:value-type="time" office:time-value="PT00H02M18.585S" calcext:value-type="time">
            <text:p>02:18.585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 Lemon Un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528e</text:p>
          </table:table-cell>
          <table:table-cell office:value-type="float" office:value="61" calcext:value-type="float">
            <text:p>61</text:p>
          </table:table-cell>
          <table:table-cell office:value-type="time" office:time-value="PT00H02M11.57S" calcext:value-type="time">
            <text:p>02:11.570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urtl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BMW/533i(POS)</text:p>
          </table:table-cell>
          <table:table-cell office:value-type="float" office:value="56" calcext:value-type="float">
            <text:p>56</text:p>
          </table:table-cell>
          <table:table-cell office:value-type="time" office:time-value="PT00H02M12.242S" calcext:value-type="time">
            <text:p>02:12.242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ash Gordon Racing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1/Datsun/200sx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2M24.463S" calcext:value-type="time">
            <text:p>02:24.463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safe At Any Spe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5/Chevy/Corvair</text:p>
          </table:table-cell>
          <table:table-cell office:value-type="float" office:value="48" calcext:value-type="float">
            <text:p>48</text:p>
          </table:table-cell>
          <table:table-cell office:value-type="time" office:time-value="PT00H02M32.86S" calcext:value-type="time">
            <text:p>02:32.860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 League Film Society - Miami N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VW/Jettarosa</text:p>
          </table:table-cell>
          <table:table-cell office:value-type="float" office:value="46" calcext:value-type="float">
            <text:p>46</text:p>
          </table:table-cell>
          <table:table-cell office:value-type="time" office:time-value="PT00H02M18.571S" calcext:value-type="time">
            <text:p>02:18.571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ycop &amp; The Gang of Outla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Volvo/240</text:p>
          </table:table-cell>
          <table:table-cell office:value-type="float" office:value="46" calcext:value-type="float">
            <text:p>46</text:p>
          </table:table-cell>
          <table:table-cell office:value-type="time" office:time-value="PT00H02M13.232S" calcext:value-type="time">
            <text:p>02:13.232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reen Horn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9/Honda/SI</text:p>
          </table:table-cell>
          <table:table-cell office:value-type="float" office:value="40" calcext:value-type="float">
            <text:p>40</text:p>
          </table:table-cell>
          <table:table-cell office:value-type="time" office:time-value="PT00H02M12.602S" calcext:value-type="time">
            <text:p>02:12.60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!Three Amigos!</text:p>
          </table:table-cell>
          <table:table-cell/>
          <table:table-cell office:value-type="string" calcext:value-type="string">
            <text:p>1985/BMW/535i</text:p>
          </table:table-cell>
          <table:table-cell office:value-type="float" office:value="36" calcext:value-type="float">
            <text:p>36</text:p>
          </table:table-cell>
          <table:table-cell office:value-type="time" office:time-value="PT00H02M18.673S" calcext:value-type="time">
            <text:p>02:18.673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eam Eradi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Toyota/Supra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2M17.69S" calcext:value-type="time">
            <text:p>02:17.69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it Crew Revenge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Mazda Dualley v8/Redneck Repo Truck</text:p>
          </table:table-cell>
          <table:table-cell office:value-type="float" office:value="22" calcext:value-type="float">
            <text:p>22</text:p>
          </table:table-cell>
          <table:table-cell office:value-type="time" office:time-value="PT00H02M35.563S" calcext:value-type="time">
            <text:p>02:35.563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st Minute Men&amp;Wom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Chevy/Camaro</text:p>
          </table:table-cell>
          <table:table-cell office:value-type="float" office:value="21" calcext:value-type="float">
            <text:p>21</text:p>
          </table:table-cell>
          <table:table-cell office:value-type="time" office:time-value="PT00H02M27.457S" calcext:value-type="time">
            <text:p>02:27.457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F-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9/Ford/Mustang</text:p>
          </table:table-cell>
          <table:table-cell office:value-type="float" office:value="20" calcext:value-type="float">
            <text:p>20</text:p>
          </table:table-cell>
          <table:table-cell office:value-type="time" office:time-value="PT00H02M23.231S" calcext:value-type="time">
            <text:p>02:23.231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mport Allo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0/Nissan/240sx</text:p>
          </table:table-cell>
          <table:table-cell office:value-type="float" office:value="17" calcext:value-type="float">
            <text:p>17</text:p>
          </table:table-cell>
          <table:table-cell office:value-type="time" office:time-value="PT00H02M18.969S" calcext:value-type="time">
            <text:p>02:18.969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hite Trash Barbi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Ford/Crown Vic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2M26.373S" calcext:value-type="time">
            <text:p>02:26.373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ercelators Team Ameri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Chevy/Camaro</text:p>
          </table:table-cell>
          <table:table-cell office:value-type="float" office:value="13" calcext:value-type="float">
            <text:p>13</text:p>
          </table:table-cell>
          <table:table-cell office:value-type="time" office:time-value="PT00H02M20.114S" calcext:value-type="time">
            <text:p>02:20.114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oad Warrior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Pontiac/Firebird Trans Am</text:p>
          </table:table-cell>
          <table:table-cell office:value-type="float" office:value="10" calcext:value-type="float">
            <text:p>10</text:p>
          </table:table-cell>
          <table:table-cell office:value-type="time" office:time-value="PT00H02M34.829S" calcext:value-type="time">
            <text:p>02:34.829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dge Motorwor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4" calcext:value-type="float">
            <text:p>4</text:p>
          </table:table-cell>
          <table:table-cell office:value-type="time" office:time-value="PT00H02M13.884S" calcext:value-type="time">
            <text:p>02:13.884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f-the-Sc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-7</text:p>
          </table:table-cell>
          <table:table-cell office:value-type="float" office:value="2" calcext:value-type="float">
            <text:p>2</text:p>
          </table:table-cell>
          <table:table-cell office:value-type="time" office:time-value="PT00H02M23.907S" calcext:value-type="time">
            <text:p>02:23.907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ptain Ameri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6/BMW/2002</text:p>
          </table:table-cell>
          <table:table-cell office:value-type="float" office:value="2" calcext:value-type="float">
            <text:p>2</text:p>
          </table:table-cell>
          <table:table-cell office:value-type="time" office:time-value="PT00H02M41.592S" calcext:value-type="time">
            <text:p>02:41.592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stin's America</text:p>
          </table:table-cell>
          <table:table-cell/>
          <table:table-cell office:value-type="string" calcext:value-type="string">
            <text:p>1969/Austin/America</text:p>
          </table:table-cell>
          <table:table-cell office:value-type="float" office:value="2" calcext:value-type="float">
            <text:p>2</text:p>
          </table:table-cell>
          <table:table-cell office:value-type="time" office:time-value="PT00H03M35.152S" calcext:value-type="time">
            <text:p>03:35.152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m Sad-tu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Saturn/SC-2</text:p>
          </table:table-cell>
          <table:table-cell office:value-type="float" office:value="-13" calcext:value-type="float">
            <text:p>-13</text:p>
          </table:table-cell>
          <table:table-cell office:value-type="time" office:time-value="PT00H02M17.448S" calcext:value-type="time">
            <text:p>02:17.44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x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325</text:p>
          </table:table-cell>
          <table:table-cell office:value-type="float" office:value="-999" calcext:value-type="float">
            <text:p>-999</text:p>
          </table:table-cell>
          <table:table-cell office:value-type="time" office:time-value="PT00H02M06.336S" calcext:value-type="time">
            <text:p>02:06.336</text:p>
          </table:table-cell>
          <table:table-cell office:value-type="float" office:value="4500" calcext:value-type="float">
            <text:p>4500</text:p>
          </table:table-cell>
          <table:table-cell table:number-columns-repeated="1016"/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eam RafT:The Curse of the Black Hur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ivic</text:p>
          </table:table-cell>
          <table:table-cell office:value-type="float" office:value="-999" calcext:value-type="float">
            <text:p>-999</text:p>
          </table:table-cell>
          <table:table-cell office:value-type="time" office:time-value="PT00H02M09.751S" calcext:value-type="time">
            <text:p>02:09.751</text:p>
          </table:table-cell>
          <table:table-cell office:value-type="float" office:value="8447" calcext:value-type="float">
            <text:p>8447</text:p>
          </table:table-cell>
          <table:table-cell table:number-columns-repeated="1016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Lemons Arse-Freeze-Apalooza 2011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2011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f It's Not Punk It's Junk G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BMW/525i</text:p>
          </table:table-cell>
          <table:table-cell office:value-type="float" office:value="325" calcext:value-type="float">
            <text:p>325</text:p>
          </table:table-cell>
          <table:table-cell office:value-type="time" office:time-value="PT00H02M08.773S" calcext:value-type="time">
            <text:p>02:08.773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BMW/E30</text:p>
          </table:table-cell>
          <table:table-cell office:value-type="float" office:value="322" calcext:value-type="float">
            <text:p>322</text:p>
          </table:table-cell>
          <table:table-cell office:value-type="time" office:time-value="PT00H02M09.241S" calcext:value-type="time">
            <text:p>02:09.24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 Player Spe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Geo/MetroGnome</text:p>
          </table:table-cell>
          <table:table-cell office:value-type="float" office:value="321" calcext:value-type="float">
            <text:p>321</text:p>
          </table:table-cell>
          <table:table-cell office:value-type="time" office:time-value="PT00H02M05.936S" calcext:value-type="time">
            <text:p>02:05.936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Hit and Ru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7 V8 Conversion</text:p>
          </table:table-cell>
          <table:table-cell office:value-type="float" office:value="316" calcext:value-type="float">
            <text:p>316</text:p>
          </table:table-cell>
          <table:table-cell office:value-type="time" office:time-value="PT00H02M06.058S" calcext:value-type="time">
            <text:p>02:06.058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tter Fokker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</text:p>
          </table:table-cell>
          <table:table-cell office:value-type="float" office:value="314" calcext:value-type="float">
            <text:p>314</text:p>
          </table:table-cell>
          <table:table-cell office:value-type="time" office:time-value="PT00H02M12.129S" calcext:value-type="time">
            <text:p>02:12.129</text:p>
          </table:table-cell>
          <table:table-cell table:number-columns-repeated="1017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s Cerdos Volador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Plymouth/Neon</text:p>
          </table:table-cell>
          <table:table-cell office:value-type="float" office:value="309" calcext:value-type="float">
            <text:p>309</text:p>
          </table:table-cell>
          <table:table-cell office:value-type="time" office:time-value="PT00H02M12.476S" calcext:value-type="time">
            <text:p>02:12.476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ust n Debr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Plymouth/Duster</text:p>
          </table:table-cell>
          <table:table-cell office:value-type="float" office:value="308" calcext:value-type="float">
            <text:p>308</text:p>
          </table:table-cell>
          <table:table-cell office:value-type="time" office:time-value="PT00H02M14.364S" calcext:value-type="time">
            <text:p>02:14.364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OLD Fast Auto Race Team &amp; S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24S</text:p>
          </table:table-cell>
          <table:table-cell office:value-type="float" office:value="307" calcext:value-type="float">
            <text:p>307</text:p>
          </table:table-cell>
          <table:table-cell office:value-type="time" office:time-value="PT00H02M14.784S" calcext:value-type="time">
            <text:p>02:14.784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ierra Auto Recycl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0/Ford/Crown Vic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2M12.83S" calcext:value-type="time">
            <text:p>02:12.830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azdarach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7</text:p>
          </table:table-cell>
          <table:table-cell office:value-type="float" office:value="296" calcext:value-type="float">
            <text:p>296</text:p>
          </table:table-cell>
          <table:table-cell office:value-type="time" office:time-value="PT00H02M13.89S" calcext:value-type="time">
            <text:p>02:13.890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udge Bus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295" calcext:value-type="float">
            <text:p>295</text:p>
          </table:table-cell>
          <table:table-cell office:value-type="time" office:time-value="PT00H02M15.786S" calcext:value-type="time">
            <text:p>02:15.786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ump Ganasee Targe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6/Eagle/Talon</text:p>
          </table:table-cell>
          <table:table-cell office:value-type="float" office:value="292" calcext:value-type="float">
            <text:p>292</text:p>
          </table:table-cell>
          <table:table-cell office:value-type="time" office:time-value="PT00H02M16.945S" calcext:value-type="time">
            <text:p>02:16.945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eve Phar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7/Datsun/280-Z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2M17.436S" calcext:value-type="time">
            <text:p>02:17.436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he Cannonball Bandi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Toyota/Supra</text:p>
          </table:table-cell>
          <table:table-cell office:value-type="float" office:value="291" calcext:value-type="float">
            <text:p>291</text:p>
          </table:table-cell>
          <table:table-cell office:value-type="time" office:time-value="PT00H02M17.879S" calcext:value-type="time">
            <text:p>02:17.879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munists R 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E21 320i</text:p>
          </table:table-cell>
          <table:table-cell office:value-type="float" office:value="290" calcext:value-type="float">
            <text:p>290</text:p>
          </table:table-cell>
          <table:table-cell office:value-type="time" office:time-value="PT00H02M24.75S" calcext:value-type="time">
            <text:p>02:24.750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panese Zer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Toyota/Supra</text:p>
          </table:table-cell>
          <table:table-cell office:value-type="float" office:value="289" calcext:value-type="float">
            <text:p>289</text:p>
          </table:table-cell>
          <table:table-cell office:value-type="time" office:time-value="PT00H02M20.236S" calcext:value-type="time">
            <text:p>02:20.236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nting Polar Bear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7/Ford/Crown Victoria Cobra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2M18.25S" calcext:value-type="time">
            <text:p>02:18.250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hicular Manslaught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3/Honda/Accord</text:p>
          </table:table-cell>
          <table:table-cell office:value-type="float" office:value="287" calcext:value-type="float">
            <text:p>287</text:p>
          </table:table-cell>
          <table:table-cell office:value-type="time" office:time-value="PT00H02M18.669S" calcext:value-type="time">
            <text:p>02:18.669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co Challeng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Porsche/944 challenger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2M14.559S" calcext:value-type="time">
            <text:p>02:14.559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GB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BMW/320i</text:p>
          </table:table-cell>
          <table:table-cell office:value-type="float" office:value="286" calcext:value-type="float">
            <text:p>286</text:p>
          </table:table-cell>
          <table:table-cell office:value-type="time" office:time-value="PT00H02M20.129S" calcext:value-type="time">
            <text:p>02:20.129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am Fugaw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MR2</text:p>
          </table:table-cell>
          <table:table-cell office:value-type="float" office:value="282" calcext:value-type="float">
            <text:p>282</text:p>
          </table:table-cell>
          <table:table-cell office:value-type="time" office:time-value="PT00H02M14.133S" calcext:value-type="time">
            <text:p>02:14.13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WannaRo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Chevy/Camaro</text:p>
          </table:table-cell>
          <table:table-cell office:value-type="float" office:value="281" calcext:value-type="float">
            <text:p>281</text:p>
          </table:table-cell>
          <table:table-cell office:value-type="time" office:time-value="PT00H02M17.668S" calcext:value-type="time">
            <text:p>02:17.668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el T 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7/Ford/Model T</text:p>
          </table:table-cell>
          <table:table-cell office:value-type="float" office:value="279" calcext:value-type="float">
            <text:p>279</text:p>
          </table:table-cell>
          <table:table-cell office:value-type="time" office:time-value="PT00H02M07.709S" calcext:value-type="time">
            <text:p>02:07.709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Flyin' Hawaiians &amp; 2 White Guy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4/Datsun/260Z</text:p>
          </table:table-cell>
          <table:table-cell office:value-type="float" office:value="278" calcext:value-type="float">
            <text:p>278</text:p>
          </table:table-cell>
          <table:table-cell office:value-type="time" office:time-value="PT00H02M14.553S" calcext:value-type="time">
            <text:p>02:14.553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 Tinyvet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69/Opel/GT</text:p>
          </table:table-cell>
          <table:table-cell office:value-type="float" office:value="274" calcext:value-type="float">
            <text:p>274</text:p>
          </table:table-cell>
          <table:table-cell office:value-type="time" office:time-value="PT00H02M22.469S" calcext:value-type="time">
            <text:p>02:22.469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red Iro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Mazda/Miata</text:p>
          </table:table-cell>
          <table:table-cell office:value-type="float" office:value="273" calcext:value-type="float">
            <text:p>273</text:p>
          </table:table-cell>
          <table:table-cell office:value-type="time" office:time-value="PT00H02M18.492S" calcext:value-type="time">
            <text:p>02:18.49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lowntown Road Sh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BMW/325i</text:p>
          </table:table-cell>
          <table:table-cell office:value-type="float" office:value="273" calcext:value-type="float">
            <text:p>273</text:p>
          </table:table-cell>
          <table:table-cell office:value-type="time" office:time-value="PT00H02M14.645S" calcext:value-type="time">
            <text:p>02:14.64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mgum P.I.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Toyota/MR2</text:p>
          </table:table-cell>
          <table:table-cell office:value-type="float" office:value="272" calcext:value-type="float">
            <text:p>272</text:p>
          </table:table-cell>
          <table:table-cell office:value-type="time" office:time-value="PT00H02M18.529S" calcext:value-type="time">
            <text:p>02:18.529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lunker Refuge Racing II (Type 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Mazda/Type D Jag</text:p>
          </table:table-cell>
          <table:table-cell office:value-type="float" office:value="271" calcext:value-type="float">
            <text:p>271</text:p>
          </table:table-cell>
          <table:table-cell office:value-type="time" office:time-value="PT00H02M18.806S" calcext:value-type="time">
            <text:p>02:18.806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ce Pump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3 Series</text:p>
          </table:table-cell>
          <table:table-cell office:value-type="float" office:value="270" calcext:value-type="float">
            <text:p>270</text:p>
          </table:table-cell>
          <table:table-cell office:value-type="time" office:time-value="PT00H02M14.275S" calcext:value-type="time">
            <text:p>02:14.2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ice Rocke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Datsun/240Z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2M15.114S" calcext:value-type="time">
            <text:p>02:15.114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irty Duck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VW/Rabbit</text:p>
          </table:table-cell>
          <table:table-cell office:value-type="float" office:value="269" calcext:value-type="float">
            <text:p>269</text:p>
          </table:table-cell>
          <table:table-cell office:value-type="time" office:time-value="PT00H02M20.244S" calcext:value-type="time">
            <text:p>02:20.244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ying Scots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</text:p>
          </table:table-cell>
          <table:table-cell office:value-type="float" office:value="267" calcext:value-type="float">
            <text:p>267</text:p>
          </table:table-cell>
          <table:table-cell office:value-type="time" office:time-value="PT00H02M20.148S" calcext:value-type="time">
            <text:p>02:20.148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za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BMW/533i</text:p>
          </table:table-cell>
          <table:table-cell office:value-type="float" office:value="265" calcext:value-type="float">
            <text:p>265</text:p>
          </table:table-cell>
          <table:table-cell office:value-type="time" office:time-value="PT00H02M06.728S" calcext:value-type="time">
            <text:p>02:06.728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t Crew Revenge Mut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Honda/Wagovan</text:p>
          </table:table-cell>
          <table:table-cell office:value-type="float" office:value="264" calcext:value-type="float">
            <text:p>264</text:p>
          </table:table-cell>
          <table:table-cell office:value-type="time" office:time-value="PT00H02M15.101S" calcext:value-type="time">
            <text:p>02:15.101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acing Hell Fi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325E</text:p>
          </table:table-cell>
          <table:table-cell office:value-type="float" office:value="260" calcext:value-type="float">
            <text:p>260</text:p>
          </table:table-cell>
          <table:table-cell office:value-type="time" office:time-value="PT00H02M20.86S" calcext:value-type="time">
            <text:p>02:20.8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ller ZomBe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7/MG/MGB</text:p>
          </table:table-cell>
          <table:table-cell office:value-type="float" office:value="260" calcext:value-type="float">
            <text:p>260</text:p>
          </table:table-cell>
          <table:table-cell office:value-type="time" office:time-value="PT00H02M36.136S" calcext:value-type="time">
            <text:p>02:36.136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BQ Rubber Chicken Picat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Volvrolet/740/940/350</text:p>
          </table:table-cell>
          <table:table-cell office:value-type="float" office:value="259" calcext:value-type="float">
            <text:p>259</text:p>
          </table:table-cell>
          <table:table-cell office:value-type="time" office:time-value="PT00H02M12.831S" calcext:value-type="time">
            <text:p>02:12.83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eam Urban Lege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cura/Legend</text:p>
          </table:table-cell>
          <table:table-cell office:value-type="float" office:value="258" calcext:value-type="float">
            <text:p>258</text:p>
          </table:table-cell>
          <table:table-cell office:value-type="time" office:time-value="PT00H02M18.11S" calcext:value-type="time">
            <text:p>02:18.11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endejo Enginee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Alfa Romeo/164</text:p>
          </table:table-cell>
          <table:table-cell office:value-type="float" office:value="257" calcext:value-type="float">
            <text:p>257</text:p>
          </table:table-cell>
          <table:table-cell office:value-type="time" office:time-value="PT00H02M10.66S" calcext:value-type="time">
            <text:p>02:10.660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epest Valley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Jaguar/Xj-350</text:p>
          </table:table-cell>
          <table:table-cell office:value-type="float" office:value="256" calcext:value-type="float">
            <text:p>256</text:p>
          </table:table-cell>
          <table:table-cell office:value-type="time" office:time-value="PT00H02M20.462S" calcext:value-type="time">
            <text:p>02:20.462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Jaywat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s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02M13.971S" calcext:value-type="time">
            <text:p>02:13.97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Haulin' Ba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Mazda/RX7</text:p>
          </table:table-cell>
          <table:table-cell office:value-type="float" office:value="250" calcext:value-type="float">
            <text:p>250</text:p>
          </table:table-cell>
          <table:table-cell office:value-type="time" office:time-value="PT00H02M14.991S" calcext:value-type="time">
            <text:p>02:14.991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=MCHamm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BMW/E30</text:p>
          </table:table-cell>
          <table:table-cell office:value-type="float" office:value="249" calcext:value-type="float">
            <text:p>249</text:p>
          </table:table-cell>
          <table:table-cell office:value-type="time" office:time-value="PT00H02M10.097S" calcext:value-type="time">
            <text:p>02:10.097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eeto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248" calcext:value-type="float">
            <text:p>248</text:p>
          </table:table-cell>
          <table:table-cell office:value-type="time" office:time-value="PT00H02M15.67S" calcext:value-type="time">
            <text:p>02:15.67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rectionally Challenge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Ford/Mustang</text:p>
          </table:table-cell>
          <table:table-cell office:value-type="float" office:value="247" calcext:value-type="float">
            <text:p>247</text:p>
          </table:table-cell>
          <table:table-cell office:value-type="time" office:time-value="PT00H02M16.415S" calcext:value-type="time">
            <text:p>02:16.415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odzilla Loves Bac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e30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24.388S" calcext:value-type="time">
            <text:p>02:24.388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am Tinwor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Volvo/745</text:p>
          </table:table-cell>
          <table:table-cell office:value-type="float" office:value="246" calcext:value-type="float">
            <text:p>246</text:p>
          </table:table-cell>
          <table:table-cell office:value-type="time" office:time-value="PT00H02M22.997S" calcext:value-type="time">
            <text:p>02:22.997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laming A-Ho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RX7</text:p>
          </table:table-cell>
          <table:table-cell office:value-type="float" office:value="242" calcext:value-type="float">
            <text:p>242</text:p>
          </table:table-cell>
          <table:table-cell office:value-type="time" office:time-value="PT00H02M20.807S" calcext:value-type="time">
            <text:p>02:20.807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eam Highcost LEMó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Honda/Civic</text:p>
          </table:table-cell>
          <table:table-cell office:value-type="float" office:value="242" calcext:value-type="float">
            <text:p>242</text:p>
          </table:table-cell>
          <table:table-cell office:value-type="time" office:time-value="PT00H02M13.865S" calcext:value-type="time">
            <text:p>02:13.865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ldsmemb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Oldsmobile/Regency 98 Brougham</text:p>
          </table:table-cell>
          <table:table-cell office:value-type="float" office:value="241" calcext:value-type="float">
            <text:p>241</text:p>
          </table:table-cell>
          <table:table-cell office:value-type="time" office:time-value="PT00H02M14.727S" calcext:value-type="time">
            <text:p>02:14.727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Fat and the Furio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40" calcext:value-type="float">
            <text:p>240</text:p>
          </table:table-cell>
          <table:table-cell office:value-type="time" office:time-value="PT00H02M15.656S" calcext:value-type="time">
            <text:p>02:15.656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avarian Wasted Me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9/BMW/E12</text:p>
          </table:table-cell>
          <table:table-cell office:value-type="float" office:value="237" calcext:value-type="float">
            <text:p>237</text:p>
          </table:table-cell>
          <table:table-cell office:value-type="time" office:time-value="PT00H02M16.951S" calcext:value-type="time">
            <text:p>02:16.95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irit of Toyota F1 v13.b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Toyota/MR2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2M16.101S" calcext:value-type="time">
            <text:p>02:16.10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he Black Flag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3/Toyota/Celica Supra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2M21.56S" calcext:value-type="time">
            <text:p>02:21.560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iero Lib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Pontiac/Fiero</text:p>
          </table:table-cell>
          <table:table-cell office:value-type="float" office:value="236" calcext:value-type="float">
            <text:p>236</text:p>
          </table:table-cell>
          <table:table-cell office:value-type="time" office:time-value="PT00H02M26.364S" calcext:value-type="time">
            <text:p>02:26.364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LaHonda Bandits Racing Gro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4/Porsche/914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2M20.455S" calcext:value-type="time">
            <text:p>02:20.455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emons Reven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5/Chevy/Camaro</text:p>
          </table:table-cell>
          <table:table-cell office:value-type="float" office:value="235" calcext:value-type="float">
            <text:p>235</text:p>
          </table:table-cell>
          <table:table-cell office:value-type="time" office:time-value="PT00H02M21.143S" calcext:value-type="time">
            <text:p>02:21.143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lotus Formula 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Honda/CRX</text:p>
          </table:table-cell>
          <table:table-cell office:value-type="float" office:value="233" calcext:value-type="float">
            <text:p>233</text:p>
          </table:table-cell>
          <table:table-cell office:value-type="time" office:time-value="PT00H02M19.66S" calcext:value-type="time">
            <text:p>02:19.660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under Chicken Rides Ag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Ford/Thunderbird</text:p>
          </table:table-cell>
          <table:table-cell office:value-type="float" office:value="233" calcext:value-type="float">
            <text:p>233</text:p>
          </table:table-cell>
          <table:table-cell office:value-type="time" office:time-value="PT00H02M15.99S" calcext:value-type="time">
            <text:p>02:15.990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x Pist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8/Triumph/Spitfire 1500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2M32.512S" calcext:value-type="time">
            <text:p>02:32.512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uper Troop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8/Mercury/Zephyr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2M17.212S" calcext:value-type="time">
            <text:p>02:17.212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Holy Grail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232" calcext:value-type="float">
            <text:p>232</text:p>
          </table:table-cell>
          <table:table-cell office:value-type="time" office:time-value="PT00H02M17.859S" calcext:value-type="time">
            <text:p>02:17.859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ienMago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78/Alfa Romeo/Alfetta</text:p>
          </table:table-cell>
          <table:table-cell office:value-type="float" office:value="231" calcext:value-type="float">
            <text:p>231</text:p>
          </table:table-cell>
          <table:table-cell office:value-type="time" office:time-value="PT00H02M27.577S" calcext:value-type="time">
            <text:p>02:27.577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ld and the Wreckle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1/Ford/Mustang</text:p>
          </table:table-cell>
          <table:table-cell office:value-type="float" office:value="229" calcext:value-type="float">
            <text:p>229</text:p>
          </table:table-cell>
          <table:table-cell office:value-type="time" office:time-value="PT00H02M19.601S" calcext:value-type="time">
            <text:p>02:19.601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ct Tape n' Hamm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44</text:p>
          </table:table-cell>
          <table:table-cell office:value-type="float" office:value="227" calcext:value-type="float">
            <text:p>227</text:p>
          </table:table-cell>
          <table:table-cell office:value-type="time" office:time-value="PT00H02M16.162S" calcext:value-type="time">
            <text:p>02:16.162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od Luck Everybody Els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Subaru/Legacy</text:p>
          </table:table-cell>
          <table:table-cell office:value-type="float" office:value="227" calcext:value-type="float">
            <text:p>227</text:p>
          </table:table-cell>
          <table:table-cell office:value-type="time" office:time-value="PT00H02M13.724S" calcext:value-type="time">
            <text:p>02:13.724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in City LeM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VW/Gti</text:p>
          </table:table-cell>
          <table:table-cell office:value-type="float" office:value="226" calcext:value-type="float">
            <text:p>226</text:p>
          </table:table-cell>
          <table:table-cell office:value-type="time" office:time-value="PT00H02M21.172S" calcext:value-type="time">
            <text:p>02:21.172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ccupy Pit La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/Toyota/Celica GT-S</text:p>
          </table:table-cell>
          <table:table-cell office:value-type="float" office:value="225" calcext:value-type="float">
            <text:p>225</text:p>
          </table:table-cell>
          <table:table-cell office:value-type="time" office:time-value="PT00H02M29.684S" calcext:value-type="time">
            <text:p>02:29.684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Frankenstang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5/Ford/Mustang</text:p>
          </table:table-cell>
          <table:table-cell office:value-type="float" office:value="225" calcext:value-type="float">
            <text:p>225</text:p>
          </table:table-cell>
          <table:table-cell office:value-type="time" office:time-value="PT00H02M17.381S" calcext:value-type="time">
            <text:p>02:17.38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LD Fast Auto Race Team &amp; Sons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Audi/4000</text:p>
          </table:table-cell>
          <table:table-cell office:value-type="float" office:value="224" calcext:value-type="float">
            <text:p>224</text:p>
          </table:table-cell>
          <table:table-cell office:value-type="time" office:time-value="PT00H02M19.313S" calcext:value-type="time">
            <text:p>02:19.313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rtan Briga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2/Datsun/280zx</text:p>
          </table:table-cell>
          <table:table-cell office:value-type="float" office:value="219" calcext:value-type="float">
            <text:p>219</text:p>
          </table:table-cell>
          <table:table-cell office:value-type="time" office:time-value="PT00H02M19.9S" calcext:value-type="time">
            <text:p>02:19.900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yesor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Mazda/Miata</text:p>
          </table:table-cell>
          <table:table-cell office:value-type="float" office:value="216" calcext:value-type="float">
            <text:p>216</text:p>
          </table:table-cell>
          <table:table-cell office:value-type="time" office:time-value="PT00H02M07.231S" calcext:value-type="time">
            <text:p>02:07.231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linquent Road Haza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0/Mazda/Miata</text:p>
          </table:table-cell>
          <table:table-cell office:value-type="float" office:value="212" calcext:value-type="float">
            <text:p>212</text:p>
          </table:table-cell>
          <table:table-cell office:value-type="time" office:time-value="PT00H02M20.313S" calcext:value-type="time">
            <text:p>02:20.3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 Error Panamerica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1/Saturn/SL2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18.507S" calcext:value-type="time">
            <text:p>02:18.507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anes of Shame kaMAZDAkaz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7</text:p>
          </table:table-cell>
          <table:table-cell office:value-type="float" office:value="210" calcext:value-type="float">
            <text:p>210</text:p>
          </table:table-cell>
          <table:table-cell office:value-type="time" office:time-value="PT00H02M23.013S" calcext:value-type="time">
            <text:p>02:23.013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lunker Refug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6/Nissan/300ZR</text:p>
          </table:table-cell>
          <table:table-cell office:value-type="float" office:value="209" calcext:value-type="float">
            <text:p>209</text:p>
          </table:table-cell>
          <table:table-cell office:value-type="time" office:time-value="PT00H02M14.614S" calcext:value-type="time">
            <text:p>02:14.614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an Stallion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Fiat/X1/9</text:p>
          </table:table-cell>
          <table:table-cell office:value-type="float" office:value="203" calcext:value-type="float">
            <text:p>203</text:p>
          </table:table-cell>
          <table:table-cell office:value-type="time" office:time-value="PT00H02M12.144S" calcext:value-type="time">
            <text:p>02:12.144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assackwar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BMW/2002</text:p>
          </table:table-cell>
          <table:table-cell office:value-type="float" office:value="196" calcext:value-type="float">
            <text:p>196</text:p>
          </table:table-cell>
          <table:table-cell office:value-type="time" office:time-value="PT00H02M26.115S" calcext:value-type="time">
            <text:p>02:26.115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ysdexic ar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porsche/944</text:p>
          </table:table-cell>
          <table:table-cell office:value-type="float" office:value="195" calcext:value-type="float">
            <text:p>195</text:p>
          </table:table-cell>
          <table:table-cell office:value-type="time" office:time-value="PT00H02M17.091S" calcext:value-type="time">
            <text:p>02:17.09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ximum Overdriv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2/Toyota/Truck</text:p>
          </table:table-cell>
          <table:table-cell office:value-type="float" office:value="195" calcext:value-type="float">
            <text:p>195</text:p>
          </table:table-cell>
          <table:table-cell office:value-type="time" office:time-value="PT00H02M22.003S" calcext:value-type="time">
            <text:p>02:22.003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eam Le Mopar: Eyesore Racing Tow Ser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1/SIMCA/1204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2M43.665S" calcext:value-type="time">
            <text:p>02:43.665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E Hammered Hea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Porsche/944</text:p>
          </table:table-cell>
          <table:table-cell office:value-type="float" office:value="194" calcext:value-type="float">
            <text:p>194</text:p>
          </table:table-cell>
          <table:table-cell office:value-type="time" office:time-value="PT00H02M15.147S" calcext:value-type="time">
            <text:p>02:15.1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er Goggle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Chevy/Camaro</text:p>
          </table:table-cell>
          <table:table-cell office:value-type="float" office:value="193" calcext:value-type="float">
            <text:p>193</text:p>
          </table:table-cell>
          <table:table-cell office:value-type="time" office:time-value="PT00H02M27.388S" calcext:value-type="time">
            <text:p>02:27.388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heepshagg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Chevy/Camaro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2M14.804S" calcext:value-type="time">
            <text:p>02:14.804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am Titanic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Volvo/960</text:p>
          </table:table-cell>
          <table:table-cell office:value-type="float" office:value="190" calcext:value-type="float">
            <text:p>190</text:p>
          </table:table-cell>
          <table:table-cell office:value-type="time" office:time-value="PT00H02M24.743S" calcext:value-type="time">
            <text:p>02:24.743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zz Kill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Nissan/300ZX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2M20.395S" calcext:value-type="time">
            <text:p>02:20.395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uerilla Marketing All-Spin Z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8/Austin/Moke</text:p>
          </table:table-cell>
          <table:table-cell office:value-type="float" office:value="189" calcext:value-type="float">
            <text:p>189</text:p>
          </table:table-cell>
          <table:table-cell office:value-type="time" office:time-value="PT00H02M30.217S" calcext:value-type="time">
            <text:p>02:30.217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Overload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5/Vw/Jetta</text:p>
          </table:table-cell>
          <table:table-cell office:value-type="float" office:value="186" calcext:value-type="float">
            <text:p>186</text:p>
          </table:table-cell>
          <table:table-cell office:value-type="time" office:time-value="PT00H02M27.066S" calcext:value-type="time">
            <text:p>02:27.066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MW bandi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/BMW/320I</text:p>
          </table:table-cell>
          <table:table-cell office:value-type="float" office:value="184" calcext:value-type="float">
            <text:p>184</text:p>
          </table:table-cell>
          <table:table-cell office:value-type="time" office:time-value="PT00H02M18.664S" calcext:value-type="time">
            <text:p>02:18.664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ird Shift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4/Lincoln/Town car limo</text:p>
          </table:table-cell>
          <table:table-cell office:value-type="float" office:value="182" calcext:value-type="float">
            <text:p>182</text:p>
          </table:table-cell>
          <table:table-cell office:value-type="time" office:time-value="PT00H02M40.021S" calcext:value-type="time">
            <text:p>02:40.021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olcano MotorSpo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3/BMW/3251S</text:p>
          </table:table-cell>
          <table:table-cell office:value-type="float" office:value="180" calcext:value-type="float">
            <text:p>180</text:p>
          </table:table-cell>
          <table:table-cell office:value-type="time" office:time-value="PT00H02M15.055S" calcext:value-type="time">
            <text:p>02:15.055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ing with Bad Ide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4/VW/Beetle</text:p>
          </table:table-cell>
          <table:table-cell office:value-type="float" office:value="180" calcext:value-type="float">
            <text:p>180</text:p>
          </table:table-cell>
          <table:table-cell office:value-type="time" office:time-value="PT00H02M22.078S" calcext:value-type="time">
            <text:p>02:22.0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alladega Frigh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9/Toyota/MR2</text:p>
          </table:table-cell>
          <table:table-cell office:value-type="float" office:value="169" calcext:value-type="float">
            <text:p>169</text:p>
          </table:table-cell>
          <table:table-cell office:value-type="time" office:time-value="PT00H02M22.419S" calcext:value-type="time">
            <text:p>02:22.419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hite Trash Ken Raci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Acura/Integra</text:p>
          </table:table-cell>
          <table:table-cell office:value-type="float" office:value="167" calcext:value-type="float">
            <text:p>167</text:p>
          </table:table-cell>
          <table:table-cell office:value-type="time" office:time-value="PT00H02M15.789S" calcext:value-type="time">
            <text:p>02:15.789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Why Won't It StartBuc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7/Mazda/RX7</text:p>
          </table:table-cell>
          <table:table-cell office:value-type="float" office:value="165" calcext:value-type="float">
            <text:p>165</text:p>
          </table:table-cell>
          <table:table-cell office:value-type="time" office:time-value="PT00H02M35.998S" calcext:value-type="time">
            <text:p>02:35.99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Washed Up Rally Drivers (WUR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W/GTI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2M22.257S" calcext:value-type="time">
            <text:p>02:22.257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akland's Finest Underc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Honda/CRX</text:p>
          </table:table-cell>
          <table:table-cell office:value-type="float" office:value="157" calcext:value-type="float">
            <text:p>157</text:p>
          </table:table-cell>
          <table:table-cell office:value-type="time" office:time-value="PT00H02M26.235S" calcext:value-type="time">
            <text:p>02:26.235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asholes W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Ford/Mustang</text:p>
          </table:table-cell>
          <table:table-cell office:value-type="float" office:value="152" calcext:value-type="float">
            <text:p>152</text:p>
          </table:table-cell>
          <table:table-cell office:value-type="time" office:time-value="PT00H02M17.216S" calcext:value-type="time">
            <text:p>02:17.216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him Chim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Porsche/944</text:p>
          </table:table-cell>
          <table:table-cell office:value-type="float" office:value="150" calcext:value-type="float">
            <text:p>150</text:p>
          </table:table-cell>
          <table:table-cell office:value-type="time" office:time-value="PT00H02M24.41S" calcext:value-type="time">
            <text:p>02:24.410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stick on a P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Nissan/Sentra</text:p>
          </table:table-cell>
          <table:table-cell office:value-type="float" office:value="147" calcext:value-type="float">
            <text:p>147</text:p>
          </table:table-cell>
          <table:table-cell office:value-type="time" office:time-value="PT00H02M14.485S" calcext:value-type="time">
            <text:p>02:14.485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nkyKim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4/BMW/530</text:p>
          </table:table-cell>
          <table:table-cell office:value-type="float" office:value="146" calcext:value-type="float">
            <text:p>146</text:p>
          </table:table-cell>
          <table:table-cell office:value-type="time" office:time-value="PT00H02M13.909S" calcext:value-type="time">
            <text:p>02:13.9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lly Beer Malaise Forever Re-election Rac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79/Ford/Futura</text:p>
          </table:table-cell>
          <table:table-cell office:value-type="float" office:value="140" calcext:value-type="float">
            <text:p>140</text:p>
          </table:table-cell>
          <table:table-cell office:value-type="time" office:time-value="PT00H02M36.517S" calcext:value-type="time">
            <text:p>02:36.517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Washed Up Rally Drivers (WUR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VW/GTI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02M28.2S" calcext:value-type="time">
            <text:p>02:28.200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erture Science S.L.O.W. 300z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4/Nissan/300zx</text:p>
          </table:table-cell>
          <table:table-cell office:value-type="float" office:value="131" calcext:value-type="float">
            <text:p>131</text:p>
          </table:table-cell>
          <table:table-cell office:value-type="time" office:time-value="PT00H02M25.968S" calcext:value-type="time">
            <text:p>02:25.968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gry Bird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7/VW/Cabrio</text:p>
          </table:table-cell>
          <table:table-cell office:value-type="float" office:value="118" calcext:value-type="float">
            <text:p>118</text:p>
          </table:table-cell>
          <table:table-cell office:value-type="time" office:time-value="PT00H02M26.918S" calcext:value-type="time">
            <text:p>02:26.918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eMini Autosarcopha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2/Austin/Mini</text:p>
          </table:table-cell>
          <table:table-cell office:value-type="float" office:value="118" calcext:value-type="float">
            <text:p>118</text:p>
          </table:table-cell>
          <table:table-cell office:value-type="time" office:time-value="PT00H02M28.45S" calcext:value-type="time">
            <text:p>02:28.450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ck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Ford/Mustang</text:p>
          </table:table-cell>
          <table:table-cell office:value-type="float" office:value="104" calcext:value-type="float">
            <text:p>104</text:p>
          </table:table-cell>
          <table:table-cell office:value-type="time" office:time-value="PT00H02M16.154S" calcext:value-type="time">
            <text:p>02:16.154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am Toil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BMW/325is</text:p>
          </table:table-cell>
          <table:table-cell office:value-type="float" office:value="104" calcext:value-type="float">
            <text:p>104</text:p>
          </table:table-cell>
          <table:table-cell office:value-type="time" office:time-value="PT00H02M28.433S" calcext:value-type="time">
            <text:p>02:28.433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Hot Dog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7/Chrysler/Conquest</text:p>
          </table:table-cell>
          <table:table-cell office:value-type="float" office:value="99" calcext:value-type="float">
            <text:p>99</text:p>
          </table:table-cell>
          <table:table-cell office:value-type="time" office:time-value="PT00H02M14.485S" calcext:value-type="time">
            <text:p>02:14.485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hite Trash Ke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8/Ford/Crown Vic</text:p>
          </table:table-cell>
          <table:table-cell office:value-type="float" office:value="99" calcext:value-type="float">
            <text:p>99</text:p>
          </table:table-cell>
          <table:table-cell office:value-type="time" office:time-value="PT00H02M20.248S" calcext:value-type="time">
            <text:p>02:20.248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lying Scotsmen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BMW/e30</text:p>
          </table:table-cell>
          <table:table-cell office:value-type="float" office:value="91" calcext:value-type="float">
            <text:p>91</text:p>
          </table:table-cell>
          <table:table-cell office:value-type="time" office:time-value="PT00H02M21.497S" calcext:value-type="time">
            <text:p>02:21.497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he Hasselhoff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2/Toyota/Paseo</text:p>
          </table:table-cell>
          <table:table-cell office:value-type="float" office:value="83" calcext:value-type="float">
            <text:p>83</text:p>
          </table:table-cell>
          <table:table-cell office:value-type="time" office:time-value="PT00H02M19.575S" calcext:value-type="time">
            <text:p>02:19.575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ohn Galt Rac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73/Porsche/914</text:p>
          </table:table-cell>
          <table:table-cell office:value-type="float" office:value="81" calcext:value-type="float">
            <text:p>81</text:p>
          </table:table-cell>
          <table:table-cell office:value-type="time" office:time-value="PT00H02M26.14S" calcext:value-type="time">
            <text:p>02:26.1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rd-ea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6/BMW/328i</text:p>
          </table:table-cell>
          <table:table-cell office:value-type="float" office:value="72" calcext:value-type="float">
            <text:p>72</text:p>
          </table:table-cell>
          <table:table-cell office:value-type="time" office:time-value="PT00H02M11.835S" calcext:value-type="time">
            <text:p>02:11.83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rahma Bull Bomberos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6/BMW/325e</text:p>
          </table:table-cell>
          <table:table-cell office:value-type="float" office:value="70" calcext:value-type="float">
            <text:p>70</text:p>
          </table:table-cell>
          <table:table-cell office:value-type="time" office:time-value="PT00H02M25.842S" calcext:value-type="time">
            <text:p>02:25.8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 Team - Just Plain Stup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9/Who/Knows?</text:p>
          </table:table-cell>
          <table:table-cell office:value-type="float" office:value="68" calcext:value-type="float">
            <text:p>68</text:p>
          </table:table-cell>
          <table:table-cell office:value-type="time" office:time-value="PT00H02M29.805S" calcext:value-type="time">
            <text:p>02:29.805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m Apath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9/Saab/9000 Turbo</text:p>
          </table:table-cell>
          <table:table-cell office:value-type="float" office:value="63" calcext:value-type="float">
            <text:p>63</text:p>
          </table:table-cell>
          <table:table-cell office:value-type="time" office:time-value="PT00H02M16.032S" calcext:value-type="time">
            <text:p>02:16.032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stin Canadia-Ame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69/Austin/America</text:p>
          </table:table-cell>
          <table:table-cell office:value-type="float" office:value="53" calcext:value-type="float">
            <text:p>53</text:p>
          </table:table-cell>
          <table:table-cell office:value-type="time" office:time-value="PT00H02M33.394S" calcext:value-type="time">
            <text:p>02:33.394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sh Gordon Rac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1/Datsun/200sx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2M24.402S" calcext:value-type="time">
            <text:p>02:24.402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pril old Foo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5/Mazda/RX7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2M23.391S" calcext:value-type="time">
            <text:p>02:23.39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cession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VW/Scirroco</text:p>
          </table:table-cell>
          <table:table-cell office:value-type="float" office:value="40" calcext:value-type="float">
            <text:p>40</text:p>
          </table:table-cell>
          <table:table-cell office:value-type="time" office:time-value="PT00H02M33.973S" calcext:value-type="time">
            <text:p>02:33.973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jun Coonasses dba Deaf Lepp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2/Nissan/Sentra</text:p>
          </table:table-cell>
          <table:table-cell office:value-type="float" office:value="28" calcext:value-type="float">
            <text:p>28</text:p>
          </table:table-cell>
          <table:table-cell office:value-type="time" office:time-value="PT00H02M21.09S" calcext:value-type="time">
            <text:p>02:21.09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Ste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8/Chevy/IROC</text:p>
          </table:table-cell>
          <table:table-cell office:value-type="float" office:value="28" calcext:value-type="float">
            <text:p>28</text:p>
          </table:table-cell>
          <table:table-cell office:value-type="time" office:time-value="PT00H02M33.095S" calcext:value-type="time">
            <text:p>02:33.095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aabgonewi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7/Saab/900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2M22.228S" calcext:value-type="time">
            <text:p>02:22.228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morita Cowboys w/the people of Walm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3/Porsche/944</text:p>
          </table:table-cell>
          <table:table-cell office:value-type="float" office:value="24" calcext:value-type="float">
            <text:p>24</text:p>
          </table:table-cell>
          <table:table-cell office:value-type="time" office:time-value="PT00H02M22.86S" calcext:value-type="time">
            <text:p>02:22.860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am Harlequ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VW/Golf</text:p>
          </table:table-cell>
          <table:table-cell office:value-type="float" office:value="19" calcext:value-type="float">
            <text:p>19</text:p>
          </table:table-cell>
          <table:table-cell office:value-type="time" office:time-value="PT00H02M25.253S" calcext:value-type="time">
            <text:p>02:25.253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heep Shaggers To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91/Oldsmobile/Quad442 W4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White Trash Barbie Rac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9/Ford/Crown Vic</text:p>
          </table:table-cell>
          <table:table-cell office:value-type="float" office:value="-121" calcext:value-type="float">
            <text:p>-121</text:p>
          </table:table-cell>
          <table:table-cell office:value-type="time" office:time-value="PT00H02M14.236S" calcext:value-type="time">
            <text:p>02:14.236</text:p>
          </table:table-cell>
          <table:table-cell office:value-type="float" office:value="297" calcext:value-type="float">
            <text:p>297</text:p>
          </table:table-cell>
          <table:table-cell table:number-columns-repeated="1016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lanes of Shame: P-51 Rust-sta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8/Mazda/RX7 V8 Conversion</text:p>
          </table:table-cell>
          <table:table-cell office:value-type="float" office:value="-136" calcext:value-type="float">
            <text:p>-136</text:p>
          </table:table-cell>
          <table:table-cell office:value-type="time" office:time-value="PT00H02M17.004S" calcext:value-type="time">
            <text:p>02:17.004</text:p>
          </table:table-cell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ite Trash Barbie Raci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5/Acura/Integra</text:p>
          </table:table-cell>
          <table:table-cell office:value-type="float" office:value="-265" calcext:value-type="float">
            <text:p>-265</text:p>
          </table:table-cell>
          <table:table-cell office:value-type="time" office:time-value="PT00H02M18.514S" calcext:value-type="time">
            <text:p>02:18.514</text:p>
          </table:table-cell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2" table:default-cell-style-name="ce5"/>
        <table:table-column table:style-name="co6" table:number-columns-repeated="2" table:default-cell-style-name="ce2"/>
        <table:table-column table:style-name="co6" table:number-columns-repeated="1015" table:default-cell-style-name="ce1"/>
        <table:table-row table:style-name="ro1">
          <table:table-cell table:style-name="ce1" office:value-type="string" calcext:value-type="string" table:number-columns-spanned="9" table:number-rows-spanned="1">
            <text:p>Template GP</text:p>
          </table:table-cell>
          <table:covered-table-cell table:style-name="ce3"/>
          <table:covered-table-cell table:number-columns-repeated="3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3000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keModel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BestTime</text:p>
          </table:table-cell>
          <table:table-cell table:style-name="ce1" office:value-type="string" calcext:value-type="string">
            <text:p>LapsBS</text:p>
          </table:table-cell>
          <table:table-cell table:style-name="ce1" office:value-type="string" calcext:value-type="string">
            <text:p>LapsFlag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91/Toyota/Corolla</text:p>
          </table:table-cell>
          <table:table-cell office:value-type="float" office:value="300" calcext:value-type="float">
            <text:p>300</text:p>
          </table:table-cell>
          <table:table-cell office:value-type="time" office:time-value="PT00H01M56.789S" calcext:value-type="time">
            <text:p>01:56.789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94/Toyota/Celica</text:p>
          </table:table-cell>
          <table:table-cell office:value-type="float" office:value="200" calcext:value-type="float">
            <text:p>200</text:p>
          </table:table-cell>
          <table:table-cell office:value-type="time" office:time-value="PT00H01M57.89S" calcext:value-type="time">
            <text:p>01:57.890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86/Toyota/Poopra </text:p>
          </table:table-cell>
          <table:table-cell office:value-type="float" office:value="100" calcext:value-type="float">
            <text:p>100</text:p>
          </table:table-cell>
          <table:table-cell office:value-type="time" office:time-value="PT00H01M58.9S" calcext:value-type="time">
            <text:p>01:58.900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  <number:text>.</number:text>
      <number:seconds number:style="long"/>
      <number:seconds/>
      <number:text> </number:text>
      <number:am-pm/>
    </number:time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7:05:57.048956132</meta:creation-date>
    <dc:date>2017-07-21T19:58:35.529956452</dc:date>
    <meta:editing-duration>PT2H36M21S</meta:editing-duration>
    <meta:editing-cycles>139</meta:editing-cycles>
    <meta:generator>LibreOffice/4.3.3.2$Linux_X86_64 LibreOffice_project/430m0$Build-2</meta:generator>
    <meta:document-statistic meta:table-count="17" meta:cell-count="10807" meta:object-count="0"/>
  </office:meta>
</office:document-meta>
</file>